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2.1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34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1.22mm"/>
    </style:style>
    <style:style style:name="co6" style:family="table-column">
      <style:table-column-properties fo:break-before="auto" style:column-width="123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num 1º /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num 2º /</text:p>
          </table:table-cell>
          <table:table-cell office:value-type="string" calcext:value-type="string">
            <text:p>num 3º /</text:p>
          </table:table-cell>
          <table:table-cell office:value-type="string" calcext:value-type="string">
            <text:p>num 4º /</text:p>
          </table:table-cell>
          <table:table-cell office:value-type="string" calcext:value-type="string">
            <text:p>num 5º /</text:p>
          </table:table-cell>
          <table:table-cell office:value-type="string" calcext:value-type="string">
            <text:p>num 6º /</text:p>
          </table:table-cell>
          <table:table-cell office:value-type="string" calcext:value-type="string">
            <text:p>Imgs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www.primigenio.com/yael/wp-content/uploads/2008/09/vietnam-300x225.jpg</text:p>
          </table:table-cell>
          <table:table-cell table:formula="of:=SEARCH(&quot;/&quot;;[.A2];8)" office:value-type="float" office:value="26" calcext:value-type="float">
            <text:p>26</text:p>
          </table:table-cell>
          <table:table-cell table:formula="of:=MID([.A2];1;[.B2])" office:value-type="string" office:string-value="http://www.primigenio.com/" calcext:value-type="string">
            <text:p>http://www.primigenio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www.primigenio.com/yael/wp-content/uploads/2008/09/lago_en_-nepal-300x225.jpg</text:p>
          </table:table-cell>
          <table:table-cell table:formula="of:=SEARCH(&quot;/&quot;;[.A3];8)" office:value-type="float" office:value="26" calcext:value-type="float">
            <text:p>26</text:p>
          </table:table-cell>
          <table:table-cell table:formula="of:=MID([.A3];1;[.B3])" office:value-type="string" office:string-value="http://www.primigenio.com/" calcext:value-type="string">
            <text:p>http://www.primigenio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026/2937451565_0eb056063f.jpg</text:p>
          </table:table-cell>
          <table:table-cell table:formula="of:=SEARCH(&quot;/&quot;;[.A4];8)" office:value-type="float" office:value="31" calcext:value-type="float">
            <text:p>31</text:p>
          </table:table-cell>
          <table:table-cell table:formula="of:=MID([.A4];1;[.B4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045/2938305164_d5abea72a0_m.jpg</text:p>
          </table:table-cell>
          <table:table-cell table:formula="of:=SEARCH(&quot;/&quot;;[.A5];8)" office:value-type="float" office:value="31" calcext:value-type="float">
            <text:p>31</text:p>
          </table:table-cell>
          <table:table-cell table:formula="of:=MID([.A5];1;[.B5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243/2937452249_930df23b87_m.jpg</text:p>
          </table:table-cell>
          <table:table-cell table:formula="of:=SEARCH(&quot;/&quot;;[.A6];8)" office:value-type="float" office:value="31" calcext:value-type="float">
            <text:p>31</text:p>
          </table:table-cell>
          <table:table-cell table:formula="of:=MID([.A6];1;[.B6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www.paradelmundoquenosbajamos.com/wp-content/uploads/2008/10/img_0889-300x199.jpg</text:p>
          </table:table-cell>
          <table:table-cell table:formula="of:=SEARCH(&quot;/&quot;;[.A7];8)" office:value-type="float" office:value="41" calcext:value-type="float">
            <text:p>41</text:p>
          </table:table-cell>
          <table:table-cell table:formula="of:=MID([.A7];1;[.B7])" office:value-type="string" office:string-value="http://www.paradelmundoquenosbajamos.com/" calcext:value-type="string">
            <text:p>http://www.paradelmundoquenosbajamos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www.paradelmundoquenosbajamos.com/wp-includes/js/tinymce/plugins/media/img/trans.gif</text:p>
          </table:table-cell>
          <table:table-cell table:formula="of:=SEARCH(&quot;/&quot;;[.A8];8)" office:value-type="float" office:value="41" calcext:value-type="float">
            <text:p>41</text:p>
          </table:table-cell>
          <table:table-cell table:formula="of:=MID([.A8];1;[.B8])" office:value-type="string" office:string-value="http://www.paradelmundoquenosbajamos.com/" calcext:value-type="string">
            <text:p>http://www.paradelmundoquenosbajamos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207/2946296347_5fc9b09004.jpg?v=0</text:p>
          </table:table-cell>
          <table:table-cell table:formula="of:=SEARCH(&quot;/&quot;;[.A9];8)" office:value-type="float" office:value="31" calcext:value-type="float">
            <text:p>31</text:p>
          </table:table-cell>
          <table:table-cell table:formula="of:=MID([.A9];1;[.B9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184/2947141916_db01ba2a26.jpg?v=0</text:p>
          </table:table-cell>
          <table:table-cell table:formula="of:=SEARCH(&quot;/&quot;;[.A10];8)" office:value-type="float" office:value="31" calcext:value-type="float">
            <text:p>31</text:p>
          </table:table-cell>
          <table:table-cell table:formula="of:=MID([.A10];1;[.B10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143/2947136636_6881f7c7fb.jpg?v=0</text:p>
          </table:table-cell>
          <table:table-cell table:formula="of:=SEARCH(&quot;/&quot;;[.A11];8)" office:value-type="float" office:value="31" calcext:value-type="float">
            <text:p>31</text:p>
          </table:table-cell>
          <table:table-cell table:formula="of:=MID([.A11];1;[.B11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235/2950641799_7039a55a3a_m.jpg</text:p>
          </table:table-cell>
          <table:table-cell table:formula="of:=SEARCH(&quot;/&quot;;[.A12];8)" office:value-type="float" office:value="31" calcext:value-type="float">
            <text:p>31</text:p>
          </table:table-cell>
          <table:table-cell table:formula="of:=MID([.A12];1;[.B12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070/2950649211_ee9d4a820c.jpg?v=0</text:p>
          </table:table-cell>
          <table:table-cell table:formula="of:=SEARCH(&quot;/&quot;;[.A13];8)" office:value-type="float" office:value="31" calcext:value-type="float">
            <text:p>31</text:p>
          </table:table-cell>
          <table:table-cell table:formula="of:=MID([.A13];1;[.B13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218/2950647449_0b43ba95f3_m.jpg</text:p>
          </table:table-cell>
          <table:table-cell table:formula="of:=SEARCH(&quot;/&quot;;[.A14];8)" office:value-type="float" office:value="31" calcext:value-type="float">
            <text:p>31</text:p>
          </table:table-cell>
          <table:table-cell table:formula="of:=MID([.A14];1;[.B14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225/2951500218_77ae93bd22.jpg?v=0</text:p>
          </table:table-cell>
          <table:table-cell table:formula="of:=SEARCH(&quot;/&quot;;[.A15];8)" office:value-type="float" office:value="31" calcext:value-type="float">
            <text:p>31</text:p>
          </table:table-cell>
          <table:table-cell table:formula="of:=MID([.A15];1;[.B15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www.auroville.org/thecity/images/galaxy.jpg</text:p>
          </table:table-cell>
          <table:table-cell table:formula="of:=SEARCH(&quot;/&quot;;[.A16];8)" office:value-type="float" office:value="25" calcext:value-type="float">
            <text:p>25</text:p>
          </table:table-cell>
          <table:table-cell table:formula="of:=MID([.A16];1;[.B16])" office:value-type="string" office:string-value="http://www.auroville.org/" calcext:value-type="string">
            <text:p>http://www.auroville.org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007/2950648897_8027e79ddf.jpg?v=0</text:p>
          </table:table-cell>
          <table:table-cell table:formula="of:=SEARCH(&quot;/&quot;;[.A17];8)" office:value-type="float" office:value="31" calcext:value-type="float">
            <text:p>31</text:p>
          </table:table-cell>
          <table:table-cell table:formula="of:=MID([.A17];1;[.B17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057/2947185454_e64367b12a.jpg?v=0</text:p>
          </table:table-cell>
          <table:table-cell table:formula="of:=SEARCH(&quot;/&quot;;[.A18];8)" office:value-type="float" office:value="31" calcext:value-type="float">
            <text:p>31</text:p>
          </table:table-cell>
          <table:table-cell table:formula="of:=MID([.A18];1;[.B18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186/2946304969_4baf6eb8a8.jpg?v=0</text:p>
          </table:table-cell>
          <table:table-cell table:formula="of:=SEARCH(&quot;/&quot;;[.A19];8)" office:value-type="float" office:value="31" calcext:value-type="float">
            <text:p>31</text:p>
          </table:table-cell>
          <table:table-cell table:formula="of:=MID([.A19];1;[.B19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286/2947163804_9cfc92e8ee.jpg?v=0</text:p>
          </table:table-cell>
          <table:table-cell table:formula="of:=SEARCH(&quot;/&quot;;[.A20];8)" office:value-type="float" office:value="31" calcext:value-type="float">
            <text:p>31</text:p>
          </table:table-cell>
          <table:table-cell table:formula="of:=MID([.A20];1;[.B20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024/2946306405_e6131fc29e.jpg?v=0</text:p>
          </table:table-cell>
          <table:table-cell table:formula="of:=SEARCH(&quot;/&quot;;[.A21];8)" office:value-type="float" office:value="31" calcext:value-type="float">
            <text:p>31</text:p>
          </table:table-cell>
          <table:table-cell table:formula="of:=MID([.A21];1;[.B21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farm4.static.flickr.com/3233/2946307349_0f50bfc503.jpg?v=0</text:p>
          </table:table-cell>
          <table:table-cell table:formula="of:=SEARCH(&quot;/&quot;;[.A22];8)" office:value-type="float" office:value="31" calcext:value-type="float">
            <text:p>31</text:p>
          </table:table-cell>
          <table:table-cell table:formula="of:=MID([.A22];1;[.B22])" office:value-type="string" office:string-value="http://farm4.static.flickr.com/" calcext:value-type="string">
            <text:p>http://farm4.static.flickr.com/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ttp://lh5.ggpht.com/inakiap/SQCS9051nWI/AAAAAAAABxo/3xKXGjSkobo/s128/IMG_1176.JPG</text:p>
          </table:table-cell>
          <table:table-cell table:formula="of:=SEARCH(&quot;/&quot;;[.A23];8)" office:value-type="float" office:value="21" calcext:value-type="float">
            <text:p>21</text:p>
          </table:table-cell>
          <table:table-cell table:style-name="ce1" table:formula="of:=MID([.A23];1;[.B23])" office:value-type="string" office:string-value="http://lh5.ggpht.com/" calcext:value-type="string">
            <text:p>http://lh5.ggpht.com/</text:p>
          </table:table-cell>
          <table:table-cell table:formula="of:=SEARCH(&quot;/&quot;;[.A23];[.B23]+1)" office:value-type="float" office:value="29" calcext:value-type="float">
            <text:p>29</text:p>
          </table:table-cell>
          <table:table-cell table:formula="of:=SEARCH(&quot;/&quot;;[.A23];[.D23]+1)" office:value-type="float" office:value="41" calcext:value-type="float">
            <text:p>41</text:p>
          </table:table-cell>
          <table:table-cell table:formula="of:=SEARCH(&quot;/&quot;;[.A23];[.E23]+1)" office:value-type="float" office:value="53" calcext:value-type="float">
            <text:p>53</text:p>
          </table:table-cell>
          <table:table-cell table:formula="of:=SEARCH(&quot;/&quot;;[.A23];[.F23]+1)" office:value-type="float" office:value="65" calcext:value-type="float">
            <text:p>65</text:p>
          </table:table-cell>
          <table:table-cell table:formula="of:=IFERROR(SEARCH(&quot;/&quot;;[.A23];[.G23]+1);0)" office:value-type="float" office:value="70" calcext:value-type="float">
            <text:p>70</text:p>
          </table:table-cell>
          <table:table-cell table:formula="of:=MID([.A23];IF([.H23] = 0;[.G23]+1;[.H23]+1);LEN([.A23])-IF([.H23]=0;[.G23];[.H23])+1)" office:value-type="string" office:string-value="IMG_1176.JPG" calcext:value-type="string">
            <text:p>IMG_1176.JPG</text:p>
          </table:table-cell>
          <table:table-cell table:formula="of:=CONCATENATE(&quot;/home/inakiap/Imágenes/imgBlogRescatadas/&quot;;[.I23])" office:value-type="string" office:string-value="/home/inakiap/Imágenes/imgBlogRescatadas/IMG_1176.JPG" calcext:value-type="string">
            <text:p>/home/inakiap/Imágenes/imgBlogRescatadas/IMG_1176.JPG</text:p>
          </table:table-cell>
        </table:table-row>
        <table:table-row table:style-name="ro1">
          <table:table-cell office:value-type="string" calcext:value-type="string">
            <text:p>http://lh6.ggpht.com/inakiap/SQCjhuyrt0I/AAAAAAAACj0/1lSEyqzXmF4/s512/DSC08676.JPG</text:p>
          </table:table-cell>
          <table:table-cell table:formula="of:=SEARCH(&quot;/&quot;;[.A24];8)" office:value-type="float" office:value="21" calcext:value-type="float">
            <text:p>21</text:p>
          </table:table-cell>
          <table:table-cell table:formula="of:=MID([.A24];1;[.B24])" office:value-type="string" office:string-value="http://lh6.ggpht.com/" calcext:value-type="string">
            <text:p>http://lh6.ggpht.com/</text:p>
          </table:table-cell>
          <table:table-cell table:formula="of:=SEARCH(&quot;/&quot;;[.A24];[.B24]+1)" office:value-type="float" office:value="29" calcext:value-type="float">
            <text:p>29</text:p>
          </table:table-cell>
          <table:table-cell table:formula="of:=SEARCH(&quot;/&quot;;[.A24];[.D24]+1)" office:value-type="float" office:value="41" calcext:value-type="float">
            <text:p>41</text:p>
          </table:table-cell>
          <table:table-cell table:formula="of:=SEARCH(&quot;/&quot;;[.A24];[.E24]+1)" office:value-type="float" office:value="53" calcext:value-type="float">
            <text:p>53</text:p>
          </table:table-cell>
          <table:table-cell table:formula="of:=SEARCH(&quot;/&quot;;[.A24];[.F24]+1)" office:value-type="float" office:value="65" calcext:value-type="float">
            <text:p>65</text:p>
          </table:table-cell>
          <table:table-cell table:formula="of:=IFERROR(SEARCH(&quot;/&quot;;[.A24];[.G24]+1);0)" office:value-type="float" office:value="70" calcext:value-type="float">
            <text:p>70</text:p>
          </table:table-cell>
          <table:table-cell table:formula="of:=MID([.A24];IF([.H24] = 0;[.G24]+1;[.H24]+1);LEN([.A24])-IF([.H24]=0;[.G24];[.H24])+1)" office:value-type="string" office:string-value="DSC08676.JPG" calcext:value-type="string">
            <text:p>DSC08676.JPG</text:p>
          </table:table-cell>
          <table:table-cell table:formula="of:=CONCATENATE(&quot;/home/inakiap/Imágenes/imgBlogRescatadas/&quot;;[.I24])" office:value-type="string" office:string-value="/home/inakiap/Imágenes/imgBlogRescatadas/DSC08676.JPG" calcext:value-type="string">
            <text:p>/home/inakiap/Imágenes/imgBlogRescatadas/DSC08676.JPG</text:p>
          </table:table-cell>
        </table:table-row>
        <table:table-row table:style-name="ro1">
          <table:table-cell office:value-type="string" calcext:value-type="string">
            <text:p>http://lh6.ggpht.com/inakiap/SQCTDJIVrjI/AAAAAAAAByY/oKAs7-tdGYs/s576/IMG_1179.JPG</text:p>
          </table:table-cell>
          <table:table-cell table:formula="of:=SEARCH(&quot;/&quot;;[.A25];8)" office:value-type="float" office:value="21" calcext:value-type="float">
            <text:p>21</text:p>
          </table:table-cell>
          <table:table-cell table:formula="of:=MID([.A25];1;[.B25])" office:value-type="string" office:string-value="http://lh6.ggpht.com/" calcext:value-type="string">
            <text:p>http://lh6.ggpht.com/</text:p>
          </table:table-cell>
          <table:table-cell table:formula="of:=SEARCH(&quot;/&quot;;[.A25];[.B25]+1)" office:value-type="float" office:value="29" calcext:value-type="float">
            <text:p>29</text:p>
          </table:table-cell>
          <table:table-cell table:formula="of:=SEARCH(&quot;/&quot;;[.A25];[.D25]+1)" office:value-type="float" office:value="41" calcext:value-type="float">
            <text:p>41</text:p>
          </table:table-cell>
          <table:table-cell table:formula="of:=SEARCH(&quot;/&quot;;[.A25];[.E25]+1)" office:value-type="float" office:value="53" calcext:value-type="float">
            <text:p>53</text:p>
          </table:table-cell>
          <table:table-cell table:formula="of:=SEARCH(&quot;/&quot;;[.A25];[.F25]+1)" office:value-type="float" office:value="65" calcext:value-type="float">
            <text:p>65</text:p>
          </table:table-cell>
          <table:table-cell table:formula="of:=IFERROR(SEARCH(&quot;/&quot;;[.A25];[.G25]+1);0)" office:value-type="float" office:value="70" calcext:value-type="float">
            <text:p>70</text:p>
          </table:table-cell>
          <table:table-cell table:formula="of:=MID([.A25];IF([.H25] = 0;[.G25]+1;[.H25]+1);LEN([.A25])-IF([.H25]=0;[.G25];[.H25])+1)" office:value-type="string" office:string-value="IMG_1179.JPG" calcext:value-type="string">
            <text:p>IMG_1179.JPG</text:p>
          </table:table-cell>
          <table:table-cell table:formula="of:=CONCATENATE(&quot;/home/inakiap/Imágenes/imgBlogRescatadas/&quot;;[.I25])" office:value-type="string" office:string-value="/home/inakiap/Imágenes/imgBlogRescatadas/IMG_1179.JPG" calcext:value-type="string">
            <text:p>/home/inakiap/Imágenes/imgBlogRescatadas/IMG_1179.JPG</text:p>
          </table:table-cell>
        </table:table-row>
        <table:table-row table:style-name="ro1">
          <table:table-cell office:value-type="string" calcext:value-type="string">
            <text:p>http://lh4.ggpht.com/inakiap/SQCTHOOXPjI/AAAAAAAAByo/sYh7xG_nOXE/s128/IMG_1182.JPG</text:p>
          </table:table-cell>
          <table:table-cell table:formula="of:=SEARCH(&quot;/&quot;;[.A26];8)" office:value-type="float" office:value="21" calcext:value-type="float">
            <text:p>21</text:p>
          </table:table-cell>
          <table:table-cell table:formula="of:=MID([.A26];1;[.B26])" office:value-type="string" office:string-value="http://lh4.ggpht.com/" calcext:value-type="string">
            <text:p>http://lh4.ggpht.com/</text:p>
          </table:table-cell>
          <table:table-cell table:formula="of:=SEARCH(&quot;/&quot;;[.A26];[.B26]+1)" office:value-type="float" office:value="29" calcext:value-type="float">
            <text:p>29</text:p>
          </table:table-cell>
          <table:table-cell table:formula="of:=SEARCH(&quot;/&quot;;[.A26];[.D26]+1)" office:value-type="float" office:value="41" calcext:value-type="float">
            <text:p>41</text:p>
          </table:table-cell>
          <table:table-cell table:formula="of:=SEARCH(&quot;/&quot;;[.A26];[.E26]+1)" office:value-type="float" office:value="53" calcext:value-type="float">
            <text:p>53</text:p>
          </table:table-cell>
          <table:table-cell table:formula="of:=SEARCH(&quot;/&quot;;[.A26];[.F26]+1)" office:value-type="float" office:value="65" calcext:value-type="float">
            <text:p>65</text:p>
          </table:table-cell>
          <table:table-cell table:formula="of:=IFERROR(SEARCH(&quot;/&quot;;[.A26];[.G26]+1);0)" office:value-type="float" office:value="70" calcext:value-type="float">
            <text:p>70</text:p>
          </table:table-cell>
          <table:table-cell table:formula="of:=MID([.A26];IF([.H26] = 0;[.G26]+1;[.H26]+1);LEN([.A26])-IF([.H26]=0;[.G26];[.H26])+1)" office:value-type="string" office:string-value="IMG_1182.JPG" calcext:value-type="string">
            <text:p>IMG_1182.JPG</text:p>
          </table:table-cell>
          <table:table-cell table:formula="of:=CONCATENATE(&quot;/home/inakiap/Imágenes/imgBlogRescatadas/&quot;;[.I26])" office:value-type="string" office:string-value="/home/inakiap/Imágenes/imgBlogRescatadas/IMG_1182.JPG" calcext:value-type="string">
            <text:p>/home/inakiap/Imágenes/imgBlogRescatadas/IMG_1182.JPG</text:p>
          </table:table-cell>
        </table:table-row>
        <table:table-row table:style-name="ro1">
          <table:table-cell office:value-type="string" calcext:value-type="string">
            <text:p>http://lh6.ggpht.com/inakiap/SQCTJEPxfrI/AAAAAAAAByw/h555MHxCMAs/s288/IMG_1184.JPG</text:p>
          </table:table-cell>
          <table:table-cell table:formula="of:=SEARCH(&quot;/&quot;;[.A27];8)" office:value-type="float" office:value="21" calcext:value-type="float">
            <text:p>21</text:p>
          </table:table-cell>
          <table:table-cell table:formula="of:=MID([.A27];1;[.B27])" office:value-type="string" office:string-value="http://lh6.ggpht.com/" calcext:value-type="string">
            <text:p>http://lh6.ggpht.com/</text:p>
          </table:table-cell>
          <table:table-cell table:formula="of:=SEARCH(&quot;/&quot;;[.A27];[.B27]+1)" office:value-type="float" office:value="29" calcext:value-type="float">
            <text:p>29</text:p>
          </table:table-cell>
          <table:table-cell table:formula="of:=SEARCH(&quot;/&quot;;[.A27];[.D27]+1)" office:value-type="float" office:value="41" calcext:value-type="float">
            <text:p>41</text:p>
          </table:table-cell>
          <table:table-cell table:formula="of:=SEARCH(&quot;/&quot;;[.A27];[.E27]+1)" office:value-type="float" office:value="53" calcext:value-type="float">
            <text:p>53</text:p>
          </table:table-cell>
          <table:table-cell table:formula="of:=SEARCH(&quot;/&quot;;[.A27];[.F27]+1)" office:value-type="float" office:value="65" calcext:value-type="float">
            <text:p>65</text:p>
          </table:table-cell>
          <table:table-cell table:formula="of:=IFERROR(SEARCH(&quot;/&quot;;[.A27];[.G27]+1);0)" office:value-type="float" office:value="70" calcext:value-type="float">
            <text:p>70</text:p>
          </table:table-cell>
          <table:table-cell table:formula="of:=MID([.A27];IF([.H27] = 0;[.G27]+1;[.H27]+1);LEN([.A27])-IF([.H27]=0;[.G27];[.H27])+1)" office:value-type="string" office:string-value="IMG_1184.JPG" calcext:value-type="string">
            <text:p>IMG_1184.JPG</text:p>
          </table:table-cell>
          <table:table-cell table:formula="of:=CONCATENATE(&quot;/home/inakiap/Imágenes/imgBlogRescatadas/&quot;;[.I27])" office:value-type="string" office:string-value="/home/inakiap/Imágenes/imgBlogRescatadas/IMG_1184.JPG" calcext:value-type="string">
            <text:p>/home/inakiap/Imágenes/imgBlogRescatadas/IMG_1184.JPG</text:p>
          </table:table-cell>
        </table:table-row>
        <table:table-row table:style-name="ro1">
          <table:table-cell office:value-type="string" calcext:value-type="string">
            <text:p>http://lh4.ggpht.com/inakiap/SQChJdfC_KI/AAAAAAAACg0/ce5S7L0vv-s/s220/DSC08649.JPG</text:p>
          </table:table-cell>
          <table:table-cell table:formula="of:=SEARCH(&quot;/&quot;;[.A28];8)" office:value-type="float" office:value="21" calcext:value-type="float">
            <text:p>21</text:p>
          </table:table-cell>
          <table:table-cell table:formula="of:=MID([.A28];1;[.B28])" office:value-type="string" office:string-value="http://lh4.ggpht.com/" calcext:value-type="string">
            <text:p>http://lh4.ggpht.com/</text:p>
          </table:table-cell>
          <table:table-cell table:formula="of:=SEARCH(&quot;/&quot;;[.A28];[.B28]+1)" office:value-type="float" office:value="29" calcext:value-type="float">
            <text:p>29</text:p>
          </table:table-cell>
          <table:table-cell table:formula="of:=SEARCH(&quot;/&quot;;[.A28];[.D28]+1)" office:value-type="float" office:value="41" calcext:value-type="float">
            <text:p>41</text:p>
          </table:table-cell>
          <table:table-cell table:formula="of:=SEARCH(&quot;/&quot;;[.A28];[.E28]+1)" office:value-type="float" office:value="53" calcext:value-type="float">
            <text:p>53</text:p>
          </table:table-cell>
          <table:table-cell table:formula="of:=SEARCH(&quot;/&quot;;[.A28];[.F28]+1)" office:value-type="float" office:value="65" calcext:value-type="float">
            <text:p>65</text:p>
          </table:table-cell>
          <table:table-cell table:formula="of:=IFERROR(SEARCH(&quot;/&quot;;[.A28];[.G28]+1);0)" office:value-type="float" office:value="70" calcext:value-type="float">
            <text:p>70</text:p>
          </table:table-cell>
          <table:table-cell table:formula="of:=MID([.A28];IF([.H28] = 0;[.G28]+1;[.H28]+1);LEN([.A28])-IF([.H28]=0;[.G28];[.H28])+1)" office:value-type="string" office:string-value="DSC08649.JPG" calcext:value-type="string">
            <text:p>DSC08649.JPG</text:p>
          </table:table-cell>
          <table:table-cell table:formula="of:=CONCATENATE(&quot;/home/inakiap/Imágenes/imgBlogRescatadas/&quot;;[.I28])" office:value-type="string" office:string-value="/home/inakiap/Imágenes/imgBlogRescatadas/DSC08649.JPG" calcext:value-type="string">
            <text:p>/home/inakiap/Imágenes/imgBlogRescatadas/DSC08649.JPG</text:p>
          </table:table-cell>
        </table:table-row>
        <table:table-row table:style-name="ro1">
          <table:table-cell office:value-type="string" calcext:value-type="string">
            <text:p>http://lh6.ggpht.com/inakiap/SQCVDxISSsI/AAAAAAAAB8M/Cg5Nb_v6DY8/s512/IMG_1274.JPG</text:p>
          </table:table-cell>
          <table:table-cell table:formula="of:=SEARCH(&quot;/&quot;;[.A29];8)" office:value-type="float" office:value="21" calcext:value-type="float">
            <text:p>21</text:p>
          </table:table-cell>
          <table:table-cell table:formula="of:=MID([.A29];1;[.B29])" office:value-type="string" office:string-value="http://lh6.ggpht.com/" calcext:value-type="string">
            <text:p>http://lh6.ggpht.com/</text:p>
          </table:table-cell>
          <table:table-cell table:formula="of:=SEARCH(&quot;/&quot;;[.A29];[.B29]+1)" office:value-type="float" office:value="29" calcext:value-type="float">
            <text:p>29</text:p>
          </table:table-cell>
          <table:table-cell table:formula="of:=SEARCH(&quot;/&quot;;[.A29];[.D29]+1)" office:value-type="float" office:value="41" calcext:value-type="float">
            <text:p>41</text:p>
          </table:table-cell>
          <table:table-cell table:formula="of:=SEARCH(&quot;/&quot;;[.A29];[.E29]+1)" office:value-type="float" office:value="53" calcext:value-type="float">
            <text:p>53</text:p>
          </table:table-cell>
          <table:table-cell table:formula="of:=SEARCH(&quot;/&quot;;[.A29];[.F29]+1)" office:value-type="float" office:value="65" calcext:value-type="float">
            <text:p>65</text:p>
          </table:table-cell>
          <table:table-cell table:formula="of:=IFERROR(SEARCH(&quot;/&quot;;[.A29];[.G29]+1);0)" office:value-type="float" office:value="70" calcext:value-type="float">
            <text:p>70</text:p>
          </table:table-cell>
          <table:table-cell table:formula="of:=MID([.A29];IF([.H29] = 0;[.G29]+1;[.H29]+1);LEN([.A29])-IF([.H29]=0;[.G29];[.H29])+1)" office:value-type="string" office:string-value="IMG_1274.JPG" calcext:value-type="string">
            <text:p>IMG_1274.JPG</text:p>
          </table:table-cell>
          <table:table-cell table:formula="of:=CONCATENATE(&quot;/home/inakiap/Imágenes/imgBlogRescatadas/&quot;;[.I29])" office:value-type="string" office:string-value="/home/inakiap/Imágenes/imgBlogRescatadas/IMG_1274.JPG" calcext:value-type="string">
            <text:p>/home/inakiap/Imágenes/imgBlogRescatadas/IMG_1274.JPG</text:p>
          </table:table-cell>
        </table:table-row>
        <table:table-row table:style-name="ro1">
          <table:table-cell office:value-type="string" calcext:value-type="string">
            <text:p>http://lh3.ggpht.com/inakiap/SQCn1q58O0I/AAAAAAAACsA/DFGtpzvZjDM/s288/IMG_1335.JPG</text:p>
          </table:table-cell>
          <table:table-cell table:formula="of:=SEARCH(&quot;/&quot;;[.A30];8)" office:value-type="float" office:value="21" calcext:value-type="float">
            <text:p>21</text:p>
          </table:table-cell>
          <table:table-cell table:formula="of:=MID([.A30];1;[.B30])" office:value-type="string" office:string-value="http://lh3.ggpht.com/" calcext:value-type="string">
            <text:p>http://lh3.ggpht.com/</text:p>
          </table:table-cell>
          <table:table-cell table:formula="of:=SEARCH(&quot;/&quot;;[.A30];[.B30]+1)" office:value-type="float" office:value="29" calcext:value-type="float">
            <text:p>29</text:p>
          </table:table-cell>
          <table:table-cell table:formula="of:=SEARCH(&quot;/&quot;;[.A30];[.D30]+1)" office:value-type="float" office:value="41" calcext:value-type="float">
            <text:p>41</text:p>
          </table:table-cell>
          <table:table-cell table:formula="of:=SEARCH(&quot;/&quot;;[.A30];[.E30]+1)" office:value-type="float" office:value="53" calcext:value-type="float">
            <text:p>53</text:p>
          </table:table-cell>
          <table:table-cell table:formula="of:=SEARCH(&quot;/&quot;;[.A30];[.F30]+1)" office:value-type="float" office:value="65" calcext:value-type="float">
            <text:p>65</text:p>
          </table:table-cell>
          <table:table-cell table:formula="of:=IFERROR(SEARCH(&quot;/&quot;;[.A30];[.G30]+1);0)" office:value-type="float" office:value="70" calcext:value-type="float">
            <text:p>70</text:p>
          </table:table-cell>
          <table:table-cell table:formula="of:=MID([.A30];IF([.H30] = 0;[.G30]+1;[.H30]+1);LEN([.A30])-IF([.H30]=0;[.G30];[.H30])+1)" office:value-type="string" office:string-value="IMG_1335.JPG" calcext:value-type="string">
            <text:p>IMG_1335.JPG</text:p>
          </table:table-cell>
          <table:table-cell table:formula="of:=CONCATENATE(&quot;/home/inakiap/Imágenes/imgBlogRescatadas/&quot;;[.I30])" office:value-type="string" office:string-value="/home/inakiap/Imágenes/imgBlogRescatadas/IMG_1335.JPG" calcext:value-type="string">
            <text:p>/home/inakiap/Imágenes/imgBlogRescatadas/IMG_1335.JPG</text:p>
          </table:table-cell>
        </table:table-row>
        <table:table-row table:style-name="ro1">
          <table:table-cell office:value-type="string" calcext:value-type="string">
            <text:p>http://lh5.ggpht.com/inakiap/SQCnt7J5oPI/AAAAAAAACrg/6_jugXGp0h4/s128/IMG_1330.JPG</text:p>
          </table:table-cell>
          <table:table-cell table:formula="of:=SEARCH(&quot;/&quot;;[.A31];8)" office:value-type="float" office:value="21" calcext:value-type="float">
            <text:p>21</text:p>
          </table:table-cell>
          <table:table-cell table:formula="of:=MID([.A31];1;[.B31])" office:value-type="string" office:string-value="http://lh5.ggpht.com/" calcext:value-type="string">
            <text:p>http://lh5.ggpht.com/</text:p>
          </table:table-cell>
          <table:table-cell table:formula="of:=SEARCH(&quot;/&quot;;[.A31];[.B31]+1)" office:value-type="float" office:value="29" calcext:value-type="float">
            <text:p>29</text:p>
          </table:table-cell>
          <table:table-cell table:formula="of:=SEARCH(&quot;/&quot;;[.A31];[.D31]+1)" office:value-type="float" office:value="41" calcext:value-type="float">
            <text:p>41</text:p>
          </table:table-cell>
          <table:table-cell table:formula="of:=SEARCH(&quot;/&quot;;[.A31];[.E31]+1)" office:value-type="float" office:value="53" calcext:value-type="float">
            <text:p>53</text:p>
          </table:table-cell>
          <table:table-cell table:formula="of:=SEARCH(&quot;/&quot;;[.A31];[.F31]+1)" office:value-type="float" office:value="65" calcext:value-type="float">
            <text:p>65</text:p>
          </table:table-cell>
          <table:table-cell table:formula="of:=IFERROR(SEARCH(&quot;/&quot;;[.A31];[.G31]+1);0)" office:value-type="float" office:value="70" calcext:value-type="float">
            <text:p>70</text:p>
          </table:table-cell>
          <table:table-cell table:formula="of:=MID([.A31];IF([.H31] = 0;[.G31]+1;[.H31]+1);LEN([.A31])-IF([.H31]=0;[.G31];[.H31])+1)" office:value-type="string" office:string-value="IMG_1330.JPG" calcext:value-type="string">
            <text:p>IMG_1330.JPG</text:p>
          </table:table-cell>
          <table:table-cell table:formula="of:=CONCATENATE(&quot;/home/inakiap/Imágenes/imgBlogRescatadas/&quot;;[.I31])" office:value-type="string" office:string-value="/home/inakiap/Imágenes/imgBlogRescatadas/IMG_1330.JPG" calcext:value-type="string">
            <text:p>/home/inakiap/Imágenes/imgBlogRescatadas/IMG_1330.JPG</text:p>
          </table:table-cell>
        </table:table-row>
        <table:table-row table:style-name="ro1">
          <table:table-cell office:value-type="string" calcext:value-type="string">
            <text:p>http://lh4.ggpht.com/inakiap/SQCnSW56VyI/AAAAAAAACpo/TLntrsqLx9s/s128/IMG_1315.JPG</text:p>
          </table:table-cell>
          <table:table-cell table:formula="of:=SEARCH(&quot;/&quot;;[.A32];8)" office:value-type="float" office:value="21" calcext:value-type="float">
            <text:p>21</text:p>
          </table:table-cell>
          <table:table-cell table:formula="of:=MID([.A32];1;[.B32])" office:value-type="string" office:string-value="http://lh4.ggpht.com/" calcext:value-type="string">
            <text:p>http://lh4.ggpht.com/</text:p>
          </table:table-cell>
          <table:table-cell table:formula="of:=SEARCH(&quot;/&quot;;[.A32];[.B32]+1)" office:value-type="float" office:value="29" calcext:value-type="float">
            <text:p>29</text:p>
          </table:table-cell>
          <table:table-cell table:formula="of:=SEARCH(&quot;/&quot;;[.A32];[.D32]+1)" office:value-type="float" office:value="41" calcext:value-type="float">
            <text:p>41</text:p>
          </table:table-cell>
          <table:table-cell table:formula="of:=SEARCH(&quot;/&quot;;[.A32];[.E32]+1)" office:value-type="float" office:value="53" calcext:value-type="float">
            <text:p>53</text:p>
          </table:table-cell>
          <table:table-cell table:formula="of:=SEARCH(&quot;/&quot;;[.A32];[.F32]+1)" office:value-type="float" office:value="65" calcext:value-type="float">
            <text:p>65</text:p>
          </table:table-cell>
          <table:table-cell table:formula="of:=IFERROR(SEARCH(&quot;/&quot;;[.A32];[.G32]+1);0)" office:value-type="float" office:value="70" calcext:value-type="float">
            <text:p>70</text:p>
          </table:table-cell>
          <table:table-cell table:formula="of:=MID([.A32];IF([.H32] = 0;[.G32]+1;[.H32]+1);LEN([.A32])-IF([.H32]=0;[.G32];[.H32])+1)" office:value-type="string" office:string-value="IMG_1315.JPG" calcext:value-type="string">
            <text:p>IMG_1315.JPG</text:p>
          </table:table-cell>
          <table:table-cell table:formula="of:=CONCATENATE(&quot;/home/inakiap/Imágenes/imgBlogRescatadas/&quot;;[.I32])" office:value-type="string" office:string-value="/home/inakiap/Imágenes/imgBlogRescatadas/IMG_1315.JPG" calcext:value-type="string">
            <text:p>/home/inakiap/Imágenes/imgBlogRescatadas/IMG_1315.JPG</text:p>
          </table:table-cell>
        </table:table-row>
        <table:table-row table:style-name="ro1">
          <table:table-cell office:value-type="string" calcext:value-type="string">
            <text:p>http://lh5.ggpht.com/inakiap/SQCU2xKVjKI/AAAAAAAAB7M/SaYD6cVu8X4/s288/IMG_1266.JPG</text:p>
          </table:table-cell>
          <table:table-cell table:formula="of:=SEARCH(&quot;/&quot;;[.A33];8)" office:value-type="float" office:value="21" calcext:value-type="float">
            <text:p>21</text:p>
          </table:table-cell>
          <table:table-cell table:formula="of:=MID([.A33];1;[.B33])" office:value-type="string" office:string-value="http://lh5.ggpht.com/" calcext:value-type="string">
            <text:p>http://lh5.ggpht.com/</text:p>
          </table:table-cell>
          <table:table-cell table:formula="of:=SEARCH(&quot;/&quot;;[.A33];[.B33]+1)" office:value-type="float" office:value="29" calcext:value-type="float">
            <text:p>29</text:p>
          </table:table-cell>
          <table:table-cell table:formula="of:=SEARCH(&quot;/&quot;;[.A33];[.D33]+1)" office:value-type="float" office:value="41" calcext:value-type="float">
            <text:p>41</text:p>
          </table:table-cell>
          <table:table-cell table:formula="of:=SEARCH(&quot;/&quot;;[.A33];[.E33]+1)" office:value-type="float" office:value="53" calcext:value-type="float">
            <text:p>53</text:p>
          </table:table-cell>
          <table:table-cell table:formula="of:=SEARCH(&quot;/&quot;;[.A33];[.F33]+1)" office:value-type="float" office:value="65" calcext:value-type="float">
            <text:p>65</text:p>
          </table:table-cell>
          <table:table-cell table:formula="of:=IFERROR(SEARCH(&quot;/&quot;;[.A33];[.G33]+1);0)" office:value-type="float" office:value="70" calcext:value-type="float">
            <text:p>70</text:p>
          </table:table-cell>
          <table:table-cell table:formula="of:=MID([.A33];IF([.H33] = 0;[.G33]+1;[.H33]+1);LEN([.A33])-IF([.H33]=0;[.G33];[.H33])+1)" office:value-type="string" office:string-value="IMG_1266.JPG" calcext:value-type="string">
            <text:p>IMG_1266.JPG</text:p>
          </table:table-cell>
          <table:table-cell table:formula="of:=CONCATENATE(&quot;/home/inakiap/Imágenes/imgBlogRescatadas/&quot;;[.I33])" office:value-type="string" office:string-value="/home/inakiap/Imágenes/imgBlogRescatadas/IMG_1266.JPG" calcext:value-type="string">
            <text:p>/home/inakiap/Imágenes/imgBlogRescatadas/IMG_1266.JPG</text:p>
          </table:table-cell>
        </table:table-row>
        <table:table-row table:style-name="ro1">
          <table:table-cell office:value-type="string" calcext:value-type="string">
            <text:p>http://lh4.ggpht.com/inakiap/SQCT9PDnVeI/AAAAAAAAB2k/pqu2BLtJ7vw/s576/IMG_1220.JPG</text:p>
          </table:table-cell>
          <table:table-cell table:formula="of:=SEARCH(&quot;/&quot;;[.A34];8)" office:value-type="float" office:value="21" calcext:value-type="float">
            <text:p>21</text:p>
          </table:table-cell>
          <table:table-cell table:formula="of:=MID([.A34];1;[.B34])" office:value-type="string" office:string-value="http://lh4.ggpht.com/" calcext:value-type="string">
            <text:p>http://lh4.ggpht.com/</text:p>
          </table:table-cell>
          <table:table-cell table:formula="of:=SEARCH(&quot;/&quot;;[.A34];[.B34]+1)" office:value-type="float" office:value="29" calcext:value-type="float">
            <text:p>29</text:p>
          </table:table-cell>
          <table:table-cell table:formula="of:=SEARCH(&quot;/&quot;;[.A34];[.D34]+1)" office:value-type="float" office:value="41" calcext:value-type="float">
            <text:p>41</text:p>
          </table:table-cell>
          <table:table-cell table:formula="of:=SEARCH(&quot;/&quot;;[.A34];[.E34]+1)" office:value-type="float" office:value="53" calcext:value-type="float">
            <text:p>53</text:p>
          </table:table-cell>
          <table:table-cell table:formula="of:=SEARCH(&quot;/&quot;;[.A34];[.F34]+1)" office:value-type="float" office:value="65" calcext:value-type="float">
            <text:p>65</text:p>
          </table:table-cell>
          <table:table-cell table:formula="of:=IFERROR(SEARCH(&quot;/&quot;;[.A34];[.G34]+1);0)" office:value-type="float" office:value="70" calcext:value-type="float">
            <text:p>70</text:p>
          </table:table-cell>
          <table:table-cell table:formula="of:=MID([.A34];IF([.H34] = 0;[.G34]+1;[.H34]+1);LEN([.A34])-IF([.H34]=0;[.G34];[.H34])+1)" office:value-type="string" office:string-value="IMG_1220.JPG" calcext:value-type="string">
            <text:p>IMG_1220.JPG</text:p>
          </table:table-cell>
          <table:table-cell table:formula="of:=CONCATENATE(&quot;/home/inakiap/Imágenes/imgBlogRescatadas/&quot;;[.I34])" office:value-type="string" office:string-value="/home/inakiap/Imágenes/imgBlogRescatadas/IMG_1220.JPG" calcext:value-type="string">
            <text:p>/home/inakiap/Imágenes/imgBlogRescatadas/IMG_1220.JPG</text:p>
          </table:table-cell>
        </table:table-row>
        <table:table-row table:style-name="ro1">
          <table:table-cell office:value-type="string" calcext:value-type="string">
            <text:p>http://lh4.ggpht.com/inakiap/SQCUNc-K_EI/AAAAAAAAB30/LdBNhjo6OlM/s576/IMG_1232.JPG</text:p>
          </table:table-cell>
          <table:table-cell table:formula="of:=SEARCH(&quot;/&quot;;[.A35];8)" office:value-type="float" office:value="21" calcext:value-type="float">
            <text:p>21</text:p>
          </table:table-cell>
          <table:table-cell table:formula="of:=MID([.A35];1;[.B35])" office:value-type="string" office:string-value="http://lh4.ggpht.com/" calcext:value-type="string">
            <text:p>http://lh4.ggpht.com/</text:p>
          </table:table-cell>
          <table:table-cell table:formula="of:=SEARCH(&quot;/&quot;;[.A35];[.B35]+1)" office:value-type="float" office:value="29" calcext:value-type="float">
            <text:p>29</text:p>
          </table:table-cell>
          <table:table-cell table:formula="of:=SEARCH(&quot;/&quot;;[.A35];[.D35]+1)" office:value-type="float" office:value="41" calcext:value-type="float">
            <text:p>41</text:p>
          </table:table-cell>
          <table:table-cell table:formula="of:=SEARCH(&quot;/&quot;;[.A35];[.E35]+1)" office:value-type="float" office:value="53" calcext:value-type="float">
            <text:p>53</text:p>
          </table:table-cell>
          <table:table-cell table:formula="of:=SEARCH(&quot;/&quot;;[.A35];[.F35]+1)" office:value-type="float" office:value="65" calcext:value-type="float">
            <text:p>65</text:p>
          </table:table-cell>
          <table:table-cell table:formula="of:=IFERROR(SEARCH(&quot;/&quot;;[.A35];[.G35]+1);0)" office:value-type="float" office:value="70" calcext:value-type="float">
            <text:p>70</text:p>
          </table:table-cell>
          <table:table-cell table:formula="of:=MID([.A35];IF([.H35] = 0;[.G35]+1;[.H35]+1);LEN([.A35])-IF([.H35]=0;[.G35];[.H35])+1)" office:value-type="string" office:string-value="IMG_1232.JPG" calcext:value-type="string">
            <text:p>IMG_1232.JPG</text:p>
          </table:table-cell>
          <table:table-cell table:formula="of:=CONCATENATE(&quot;/home/inakiap/Imágenes/imgBlogRescatadas/&quot;;[.I35])" office:value-type="string" office:string-value="/home/inakiap/Imágenes/imgBlogRescatadas/IMG_1232.JPG" calcext:value-type="string">
            <text:p>/home/inakiap/Imágenes/imgBlogRescatadas/IMG_1232.JPG</text:p>
          </table:table-cell>
        </table:table-row>
        <table:table-row table:style-name="ro1">
          <table:table-cell office:value-type="string" calcext:value-type="string">
            <text:p>http://lh6.ggpht.com/inakiap/SQCU-2WipWI/AAAAAAAAB70/R_bQhDtsVwQ/s400/IMG_1271.JPG</text:p>
          </table:table-cell>
          <table:table-cell table:formula="of:=SEARCH(&quot;/&quot;;[.A36];8)" office:value-type="float" office:value="21" calcext:value-type="float">
            <text:p>21</text:p>
          </table:table-cell>
          <table:table-cell table:formula="of:=MID([.A36];1;[.B36])" office:value-type="string" office:string-value="http://lh6.ggpht.com/" calcext:value-type="string">
            <text:p>http://lh6.ggpht.com/</text:p>
          </table:table-cell>
          <table:table-cell table:formula="of:=SEARCH(&quot;/&quot;;[.A36];[.B36]+1)" office:value-type="float" office:value="29" calcext:value-type="float">
            <text:p>29</text:p>
          </table:table-cell>
          <table:table-cell table:formula="of:=SEARCH(&quot;/&quot;;[.A36];[.D36]+1)" office:value-type="float" office:value="41" calcext:value-type="float">
            <text:p>41</text:p>
          </table:table-cell>
          <table:table-cell table:formula="of:=SEARCH(&quot;/&quot;;[.A36];[.E36]+1)" office:value-type="float" office:value="53" calcext:value-type="float">
            <text:p>53</text:p>
          </table:table-cell>
          <table:table-cell table:formula="of:=SEARCH(&quot;/&quot;;[.A36];[.F36]+1)" office:value-type="float" office:value="65" calcext:value-type="float">
            <text:p>65</text:p>
          </table:table-cell>
          <table:table-cell table:formula="of:=IFERROR(SEARCH(&quot;/&quot;;[.A36];[.G36]+1);0)" office:value-type="float" office:value="70" calcext:value-type="float">
            <text:p>70</text:p>
          </table:table-cell>
          <table:table-cell table:formula="of:=MID([.A36];IF([.H36] = 0;[.G36]+1;[.H36]+1);LEN([.A36])-IF([.H36]=0;[.G36];[.H36])+1)" office:value-type="string" office:string-value="IMG_1271.JPG" calcext:value-type="string">
            <text:p>IMG_1271.JPG</text:p>
          </table:table-cell>
          <table:table-cell table:formula="of:=CONCATENATE(&quot;/home/inakiap/Imágenes/imgBlogRescatadas/&quot;;[.I36])" office:value-type="string" office:string-value="/home/inakiap/Imágenes/imgBlogRescatadas/IMG_1271.JPG" calcext:value-type="string">
            <text:p>/home/inakiap/Imágenes/imgBlogRescatadas/IMG_1271.JPG</text:p>
          </table:table-cell>
        </table:table-row>
        <table:table-row table:style-name="ro1">
          <table:table-cell office:value-type="string" calcext:value-type="string">
            <text:p>http://lh5.ggpht.com/inakiap/SQCVlEkE40I/AAAAAAAAB_E/v14oJo5xfzs/s576/IMG_1300.JPG</text:p>
          </table:table-cell>
          <table:table-cell table:formula="of:=SEARCH(&quot;/&quot;;[.A37];8)" office:value-type="float" office:value="21" calcext:value-type="float">
            <text:p>21</text:p>
          </table:table-cell>
          <table:table-cell table:formula="of:=MID([.A37];1;[.B37])" office:value-type="string" office:string-value="http://lh5.ggpht.com/" calcext:value-type="string">
            <text:p>http://lh5.ggpht.com/</text:p>
          </table:table-cell>
          <table:table-cell table:formula="of:=SEARCH(&quot;/&quot;;[.A37];[.B37]+1)" office:value-type="float" office:value="29" calcext:value-type="float">
            <text:p>29</text:p>
          </table:table-cell>
          <table:table-cell table:formula="of:=SEARCH(&quot;/&quot;;[.A37];[.D37]+1)" office:value-type="float" office:value="41" calcext:value-type="float">
            <text:p>41</text:p>
          </table:table-cell>
          <table:table-cell table:formula="of:=SEARCH(&quot;/&quot;;[.A37];[.E37]+1)" office:value-type="float" office:value="53" calcext:value-type="float">
            <text:p>53</text:p>
          </table:table-cell>
          <table:table-cell table:formula="of:=SEARCH(&quot;/&quot;;[.A37];[.F37]+1)" office:value-type="float" office:value="65" calcext:value-type="float">
            <text:p>65</text:p>
          </table:table-cell>
          <table:table-cell table:formula="of:=IFERROR(SEARCH(&quot;/&quot;;[.A37];[.G37]+1);0)" office:value-type="float" office:value="70" calcext:value-type="float">
            <text:p>70</text:p>
          </table:table-cell>
          <table:table-cell table:formula="of:=MID([.A37];IF([.H37] = 0;[.G37]+1;[.H37]+1);LEN([.A37])-IF([.H37]=0;[.G37];[.H37])+1)" office:value-type="string" office:string-value="IMG_1300.JPG" calcext:value-type="string">
            <text:p>IMG_1300.JPG</text:p>
          </table:table-cell>
          <table:table-cell table:formula="of:=CONCATENATE(&quot;/home/inakiap/Imágenes/imgBlogRescatadas/&quot;;[.I37])" office:value-type="string" office:string-value="/home/inakiap/Imágenes/imgBlogRescatadas/IMG_1300.JPG" calcext:value-type="string">
            <text:p>/home/inakiap/Imágenes/imgBlogRescatadas/IMG_1300.JPG</text:p>
          </table:table-cell>
        </table:table-row>
        <table:table-row table:style-name="ro1">
          <table:table-cell office:value-type="string" calcext:value-type="string">
            <text:p>http://lh3.ggpht.com/inakiap/SQCVPx3_PfI/AAAAAAAAB9U/2CU0eVEJ5GM/s576/IMG_1284.JPG</text:p>
          </table:table-cell>
          <table:table-cell table:formula="of:=SEARCH(&quot;/&quot;;[.A38];8)" office:value-type="float" office:value="21" calcext:value-type="float">
            <text:p>21</text:p>
          </table:table-cell>
          <table:table-cell table:formula="of:=MID([.A38];1;[.B38])" office:value-type="string" office:string-value="http://lh3.ggpht.com/" calcext:value-type="string">
            <text:p>http://lh3.ggpht.com/</text:p>
          </table:table-cell>
          <table:table-cell table:formula="of:=SEARCH(&quot;/&quot;;[.A38];[.B38]+1)" office:value-type="float" office:value="29" calcext:value-type="float">
            <text:p>29</text:p>
          </table:table-cell>
          <table:table-cell table:formula="of:=SEARCH(&quot;/&quot;;[.A38];[.D38]+1)" office:value-type="float" office:value="41" calcext:value-type="float">
            <text:p>41</text:p>
          </table:table-cell>
          <table:table-cell table:formula="of:=SEARCH(&quot;/&quot;;[.A38];[.E38]+1)" office:value-type="float" office:value="53" calcext:value-type="float">
            <text:p>53</text:p>
          </table:table-cell>
          <table:table-cell table:formula="of:=SEARCH(&quot;/&quot;;[.A38];[.F38]+1)" office:value-type="float" office:value="65" calcext:value-type="float">
            <text:p>65</text:p>
          </table:table-cell>
          <table:table-cell table:formula="of:=IFERROR(SEARCH(&quot;/&quot;;[.A38];[.G38]+1);0)" office:value-type="float" office:value="70" calcext:value-type="float">
            <text:p>70</text:p>
          </table:table-cell>
          <table:table-cell table:formula="of:=MID([.A38];IF([.H38] = 0;[.G38]+1;[.H38]+1);LEN([.A38])-IF([.H38]=0;[.G38];[.H38])+1)" office:value-type="string" office:string-value="IMG_1284.JPG" calcext:value-type="string">
            <text:p>IMG_1284.JPG</text:p>
          </table:table-cell>
          <table:table-cell table:formula="of:=CONCATENATE(&quot;/home/inakiap/Imágenes/imgBlogRescatadas/&quot;;[.I38])" office:value-type="string" office:string-value="/home/inakiap/Imágenes/imgBlogRescatadas/IMG_1284.JPG" calcext:value-type="string">
            <text:p>/home/inakiap/Imágenes/imgBlogRescatadas/IMG_1284.JPG</text:p>
          </table:table-cell>
        </table:table-row>
        <table:table-row table:style-name="ro1">
          <table:table-cell office:value-type="string" calcext:value-type="string">
            <text:p>http://lh6.ggpht.com/inakiap/SQCj7v3zOCI/AAAAAAAACmc/unjvvmrh5bI/s512/DSC08701.JPG</text:p>
          </table:table-cell>
          <table:table-cell table:formula="of:=SEARCH(&quot;/&quot;;[.A39];8)" office:value-type="float" office:value="21" calcext:value-type="float">
            <text:p>21</text:p>
          </table:table-cell>
          <table:table-cell table:formula="of:=MID([.A39];1;[.B39])" office:value-type="string" office:string-value="http://lh6.ggpht.com/" calcext:value-type="string">
            <text:p>http://lh6.ggpht.com/</text:p>
          </table:table-cell>
          <table:table-cell table:formula="of:=SEARCH(&quot;/&quot;;[.A39];[.B39]+1)" office:value-type="float" office:value="29" calcext:value-type="float">
            <text:p>29</text:p>
          </table:table-cell>
          <table:table-cell table:formula="of:=SEARCH(&quot;/&quot;;[.A39];[.D39]+1)" office:value-type="float" office:value="41" calcext:value-type="float">
            <text:p>41</text:p>
          </table:table-cell>
          <table:table-cell table:formula="of:=SEARCH(&quot;/&quot;;[.A39];[.E39]+1)" office:value-type="float" office:value="53" calcext:value-type="float">
            <text:p>53</text:p>
          </table:table-cell>
          <table:table-cell table:formula="of:=SEARCH(&quot;/&quot;;[.A39];[.F39]+1)" office:value-type="float" office:value="65" calcext:value-type="float">
            <text:p>65</text:p>
          </table:table-cell>
          <table:table-cell table:formula="of:=IFERROR(SEARCH(&quot;/&quot;;[.A39];[.G39]+1);0)" office:value-type="float" office:value="70" calcext:value-type="float">
            <text:p>70</text:p>
          </table:table-cell>
          <table:table-cell table:formula="of:=MID([.A39];IF([.H39] = 0;[.G39]+1;[.H39]+1);LEN([.A39])-IF([.H39]=0;[.G39];[.H39])+1)" office:value-type="string" office:string-value="DSC08701.JPG" calcext:value-type="string">
            <text:p>DSC08701.JPG</text:p>
          </table:table-cell>
          <table:table-cell table:formula="of:=CONCATENATE(&quot;/home/inakiap/Imágenes/imgBlogRescatadas/&quot;;[.I39])" office:value-type="string" office:string-value="/home/inakiap/Imágenes/imgBlogRescatadas/DSC08701.JPG" calcext:value-type="string">
            <text:p>/home/inakiap/Imágenes/imgBlogRescatadas/DSC08701.JPG</text:p>
          </table:table-cell>
        </table:table-row>
        <table:table-row table:style-name="ro1">
          <table:table-cell office:value-type="string" calcext:value-type="string">
            <text:p>http://lh3.ggpht.com/inakiap/SQCj34ePQ0I/AAAAAAAACl8/_cS2rTE9AsA/s512/DSC08697.JPG</text:p>
          </table:table-cell>
          <table:table-cell table:formula="of:=SEARCH(&quot;/&quot;;[.A40];8)" office:value-type="float" office:value="21" calcext:value-type="float">
            <text:p>21</text:p>
          </table:table-cell>
          <table:table-cell table:formula="of:=MID([.A40];1;[.B40])" office:value-type="string" office:string-value="http://lh3.ggpht.com/" calcext:value-type="string">
            <text:p>http://lh3.ggpht.com/</text:p>
          </table:table-cell>
          <table:table-cell table:formula="of:=SEARCH(&quot;/&quot;;[.A40];[.B40]+1)" office:value-type="float" office:value="29" calcext:value-type="float">
            <text:p>29</text:p>
          </table:table-cell>
          <table:table-cell table:formula="of:=SEARCH(&quot;/&quot;;[.A40];[.D40]+1)" office:value-type="float" office:value="41" calcext:value-type="float">
            <text:p>41</text:p>
          </table:table-cell>
          <table:table-cell table:formula="of:=SEARCH(&quot;/&quot;;[.A40];[.E40]+1)" office:value-type="float" office:value="53" calcext:value-type="float">
            <text:p>53</text:p>
          </table:table-cell>
          <table:table-cell table:formula="of:=SEARCH(&quot;/&quot;;[.A40];[.F40]+1)" office:value-type="float" office:value="65" calcext:value-type="float">
            <text:p>65</text:p>
          </table:table-cell>
          <table:table-cell table:formula="of:=IFERROR(SEARCH(&quot;/&quot;;[.A40];[.G40]+1);0)" office:value-type="float" office:value="70" calcext:value-type="float">
            <text:p>70</text:p>
          </table:table-cell>
          <table:table-cell table:formula="of:=MID([.A40];IF([.H40] = 0;[.G40]+1;[.H40]+1);LEN([.A40])-IF([.H40]=0;[.G40];[.H40])+1)" office:value-type="string" office:string-value="DSC08697.JPG" calcext:value-type="string">
            <text:p>DSC08697.JPG</text:p>
          </table:table-cell>
          <table:table-cell table:formula="of:=CONCATENATE(&quot;/home/inakiap/Imágenes/imgBlogRescatadas/&quot;;[.I40])" office:value-type="string" office:string-value="/home/inakiap/Imágenes/imgBlogRescatadas/DSC08697.JPG" calcext:value-type="string">
            <text:p>/home/inakiap/Imágenes/imgBlogRescatadas/DSC08697.JPG</text:p>
          </table:table-cell>
        </table:table-row>
        <table:table-row table:style-name="ro1">
          <table:table-cell office:value-type="string" calcext:value-type="string">
            <text:p>http://lh4.ggpht.com/inakiap/SQCVKnAV-lI/AAAAAAAAB80/iyif80rhbKQ/s576/IMG_1280.JPG</text:p>
          </table:table-cell>
          <table:table-cell table:formula="of:=SEARCH(&quot;/&quot;;[.A41];8)" office:value-type="float" office:value="21" calcext:value-type="float">
            <text:p>21</text:p>
          </table:table-cell>
          <table:table-cell table:formula="of:=MID([.A41];1;[.B41])" office:value-type="string" office:string-value="http://lh4.ggpht.com/" calcext:value-type="string">
            <text:p>http://lh4.ggpht.com/</text:p>
          </table:table-cell>
          <table:table-cell table:formula="of:=SEARCH(&quot;/&quot;;[.A41];[.B41]+1)" office:value-type="float" office:value="29" calcext:value-type="float">
            <text:p>29</text:p>
          </table:table-cell>
          <table:table-cell table:formula="of:=SEARCH(&quot;/&quot;;[.A41];[.D41]+1)" office:value-type="float" office:value="41" calcext:value-type="float">
            <text:p>41</text:p>
          </table:table-cell>
          <table:table-cell table:formula="of:=SEARCH(&quot;/&quot;;[.A41];[.E41]+1)" office:value-type="float" office:value="53" calcext:value-type="float">
            <text:p>53</text:p>
          </table:table-cell>
          <table:table-cell table:formula="of:=SEARCH(&quot;/&quot;;[.A41];[.F41]+1)" office:value-type="float" office:value="65" calcext:value-type="float">
            <text:p>65</text:p>
          </table:table-cell>
          <table:table-cell table:formula="of:=IFERROR(SEARCH(&quot;/&quot;;[.A41];[.G41]+1);0)" office:value-type="float" office:value="70" calcext:value-type="float">
            <text:p>70</text:p>
          </table:table-cell>
          <table:table-cell table:formula="of:=MID([.A41];IF([.H41] = 0;[.G41]+1;[.H41]+1);LEN([.A41])-IF([.H41]=0;[.G41];[.H41])+1)" office:value-type="string" office:string-value="IMG_1280.JPG" calcext:value-type="string">
            <text:p>IMG_1280.JPG</text:p>
          </table:table-cell>
          <table:table-cell table:formula="of:=CONCATENATE(&quot;/home/inakiap/Imágenes/imgBlogRescatadas/&quot;;[.I41])" office:value-type="string" office:string-value="/home/inakiap/Imágenes/imgBlogRescatadas/IMG_1280.JPG" calcext:value-type="string">
            <text:p>/home/inakiap/Imágenes/imgBlogRescatadas/IMG_1280.JPG</text:p>
          </table:table-cell>
        </table:table-row>
        <table:table-row table:style-name="ro1">
          <table:table-cell office:value-type="string" calcext:value-type="string">
            <text:p>http://lh4.ggpht.com/_T4A4ZuM9WD8/SQs0JkIm9GI/AAAAAAAADVk/DQrSzaQkqdw/s512/IMG_1651.JPG</text:p>
          </table:table-cell>
          <table:table-cell table:formula="of:=SEARCH(&quot;/&quot;;[.A42];8)" office:value-type="float" office:value="21" calcext:value-type="float">
            <text:p>21</text:p>
          </table:table-cell>
          <table:table-cell table:formula="of:=MID([.A42];1;[.B42])" office:value-type="string" office:string-value="http://lh4.ggpht.com/" calcext:value-type="string">
            <text:p>http://lh4.ggpht.com/</text:p>
          </table:table-cell>
          <table:table-cell table:formula="of:=SEARCH(&quot;/&quot;;[.A42];[.B42]+1)" office:value-type="float" office:value="34" calcext:value-type="float">
            <text:p>34</text:p>
          </table:table-cell>
          <table:table-cell table:formula="of:=SEARCH(&quot;/&quot;;[.A42];[.D42]+1)" office:value-type="float" office:value="46" calcext:value-type="float">
            <text:p>46</text:p>
          </table:table-cell>
          <table:table-cell table:formula="of:=SEARCH(&quot;/&quot;;[.A42];[.E42]+1)" office:value-type="float" office:value="58" calcext:value-type="float">
            <text:p>58</text:p>
          </table:table-cell>
          <table:table-cell table:formula="of:=SEARCH(&quot;/&quot;;[.A42];[.F42]+1)" office:value-type="float" office:value="70" calcext:value-type="float">
            <text:p>70</text:p>
          </table:table-cell>
          <table:table-cell table:formula="of:=IFERROR(SEARCH(&quot;/&quot;;[.A42];[.G42]+1);0)" office:value-type="float" office:value="75" calcext:value-type="float">
            <text:p>75</text:p>
          </table:table-cell>
          <table:table-cell table:formula="of:=MID([.A42];IF([.H42] = 0;[.G42]+1;[.H42]+1);LEN([.A42])-IF([.H42]=0;[.G42];[.H42])+1)" office:value-type="string" office:string-value="IMG_1651.JPG" calcext:value-type="string">
            <text:p>IMG_1651.JPG</text:p>
          </table:table-cell>
          <table:table-cell table:formula="of:=CONCATENATE(&quot;/home/inakiap/Imágenes/imgBlogRescatadas/&quot;;[.I42])" office:value-type="string" office:string-value="/home/inakiap/Imágenes/imgBlogRescatadas/IMG_1651.JPG" calcext:value-type="string">
            <text:p>/home/inakiap/Imágenes/imgBlogRescatadas/IMG_1651.JPG</text:p>
          </table:table-cell>
        </table:table-row>
        <table:table-row table:style-name="ro1">
          <table:table-cell office:value-type="string" calcext:value-type="string">
            <text:p>http://lh3.ggpht.com/_T4A4ZuM9WD8/SQCap_mHM9I/AAAAAAAACX4/Qzj0yOpNyk4/s512/IMG_1168.JPG</text:p>
          </table:table-cell>
          <table:table-cell table:formula="of:=SEARCH(&quot;/&quot;;[.A43];8)" office:value-type="float" office:value="21" calcext:value-type="float">
            <text:p>21</text:p>
          </table:table-cell>
          <table:table-cell table:formula="of:=MID([.A43];1;[.B43])" office:value-type="string" office:string-value="http://lh3.ggpht.com/" calcext:value-type="string">
            <text:p>http://lh3.ggpht.com/</text:p>
          </table:table-cell>
          <table:table-cell table:formula="of:=SEARCH(&quot;/&quot;;[.A43];[.B43]+1)" office:value-type="float" office:value="34" calcext:value-type="float">
            <text:p>34</text:p>
          </table:table-cell>
          <table:table-cell table:formula="of:=SEARCH(&quot;/&quot;;[.A43];[.D43]+1)" office:value-type="float" office:value="46" calcext:value-type="float">
            <text:p>46</text:p>
          </table:table-cell>
          <table:table-cell table:formula="of:=SEARCH(&quot;/&quot;;[.A43];[.E43]+1)" office:value-type="float" office:value="58" calcext:value-type="float">
            <text:p>58</text:p>
          </table:table-cell>
          <table:table-cell table:formula="of:=SEARCH(&quot;/&quot;;[.A43];[.F43]+1)" office:value-type="float" office:value="70" calcext:value-type="float">
            <text:p>70</text:p>
          </table:table-cell>
          <table:table-cell table:formula="of:=IFERROR(SEARCH(&quot;/&quot;;[.A43];[.G43]+1);0)" office:value-type="float" office:value="75" calcext:value-type="float">
            <text:p>75</text:p>
          </table:table-cell>
          <table:table-cell table:formula="of:=MID([.A43];IF([.H43] = 0;[.G43]+1;[.H43]+1);LEN([.A43])-IF([.H43]=0;[.G43];[.H43])+1)" office:value-type="string" office:string-value="IMG_1168.JPG" calcext:value-type="string">
            <text:p>IMG_1168.JPG</text:p>
          </table:table-cell>
          <table:table-cell table:formula="of:=CONCATENATE(&quot;/home/inakiap/Imágenes/imgBlogRescatadas/&quot;;[.I43])" office:value-type="string" office:string-value="/home/inakiap/Imágenes/imgBlogRescatadas/IMG_1168.JPG" calcext:value-type="string">
            <text:p>/home/inakiap/Imágenes/imgBlogRescatadas/IMG_1168.JPG</text:p>
          </table:table-cell>
        </table:table-row>
        <table:table-row table:style-name="ro1">
          <table:table-cell office:value-type="string" calcext:value-type="string">
            <text:p>http://lh6.ggpht.com/_T4A4ZuM9WD8/SQs0V7_XMFI/AAAAAAAADXM/-36uNXfdITY/s512/IMG_1668.JPG</text:p>
          </table:table-cell>
          <table:table-cell table:formula="of:=SEARCH(&quot;/&quot;;[.A44];8)" office:value-type="float" office:value="21" calcext:value-type="float">
            <text:p>21</text:p>
          </table:table-cell>
          <table:table-cell table:formula="of:=MID([.A44];1;[.B44])" office:value-type="string" office:string-value="http://lh6.ggpht.com/" calcext:value-type="string">
            <text:p>http://lh6.ggpht.com/</text:p>
          </table:table-cell>
          <table:table-cell table:formula="of:=SEARCH(&quot;/&quot;;[.A44];[.B44]+1)" office:value-type="float" office:value="34" calcext:value-type="float">
            <text:p>34</text:p>
          </table:table-cell>
          <table:table-cell table:formula="of:=SEARCH(&quot;/&quot;;[.A44];[.D44]+1)" office:value-type="float" office:value="46" calcext:value-type="float">
            <text:p>46</text:p>
          </table:table-cell>
          <table:table-cell table:formula="of:=SEARCH(&quot;/&quot;;[.A44];[.E44]+1)" office:value-type="float" office:value="58" calcext:value-type="float">
            <text:p>58</text:p>
          </table:table-cell>
          <table:table-cell table:formula="of:=SEARCH(&quot;/&quot;;[.A44];[.F44]+1)" office:value-type="float" office:value="70" calcext:value-type="float">
            <text:p>70</text:p>
          </table:table-cell>
          <table:table-cell table:formula="of:=IFERROR(SEARCH(&quot;/&quot;;[.A44];[.G44]+1);0)" office:value-type="float" office:value="75" calcext:value-type="float">
            <text:p>75</text:p>
          </table:table-cell>
          <table:table-cell table:formula="of:=MID([.A44];IF([.H44] = 0;[.G44]+1;[.H44]+1);LEN([.A44])-IF([.H44]=0;[.G44];[.H44])+1)" office:value-type="string" office:string-value="IMG_1668.JPG" calcext:value-type="string">
            <text:p>IMG_1668.JPG</text:p>
          </table:table-cell>
          <table:table-cell table:formula="of:=CONCATENATE(&quot;/home/inakiap/Imágenes/imgBlogRescatadas/&quot;;[.I44])" office:value-type="string" office:string-value="/home/inakiap/Imágenes/imgBlogRescatadas/IMG_1668.JPG" calcext:value-type="string">
            <text:p>/home/inakiap/Imágenes/imgBlogRescatadas/IMG_1668.JPG</text:p>
          </table:table-cell>
        </table:table-row>
        <table:table-row table:style-name="ro1">
          <table:table-cell office:value-type="string" calcext:value-type="string">
            <text:p>http://lh5.ggpht.com/_T4A4ZuM9WD8/SQsw86s2YHI/AAAAAAAAC8o/LtRjciMn39c/s512/IMG_1434.JPG</text:p>
          </table:table-cell>
          <table:table-cell table:formula="of:=SEARCH(&quot;/&quot;;[.A45];8)" office:value-type="float" office:value="21" calcext:value-type="float">
            <text:p>21</text:p>
          </table:table-cell>
          <table:table-cell table:formula="of:=MID([.A45];1;[.B45])" office:value-type="string" office:string-value="http://lh5.ggpht.com/" calcext:value-type="string">
            <text:p>http://lh5.ggpht.com/</text:p>
          </table:table-cell>
          <table:table-cell table:formula="of:=SEARCH(&quot;/&quot;;[.A45];[.B45]+1)" office:value-type="float" office:value="34" calcext:value-type="float">
            <text:p>34</text:p>
          </table:table-cell>
          <table:table-cell table:formula="of:=SEARCH(&quot;/&quot;;[.A45];[.D45]+1)" office:value-type="float" office:value="46" calcext:value-type="float">
            <text:p>46</text:p>
          </table:table-cell>
          <table:table-cell table:formula="of:=SEARCH(&quot;/&quot;;[.A45];[.E45]+1)" office:value-type="float" office:value="58" calcext:value-type="float">
            <text:p>58</text:p>
          </table:table-cell>
          <table:table-cell table:formula="of:=SEARCH(&quot;/&quot;;[.A45];[.F45]+1)" office:value-type="float" office:value="70" calcext:value-type="float">
            <text:p>70</text:p>
          </table:table-cell>
          <table:table-cell table:formula="of:=IFERROR(SEARCH(&quot;/&quot;;[.A45];[.G45]+1);0)" office:value-type="float" office:value="75" calcext:value-type="float">
            <text:p>75</text:p>
          </table:table-cell>
          <table:table-cell table:formula="of:=MID([.A45];IF([.H45] = 0;[.G45]+1;[.H45]+1);LEN([.A45])-IF([.H45]=0;[.G45];[.H45])+1)" office:value-type="string" office:string-value="IMG_1434.JPG" calcext:value-type="string">
            <text:p>IMG_1434.JPG</text:p>
          </table:table-cell>
          <table:table-cell table:formula="of:=CONCATENATE(&quot;/home/inakiap/Imágenes/imgBlogRescatadas/&quot;;[.I45])" office:value-type="string" office:string-value="/home/inakiap/Imágenes/imgBlogRescatadas/IMG_1434.JPG" calcext:value-type="string">
            <text:p>/home/inakiap/Imágenes/imgBlogRescatadas/IMG_1434.JPG</text:p>
          </table:table-cell>
        </table:table-row>
        <table:table-row table:style-name="ro1">
          <table:table-cell office:value-type="string" calcext:value-type="string">
            <text:p>http://lh3.ggpht.com/_T4A4ZuM9WD8/SQCkFtOEYfI/AAAAAAAACng/De8ni4RF-zc/s400/DSC08709.JPG</text:p>
          </table:table-cell>
          <table:table-cell table:formula="of:=SEARCH(&quot;/&quot;;[.A46];8)" office:value-type="float" office:value="21" calcext:value-type="float">
            <text:p>21</text:p>
          </table:table-cell>
          <table:table-cell table:formula="of:=MID([.A46];1;[.B46])" office:value-type="string" office:string-value="http://lh3.ggpht.com/" calcext:value-type="string">
            <text:p>http://lh3.ggpht.com/</text:p>
          </table:table-cell>
          <table:table-cell table:formula="of:=SEARCH(&quot;/&quot;;[.A46];[.B46]+1)" office:value-type="float" office:value="34" calcext:value-type="float">
            <text:p>34</text:p>
          </table:table-cell>
          <table:table-cell table:formula="of:=SEARCH(&quot;/&quot;;[.A46];[.D46]+1)" office:value-type="float" office:value="46" calcext:value-type="float">
            <text:p>46</text:p>
          </table:table-cell>
          <table:table-cell table:formula="of:=SEARCH(&quot;/&quot;;[.A46];[.E46]+1)" office:value-type="float" office:value="58" calcext:value-type="float">
            <text:p>58</text:p>
          </table:table-cell>
          <table:table-cell table:formula="of:=SEARCH(&quot;/&quot;;[.A46];[.F46]+1)" office:value-type="float" office:value="70" calcext:value-type="float">
            <text:p>70</text:p>
          </table:table-cell>
          <table:table-cell table:formula="of:=IFERROR(SEARCH(&quot;/&quot;;[.A46];[.G46]+1);0)" office:value-type="float" office:value="75" calcext:value-type="float">
            <text:p>75</text:p>
          </table:table-cell>
          <table:table-cell table:formula="of:=MID([.A46];IF([.H46] = 0;[.G46]+1;[.H46]+1);LEN([.A46])-IF([.H46]=0;[.G46];[.H46])+1)" office:value-type="string" office:string-value="DSC08709.JPG" calcext:value-type="string">
            <text:p>DSC08709.JPG</text:p>
          </table:table-cell>
          <table:table-cell table:formula="of:=CONCATENATE(&quot;/home/inakiap/Imágenes/imgBlogRescatadas/&quot;;[.I46])" office:value-type="string" office:string-value="/home/inakiap/Imágenes/imgBlogRescatadas/DSC08709.JPG" calcext:value-type="string">
            <text:p>/home/inakiap/Imágenes/imgBlogRescatadas/DSC08709.JPG</text:p>
          </table:table-cell>
        </table:table-row>
        <table:table-row table:style-name="ro1">
          <table:table-cell office:value-type="string" calcext:value-type="string">
            <text:p>http://lh3.ggpht.com/_T4A4ZuM9WD8/SQsyiP17W7I/AAAAAAAADJo/CDyjqED7sdM/s576/IMG_1550.JPG</text:p>
          </table:table-cell>
          <table:table-cell table:formula="of:=SEARCH(&quot;/&quot;;[.A47];8)" office:value-type="float" office:value="21" calcext:value-type="float">
            <text:p>21</text:p>
          </table:table-cell>
          <table:table-cell table:formula="of:=MID([.A47];1;[.B47])" office:value-type="string" office:string-value="http://lh3.ggpht.com/" calcext:value-type="string">
            <text:p>http://lh3.ggpht.com/</text:p>
          </table:table-cell>
          <table:table-cell table:formula="of:=SEARCH(&quot;/&quot;;[.A47];[.B47]+1)" office:value-type="float" office:value="34" calcext:value-type="float">
            <text:p>34</text:p>
          </table:table-cell>
          <table:table-cell table:formula="of:=SEARCH(&quot;/&quot;;[.A47];[.D47]+1)" office:value-type="float" office:value="46" calcext:value-type="float">
            <text:p>46</text:p>
          </table:table-cell>
          <table:table-cell table:formula="of:=SEARCH(&quot;/&quot;;[.A47];[.E47]+1)" office:value-type="float" office:value="58" calcext:value-type="float">
            <text:p>58</text:p>
          </table:table-cell>
          <table:table-cell table:formula="of:=SEARCH(&quot;/&quot;;[.A47];[.F47]+1)" office:value-type="float" office:value="70" calcext:value-type="float">
            <text:p>70</text:p>
          </table:table-cell>
          <table:table-cell table:formula="of:=IFERROR(SEARCH(&quot;/&quot;;[.A47];[.G47]+1);0)" office:value-type="float" office:value="75" calcext:value-type="float">
            <text:p>75</text:p>
          </table:table-cell>
          <table:table-cell table:formula="of:=MID([.A47];IF([.H47] = 0;[.G47]+1;[.H47]+1);LEN([.A47])-IF([.H47]=0;[.G47];[.H47])+1)" office:value-type="string" office:string-value="IMG_1550.JPG" calcext:value-type="string">
            <text:p>IMG_1550.JPG</text:p>
          </table:table-cell>
          <table:table-cell table:formula="of:=CONCATENATE(&quot;/home/inakiap/Imágenes/imgBlogRescatadas/&quot;;[.I47])" office:value-type="string" office:string-value="/home/inakiap/Imágenes/imgBlogRescatadas/IMG_1550.JPG" calcext:value-type="string">
            <text:p>/home/inakiap/Imágenes/imgBlogRescatadas/IMG_1550.JPG</text:p>
          </table:table-cell>
        </table:table-row>
        <table:table-row table:style-name="ro1">
          <table:table-cell office:value-type="string" calcext:value-type="string">
            <text:p>http://lh5.ggpht.com/_T4A4ZuM9WD8/SQsy87zCgwI/AAAAAAAADMo/uYocBnXO5FI/s576/IMG_1577.JPG</text:p>
          </table:table-cell>
          <table:table-cell table:formula="of:=SEARCH(&quot;/&quot;;[.A48];8)" office:value-type="float" office:value="21" calcext:value-type="float">
            <text:p>21</text:p>
          </table:table-cell>
          <table:table-cell table:formula="of:=MID([.A48];1;[.B48])" office:value-type="string" office:string-value="http://lh5.ggpht.com/" calcext:value-type="string">
            <text:p>http://lh5.ggpht.com/</text:p>
          </table:table-cell>
          <table:table-cell table:formula="of:=SEARCH(&quot;/&quot;;[.A48];[.B48]+1)" office:value-type="float" office:value="34" calcext:value-type="float">
            <text:p>34</text:p>
          </table:table-cell>
          <table:table-cell table:formula="of:=SEARCH(&quot;/&quot;;[.A48];[.D48]+1)" office:value-type="float" office:value="46" calcext:value-type="float">
            <text:p>46</text:p>
          </table:table-cell>
          <table:table-cell table:formula="of:=SEARCH(&quot;/&quot;;[.A48];[.E48]+1)" office:value-type="float" office:value="58" calcext:value-type="float">
            <text:p>58</text:p>
          </table:table-cell>
          <table:table-cell table:formula="of:=SEARCH(&quot;/&quot;;[.A48];[.F48]+1)" office:value-type="float" office:value="70" calcext:value-type="float">
            <text:p>70</text:p>
          </table:table-cell>
          <table:table-cell table:formula="of:=IFERROR(SEARCH(&quot;/&quot;;[.A48];[.G48]+1);0)" office:value-type="float" office:value="75" calcext:value-type="float">
            <text:p>75</text:p>
          </table:table-cell>
          <table:table-cell table:formula="of:=MID([.A48];IF([.H48] = 0;[.G48]+1;[.H48]+1);LEN([.A48])-IF([.H48]=0;[.G48];[.H48])+1)" office:value-type="string" office:string-value="IMG_1577.JPG" calcext:value-type="string">
            <text:p>IMG_1577.JPG</text:p>
          </table:table-cell>
          <table:table-cell table:formula="of:=CONCATENATE(&quot;/home/inakiap/Imágenes/imgBlogRescatadas/&quot;;[.I48])" office:value-type="string" office:string-value="/home/inakiap/Imágenes/imgBlogRescatadas/IMG_1577.JPG" calcext:value-type="string">
            <text:p>/home/inakiap/Imágenes/imgBlogRescatadas/IMG_1577.JPG</text:p>
          </table:table-cell>
        </table:table-row>
        <table:table-row table:style-name="ro1">
          <table:table-cell office:value-type="string" calcext:value-type="string">
            <text:p>http://lh4.ggpht.com/_T4A4ZuM9WD8/SQszhFw4tCI/AAAAAAAADQU/g0N2LXlesUQ/s320/IMG_1608.JPG</text:p>
          </table:table-cell>
          <table:table-cell table:formula="of:=SEARCH(&quot;/&quot;;[.A49];8)" office:value-type="float" office:value="21" calcext:value-type="float">
            <text:p>21</text:p>
          </table:table-cell>
          <table:table-cell table:formula="of:=MID([.A49];1;[.B49])" office:value-type="string" office:string-value="http://lh4.ggpht.com/" calcext:value-type="string">
            <text:p>http://lh4.ggpht.com/</text:p>
          </table:table-cell>
          <table:table-cell table:formula="of:=SEARCH(&quot;/&quot;;[.A49];[.B49]+1)" office:value-type="float" office:value="34" calcext:value-type="float">
            <text:p>34</text:p>
          </table:table-cell>
          <table:table-cell table:formula="of:=SEARCH(&quot;/&quot;;[.A49];[.D49]+1)" office:value-type="float" office:value="46" calcext:value-type="float">
            <text:p>46</text:p>
          </table:table-cell>
          <table:table-cell table:formula="of:=SEARCH(&quot;/&quot;;[.A49];[.E49]+1)" office:value-type="float" office:value="58" calcext:value-type="float">
            <text:p>58</text:p>
          </table:table-cell>
          <table:table-cell table:formula="of:=SEARCH(&quot;/&quot;;[.A49];[.F49]+1)" office:value-type="float" office:value="70" calcext:value-type="float">
            <text:p>70</text:p>
          </table:table-cell>
          <table:table-cell table:formula="of:=IFERROR(SEARCH(&quot;/&quot;;[.A49];[.G49]+1);0)" office:value-type="float" office:value="75" calcext:value-type="float">
            <text:p>75</text:p>
          </table:table-cell>
          <table:table-cell table:formula="of:=MID([.A49];IF([.H49] = 0;[.G49]+1;[.H49]+1);LEN([.A49])-IF([.H49]=0;[.G49];[.H49])+1)" office:value-type="string" office:string-value="IMG_1608.JPG" calcext:value-type="string">
            <text:p>IMG_1608.JPG</text:p>
          </table:table-cell>
          <table:table-cell table:formula="of:=CONCATENATE(&quot;/home/inakiap/Imágenes/imgBlogRescatadas/&quot;;[.I49])" office:value-type="string" office:string-value="/home/inakiap/Imágenes/imgBlogRescatadas/IMG_1608.JPG" calcext:value-type="string">
            <text:p>/home/inakiap/Imágenes/imgBlogRescatadas/IMG_1608.JPG</text:p>
          </table:table-cell>
        </table:table-row>
        <table:table-row table:style-name="ro1">
          <table:table-cell office:value-type="string" calcext:value-type="string">
            <text:p>http://lh4.ggpht.com/_T4A4ZuM9WD8/SQszzbq_n0I/AAAAAAAADS8/UfXcHzUSQGY/s320/IMG_1630.JPG</text:p>
          </table:table-cell>
          <table:table-cell table:formula="of:=SEARCH(&quot;/&quot;;[.A50];8)" office:value-type="float" office:value="21" calcext:value-type="float">
            <text:p>21</text:p>
          </table:table-cell>
          <table:table-cell table:formula="of:=MID([.A50];1;[.B50])" office:value-type="string" office:string-value="http://lh4.ggpht.com/" calcext:value-type="string">
            <text:p>http://lh4.ggpht.com/</text:p>
          </table:table-cell>
          <table:table-cell table:formula="of:=SEARCH(&quot;/&quot;;[.A50];[.B50]+1)" office:value-type="float" office:value="34" calcext:value-type="float">
            <text:p>34</text:p>
          </table:table-cell>
          <table:table-cell table:formula="of:=SEARCH(&quot;/&quot;;[.A50];[.D50]+1)" office:value-type="float" office:value="46" calcext:value-type="float">
            <text:p>46</text:p>
          </table:table-cell>
          <table:table-cell table:formula="of:=SEARCH(&quot;/&quot;;[.A50];[.E50]+1)" office:value-type="float" office:value="58" calcext:value-type="float">
            <text:p>58</text:p>
          </table:table-cell>
          <table:table-cell table:formula="of:=SEARCH(&quot;/&quot;;[.A50];[.F50]+1)" office:value-type="float" office:value="70" calcext:value-type="float">
            <text:p>70</text:p>
          </table:table-cell>
          <table:table-cell table:formula="of:=IFERROR(SEARCH(&quot;/&quot;;[.A50];[.G50]+1);0)" office:value-type="float" office:value="75" calcext:value-type="float">
            <text:p>75</text:p>
          </table:table-cell>
          <table:table-cell table:formula="of:=MID([.A50];IF([.H50] = 0;[.G50]+1;[.H50]+1);LEN([.A50])-IF([.H50]=0;[.G50];[.H50])+1)" office:value-type="string" office:string-value="IMG_1630.JPG" calcext:value-type="string">
            <text:p>IMG_1630.JPG</text:p>
          </table:table-cell>
          <table:table-cell table:formula="of:=CONCATENATE(&quot;/home/inakiap/Imágenes/imgBlogRescatadas/&quot;;[.I50])" office:value-type="string" office:string-value="/home/inakiap/Imágenes/imgBlogRescatadas/IMG_1630.JPG" calcext:value-type="string">
            <text:p>/home/inakiap/Imágenes/imgBlogRescatadas/IMG_1630.JPG</text:p>
          </table:table-cell>
        </table:table-row>
        <table:table-row table:style-name="ro1">
          <table:table-cell office:value-type="string" calcext:value-type="string">
            <text:p>http://lh5.ggpht.com/_T4A4ZuM9WD8/SQs0OtoLQXI/AAAAAAAADWE/cwSjWsPMCyg/s200/IMG_1657.JPG</text:p>
          </table:table-cell>
          <table:table-cell table:formula="of:=SEARCH(&quot;/&quot;;[.A51];8)" office:value-type="float" office:value="21" calcext:value-type="float">
            <text:p>21</text:p>
          </table:table-cell>
          <table:table-cell table:formula="of:=MID([.A51];1;[.B51])" office:value-type="string" office:string-value="http://lh5.ggpht.com/" calcext:value-type="string">
            <text:p>http://lh5.ggpht.com/</text:p>
          </table:table-cell>
          <table:table-cell table:formula="of:=SEARCH(&quot;/&quot;;[.A51];[.B51]+1)" office:value-type="float" office:value="34" calcext:value-type="float">
            <text:p>34</text:p>
          </table:table-cell>
          <table:table-cell table:formula="of:=SEARCH(&quot;/&quot;;[.A51];[.D51]+1)" office:value-type="float" office:value="46" calcext:value-type="float">
            <text:p>46</text:p>
          </table:table-cell>
          <table:table-cell table:formula="of:=SEARCH(&quot;/&quot;;[.A51];[.E51]+1)" office:value-type="float" office:value="58" calcext:value-type="float">
            <text:p>58</text:p>
          </table:table-cell>
          <table:table-cell table:formula="of:=SEARCH(&quot;/&quot;;[.A51];[.F51]+1)" office:value-type="float" office:value="70" calcext:value-type="float">
            <text:p>70</text:p>
          </table:table-cell>
          <table:table-cell table:formula="of:=IFERROR(SEARCH(&quot;/&quot;;[.A51];[.G51]+1);0)" office:value-type="float" office:value="75" calcext:value-type="float">
            <text:p>75</text:p>
          </table:table-cell>
          <table:table-cell table:formula="of:=MID([.A51];IF([.H51] = 0;[.G51]+1;[.H51]+1);LEN([.A51])-IF([.H51]=0;[.G51];[.H51])+1)" office:value-type="string" office:string-value="IMG_1657.JPG" calcext:value-type="string">
            <text:p>IMG_1657.JPG</text:p>
          </table:table-cell>
          <table:table-cell table:formula="of:=CONCATENATE(&quot;/home/inakiap/Imágenes/imgBlogRescatadas/&quot;;[.I51])" office:value-type="string" office:string-value="/home/inakiap/Imágenes/imgBlogRescatadas/IMG_1657.JPG" calcext:value-type="string">
            <text:p>/home/inakiap/Imágenes/imgBlogRescatadas/IMG_1657.JPG</text:p>
          </table:table-cell>
        </table:table-row>
        <table:table-row table:style-name="ro1">
          <table:table-cell office:value-type="string" calcext:value-type="string">
            <text:p>http://lh3.ggpht.com/_4J04oTPkQoI/SRb4oCT8MAI/AAAAAAAAARM/LIt1n8pLHXA/s576/DSC08918.JPG</text:p>
          </table:table-cell>
          <table:table-cell table:formula="of:=SEARCH(&quot;/&quot;;[.A52];8)" office:value-type="float" office:value="21" calcext:value-type="float">
            <text:p>21</text:p>
          </table:table-cell>
          <table:table-cell table:formula="of:=MID([.A52];1;[.B52])" office:value-type="string" office:string-value="http://lh3.ggpht.com/" calcext:value-type="string">
            <text:p>http://lh3.ggpht.com/</text:p>
          </table:table-cell>
          <table:table-cell table:formula="of:=SEARCH(&quot;/&quot;;[.A52];[.B52]+1)" office:value-type="float" office:value="34" calcext:value-type="float">
            <text:p>34</text:p>
          </table:table-cell>
          <table:table-cell table:formula="of:=SEARCH(&quot;/&quot;;[.A52];[.D52]+1)" office:value-type="float" office:value="46" calcext:value-type="float">
            <text:p>46</text:p>
          </table:table-cell>
          <table:table-cell table:formula="of:=SEARCH(&quot;/&quot;;[.A52];[.E52]+1)" office:value-type="float" office:value="58" calcext:value-type="float">
            <text:p>58</text:p>
          </table:table-cell>
          <table:table-cell table:formula="of:=SEARCH(&quot;/&quot;;[.A52];[.F52]+1)" office:value-type="float" office:value="70" calcext:value-type="float">
            <text:p>70</text:p>
          </table:table-cell>
          <table:table-cell table:formula="of:=IFERROR(SEARCH(&quot;/&quot;;[.A52];[.G52]+1);0)" office:value-type="float" office:value="75" calcext:value-type="float">
            <text:p>75</text:p>
          </table:table-cell>
          <table:table-cell table:formula="of:=MID([.A52];IF([.H52] = 0;[.G52]+1;[.H52]+1);LEN([.A52])-IF([.H52]=0;[.G52];[.H52])+1)" office:value-type="string" office:string-value="DSC08918.JPG" calcext:value-type="string">
            <text:p>DSC08918.JPG</text:p>
          </table:table-cell>
          <table:table-cell table:formula="of:=CONCATENATE(&quot;/home/inakiap/Imágenes/imgBlogRescatadas/&quot;;[.I52])" office:value-type="string" office:string-value="/home/inakiap/Imágenes/imgBlogRescatadas/DSC08918.JPG" calcext:value-type="string">
            <text:p>/home/inakiap/Imágenes/imgBlogRescatadas/DSC08918.JPG</text:p>
          </table:table-cell>
        </table:table-row>
        <table:table-row table:style-name="ro1">
          <table:table-cell office:value-type="string" calcext:value-type="string">
            <text:p>http://lh3.ggpht.com/_4J04oTPkQoI/SRb5BrI2WrI/AAAAAAAAAbg/P-47WJDAH-A/s400/DSC08946.JPG</text:p>
          </table:table-cell>
          <table:table-cell table:formula="of:=SEARCH(&quot;/&quot;;[.A53];8)" office:value-type="float" office:value="21" calcext:value-type="float">
            <text:p>21</text:p>
          </table:table-cell>
          <table:table-cell table:formula="of:=MID([.A53];1;[.B53])" office:value-type="string" office:string-value="http://lh3.ggpht.com/" calcext:value-type="string">
            <text:p>http://lh3.ggpht.com/</text:p>
          </table:table-cell>
          <table:table-cell table:formula="of:=SEARCH(&quot;/&quot;;[.A53];[.B53]+1)" office:value-type="float" office:value="34" calcext:value-type="float">
            <text:p>34</text:p>
          </table:table-cell>
          <table:table-cell table:formula="of:=SEARCH(&quot;/&quot;;[.A53];[.D53]+1)" office:value-type="float" office:value="46" calcext:value-type="float">
            <text:p>46</text:p>
          </table:table-cell>
          <table:table-cell table:formula="of:=SEARCH(&quot;/&quot;;[.A53];[.E53]+1)" office:value-type="float" office:value="58" calcext:value-type="float">
            <text:p>58</text:p>
          </table:table-cell>
          <table:table-cell table:formula="of:=SEARCH(&quot;/&quot;;[.A53];[.F53]+1)" office:value-type="float" office:value="70" calcext:value-type="float">
            <text:p>70</text:p>
          </table:table-cell>
          <table:table-cell table:formula="of:=IFERROR(SEARCH(&quot;/&quot;;[.A53];[.G53]+1);0)" office:value-type="float" office:value="75" calcext:value-type="float">
            <text:p>75</text:p>
          </table:table-cell>
          <table:table-cell table:formula="of:=MID([.A53];IF([.H53] = 0;[.G53]+1;[.H53]+1);LEN([.A53])-IF([.H53]=0;[.G53];[.H53])+1)" office:value-type="string" office:string-value="DSC08946.JPG" calcext:value-type="string">
            <text:p>DSC08946.JPG</text:p>
          </table:table-cell>
          <table:table-cell table:formula="of:=CONCATENATE(&quot;/home/inakiap/Imágenes/imgBlogRescatadas/&quot;;[.I53])" office:value-type="string" office:string-value="/home/inakiap/Imágenes/imgBlogRescatadas/DSC08946.JPG" calcext:value-type="string">
            <text:p>/home/inakiap/Imágenes/imgBlogRescatadas/DSC08946.JPG</text:p>
          </table:table-cell>
        </table:table-row>
        <table:table-row table:style-name="ro1">
          <table:table-cell office:value-type="string" calcext:value-type="string">
            <text:p>http://lh3.ggpht.com/_T4A4ZuM9WD8/SRb3GTPnkrI/AAAAAAAAD9k/YSxyemShyjA/s640/IMG_1918.JPG</text:p>
          </table:table-cell>
          <table:table-cell table:formula="of:=SEARCH(&quot;/&quot;;[.A54];8)" office:value-type="float" office:value="21" calcext:value-type="float">
            <text:p>21</text:p>
          </table:table-cell>
          <table:table-cell table:formula="of:=MID([.A54];1;[.B54])" office:value-type="string" office:string-value="http://lh3.ggpht.com/" calcext:value-type="string">
            <text:p>http://lh3.ggpht.com/</text:p>
          </table:table-cell>
          <table:table-cell table:formula="of:=SEARCH(&quot;/&quot;;[.A54];[.B54]+1)" office:value-type="float" office:value="34" calcext:value-type="float">
            <text:p>34</text:p>
          </table:table-cell>
          <table:table-cell table:formula="of:=SEARCH(&quot;/&quot;;[.A54];[.D54]+1)" office:value-type="float" office:value="46" calcext:value-type="float">
            <text:p>46</text:p>
          </table:table-cell>
          <table:table-cell table:formula="of:=SEARCH(&quot;/&quot;;[.A54];[.E54]+1)" office:value-type="float" office:value="58" calcext:value-type="float">
            <text:p>58</text:p>
          </table:table-cell>
          <table:table-cell table:formula="of:=SEARCH(&quot;/&quot;;[.A54];[.F54]+1)" office:value-type="float" office:value="70" calcext:value-type="float">
            <text:p>70</text:p>
          </table:table-cell>
          <table:table-cell table:formula="of:=IFERROR(SEARCH(&quot;/&quot;;[.A54];[.G54]+1);0)" office:value-type="float" office:value="75" calcext:value-type="float">
            <text:p>75</text:p>
          </table:table-cell>
          <table:table-cell table:formula="of:=MID([.A54];IF([.H54] = 0;[.G54]+1;[.H54]+1);LEN([.A54])-IF([.H54]=0;[.G54];[.H54])+1)" office:value-type="string" office:string-value="IMG_1918.JPG" calcext:value-type="string">
            <text:p>IMG_1918.JPG</text:p>
          </table:table-cell>
          <table:table-cell table:formula="of:=CONCATENATE(&quot;/home/inakiap/Imágenes/imgBlogRescatadas/&quot;;[.I54])" office:value-type="string" office:string-value="/home/inakiap/Imágenes/imgBlogRescatadas/IMG_1918.JPG" calcext:value-type="string">
            <text:p>/home/inakiap/Imágenes/imgBlogRescatadas/IMG_1918.JPG</text:p>
          </table:table-cell>
        </table:table-row>
        <table:table-row table:style-name="ro1">
          <table:table-cell office:value-type="string" calcext:value-type="string">
            <text:p>http://lh5.ggpht.com/_4J04oTPkQoI/SRb4NeYBAiI/AAAAAAAAANs/dhN5Dl1eBlE/s512/DSC08890.JPG</text:p>
          </table:table-cell>
          <table:table-cell table:formula="of:=SEARCH(&quot;/&quot;;[.A55];8)" office:value-type="float" office:value="21" calcext:value-type="float">
            <text:p>21</text:p>
          </table:table-cell>
          <table:table-cell table:formula="of:=MID([.A55];1;[.B55])" office:value-type="string" office:string-value="http://lh5.ggpht.com/" calcext:value-type="string">
            <text:p>http://lh5.ggpht.com/</text:p>
          </table:table-cell>
          <table:table-cell table:formula="of:=SEARCH(&quot;/&quot;;[.A55];[.B55]+1)" office:value-type="float" office:value="34" calcext:value-type="float">
            <text:p>34</text:p>
          </table:table-cell>
          <table:table-cell table:formula="of:=SEARCH(&quot;/&quot;;[.A55];[.D55]+1)" office:value-type="float" office:value="46" calcext:value-type="float">
            <text:p>46</text:p>
          </table:table-cell>
          <table:table-cell table:formula="of:=SEARCH(&quot;/&quot;;[.A55];[.E55]+1)" office:value-type="float" office:value="58" calcext:value-type="float">
            <text:p>58</text:p>
          </table:table-cell>
          <table:table-cell table:formula="of:=SEARCH(&quot;/&quot;;[.A55];[.F55]+1)" office:value-type="float" office:value="70" calcext:value-type="float">
            <text:p>70</text:p>
          </table:table-cell>
          <table:table-cell table:formula="of:=IFERROR(SEARCH(&quot;/&quot;;[.A55];[.G55]+1);0)" office:value-type="float" office:value="75" calcext:value-type="float">
            <text:p>75</text:p>
          </table:table-cell>
          <table:table-cell table:formula="of:=MID([.A55];IF([.H55] = 0;[.G55]+1;[.H55]+1);LEN([.A55])-IF([.H55]=0;[.G55];[.H55])+1)" office:value-type="string" office:string-value="DSC08890.JPG" calcext:value-type="string">
            <text:p>DSC08890.JPG</text:p>
          </table:table-cell>
          <table:table-cell table:formula="of:=CONCATENATE(&quot;/home/inakiap/Imágenes/imgBlogRescatadas/&quot;;[.I55])" office:value-type="string" office:string-value="/home/inakiap/Imágenes/imgBlogRescatadas/DSC08890.JPG" calcext:value-type="string">
            <text:p>/home/inakiap/Imágenes/imgBlogRescatadas/DSC08890.JPG</text:p>
          </table:table-cell>
        </table:table-row>
        <table:table-row table:style-name="ro1">
          <table:table-cell office:value-type="string" calcext:value-type="string">
            <text:p>http://lh4.ggpht.com/_4J04oTPkQoI/SRb4PxumQuI/AAAAAAAAAOE/hzo5cmCmFoI/s512/DSC08893.JPG</text:p>
          </table:table-cell>
          <table:table-cell table:formula="of:=SEARCH(&quot;/&quot;;[.A56];8)" office:value-type="float" office:value="21" calcext:value-type="float">
            <text:p>21</text:p>
          </table:table-cell>
          <table:table-cell table:formula="of:=MID([.A56];1;[.B56])" office:value-type="string" office:string-value="http://lh4.ggpht.com/" calcext:value-type="string">
            <text:p>http://lh4.ggpht.com/</text:p>
          </table:table-cell>
          <table:table-cell table:formula="of:=SEARCH(&quot;/&quot;;[.A56];[.B56]+1)" office:value-type="float" office:value="34" calcext:value-type="float">
            <text:p>34</text:p>
          </table:table-cell>
          <table:table-cell table:formula="of:=SEARCH(&quot;/&quot;;[.A56];[.D56]+1)" office:value-type="float" office:value="46" calcext:value-type="float">
            <text:p>46</text:p>
          </table:table-cell>
          <table:table-cell table:formula="of:=SEARCH(&quot;/&quot;;[.A56];[.E56]+1)" office:value-type="float" office:value="58" calcext:value-type="float">
            <text:p>58</text:p>
          </table:table-cell>
          <table:table-cell table:formula="of:=SEARCH(&quot;/&quot;;[.A56];[.F56]+1)" office:value-type="float" office:value="70" calcext:value-type="float">
            <text:p>70</text:p>
          </table:table-cell>
          <table:table-cell table:formula="of:=IFERROR(SEARCH(&quot;/&quot;;[.A56];[.G56]+1);0)" office:value-type="float" office:value="75" calcext:value-type="float">
            <text:p>75</text:p>
          </table:table-cell>
          <table:table-cell table:formula="of:=MID([.A56];IF([.H56] = 0;[.G56]+1;[.H56]+1);LEN([.A56])-IF([.H56]=0;[.G56];[.H56])+1)" office:value-type="string" office:string-value="DSC08893.JPG" calcext:value-type="string">
            <text:p>DSC08893.JPG</text:p>
          </table:table-cell>
          <table:table-cell table:formula="of:=CONCATENATE(&quot;/home/inakiap/Imágenes/imgBlogRescatadas/&quot;;[.I56])" office:value-type="string" office:string-value="/home/inakiap/Imágenes/imgBlogRescatadas/DSC08893.JPG" calcext:value-type="string">
            <text:p>/home/inakiap/Imágenes/imgBlogRescatadas/DSC08893.JPG</text:p>
          </table:table-cell>
        </table:table-row>
        <table:table-row table:style-name="ro1">
          <table:table-cell office:value-type="string" calcext:value-type="string">
            <text:p>http://lh3.ggpht.com/_4J04oTPkQoI/SRb4S7BB3FI/AAAAAAAAAOk/P801WX3Cub8/s512/DSC08897.JPG</text:p>
          </table:table-cell>
          <table:table-cell table:formula="of:=SEARCH(&quot;/&quot;;[.A57];8)" office:value-type="float" office:value="21" calcext:value-type="float">
            <text:p>21</text:p>
          </table:table-cell>
          <table:table-cell table:formula="of:=MID([.A57];1;[.B57])" office:value-type="string" office:string-value="http://lh3.ggpht.com/" calcext:value-type="string">
            <text:p>http://lh3.ggpht.com/</text:p>
          </table:table-cell>
          <table:table-cell table:formula="of:=SEARCH(&quot;/&quot;;[.A57];[.B57]+1)" office:value-type="float" office:value="34" calcext:value-type="float">
            <text:p>34</text:p>
          </table:table-cell>
          <table:table-cell table:formula="of:=SEARCH(&quot;/&quot;;[.A57];[.D57]+1)" office:value-type="float" office:value="46" calcext:value-type="float">
            <text:p>46</text:p>
          </table:table-cell>
          <table:table-cell table:formula="of:=SEARCH(&quot;/&quot;;[.A57];[.E57]+1)" office:value-type="float" office:value="58" calcext:value-type="float">
            <text:p>58</text:p>
          </table:table-cell>
          <table:table-cell table:formula="of:=SEARCH(&quot;/&quot;;[.A57];[.F57]+1)" office:value-type="float" office:value="70" calcext:value-type="float">
            <text:p>70</text:p>
          </table:table-cell>
          <table:table-cell table:formula="of:=IFERROR(SEARCH(&quot;/&quot;;[.A57];[.G57]+1);0)" office:value-type="float" office:value="75" calcext:value-type="float">
            <text:p>75</text:p>
          </table:table-cell>
          <table:table-cell table:formula="of:=MID([.A57];IF([.H57] = 0;[.G57]+1;[.H57]+1);LEN([.A57])-IF([.H57]=0;[.G57];[.H57])+1)" office:value-type="string" office:string-value="DSC08897.JPG" calcext:value-type="string">
            <text:p>DSC08897.JPG</text:p>
          </table:table-cell>
          <table:table-cell table:formula="of:=CONCATENATE(&quot;/home/inakiap/Imágenes/imgBlogRescatadas/&quot;;[.I57])" office:value-type="string" office:string-value="/home/inakiap/Imágenes/imgBlogRescatadas/DSC08897.JPG" calcext:value-type="string">
            <text:p>/home/inakiap/Imágenes/imgBlogRescatadas/DSC08897.JPG</text:p>
          </table:table-cell>
        </table:table-row>
        <table:table-row table:style-name="ro1">
          <table:table-cell office:value-type="string" calcext:value-type="string">
            <text:p>http://lh4.ggpht.com/_T4A4ZuM9WD8/SRb0wKztjTI/AAAAAAAADvg/Jac1NYOUe2Y/s576/IMG_1790.JPG</text:p>
          </table:table-cell>
          <table:table-cell table:formula="of:=SEARCH(&quot;/&quot;;[.A58];8)" office:value-type="float" office:value="21" calcext:value-type="float">
            <text:p>21</text:p>
          </table:table-cell>
          <table:table-cell table:formula="of:=MID([.A58];1;[.B58])" office:value-type="string" office:string-value="http://lh4.ggpht.com/" calcext:value-type="string">
            <text:p>http://lh4.ggpht.com/</text:p>
          </table:table-cell>
          <table:table-cell table:formula="of:=SEARCH(&quot;/&quot;;[.A58];[.B58]+1)" office:value-type="float" office:value="34" calcext:value-type="float">
            <text:p>34</text:p>
          </table:table-cell>
          <table:table-cell table:formula="of:=SEARCH(&quot;/&quot;;[.A58];[.D58]+1)" office:value-type="float" office:value="46" calcext:value-type="float">
            <text:p>46</text:p>
          </table:table-cell>
          <table:table-cell table:formula="of:=SEARCH(&quot;/&quot;;[.A58];[.E58]+1)" office:value-type="float" office:value="58" calcext:value-type="float">
            <text:p>58</text:p>
          </table:table-cell>
          <table:table-cell table:formula="of:=SEARCH(&quot;/&quot;;[.A58];[.F58]+1)" office:value-type="float" office:value="70" calcext:value-type="float">
            <text:p>70</text:p>
          </table:table-cell>
          <table:table-cell table:formula="of:=IFERROR(SEARCH(&quot;/&quot;;[.A58];[.G58]+1);0)" office:value-type="float" office:value="75" calcext:value-type="float">
            <text:p>75</text:p>
          </table:table-cell>
          <table:table-cell table:formula="of:=MID([.A58];IF([.H58] = 0;[.G58]+1;[.H58]+1);LEN([.A58])-IF([.H58]=0;[.G58];[.H58])+1)" office:value-type="string" office:string-value="IMG_1790.JPG" calcext:value-type="string">
            <text:p>IMG_1790.JPG</text:p>
          </table:table-cell>
          <table:table-cell table:formula="of:=CONCATENATE(&quot;/home/inakiap/Imágenes/imgBlogRescatadas/&quot;;[.I58])" office:value-type="string" office:string-value="/home/inakiap/Imágenes/imgBlogRescatadas/IMG_1790.JPG" calcext:value-type="string">
            <text:p>/home/inakiap/Imágenes/imgBlogRescatadas/IMG_1790.JPG</text:p>
          </table:table-cell>
        </table:table-row>
        <table:table-row table:style-name="ro1">
          <table:table-cell office:value-type="string" calcext:value-type="string">
            <text:p>http://lh3.ggpht.com/_T4A4ZuM9WD8/SRbzrZlTu0I/AAAAAAAADmQ/FJngMkcG1j8/s576/IMG_1713.JPG</text:p>
          </table:table-cell>
          <table:table-cell table:formula="of:=SEARCH(&quot;/&quot;;[.A59];8)" office:value-type="float" office:value="21" calcext:value-type="float">
            <text:p>21</text:p>
          </table:table-cell>
          <table:table-cell table:formula="of:=MID([.A59];1;[.B59])" office:value-type="string" office:string-value="http://lh3.ggpht.com/" calcext:value-type="string">
            <text:p>http://lh3.ggpht.com/</text:p>
          </table:table-cell>
          <table:table-cell table:formula="of:=SEARCH(&quot;/&quot;;[.A59];[.B59]+1)" office:value-type="float" office:value="34" calcext:value-type="float">
            <text:p>34</text:p>
          </table:table-cell>
          <table:table-cell table:formula="of:=SEARCH(&quot;/&quot;;[.A59];[.D59]+1)" office:value-type="float" office:value="46" calcext:value-type="float">
            <text:p>46</text:p>
          </table:table-cell>
          <table:table-cell table:formula="of:=SEARCH(&quot;/&quot;;[.A59];[.E59]+1)" office:value-type="float" office:value="58" calcext:value-type="float">
            <text:p>58</text:p>
          </table:table-cell>
          <table:table-cell table:formula="of:=SEARCH(&quot;/&quot;;[.A59];[.F59]+1)" office:value-type="float" office:value="70" calcext:value-type="float">
            <text:p>70</text:p>
          </table:table-cell>
          <table:table-cell table:formula="of:=IFERROR(SEARCH(&quot;/&quot;;[.A59];[.G59]+1);0)" office:value-type="float" office:value="75" calcext:value-type="float">
            <text:p>75</text:p>
          </table:table-cell>
          <table:table-cell table:formula="of:=MID([.A59];IF([.H59] = 0;[.G59]+1;[.H59]+1);LEN([.A59])-IF([.H59]=0;[.G59];[.H59])+1)" office:value-type="string" office:string-value="IMG_1713.JPG" calcext:value-type="string">
            <text:p>IMG_1713.JPG</text:p>
          </table:table-cell>
          <table:table-cell table:formula="of:=CONCATENATE(&quot;/home/inakiap/Imágenes/imgBlogRescatadas/&quot;;[.I59])" office:value-type="string" office:string-value="/home/inakiap/Imágenes/imgBlogRescatadas/IMG_1713.JPG" calcext:value-type="string">
            <text:p>/home/inakiap/Imágenes/imgBlogRescatadas/IMG_1713.JPG</text:p>
          </table:table-cell>
        </table:table-row>
        <table:table-row table:style-name="ro1">
          <table:table-cell office:value-type="string" calcext:value-type="string">
            <text:p>http://lh3.ggpht.com/_4J04oTPkQoI/SRb3VDg0giI/AAAAAAAAAKs/tfX3C1Cy_A4/s512/DSC08866.JPG</text:p>
          </table:table-cell>
          <table:table-cell table:formula="of:=SEARCH(&quot;/&quot;;[.A60];8)" office:value-type="float" office:value="21" calcext:value-type="float">
            <text:p>21</text:p>
          </table:table-cell>
          <table:table-cell table:formula="of:=MID([.A60];1;[.B60])" office:value-type="string" office:string-value="http://lh3.ggpht.com/" calcext:value-type="string">
            <text:p>http://lh3.ggpht.com/</text:p>
          </table:table-cell>
          <table:table-cell table:formula="of:=SEARCH(&quot;/&quot;;[.A60];[.B60]+1)" office:value-type="float" office:value="34" calcext:value-type="float">
            <text:p>34</text:p>
          </table:table-cell>
          <table:table-cell table:formula="of:=SEARCH(&quot;/&quot;;[.A60];[.D60]+1)" office:value-type="float" office:value="46" calcext:value-type="float">
            <text:p>46</text:p>
          </table:table-cell>
          <table:table-cell table:formula="of:=SEARCH(&quot;/&quot;;[.A60];[.E60]+1)" office:value-type="float" office:value="58" calcext:value-type="float">
            <text:p>58</text:p>
          </table:table-cell>
          <table:table-cell table:formula="of:=SEARCH(&quot;/&quot;;[.A60];[.F60]+1)" office:value-type="float" office:value="70" calcext:value-type="float">
            <text:p>70</text:p>
          </table:table-cell>
          <table:table-cell table:formula="of:=IFERROR(SEARCH(&quot;/&quot;;[.A60];[.G60]+1);0)" office:value-type="float" office:value="75" calcext:value-type="float">
            <text:p>75</text:p>
          </table:table-cell>
          <table:table-cell table:formula="of:=MID([.A60];IF([.H60] = 0;[.G60]+1;[.H60]+1);LEN([.A60])-IF([.H60]=0;[.G60];[.H60])+1)" office:value-type="string" office:string-value="DSC08866.JPG" calcext:value-type="string">
            <text:p>DSC08866.JPG</text:p>
          </table:table-cell>
          <table:table-cell table:formula="of:=CONCATENATE(&quot;/home/inakiap/Imágenes/imgBlogRescatadas/&quot;;[.I60])" office:value-type="string" office:string-value="/home/inakiap/Imágenes/imgBlogRescatadas/DSC08866.JPG" calcext:value-type="string">
            <text:p>/home/inakiap/Imágenes/imgBlogRescatadas/DSC08866.JPG</text:p>
          </table:table-cell>
        </table:table-row>
        <table:table-row table:style-name="ro1">
          <table:table-cell office:value-type="string" calcext:value-type="string">
            <text:p>http://lh6.ggpht.com/_T4A4ZuM9WD8/SRbz4Iczm1I/AAAAAAAADno/mSthcMXAiLk/s640/IMG_1724.JPG</text:p>
          </table:table-cell>
          <table:table-cell table:formula="of:=SEARCH(&quot;/&quot;;[.A61];8)" office:value-type="float" office:value="21" calcext:value-type="float">
            <text:p>21</text:p>
          </table:table-cell>
          <table:table-cell table:formula="of:=MID([.A61];1;[.B61])" office:value-type="string" office:string-value="http://lh6.ggpht.com/" calcext:value-type="string">
            <text:p>http://lh6.ggpht.com/</text:p>
          </table:table-cell>
          <table:table-cell table:formula="of:=SEARCH(&quot;/&quot;;[.A61];[.B61]+1)" office:value-type="float" office:value="34" calcext:value-type="float">
            <text:p>34</text:p>
          </table:table-cell>
          <table:table-cell table:formula="of:=SEARCH(&quot;/&quot;;[.A61];[.D61]+1)" office:value-type="float" office:value="46" calcext:value-type="float">
            <text:p>46</text:p>
          </table:table-cell>
          <table:table-cell table:formula="of:=SEARCH(&quot;/&quot;;[.A61];[.E61]+1)" office:value-type="float" office:value="58" calcext:value-type="float">
            <text:p>58</text:p>
          </table:table-cell>
          <table:table-cell table:formula="of:=SEARCH(&quot;/&quot;;[.A61];[.F61]+1)" office:value-type="float" office:value="70" calcext:value-type="float">
            <text:p>70</text:p>
          </table:table-cell>
          <table:table-cell table:formula="of:=IFERROR(SEARCH(&quot;/&quot;;[.A61];[.G61]+1);0)" office:value-type="float" office:value="75" calcext:value-type="float">
            <text:p>75</text:p>
          </table:table-cell>
          <table:table-cell table:formula="of:=MID([.A61];IF([.H61] = 0;[.G61]+1;[.H61]+1);LEN([.A61])-IF([.H61]=0;[.G61];[.H61])+1)" office:value-type="string" office:string-value="IMG_1724.JPG" calcext:value-type="string">
            <text:p>IMG_1724.JPG</text:p>
          </table:table-cell>
          <table:table-cell table:formula="of:=CONCATENATE(&quot;/home/inakiap/Imágenes/imgBlogRescatadas/&quot;;[.I61])" office:value-type="string" office:string-value="/home/inakiap/Imágenes/imgBlogRescatadas/IMG_1724.JPG" calcext:value-type="string">
            <text:p>/home/inakiap/Imágenes/imgBlogRescatadas/IMG_1724.JPG</text:p>
          </table:table-cell>
        </table:table-row>
        <table:table-row table:style-name="ro1">
          <table:table-cell office:value-type="string" calcext:value-type="string">
            <text:p>http://lh6.ggpht.com/_4J04oTPkQoI/SRb4acs6WgI/AAAAAAAAAPc/-15fjdgbfdY/s512/DSC08904.JPG</text:p>
          </table:table-cell>
          <table:table-cell table:formula="of:=SEARCH(&quot;/&quot;;[.A62];8)" office:value-type="float" office:value="21" calcext:value-type="float">
            <text:p>21</text:p>
          </table:table-cell>
          <table:table-cell table:formula="of:=MID([.A62];1;[.B62])" office:value-type="string" office:string-value="http://lh6.ggpht.com/" calcext:value-type="string">
            <text:p>http://lh6.ggpht.com/</text:p>
          </table:table-cell>
          <table:table-cell table:formula="of:=SEARCH(&quot;/&quot;;[.A62];[.B62]+1)" office:value-type="float" office:value="34" calcext:value-type="float">
            <text:p>34</text:p>
          </table:table-cell>
          <table:table-cell table:formula="of:=SEARCH(&quot;/&quot;;[.A62];[.D62]+1)" office:value-type="float" office:value="46" calcext:value-type="float">
            <text:p>46</text:p>
          </table:table-cell>
          <table:table-cell table:formula="of:=SEARCH(&quot;/&quot;;[.A62];[.E62]+1)" office:value-type="float" office:value="58" calcext:value-type="float">
            <text:p>58</text:p>
          </table:table-cell>
          <table:table-cell table:formula="of:=SEARCH(&quot;/&quot;;[.A62];[.F62]+1)" office:value-type="float" office:value="70" calcext:value-type="float">
            <text:p>70</text:p>
          </table:table-cell>
          <table:table-cell table:formula="of:=IFERROR(SEARCH(&quot;/&quot;;[.A62];[.G62]+1);0)" office:value-type="float" office:value="75" calcext:value-type="float">
            <text:p>75</text:p>
          </table:table-cell>
          <table:table-cell table:formula="of:=MID([.A62];IF([.H62] = 0;[.G62]+1;[.H62]+1);LEN([.A62])-IF([.H62]=0;[.G62];[.H62])+1)" office:value-type="string" office:string-value="DSC08904.JPG" calcext:value-type="string">
            <text:p>DSC08904.JPG</text:p>
          </table:table-cell>
          <table:table-cell table:formula="of:=CONCATENATE(&quot;/home/inakiap/Imágenes/imgBlogRescatadas/&quot;;[.I62])" office:value-type="string" office:string-value="/home/inakiap/Imágenes/imgBlogRescatadas/DSC08904.JPG" calcext:value-type="string">
            <text:p>/home/inakiap/Imágenes/imgBlogRescatadas/DSC08904.JPG</text:p>
          </table:table-cell>
        </table:table-row>
        <table:table-row table:style-name="ro1">
          <table:table-cell office:value-type="string" calcext:value-type="string">
            <text:p>http://lh6.ggpht.com/_T4A4ZuM9WD8/SQsyBvqc-JI/AAAAAAAADFk/pHy3AM8pG7o/s512/IMG_1516.JPG</text:p>
          </table:table-cell>
          <table:table-cell table:formula="of:=SEARCH(&quot;/&quot;;[.A63];8)" office:value-type="float" office:value="21" calcext:value-type="float">
            <text:p>21</text:p>
          </table:table-cell>
          <table:table-cell table:formula="of:=MID([.A63];1;[.B63])" office:value-type="string" office:string-value="http://lh6.ggpht.com/" calcext:value-type="string">
            <text:p>http://lh6.ggpht.com/</text:p>
          </table:table-cell>
          <table:table-cell table:formula="of:=SEARCH(&quot;/&quot;;[.A63];[.B63]+1)" office:value-type="float" office:value="34" calcext:value-type="float">
            <text:p>34</text:p>
          </table:table-cell>
          <table:table-cell table:formula="of:=SEARCH(&quot;/&quot;;[.A63];[.D63]+1)" office:value-type="float" office:value="46" calcext:value-type="float">
            <text:p>46</text:p>
          </table:table-cell>
          <table:table-cell table:formula="of:=SEARCH(&quot;/&quot;;[.A63];[.E63]+1)" office:value-type="float" office:value="58" calcext:value-type="float">
            <text:p>58</text:p>
          </table:table-cell>
          <table:table-cell table:formula="of:=SEARCH(&quot;/&quot;;[.A63];[.F63]+1)" office:value-type="float" office:value="70" calcext:value-type="float">
            <text:p>70</text:p>
          </table:table-cell>
          <table:table-cell table:formula="of:=IFERROR(SEARCH(&quot;/&quot;;[.A63];[.G63]+1);0)" office:value-type="float" office:value="75" calcext:value-type="float">
            <text:p>75</text:p>
          </table:table-cell>
          <table:table-cell table:formula="of:=MID([.A63];IF([.H63] = 0;[.G63]+1;[.H63]+1);LEN([.A63])-IF([.H63]=0;[.G63];[.H63])+1)" office:value-type="string" office:string-value="IMG_1516.JPG" calcext:value-type="string">
            <text:p>IMG_1516.JPG</text:p>
          </table:table-cell>
          <table:table-cell table:formula="of:=CONCATENATE(&quot;/home/inakiap/Imágenes/imgBlogRescatadas/&quot;;[.I63])" office:value-type="string" office:string-value="/home/inakiap/Imágenes/imgBlogRescatadas/IMG_1516.JPG" calcext:value-type="string">
            <text:p>/home/inakiap/Imágenes/imgBlogRescatadas/IMG_1516.JPG</text:p>
          </table:table-cell>
        </table:table-row>
        <table:table-row table:style-name="ro1">
          <table:table-cell office:value-type="string" calcext:value-type="string">
            <text:p>http://lh3.ggpht.com/_T4A4ZuM9WD8/SQsx924EMqI/AAAAAAAADE8/7cy3WQjIWEA/s512/IMG_1508.JPG</text:p>
          </table:table-cell>
          <table:table-cell table:formula="of:=SEARCH(&quot;/&quot;;[.A64];8)" office:value-type="float" office:value="21" calcext:value-type="float">
            <text:p>21</text:p>
          </table:table-cell>
          <table:table-cell table:formula="of:=MID([.A64];1;[.B64])" office:value-type="string" office:string-value="http://lh3.ggpht.com/" calcext:value-type="string">
            <text:p>http://lh3.ggpht.com/</text:p>
          </table:table-cell>
          <table:table-cell table:formula="of:=SEARCH(&quot;/&quot;;[.A64];[.B64]+1)" office:value-type="float" office:value="34" calcext:value-type="float">
            <text:p>34</text:p>
          </table:table-cell>
          <table:table-cell table:formula="of:=SEARCH(&quot;/&quot;;[.A64];[.D64]+1)" office:value-type="float" office:value="46" calcext:value-type="float">
            <text:p>46</text:p>
          </table:table-cell>
          <table:table-cell table:formula="of:=SEARCH(&quot;/&quot;;[.A64];[.E64]+1)" office:value-type="float" office:value="58" calcext:value-type="float">
            <text:p>58</text:p>
          </table:table-cell>
          <table:table-cell table:formula="of:=SEARCH(&quot;/&quot;;[.A64];[.F64]+1)" office:value-type="float" office:value="70" calcext:value-type="float">
            <text:p>70</text:p>
          </table:table-cell>
          <table:table-cell table:formula="of:=IFERROR(SEARCH(&quot;/&quot;;[.A64];[.G64]+1);0)" office:value-type="float" office:value="75" calcext:value-type="float">
            <text:p>75</text:p>
          </table:table-cell>
          <table:table-cell table:formula="of:=MID([.A64];IF([.H64] = 0;[.G64]+1;[.H64]+1);LEN([.A64])-IF([.H64]=0;[.G64];[.H64])+1)" office:value-type="string" office:string-value="IMG_1508.JPG" calcext:value-type="string">
            <text:p>IMG_1508.JPG</text:p>
          </table:table-cell>
          <table:table-cell table:formula="of:=CONCATENATE(&quot;/home/inakiap/Imágenes/imgBlogRescatadas/&quot;;[.I64])" office:value-type="string" office:string-value="/home/inakiap/Imágenes/imgBlogRescatadas/IMG_1508.JPG" calcext:value-type="string">
            <text:p>/home/inakiap/Imágenes/imgBlogRescatadas/IMG_1508.JPG</text:p>
          </table:table-cell>
        </table:table-row>
        <table:table-row table:style-name="ro1">
          <table:table-cell office:value-type="string" calcext:value-type="string">
            <text:p>http://lh3.ggpht.com/_T4A4ZuM9WD8/SRb00wSZJLI/AAAAAAAADwQ/LWyWDYYKJNs/s576/IMG_1797.JPG</text:p>
          </table:table-cell>
          <table:table-cell table:formula="of:=SEARCH(&quot;/&quot;;[.A65];8)" office:value-type="float" office:value="21" calcext:value-type="float">
            <text:p>21</text:p>
          </table:table-cell>
          <table:table-cell table:formula="of:=MID([.A65];1;[.B65])" office:value-type="string" office:string-value="http://lh3.ggpht.com/" calcext:value-type="string">
            <text:p>http://lh3.ggpht.com/</text:p>
          </table:table-cell>
          <table:table-cell table:formula="of:=SEARCH(&quot;/&quot;;[.A65];[.B65]+1)" office:value-type="float" office:value="34" calcext:value-type="float">
            <text:p>34</text:p>
          </table:table-cell>
          <table:table-cell table:formula="of:=SEARCH(&quot;/&quot;;[.A65];[.D65]+1)" office:value-type="float" office:value="46" calcext:value-type="float">
            <text:p>46</text:p>
          </table:table-cell>
          <table:table-cell table:formula="of:=SEARCH(&quot;/&quot;;[.A65];[.E65]+1)" office:value-type="float" office:value="58" calcext:value-type="float">
            <text:p>58</text:p>
          </table:table-cell>
          <table:table-cell table:formula="of:=SEARCH(&quot;/&quot;;[.A65];[.F65]+1)" office:value-type="float" office:value="70" calcext:value-type="float">
            <text:p>70</text:p>
          </table:table-cell>
          <table:table-cell table:formula="of:=IFERROR(SEARCH(&quot;/&quot;;[.A65];[.G65]+1);0)" office:value-type="float" office:value="75" calcext:value-type="float">
            <text:p>75</text:p>
          </table:table-cell>
          <table:table-cell table:formula="of:=MID([.A65];IF([.H65] = 0;[.G65]+1;[.H65]+1);LEN([.A65])-IF([.H65]=0;[.G65];[.H65])+1)" office:value-type="string" office:string-value="IMG_1797.JPG" calcext:value-type="string">
            <text:p>IMG_1797.JPG</text:p>
          </table:table-cell>
          <table:table-cell table:formula="of:=CONCATENATE(&quot;/home/inakiap/Imágenes/imgBlogRescatadas/&quot;;[.I65])" office:value-type="string" office:string-value="/home/inakiap/Imágenes/imgBlogRescatadas/IMG_1797.JPG" calcext:value-type="string">
            <text:p>/home/inakiap/Imágenes/imgBlogRescatadas/IMG_1797.JPG</text:p>
          </table:table-cell>
        </table:table-row>
        <table:table-row table:style-name="ro1">
          <table:table-cell office:value-type="string" calcext:value-type="string">
            <text:p>http://lh4.ggpht.com/_4J04oTPkQoI/SSerVscOvhI/AAAAAAAAAdU/qaIO7PDROLA/s512/autobus%20a%20Badami.JPG</text:p>
          </table:table-cell>
          <table:table-cell table:formula="of:=SEARCH(&quot;/&quot;;[.A66];8)" office:value-type="float" office:value="21" calcext:value-type="float">
            <text:p>21</text:p>
          </table:table-cell>
          <table:table-cell table:formula="of:=MID([.A66];1;[.B66])" office:value-type="string" office:string-value="http://lh4.ggpht.com/" calcext:value-type="string">
            <text:p>http://lh4.ggpht.com/</text:p>
          </table:table-cell>
          <table:table-cell table:formula="of:=SEARCH(&quot;/&quot;;[.A66];[.B66]+1)" office:value-type="float" office:value="34" calcext:value-type="float">
            <text:p>34</text:p>
          </table:table-cell>
          <table:table-cell table:formula="of:=SEARCH(&quot;/&quot;;[.A66];[.D66]+1)" office:value-type="float" office:value="46" calcext:value-type="float">
            <text:p>46</text:p>
          </table:table-cell>
          <table:table-cell table:formula="of:=SEARCH(&quot;/&quot;;[.A66];[.E66]+1)" office:value-type="float" office:value="58" calcext:value-type="float">
            <text:p>58</text:p>
          </table:table-cell>
          <table:table-cell table:formula="of:=SEARCH(&quot;/&quot;;[.A66];[.F66]+1)" office:value-type="float" office:value="70" calcext:value-type="float">
            <text:p>70</text:p>
          </table:table-cell>
          <table:table-cell table:formula="of:=IFERROR(SEARCH(&quot;/&quot;;[.A66];[.G66]+1);0)" office:value-type="float" office:value="75" calcext:value-type="float">
            <text:p>75</text:p>
          </table:table-cell>
          <table:table-cell table:formula="of:=MID([.A66];IF([.H66] = 0;[.G66]+1;[.H66]+1);LEN([.A66])-IF([.H66]=0;[.G66];[.H66])+1)" office:value-type="string" office:string-value="autobus%20a%20Badami.JPG" calcext:value-type="string">
            <text:p>autobus%20a%20Badami.JPG</text:p>
          </table:table-cell>
          <table:table-cell table:formula="of:=CONCATENATE(&quot;/home/inakiap/Imágenes/imgBlogRescatadas/&quot;;[.I66])" office:value-type="string" office:string-value="/home/inakiap/Imágenes/imgBlogRescatadas/autobus%20a%20Badami.JPG" calcext:value-type="string">
            <text:p>/home/inakiap/Imágenes/imgBlogRescatadas/autobus%20a%20Badami.JPG</text:p>
          </table:table-cell>
        </table:table-row>
        <table:table-row table:style-name="ro1">
          <table:table-cell office:value-type="string" calcext:value-type="string">
            <text:p>http://lh4.ggpht.com/_T4A4ZuM9WD8/SS2DrleEvhI/AAAAAAAAEug/547I_bcNxx4/s400/IMG_2174.JPG</text:p>
          </table:table-cell>
          <table:table-cell table:formula="of:=SEARCH(&quot;/&quot;;[.A67];8)" office:value-type="float" office:value="21" calcext:value-type="float">
            <text:p>21</text:p>
          </table:table-cell>
          <table:table-cell table:formula="of:=MID([.A67];1;[.B67])" office:value-type="string" office:string-value="http://lh4.ggpht.com/" calcext:value-type="string">
            <text:p>http://lh4.ggpht.com/</text:p>
          </table:table-cell>
          <table:table-cell table:formula="of:=SEARCH(&quot;/&quot;;[.A67];[.B67]+1)" office:value-type="float" office:value="34" calcext:value-type="float">
            <text:p>34</text:p>
          </table:table-cell>
          <table:table-cell table:formula="of:=SEARCH(&quot;/&quot;;[.A67];[.D67]+1)" office:value-type="float" office:value="46" calcext:value-type="float">
            <text:p>46</text:p>
          </table:table-cell>
          <table:table-cell table:formula="of:=SEARCH(&quot;/&quot;;[.A67];[.E67]+1)" office:value-type="float" office:value="58" calcext:value-type="float">
            <text:p>58</text:p>
          </table:table-cell>
          <table:table-cell table:formula="of:=SEARCH(&quot;/&quot;;[.A67];[.F67]+1)" office:value-type="float" office:value="70" calcext:value-type="float">
            <text:p>70</text:p>
          </table:table-cell>
          <table:table-cell table:formula="of:=IFERROR(SEARCH(&quot;/&quot;;[.A67];[.G67]+1);0)" office:value-type="float" office:value="75" calcext:value-type="float">
            <text:p>75</text:p>
          </table:table-cell>
          <table:table-cell table:formula="of:=MID([.A67];IF([.H67] = 0;[.G67]+1;[.H67]+1);LEN([.A67])-IF([.H67]=0;[.G67];[.H67])+1)" office:value-type="string" office:string-value="IMG_2174.JPG" calcext:value-type="string">
            <text:p>IMG_2174.JPG</text:p>
          </table:table-cell>
          <table:table-cell table:formula="of:=CONCATENATE(&quot;/home/inakiap/Imágenes/imgBlogRescatadas/&quot;;[.I67])" office:value-type="string" office:string-value="/home/inakiap/Imágenes/imgBlogRescatadas/IMG_2174.JPG" calcext:value-type="string">
            <text:p>/home/inakiap/Imágenes/imgBlogRescatadas/IMG_2174.JPG</text:p>
          </table:table-cell>
        </table:table-row>
        <table:table-row table:style-name="ro1">
          <table:table-cell office:value-type="string" calcext:value-type="string">
            <text:p>http://lh5.ggpht.com/_T4A4ZuM9WD8/SS1-RZEeVzI/AAAAAAAAEUU/tI7xRFG8vvY/s400/IMG_1904.JPG</text:p>
          </table:table-cell>
          <table:table-cell table:formula="of:=SEARCH(&quot;/&quot;;[.A68];8)" office:value-type="float" office:value="21" calcext:value-type="float">
            <text:p>21</text:p>
          </table:table-cell>
          <table:table-cell table:formula="of:=MID([.A68];1;[.B68])" office:value-type="string" office:string-value="http://lh5.ggpht.com/" calcext:value-type="string">
            <text:p>http://lh5.ggpht.com/</text:p>
          </table:table-cell>
          <table:table-cell table:formula="of:=SEARCH(&quot;/&quot;;[.A68];[.B68]+1)" office:value-type="float" office:value="34" calcext:value-type="float">
            <text:p>34</text:p>
          </table:table-cell>
          <table:table-cell table:formula="of:=SEARCH(&quot;/&quot;;[.A68];[.D68]+1)" office:value-type="float" office:value="46" calcext:value-type="float">
            <text:p>46</text:p>
          </table:table-cell>
          <table:table-cell table:formula="of:=SEARCH(&quot;/&quot;;[.A68];[.E68]+1)" office:value-type="float" office:value="58" calcext:value-type="float">
            <text:p>58</text:p>
          </table:table-cell>
          <table:table-cell table:formula="of:=SEARCH(&quot;/&quot;;[.A68];[.F68]+1)" office:value-type="float" office:value="70" calcext:value-type="float">
            <text:p>70</text:p>
          </table:table-cell>
          <table:table-cell table:formula="of:=IFERROR(SEARCH(&quot;/&quot;;[.A68];[.G68]+1);0)" office:value-type="float" office:value="75" calcext:value-type="float">
            <text:p>75</text:p>
          </table:table-cell>
          <table:table-cell table:formula="of:=MID([.A68];IF([.H68] = 0;[.G68]+1;[.H68]+1);LEN([.A68])-IF([.H68]=0;[.G68];[.H68])+1)" office:value-type="string" office:string-value="IMG_1904.JPG" calcext:value-type="string">
            <text:p>IMG_1904.JPG</text:p>
          </table:table-cell>
          <table:table-cell table:formula="of:=CONCATENATE(&quot;/home/inakiap/Imágenes/imgBlogRescatadas/&quot;;[.I68])" office:value-type="string" office:string-value="/home/inakiap/Imágenes/imgBlogRescatadas/IMG_1904.JPG" calcext:value-type="string">
            <text:p>/home/inakiap/Imágenes/imgBlogRescatadas/IMG_1904.JPG</text:p>
          </table:table-cell>
        </table:table-row>
        <table:table-row table:style-name="ro1">
          <table:table-cell office:value-type="string" calcext:value-type="string">
            <text:p>http://lh5.ggpht.com/_T4A4ZuM9WD8/SS1-4f3O4VI/AAAAAAAAEZI/aQ_ZHn1gQ7o/s400/IMG_1951.JPG</text:p>
          </table:table-cell>
          <table:table-cell table:formula="of:=SEARCH(&quot;/&quot;;[.A69];8)" office:value-type="float" office:value="21" calcext:value-type="float">
            <text:p>21</text:p>
          </table:table-cell>
          <table:table-cell table:formula="of:=MID([.A69];1;[.B69])" office:value-type="string" office:string-value="http://lh5.ggpht.com/" calcext:value-type="string">
            <text:p>http://lh5.ggpht.com/</text:p>
          </table:table-cell>
          <table:table-cell table:formula="of:=SEARCH(&quot;/&quot;;[.A69];[.B69]+1)" office:value-type="float" office:value="34" calcext:value-type="float">
            <text:p>34</text:p>
          </table:table-cell>
          <table:table-cell table:formula="of:=SEARCH(&quot;/&quot;;[.A69];[.D69]+1)" office:value-type="float" office:value="46" calcext:value-type="float">
            <text:p>46</text:p>
          </table:table-cell>
          <table:table-cell table:formula="of:=SEARCH(&quot;/&quot;;[.A69];[.E69]+1)" office:value-type="float" office:value="58" calcext:value-type="float">
            <text:p>58</text:p>
          </table:table-cell>
          <table:table-cell table:formula="of:=SEARCH(&quot;/&quot;;[.A69];[.F69]+1)" office:value-type="float" office:value="70" calcext:value-type="float">
            <text:p>70</text:p>
          </table:table-cell>
          <table:table-cell table:formula="of:=IFERROR(SEARCH(&quot;/&quot;;[.A69];[.G69]+1);0)" office:value-type="float" office:value="75" calcext:value-type="float">
            <text:p>75</text:p>
          </table:table-cell>
          <table:table-cell table:formula="of:=MID([.A69];IF([.H69] = 0;[.G69]+1;[.H69]+1);LEN([.A69])-IF([.H69]=0;[.G69];[.H69])+1)" office:value-type="string" office:string-value="IMG_1951.JPG" calcext:value-type="string">
            <text:p>IMG_1951.JPG</text:p>
          </table:table-cell>
          <table:table-cell table:formula="of:=CONCATENATE(&quot;/home/inakiap/Imágenes/imgBlogRescatadas/&quot;;[.I69])" office:value-type="string" office:string-value="/home/inakiap/Imágenes/imgBlogRescatadas/IMG_1951.JPG" calcext:value-type="string">
            <text:p>/home/inakiap/Imágenes/imgBlogRescatadas/IMG_1951.JPG</text:p>
          </table:table-cell>
        </table:table-row>
        <table:table-row table:style-name="ro1">
          <table:table-cell office:value-type="string" calcext:value-type="string">
            <text:p>http://lh5.ggpht.com/_T4A4ZuM9WD8/SS1_9d-C9xI/AAAAAAAAEh0/lf-3CIST80c/s800/IMG_2057.JPG</text:p>
          </table:table-cell>
          <table:table-cell table:formula="of:=SEARCH(&quot;/&quot;;[.A70];8)" office:value-type="float" office:value="21" calcext:value-type="float">
            <text:p>21</text:p>
          </table:table-cell>
          <table:table-cell table:formula="of:=MID([.A70];1;[.B70])" office:value-type="string" office:string-value="http://lh5.ggpht.com/" calcext:value-type="string">
            <text:p>http://lh5.ggpht.com/</text:p>
          </table:table-cell>
          <table:table-cell table:formula="of:=SEARCH(&quot;/&quot;;[.A70];[.B70]+1)" office:value-type="float" office:value="34" calcext:value-type="float">
            <text:p>34</text:p>
          </table:table-cell>
          <table:table-cell table:formula="of:=SEARCH(&quot;/&quot;;[.A70];[.D70]+1)" office:value-type="float" office:value="46" calcext:value-type="float">
            <text:p>46</text:p>
          </table:table-cell>
          <table:table-cell table:formula="of:=SEARCH(&quot;/&quot;;[.A70];[.E70]+1)" office:value-type="float" office:value="58" calcext:value-type="float">
            <text:p>58</text:p>
          </table:table-cell>
          <table:table-cell table:formula="of:=SEARCH(&quot;/&quot;;[.A70];[.F70]+1)" office:value-type="float" office:value="70" calcext:value-type="float">
            <text:p>70</text:p>
          </table:table-cell>
          <table:table-cell table:formula="of:=IFERROR(SEARCH(&quot;/&quot;;[.A70];[.G70]+1);0)" office:value-type="float" office:value="75" calcext:value-type="float">
            <text:p>75</text:p>
          </table:table-cell>
          <table:table-cell table:formula="of:=MID([.A70];IF([.H70] = 0;[.G70]+1;[.H70]+1);LEN([.A70])-IF([.H70]=0;[.G70];[.H70])+1)" office:value-type="string" office:string-value="IMG_2057.JPG" calcext:value-type="string">
            <text:p>IMG_2057.JPG</text:p>
          </table:table-cell>
          <table:table-cell table:formula="of:=CONCATENATE(&quot;/home/inakiap/Imágenes/imgBlogRescatadas/&quot;;[.I70])" office:value-type="string" office:string-value="/home/inakiap/Imágenes/imgBlogRescatadas/IMG_2057.JPG" calcext:value-type="string">
            <text:p>/home/inakiap/Imágenes/imgBlogRescatadas/IMG_2057.JPG</text:p>
          </table:table-cell>
        </table:table-row>
        <table:table-row table:style-name="ro1">
          <table:table-cell office:value-type="string" calcext:value-type="string">
            <text:p>http://lh4.ggpht.com/_T4A4ZuM9WD8/SS2FqNFCWTI/AAAAAAAAE74/r4-keWLIhw8/s400/IMG_2336.JPG</text:p>
          </table:table-cell>
          <table:table-cell table:formula="of:=SEARCH(&quot;/&quot;;[.A71];8)" office:value-type="float" office:value="21" calcext:value-type="float">
            <text:p>21</text:p>
          </table:table-cell>
          <table:table-cell table:formula="of:=MID([.A71];1;[.B71])" office:value-type="string" office:string-value="http://lh4.ggpht.com/" calcext:value-type="string">
            <text:p>http://lh4.ggpht.com/</text:p>
          </table:table-cell>
          <table:table-cell table:formula="of:=SEARCH(&quot;/&quot;;[.A71];[.B71]+1)" office:value-type="float" office:value="34" calcext:value-type="float">
            <text:p>34</text:p>
          </table:table-cell>
          <table:table-cell table:formula="of:=SEARCH(&quot;/&quot;;[.A71];[.D71]+1)" office:value-type="float" office:value="46" calcext:value-type="float">
            <text:p>46</text:p>
          </table:table-cell>
          <table:table-cell table:formula="of:=SEARCH(&quot;/&quot;;[.A71];[.E71]+1)" office:value-type="float" office:value="58" calcext:value-type="float">
            <text:p>58</text:p>
          </table:table-cell>
          <table:table-cell table:formula="of:=SEARCH(&quot;/&quot;;[.A71];[.F71]+1)" office:value-type="float" office:value="70" calcext:value-type="float">
            <text:p>70</text:p>
          </table:table-cell>
          <table:table-cell table:formula="of:=IFERROR(SEARCH(&quot;/&quot;;[.A71];[.G71]+1);0)" office:value-type="float" office:value="75" calcext:value-type="float">
            <text:p>75</text:p>
          </table:table-cell>
          <table:table-cell table:formula="of:=MID([.A71];IF([.H71] = 0;[.G71]+1;[.H71]+1);LEN([.A71])-IF([.H71]=0;[.G71];[.H71])+1)" office:value-type="string" office:string-value="IMG_2336.JPG" calcext:value-type="string">
            <text:p>IMG_2336.JPG</text:p>
          </table:table-cell>
          <table:table-cell table:formula="of:=CONCATENATE(&quot;/home/inakiap/Imágenes/imgBlogRescatadas/&quot;;[.I71])" office:value-type="string" office:string-value="/home/inakiap/Imágenes/imgBlogRescatadas/IMG_2336.JPG" calcext:value-type="string">
            <text:p>/home/inakiap/Imágenes/imgBlogRescatadas/IMG_2336.JPG</text:p>
          </table:table-cell>
        </table:table-row>
        <table:table-row table:style-name="ro1">
          <table:table-cell office:value-type="string" calcext:value-type="string">
            <text:p>http://lh3.ggpht.com/_T4A4ZuM9WD8/SS2E6m2jOiI/AAAAAAAAE0c/AB8gdZ_CkxA/s288/IMG_2258.JPG</text:p>
          </table:table-cell>
          <table:table-cell table:formula="of:=SEARCH(&quot;/&quot;;[.A72];8)" office:value-type="float" office:value="21" calcext:value-type="float">
            <text:p>21</text:p>
          </table:table-cell>
          <table:table-cell table:formula="of:=MID([.A72];1;[.B72])" office:value-type="string" office:string-value="http://lh3.ggpht.com/" calcext:value-type="string">
            <text:p>http://lh3.ggpht.com/</text:p>
          </table:table-cell>
          <table:table-cell table:formula="of:=SEARCH(&quot;/&quot;;[.A72];[.B72]+1)" office:value-type="float" office:value="34" calcext:value-type="float">
            <text:p>34</text:p>
          </table:table-cell>
          <table:table-cell table:formula="of:=SEARCH(&quot;/&quot;;[.A72];[.D72]+1)" office:value-type="float" office:value="46" calcext:value-type="float">
            <text:p>46</text:p>
          </table:table-cell>
          <table:table-cell table:formula="of:=SEARCH(&quot;/&quot;;[.A72];[.E72]+1)" office:value-type="float" office:value="58" calcext:value-type="float">
            <text:p>58</text:p>
          </table:table-cell>
          <table:table-cell table:formula="of:=SEARCH(&quot;/&quot;;[.A72];[.F72]+1)" office:value-type="float" office:value="70" calcext:value-type="float">
            <text:p>70</text:p>
          </table:table-cell>
          <table:table-cell table:formula="of:=IFERROR(SEARCH(&quot;/&quot;;[.A72];[.G72]+1);0)" office:value-type="float" office:value="75" calcext:value-type="float">
            <text:p>75</text:p>
          </table:table-cell>
          <table:table-cell table:formula="of:=MID([.A72];IF([.H72] = 0;[.G72]+1;[.H72]+1);LEN([.A72])-IF([.H72]=0;[.G72];[.H72])+1)" office:value-type="string" office:string-value="IMG_2258.JPG" calcext:value-type="string">
            <text:p>IMG_2258.JPG</text:p>
          </table:table-cell>
          <table:table-cell table:formula="of:=CONCATENATE(&quot;/home/inakiap/Imágenes/imgBlogRescatadas/&quot;;[.I72])" office:value-type="string" office:string-value="/home/inakiap/Imágenes/imgBlogRescatadas/IMG_2258.JPG" calcext:value-type="string">
            <text:p>/home/inakiap/Imágenes/imgBlogRescatadas/IMG_2258.JPG</text:p>
          </table:table-cell>
        </table:table-row>
        <table:table-row table:style-name="ro1">
          <table:table-cell office:value-type="string" calcext:value-type="string">
            <text:p>http://lh4.ggpht.com/_T4A4ZuM9WD8/SS2FN-j3AsI/AAAAAAAAE3c/O-ScH0LaUD4/s288/IMG_2295.JPG</text:p>
          </table:table-cell>
          <table:table-cell table:formula="of:=SEARCH(&quot;/&quot;;[.A73];8)" office:value-type="float" office:value="21" calcext:value-type="float">
            <text:p>21</text:p>
          </table:table-cell>
          <table:table-cell table:formula="of:=MID([.A73];1;[.B73])" office:value-type="string" office:string-value="http://lh4.ggpht.com/" calcext:value-type="string">
            <text:p>http://lh4.ggpht.com/</text:p>
          </table:table-cell>
          <table:table-cell table:formula="of:=SEARCH(&quot;/&quot;;[.A73];[.B73]+1)" office:value-type="float" office:value="34" calcext:value-type="float">
            <text:p>34</text:p>
          </table:table-cell>
          <table:table-cell table:formula="of:=SEARCH(&quot;/&quot;;[.A73];[.D73]+1)" office:value-type="float" office:value="46" calcext:value-type="float">
            <text:p>46</text:p>
          </table:table-cell>
          <table:table-cell table:formula="of:=SEARCH(&quot;/&quot;;[.A73];[.E73]+1)" office:value-type="float" office:value="58" calcext:value-type="float">
            <text:p>58</text:p>
          </table:table-cell>
          <table:table-cell table:formula="of:=SEARCH(&quot;/&quot;;[.A73];[.F73]+1)" office:value-type="float" office:value="70" calcext:value-type="float">
            <text:p>70</text:p>
          </table:table-cell>
          <table:table-cell table:formula="of:=IFERROR(SEARCH(&quot;/&quot;;[.A73];[.G73]+1);0)" office:value-type="float" office:value="75" calcext:value-type="float">
            <text:p>75</text:p>
          </table:table-cell>
          <table:table-cell table:formula="of:=MID([.A73];IF([.H73] = 0;[.G73]+1;[.H73]+1);LEN([.A73])-IF([.H73]=0;[.G73];[.H73])+1)" office:value-type="string" office:string-value="IMG_2295.JPG" calcext:value-type="string">
            <text:p>IMG_2295.JPG</text:p>
          </table:table-cell>
          <table:table-cell table:formula="of:=CONCATENATE(&quot;/home/inakiap/Imágenes/imgBlogRescatadas/&quot;;[.I73])" office:value-type="string" office:string-value="/home/inakiap/Imágenes/imgBlogRescatadas/IMG_2295.JPG" calcext:value-type="string">
            <text:p>/home/inakiap/Imágenes/imgBlogRescatadas/IMG_2295.JPG</text:p>
          </table:table-cell>
        </table:table-row>
        <table:table-row table:style-name="ro1">
          <table:table-cell office:value-type="string" calcext:value-type="string">
            <text:p>http://lh5.ggpht.com/_T4A4ZuM9WD8/SS2Gj0CgY-I/AAAAAAAAFE4/v64MvJ2bkCM/s800/IMG_2488.JPG</text:p>
          </table:table-cell>
          <table:table-cell table:formula="of:=SEARCH(&quot;/&quot;;[.A74];8)" office:value-type="float" office:value="21" calcext:value-type="float">
            <text:p>21</text:p>
          </table:table-cell>
          <table:table-cell table:formula="of:=MID([.A74];1;[.B74])" office:value-type="string" office:string-value="http://lh5.ggpht.com/" calcext:value-type="string">
            <text:p>http://lh5.ggpht.com/</text:p>
          </table:table-cell>
          <table:table-cell table:formula="of:=SEARCH(&quot;/&quot;;[.A74];[.B74]+1)" office:value-type="float" office:value="34" calcext:value-type="float">
            <text:p>34</text:p>
          </table:table-cell>
          <table:table-cell table:formula="of:=SEARCH(&quot;/&quot;;[.A74];[.D74]+1)" office:value-type="float" office:value="46" calcext:value-type="float">
            <text:p>46</text:p>
          </table:table-cell>
          <table:table-cell table:formula="of:=SEARCH(&quot;/&quot;;[.A74];[.E74]+1)" office:value-type="float" office:value="58" calcext:value-type="float">
            <text:p>58</text:p>
          </table:table-cell>
          <table:table-cell table:formula="of:=SEARCH(&quot;/&quot;;[.A74];[.F74]+1)" office:value-type="float" office:value="70" calcext:value-type="float">
            <text:p>70</text:p>
          </table:table-cell>
          <table:table-cell table:formula="of:=IFERROR(SEARCH(&quot;/&quot;;[.A74];[.G74]+1);0)" office:value-type="float" office:value="75" calcext:value-type="float">
            <text:p>75</text:p>
          </table:table-cell>
          <table:table-cell table:formula="of:=MID([.A74];IF([.H74] = 0;[.G74]+1;[.H74]+1);LEN([.A74])-IF([.H74]=0;[.G74];[.H74])+1)" office:value-type="string" office:string-value="IMG_2488.JPG" calcext:value-type="string">
            <text:p>IMG_2488.JPG</text:p>
          </table:table-cell>
          <table:table-cell table:formula="of:=CONCATENATE(&quot;/home/inakiap/Imágenes/imgBlogRescatadas/&quot;;[.I74])" office:value-type="string" office:string-value="/home/inakiap/Imágenes/imgBlogRescatadas/IMG_2488.JPG" calcext:value-type="string">
            <text:p>/home/inakiap/Imágenes/imgBlogRescatadas/IMG_2488.JPG</text:p>
          </table:table-cell>
        </table:table-row>
        <table:table-row table:style-name="ro1">
          <table:table-cell office:value-type="string" calcext:value-type="string">
            <text:p>http://lh4.ggpht.com/_T4A4ZuM9WD8/SS2GuJCmVLI/AAAAAAAAFGQ/-pCOr67FmQg/s288/IMG_2507.JPG</text:p>
          </table:table-cell>
          <table:table-cell table:formula="of:=SEARCH(&quot;/&quot;;[.A75];8)" office:value-type="float" office:value="21" calcext:value-type="float">
            <text:p>21</text:p>
          </table:table-cell>
          <table:table-cell table:formula="of:=MID([.A75];1;[.B75])" office:value-type="string" office:string-value="http://lh4.ggpht.com/" calcext:value-type="string">
            <text:p>http://lh4.ggpht.com/</text:p>
          </table:table-cell>
          <table:table-cell table:formula="of:=SEARCH(&quot;/&quot;;[.A75];[.B75]+1)" office:value-type="float" office:value="34" calcext:value-type="float">
            <text:p>34</text:p>
          </table:table-cell>
          <table:table-cell table:formula="of:=SEARCH(&quot;/&quot;;[.A75];[.D75]+1)" office:value-type="float" office:value="46" calcext:value-type="float">
            <text:p>46</text:p>
          </table:table-cell>
          <table:table-cell table:formula="of:=SEARCH(&quot;/&quot;;[.A75];[.E75]+1)" office:value-type="float" office:value="58" calcext:value-type="float">
            <text:p>58</text:p>
          </table:table-cell>
          <table:table-cell table:formula="of:=SEARCH(&quot;/&quot;;[.A75];[.F75]+1)" office:value-type="float" office:value="70" calcext:value-type="float">
            <text:p>70</text:p>
          </table:table-cell>
          <table:table-cell table:formula="of:=IFERROR(SEARCH(&quot;/&quot;;[.A75];[.G75]+1);0)" office:value-type="float" office:value="75" calcext:value-type="float">
            <text:p>75</text:p>
          </table:table-cell>
          <table:table-cell table:formula="of:=MID([.A75];IF([.H75] = 0;[.G75]+1;[.H75]+1);LEN([.A75])-IF([.H75]=0;[.G75];[.H75])+1)" office:value-type="string" office:string-value="IMG_2507.JPG" calcext:value-type="string">
            <text:p>IMG_2507.JPG</text:p>
          </table:table-cell>
          <table:table-cell table:formula="of:=CONCATENATE(&quot;/home/inakiap/Imágenes/imgBlogRescatadas/&quot;;[.I75])" office:value-type="string" office:string-value="/home/inakiap/Imágenes/imgBlogRescatadas/IMG_2507.JPG" calcext:value-type="string">
            <text:p>/home/inakiap/Imágenes/imgBlogRescatadas/IMG_2507.JPG</text:p>
          </table:table-cell>
        </table:table-row>
        <table:table-row table:style-name="ro1">
          <table:table-cell office:value-type="string" calcext:value-type="string">
            <text:p>http://lh5.ggpht.com/_T4A4ZuM9WD8/SS2GlxxEZgI/AAAAAAAAFFQ/rsh0W7qaBl8/s288/IMG_2492.JPG</text:p>
          </table:table-cell>
          <table:table-cell table:formula="of:=SEARCH(&quot;/&quot;;[.A76];8)" office:value-type="float" office:value="21" calcext:value-type="float">
            <text:p>21</text:p>
          </table:table-cell>
          <table:table-cell table:formula="of:=MID([.A76];1;[.B76])" office:value-type="string" office:string-value="http://lh5.ggpht.com/" calcext:value-type="string">
            <text:p>http://lh5.ggpht.com/</text:p>
          </table:table-cell>
          <table:table-cell table:formula="of:=SEARCH(&quot;/&quot;;[.A76];[.B76]+1)" office:value-type="float" office:value="34" calcext:value-type="float">
            <text:p>34</text:p>
          </table:table-cell>
          <table:table-cell table:formula="of:=SEARCH(&quot;/&quot;;[.A76];[.D76]+1)" office:value-type="float" office:value="46" calcext:value-type="float">
            <text:p>46</text:p>
          </table:table-cell>
          <table:table-cell table:formula="of:=SEARCH(&quot;/&quot;;[.A76];[.E76]+1)" office:value-type="float" office:value="58" calcext:value-type="float">
            <text:p>58</text:p>
          </table:table-cell>
          <table:table-cell table:formula="of:=SEARCH(&quot;/&quot;;[.A76];[.F76]+1)" office:value-type="float" office:value="70" calcext:value-type="float">
            <text:p>70</text:p>
          </table:table-cell>
          <table:table-cell table:formula="of:=IFERROR(SEARCH(&quot;/&quot;;[.A76];[.G76]+1);0)" office:value-type="float" office:value="75" calcext:value-type="float">
            <text:p>75</text:p>
          </table:table-cell>
          <table:table-cell table:formula="of:=MID([.A76];IF([.H76] = 0;[.G76]+1;[.H76]+1);LEN([.A76])-IF([.H76]=0;[.G76];[.H76])+1)" office:value-type="string" office:string-value="IMG_2492.JPG" calcext:value-type="string">
            <text:p>IMG_2492.JPG</text:p>
          </table:table-cell>
          <table:table-cell table:formula="of:=CONCATENATE(&quot;/home/inakiap/Imágenes/imgBlogRescatadas/&quot;;[.I76])" office:value-type="string" office:string-value="/home/inakiap/Imágenes/imgBlogRescatadas/IMG_2492.JPG" calcext:value-type="string">
            <text:p>/home/inakiap/Imágenes/imgBlogRescatadas/IMG_2492.JPG</text:p>
          </table:table-cell>
        </table:table-row>
        <table:table-row table:style-name="ro1">
          <table:table-cell office:value-type="string" calcext:value-type="string">
            <text:p>http://lh4.ggpht.com/_T4A4ZuM9WD8/SS2JMQgRwUI/AAAAAAAAFZc/NjswFzLAZz8/s800/IMG_2671.JPG</text:p>
          </table:table-cell>
          <table:table-cell table:formula="of:=SEARCH(&quot;/&quot;;[.A77];8)" office:value-type="float" office:value="21" calcext:value-type="float">
            <text:p>21</text:p>
          </table:table-cell>
          <table:table-cell table:formula="of:=MID([.A77];1;[.B77])" office:value-type="string" office:string-value="http://lh4.ggpht.com/" calcext:value-type="string">
            <text:p>http://lh4.ggpht.com/</text:p>
          </table:table-cell>
          <table:table-cell table:formula="of:=SEARCH(&quot;/&quot;;[.A77];[.B77]+1)" office:value-type="float" office:value="34" calcext:value-type="float">
            <text:p>34</text:p>
          </table:table-cell>
          <table:table-cell table:formula="of:=SEARCH(&quot;/&quot;;[.A77];[.D77]+1)" office:value-type="float" office:value="46" calcext:value-type="float">
            <text:p>46</text:p>
          </table:table-cell>
          <table:table-cell table:formula="of:=SEARCH(&quot;/&quot;;[.A77];[.E77]+1)" office:value-type="float" office:value="58" calcext:value-type="float">
            <text:p>58</text:p>
          </table:table-cell>
          <table:table-cell table:formula="of:=SEARCH(&quot;/&quot;;[.A77];[.F77]+1)" office:value-type="float" office:value="70" calcext:value-type="float">
            <text:p>70</text:p>
          </table:table-cell>
          <table:table-cell table:formula="of:=IFERROR(SEARCH(&quot;/&quot;;[.A77];[.G77]+1);0)" office:value-type="float" office:value="75" calcext:value-type="float">
            <text:p>75</text:p>
          </table:table-cell>
          <table:table-cell table:formula="of:=MID([.A77];IF([.H77] = 0;[.G77]+1;[.H77]+1);LEN([.A77])-IF([.H77]=0;[.G77];[.H77])+1)" office:value-type="string" office:string-value="IMG_2671.JPG" calcext:value-type="string">
            <text:p>IMG_2671.JPG</text:p>
          </table:table-cell>
          <table:table-cell table:formula="of:=CONCATENATE(&quot;/home/inakiap/Imágenes/imgBlogRescatadas/&quot;;[.I77])" office:value-type="string" office:string-value="/home/inakiap/Imágenes/imgBlogRescatadas/IMG_2671.JPG" calcext:value-type="string">
            <text:p>/home/inakiap/Imágenes/imgBlogRescatadas/IMG_2671.JPG</text:p>
          </table:table-cell>
        </table:table-row>
        <table:table-row table:style-name="ro1">
          <table:table-cell office:value-type="string" calcext:value-type="string">
            <text:p>http://lh3.ggpht.com/_T4A4ZuM9WD8/SS2H0UOs6gI/AAAAAAAAFOY/TfykX02XbPc/IMG_2567.JPG</text:p>
          </table:table-cell>
          <table:table-cell table:formula="of:=SEARCH(&quot;/&quot;;[.A78];8)" office:value-type="float" office:value="21" calcext:value-type="float">
            <text:p>21</text:p>
          </table:table-cell>
          <table:table-cell table:formula="of:=MID([.A78];1;[.B78])" office:value-type="string" office:string-value="http://lh3.ggpht.com/" calcext:value-type="string">
            <text:p>http://lh3.ggpht.com/</text:p>
          </table:table-cell>
          <table:table-cell table:formula="of:=SEARCH(&quot;/&quot;;[.A78];[.B78]+1)" office:value-type="float" office:value="34" calcext:value-type="float">
            <text:p>34</text:p>
          </table:table-cell>
          <table:table-cell table:formula="of:=SEARCH(&quot;/&quot;;[.A78];[.D78]+1)" office:value-type="float" office:value="46" calcext:value-type="float">
            <text:p>46</text:p>
          </table:table-cell>
          <table:table-cell table:formula="of:=SEARCH(&quot;/&quot;;[.A78];[.E78]+1)" office:value-type="float" office:value="58" calcext:value-type="float">
            <text:p>58</text:p>
          </table:table-cell>
          <table:table-cell table:formula="of:=SEARCH(&quot;/&quot;;[.A78];[.F78]+1)" office:value-type="float" office:value="70" calcext:value-type="float">
            <text:p>70</text:p>
          </table:table-cell>
          <table:table-cell table:formula="of:=IFERROR(SEARCH(&quot;/&quot;;[.A78];[.G78]+1);0)" office:value-type="float" office:value="0" calcext:value-type="float">
            <text:p>0</text:p>
          </table:table-cell>
          <table:table-cell table:formula="of:=MID([.A78];IF([.H78] = 0;[.G78]+1;[.H78]+1);LEN([.A78])-IF([.H78]=0;[.G78];[.H78])+1)" office:value-type="string" office:string-value="IMG_2567.JPG" calcext:value-type="string">
            <text:p>IMG_2567.JPG</text:p>
          </table:table-cell>
          <table:table-cell table:formula="of:=CONCATENATE(&quot;/home/inakiap/Imágenes/imgBlogRescatadas/&quot;;[.I78])" office:value-type="string" office:string-value="/home/inakiap/Imágenes/imgBlogRescatadas/IMG_2567.JPG" calcext:value-type="string">
            <text:p>/home/inakiap/Imágenes/imgBlogRescatadas/IMG_2567.JPG</text:p>
          </table:table-cell>
        </table:table-row>
        <table:table-row table:style-name="ro1">
          <table:table-cell office:value-type="string" calcext:value-type="string">
            <text:p>http://lh5.ggpht.com/_T4A4ZuM9WD8/SS2HkBnXyiI/AAAAAAAAFMg/LOwdHI4afIc/s288/IMG_2409.JPG</text:p>
          </table:table-cell>
          <table:table-cell table:formula="of:=SEARCH(&quot;/&quot;;[.A79];8)" office:value-type="float" office:value="21" calcext:value-type="float">
            <text:p>21</text:p>
          </table:table-cell>
          <table:table-cell table:formula="of:=MID([.A79];1;[.B79])" office:value-type="string" office:string-value="http://lh5.ggpht.com/" calcext:value-type="string">
            <text:p>http://lh5.ggpht.com/</text:p>
          </table:table-cell>
          <table:table-cell table:formula="of:=SEARCH(&quot;/&quot;;[.A79];[.B79]+1)" office:value-type="float" office:value="34" calcext:value-type="float">
            <text:p>34</text:p>
          </table:table-cell>
          <table:table-cell table:formula="of:=SEARCH(&quot;/&quot;;[.A79];[.D79]+1)" office:value-type="float" office:value="46" calcext:value-type="float">
            <text:p>46</text:p>
          </table:table-cell>
          <table:table-cell table:formula="of:=SEARCH(&quot;/&quot;;[.A79];[.E79]+1)" office:value-type="float" office:value="58" calcext:value-type="float">
            <text:p>58</text:p>
          </table:table-cell>
          <table:table-cell table:formula="of:=SEARCH(&quot;/&quot;;[.A79];[.F79]+1)" office:value-type="float" office:value="70" calcext:value-type="float">
            <text:p>70</text:p>
          </table:table-cell>
          <table:table-cell table:formula="of:=IFERROR(SEARCH(&quot;/&quot;;[.A79];[.G79]+1);0)" office:value-type="float" office:value="75" calcext:value-type="float">
            <text:p>75</text:p>
          </table:table-cell>
          <table:table-cell table:formula="of:=MID([.A79];IF([.H79] = 0;[.G79]+1;[.H79]+1);LEN([.A79])-IF([.H79]=0;[.G79];[.H79])+1)" office:value-type="string" office:string-value="IMG_2409.JPG" calcext:value-type="string">
            <text:p>IMG_2409.JPG</text:p>
          </table:table-cell>
          <table:table-cell table:formula="of:=CONCATENATE(&quot;/home/inakiap/Imágenes/imgBlogRescatadas/&quot;;[.I79])" office:value-type="string" office:string-value="/home/inakiap/Imágenes/imgBlogRescatadas/IMG_2409.JPG" calcext:value-type="string">
            <text:p>/home/inakiap/Imágenes/imgBlogRescatadas/IMG_2409.JPG</text:p>
          </table:table-cell>
        </table:table-row>
        <table:table-row table:style-name="ro1">
          <table:table-cell office:value-type="string" calcext:value-type="string">
            <text:p>http://lh6.ggpht.com/_T4A4ZuM9WD8/SS2IcROrewI/AAAAAAAAFTo/7TXHhR5sVp8/s288/IMG_2627.JPG</text:p>
          </table:table-cell>
          <table:table-cell table:formula="of:=SEARCH(&quot;/&quot;;[.A80];8)" office:value-type="float" office:value="21" calcext:value-type="float">
            <text:p>21</text:p>
          </table:table-cell>
          <table:table-cell table:formula="of:=MID([.A80];1;[.B80])" office:value-type="string" office:string-value="http://lh6.ggpht.com/" calcext:value-type="string">
            <text:p>http://lh6.ggpht.com/</text:p>
          </table:table-cell>
          <table:table-cell table:formula="of:=SEARCH(&quot;/&quot;;[.A80];[.B80]+1)" office:value-type="float" office:value="34" calcext:value-type="float">
            <text:p>34</text:p>
          </table:table-cell>
          <table:table-cell table:formula="of:=SEARCH(&quot;/&quot;;[.A80];[.D80]+1)" office:value-type="float" office:value="46" calcext:value-type="float">
            <text:p>46</text:p>
          </table:table-cell>
          <table:table-cell table:formula="of:=SEARCH(&quot;/&quot;;[.A80];[.E80]+1)" office:value-type="float" office:value="58" calcext:value-type="float">
            <text:p>58</text:p>
          </table:table-cell>
          <table:table-cell table:formula="of:=SEARCH(&quot;/&quot;;[.A80];[.F80]+1)" office:value-type="float" office:value="70" calcext:value-type="float">
            <text:p>70</text:p>
          </table:table-cell>
          <table:table-cell table:formula="of:=IFERROR(SEARCH(&quot;/&quot;;[.A80];[.G80]+1);0)" office:value-type="float" office:value="75" calcext:value-type="float">
            <text:p>75</text:p>
          </table:table-cell>
          <table:table-cell table:formula="of:=MID([.A80];IF([.H80] = 0;[.G80]+1;[.H80]+1);LEN([.A80])-IF([.H80]=0;[.G80];[.H80])+1)" office:value-type="string" office:string-value="IMG_2627.JPG" calcext:value-type="string">
            <text:p>IMG_2627.JPG</text:p>
          </table:table-cell>
          <table:table-cell table:formula="of:=CONCATENATE(&quot;/home/inakiap/Imágenes/imgBlogRescatadas/&quot;;[.I80])" office:value-type="string" office:string-value="/home/inakiap/Imágenes/imgBlogRescatadas/IMG_2627.JPG" calcext:value-type="string">
            <text:p>/home/inakiap/Imágenes/imgBlogRescatadas/IMG_2627.JPG</text:p>
          </table:table-cell>
        </table:table-row>
        <table:table-row table:style-name="ro1">
          <table:table-cell office:value-type="string" calcext:value-type="string">
            <text:p>http://lh6.ggpht.com/_T4A4ZuM9WD8/SS2IgVQrWDI/AAAAAAAAFUI/4YEzkNRiWOc/s288/IMG_2632.JPG</text:p>
          </table:table-cell>
          <table:table-cell table:formula="of:=SEARCH(&quot;/&quot;;[.A81];8)" office:value-type="float" office:value="21" calcext:value-type="float">
            <text:p>21</text:p>
          </table:table-cell>
          <table:table-cell table:formula="of:=MID([.A81];1;[.B81])" office:value-type="string" office:string-value="http://lh6.ggpht.com/" calcext:value-type="string">
            <text:p>http://lh6.ggpht.com/</text:p>
          </table:table-cell>
          <table:table-cell table:formula="of:=SEARCH(&quot;/&quot;;[.A81];[.B81]+1)" office:value-type="float" office:value="34" calcext:value-type="float">
            <text:p>34</text:p>
          </table:table-cell>
          <table:table-cell table:formula="of:=SEARCH(&quot;/&quot;;[.A81];[.D81]+1)" office:value-type="float" office:value="46" calcext:value-type="float">
            <text:p>46</text:p>
          </table:table-cell>
          <table:table-cell table:formula="of:=SEARCH(&quot;/&quot;;[.A81];[.E81]+1)" office:value-type="float" office:value="58" calcext:value-type="float">
            <text:p>58</text:p>
          </table:table-cell>
          <table:table-cell table:formula="of:=SEARCH(&quot;/&quot;;[.A81];[.F81]+1)" office:value-type="float" office:value="70" calcext:value-type="float">
            <text:p>70</text:p>
          </table:table-cell>
          <table:table-cell table:formula="of:=IFERROR(SEARCH(&quot;/&quot;;[.A81];[.G81]+1);0)" office:value-type="float" office:value="75" calcext:value-type="float">
            <text:p>75</text:p>
          </table:table-cell>
          <table:table-cell table:formula="of:=MID([.A81];IF([.H81] = 0;[.G81]+1;[.H81]+1);LEN([.A81])-IF([.H81]=0;[.G81];[.H81])+1)" office:value-type="string" office:string-value="IMG_2632.JPG" calcext:value-type="string">
            <text:p>IMG_2632.JPG</text:p>
          </table:table-cell>
          <table:table-cell table:formula="of:=CONCATENATE(&quot;/home/inakiap/Imágenes/imgBlogRescatadas/&quot;;[.I81])" office:value-type="string" office:string-value="/home/inakiap/Imágenes/imgBlogRescatadas/IMG_2632.JPG" calcext:value-type="string">
            <text:p>/home/inakiap/Imágenes/imgBlogRescatadas/IMG_2632.JPG</text:p>
          </table:table-cell>
        </table:table-row>
        <table:table-row table:style-name="ro1">
          <table:table-cell office:value-type="string" calcext:value-type="string">
            <text:p>http://lh5.ggpht.com/_T4A4ZuM9WD8/STvCgI3VfVI/AAAAAAAAIWo/DciNZvmGPv0/IMG_3031.JPG</text:p>
          </table:table-cell>
          <table:table-cell table:formula="of:=SEARCH(&quot;/&quot;;[.A82];8)" office:value-type="float" office:value="21" calcext:value-type="float">
            <text:p>21</text:p>
          </table:table-cell>
          <table:table-cell table:formula="of:=MID([.A82];1;[.B82])" office:value-type="string" office:string-value="http://lh5.ggpht.com/" calcext:value-type="string">
            <text:p>http://lh5.ggpht.com/</text:p>
          </table:table-cell>
          <table:table-cell table:formula="of:=SEARCH(&quot;/&quot;;[.A82];[.B82]+1)" office:value-type="float" office:value="34" calcext:value-type="float">
            <text:p>34</text:p>
          </table:table-cell>
          <table:table-cell table:formula="of:=SEARCH(&quot;/&quot;;[.A82];[.D82]+1)" office:value-type="float" office:value="46" calcext:value-type="float">
            <text:p>46</text:p>
          </table:table-cell>
          <table:table-cell table:formula="of:=SEARCH(&quot;/&quot;;[.A82];[.E82]+1)" office:value-type="float" office:value="58" calcext:value-type="float">
            <text:p>58</text:p>
          </table:table-cell>
          <table:table-cell table:formula="of:=SEARCH(&quot;/&quot;;[.A82];[.F82]+1)" office:value-type="float" office:value="70" calcext:value-type="float">
            <text:p>70</text:p>
          </table:table-cell>
          <table:table-cell table:formula="of:=IFERROR(SEARCH(&quot;/&quot;;[.A82];[.G82]+1);0)" office:value-type="float" office:value="0" calcext:value-type="float">
            <text:p>0</text:p>
          </table:table-cell>
          <table:table-cell table:formula="of:=MID([.A82];IF([.H82] = 0;[.G82]+1;[.H82]+1);LEN([.A82])-IF([.H82]=0;[.G82];[.H82])+1)" office:value-type="string" office:string-value="IMG_3031.JPG" calcext:value-type="string">
            <text:p>IMG_3031.JPG</text:p>
          </table:table-cell>
          <table:table-cell table:formula="of:=CONCATENATE(&quot;/home/inakiap/Imágenes/imgBlogRescatadas/&quot;;[.I82])" office:value-type="string" office:string-value="/home/inakiap/Imágenes/imgBlogRescatadas/IMG_3031.JPG" calcext:value-type="string">
            <text:p>/home/inakiap/Imágenes/imgBlogRescatadas/IMG_3031.JPG</text:p>
          </table:table-cell>
        </table:table-row>
        <table:table-row table:style-name="ro1">
          <table:table-cell office:value-type="string" calcext:value-type="string">
            <text:p>http://lh5.ggpht.com/_T4A4ZuM9WD8/STvCq3USKiI/AAAAAAAAIXg/zbRKfQWjxyU/IMG_3040.JPG</text:p>
          </table:table-cell>
          <table:table-cell table:formula="of:=SEARCH(&quot;/&quot;;[.A83];8)" office:value-type="float" office:value="21" calcext:value-type="float">
            <text:p>21</text:p>
          </table:table-cell>
          <table:table-cell table:formula="of:=MID([.A83];1;[.B83])" office:value-type="string" office:string-value="http://lh5.ggpht.com/" calcext:value-type="string">
            <text:p>http://lh5.ggpht.com/</text:p>
          </table:table-cell>
          <table:table-cell table:formula="of:=SEARCH(&quot;/&quot;;[.A83];[.B83]+1)" office:value-type="float" office:value="34" calcext:value-type="float">
            <text:p>34</text:p>
          </table:table-cell>
          <table:table-cell table:formula="of:=SEARCH(&quot;/&quot;;[.A83];[.D83]+1)" office:value-type="float" office:value="46" calcext:value-type="float">
            <text:p>46</text:p>
          </table:table-cell>
          <table:table-cell table:formula="of:=SEARCH(&quot;/&quot;;[.A83];[.E83]+1)" office:value-type="float" office:value="58" calcext:value-type="float">
            <text:p>58</text:p>
          </table:table-cell>
          <table:table-cell table:formula="of:=SEARCH(&quot;/&quot;;[.A83];[.F83]+1)" office:value-type="float" office:value="70" calcext:value-type="float">
            <text:p>70</text:p>
          </table:table-cell>
          <table:table-cell table:formula="of:=IFERROR(SEARCH(&quot;/&quot;;[.A83];[.G83]+1);0)" office:value-type="float" office:value="0" calcext:value-type="float">
            <text:p>0</text:p>
          </table:table-cell>
          <table:table-cell table:formula="of:=MID([.A83];IF([.H83] = 0;[.G83]+1;[.H83]+1);LEN([.A83])-IF([.H83]=0;[.G83];[.H83])+1)" office:value-type="string" office:string-value="IMG_3040.JPG" calcext:value-type="string">
            <text:p>IMG_3040.JPG</text:p>
          </table:table-cell>
          <table:table-cell table:formula="of:=CONCATENATE(&quot;/home/inakiap/Imágenes/imgBlogRescatadas/&quot;;[.I83])" office:value-type="string" office:string-value="/home/inakiap/Imágenes/imgBlogRescatadas/IMG_3040.JPG" calcext:value-type="string">
            <text:p>/home/inakiap/Imágenes/imgBlogRescatadas/IMG_3040.JPG</text:p>
          </table:table-cell>
        </table:table-row>
        <table:table-row table:style-name="ro1">
          <table:table-cell office:value-type="string" calcext:value-type="string">
            <text:p>http://lh6.ggpht.com/_T4A4ZuM9WD8/STvCvdXdf2I/AAAAAAAAIX4/araYsN04JKg/IMG_3043.JPG</text:p>
          </table:table-cell>
          <table:table-cell table:formula="of:=SEARCH(&quot;/&quot;;[.A84];8)" office:value-type="float" office:value="21" calcext:value-type="float">
            <text:p>21</text:p>
          </table:table-cell>
          <table:table-cell table:formula="of:=MID([.A84];1;[.B84])" office:value-type="string" office:string-value="http://lh6.ggpht.com/" calcext:value-type="string">
            <text:p>http://lh6.ggpht.com/</text:p>
          </table:table-cell>
          <table:table-cell table:formula="of:=SEARCH(&quot;/&quot;;[.A84];[.B84]+1)" office:value-type="float" office:value="34" calcext:value-type="float">
            <text:p>34</text:p>
          </table:table-cell>
          <table:table-cell table:formula="of:=SEARCH(&quot;/&quot;;[.A84];[.D84]+1)" office:value-type="float" office:value="46" calcext:value-type="float">
            <text:p>46</text:p>
          </table:table-cell>
          <table:table-cell table:formula="of:=SEARCH(&quot;/&quot;;[.A84];[.E84]+1)" office:value-type="float" office:value="58" calcext:value-type="float">
            <text:p>58</text:p>
          </table:table-cell>
          <table:table-cell table:formula="of:=SEARCH(&quot;/&quot;;[.A84];[.F84]+1)" office:value-type="float" office:value="70" calcext:value-type="float">
            <text:p>70</text:p>
          </table:table-cell>
          <table:table-cell table:formula="of:=IFERROR(SEARCH(&quot;/&quot;;[.A84];[.G84]+1);0)" office:value-type="float" office:value="0" calcext:value-type="float">
            <text:p>0</text:p>
          </table:table-cell>
          <table:table-cell table:formula="of:=MID([.A84];IF([.H84] = 0;[.G84]+1;[.H84]+1);LEN([.A84])-IF([.H84]=0;[.G84];[.H84])+1)" office:value-type="string" office:string-value="IMG_3043.JPG" calcext:value-type="string">
            <text:p>IMG_3043.JPG</text:p>
          </table:table-cell>
          <table:table-cell table:formula="of:=CONCATENATE(&quot;/home/inakiap/Imágenes/imgBlogRescatadas/&quot;;[.I84])" office:value-type="string" office:string-value="/home/inakiap/Imágenes/imgBlogRescatadas/IMG_3043.JPG" calcext:value-type="string">
            <text:p>/home/inakiap/Imágenes/imgBlogRescatadas/IMG_3043.JPG</text:p>
          </table:table-cell>
        </table:table-row>
        <table:table-row table:style-name="ro1">
          <table:table-cell office:value-type="string" calcext:value-type="string">
            <text:p>http://lh5.ggpht.com/_T4A4ZuM9WD8/STvC0AhpItI/AAAAAAAAIYQ/iQQZb6Ua5gU/IMG_3046.JPG</text:p>
          </table:table-cell>
          <table:table-cell table:formula="of:=SEARCH(&quot;/&quot;;[.A85];8)" office:value-type="float" office:value="21" calcext:value-type="float">
            <text:p>21</text:p>
          </table:table-cell>
          <table:table-cell table:formula="of:=MID([.A85];1;[.B85])" office:value-type="string" office:string-value="http://lh5.ggpht.com/" calcext:value-type="string">
            <text:p>http://lh5.ggpht.com/</text:p>
          </table:table-cell>
          <table:table-cell table:formula="of:=SEARCH(&quot;/&quot;;[.A85];[.B85]+1)" office:value-type="float" office:value="34" calcext:value-type="float">
            <text:p>34</text:p>
          </table:table-cell>
          <table:table-cell table:formula="of:=SEARCH(&quot;/&quot;;[.A85];[.D85]+1)" office:value-type="float" office:value="46" calcext:value-type="float">
            <text:p>46</text:p>
          </table:table-cell>
          <table:table-cell table:formula="of:=SEARCH(&quot;/&quot;;[.A85];[.E85]+1)" office:value-type="float" office:value="58" calcext:value-type="float">
            <text:p>58</text:p>
          </table:table-cell>
          <table:table-cell table:formula="of:=SEARCH(&quot;/&quot;;[.A85];[.F85]+1)" office:value-type="float" office:value="70" calcext:value-type="float">
            <text:p>70</text:p>
          </table:table-cell>
          <table:table-cell table:formula="of:=IFERROR(SEARCH(&quot;/&quot;;[.A85];[.G85]+1);0)" office:value-type="float" office:value="0" calcext:value-type="float">
            <text:p>0</text:p>
          </table:table-cell>
          <table:table-cell table:formula="of:=MID([.A85];IF([.H85] = 0;[.G85]+1;[.H85]+1);LEN([.A85])-IF([.H85]=0;[.G85];[.H85])+1)" office:value-type="string" office:string-value="IMG_3046.JPG" calcext:value-type="string">
            <text:p>IMG_3046.JPG</text:p>
          </table:table-cell>
          <table:table-cell table:formula="of:=CONCATENATE(&quot;/home/inakiap/Imágenes/imgBlogRescatadas/&quot;;[.I85])" office:value-type="string" office:string-value="/home/inakiap/Imágenes/imgBlogRescatadas/IMG_3046.JPG" calcext:value-type="string">
            <text:p>/home/inakiap/Imágenes/imgBlogRescatadas/IMG_3046.JPG</text:p>
          </table:table-cell>
        </table:table-row>
        <table:table-row table:style-name="ro1">
          <table:table-cell office:value-type="string" calcext:value-type="string">
            <text:p>http://lh4.ggpht.com/_T4A4ZuM9WD8/STvU00td9ZI/AAAAAAAAIzs/Tj-FGkUcZhg/s800/IMG_3337.JPG</text:p>
          </table:table-cell>
          <table:table-cell table:formula="of:=SEARCH(&quot;/&quot;;[.A86];8)" office:value-type="float" office:value="21" calcext:value-type="float">
            <text:p>21</text:p>
          </table:table-cell>
          <table:table-cell table:formula="of:=MID([.A86];1;[.B86])" office:value-type="string" office:string-value="http://lh4.ggpht.com/" calcext:value-type="string">
            <text:p>http://lh4.ggpht.com/</text:p>
          </table:table-cell>
          <table:table-cell table:formula="of:=SEARCH(&quot;/&quot;;[.A86];[.B86]+1)" office:value-type="float" office:value="34" calcext:value-type="float">
            <text:p>34</text:p>
          </table:table-cell>
          <table:table-cell table:formula="of:=SEARCH(&quot;/&quot;;[.A86];[.D86]+1)" office:value-type="float" office:value="46" calcext:value-type="float">
            <text:p>46</text:p>
          </table:table-cell>
          <table:table-cell table:formula="of:=SEARCH(&quot;/&quot;;[.A86];[.E86]+1)" office:value-type="float" office:value="58" calcext:value-type="float">
            <text:p>58</text:p>
          </table:table-cell>
          <table:table-cell table:formula="of:=SEARCH(&quot;/&quot;;[.A86];[.F86]+1)" office:value-type="float" office:value="70" calcext:value-type="float">
            <text:p>70</text:p>
          </table:table-cell>
          <table:table-cell table:formula="of:=IFERROR(SEARCH(&quot;/&quot;;[.A86];[.G86]+1);0)" office:value-type="float" office:value="75" calcext:value-type="float">
            <text:p>75</text:p>
          </table:table-cell>
          <table:table-cell table:formula="of:=MID([.A86];IF([.H86] = 0;[.G86]+1;[.H86]+1);LEN([.A86])-IF([.H86]=0;[.G86];[.H86])+1)" office:value-type="string" office:string-value="IMG_3337.JPG" calcext:value-type="string">
            <text:p>IMG_3337.JPG</text:p>
          </table:table-cell>
          <table:table-cell table:formula="of:=CONCATENATE(&quot;/home/inakiap/Imágenes/imgBlogRescatadas/&quot;;[.I86])" office:value-type="string" office:string-value="/home/inakiap/Imágenes/imgBlogRescatadas/IMG_3337.JPG" calcext:value-type="string">
            <text:p>/home/inakiap/Imágenes/imgBlogRescatadas/IMG_3337.JPG</text:p>
          </table:table-cell>
        </table:table-row>
        <table:table-row table:style-name="ro1">
          <table:table-cell office:value-type="string" calcext:value-type="string">
            <text:p>http://lh4.ggpht.com/_T4A4ZuM9WD8/STvGK-QZcbI/AAAAAAAAIeg/HNYnFLFvbmM/s400/IMG_3103.JPG</text:p>
          </table:table-cell>
          <table:table-cell table:formula="of:=SEARCH(&quot;/&quot;;[.A87];8)" office:value-type="float" office:value="21" calcext:value-type="float">
            <text:p>21</text:p>
          </table:table-cell>
          <table:table-cell table:formula="of:=MID([.A87];1;[.B87])" office:value-type="string" office:string-value="http://lh4.ggpht.com/" calcext:value-type="string">
            <text:p>http://lh4.ggpht.com/</text:p>
          </table:table-cell>
          <table:table-cell table:formula="of:=SEARCH(&quot;/&quot;;[.A87];[.B87]+1)" office:value-type="float" office:value="34" calcext:value-type="float">
            <text:p>34</text:p>
          </table:table-cell>
          <table:table-cell table:formula="of:=SEARCH(&quot;/&quot;;[.A87];[.D87]+1)" office:value-type="float" office:value="46" calcext:value-type="float">
            <text:p>46</text:p>
          </table:table-cell>
          <table:table-cell table:formula="of:=SEARCH(&quot;/&quot;;[.A87];[.E87]+1)" office:value-type="float" office:value="58" calcext:value-type="float">
            <text:p>58</text:p>
          </table:table-cell>
          <table:table-cell table:formula="of:=SEARCH(&quot;/&quot;;[.A87];[.F87]+1)" office:value-type="float" office:value="70" calcext:value-type="float">
            <text:p>70</text:p>
          </table:table-cell>
          <table:table-cell table:formula="of:=IFERROR(SEARCH(&quot;/&quot;;[.A87];[.G87]+1);0)" office:value-type="float" office:value="75" calcext:value-type="float">
            <text:p>75</text:p>
          </table:table-cell>
          <table:table-cell table:formula="of:=MID([.A87];IF([.H87] = 0;[.G87]+1;[.H87]+1);LEN([.A87])-IF([.H87]=0;[.G87];[.H87])+1)" office:value-type="string" office:string-value="IMG_3103.JPG" calcext:value-type="string">
            <text:p>IMG_3103.JPG</text:p>
          </table:table-cell>
          <table:table-cell table:formula="of:=CONCATENATE(&quot;/home/inakiap/Imágenes/imgBlogRescatadas/&quot;;[.I87])" office:value-type="string" office:string-value="/home/inakiap/Imágenes/imgBlogRescatadas/IMG_3103.JPG" calcext:value-type="string">
            <text:p>/home/inakiap/Imágenes/imgBlogRescatadas/IMG_3103.JPG</text:p>
          </table:table-cell>
        </table:table-row>
        <table:table-row table:style-name="ro1">
          <table:table-cell office:value-type="string" calcext:value-type="string">
            <text:p>http://lh3.ggpht.com/_T4A4ZuM9WD8/STvFRkg9ImI/AAAAAAAAIdY/S0yuxwc4o-o/s288/IMG_3094.JPG</text:p>
          </table:table-cell>
          <table:table-cell table:formula="of:=SEARCH(&quot;/&quot;;[.A88];8)" office:value-type="float" office:value="21" calcext:value-type="float">
            <text:p>21</text:p>
          </table:table-cell>
          <table:table-cell table:formula="of:=MID([.A88];1;[.B88])" office:value-type="string" office:string-value="http://lh3.ggpht.com/" calcext:value-type="string">
            <text:p>http://lh3.ggpht.com/</text:p>
          </table:table-cell>
          <table:table-cell table:formula="of:=SEARCH(&quot;/&quot;;[.A88];[.B88]+1)" office:value-type="float" office:value="34" calcext:value-type="float">
            <text:p>34</text:p>
          </table:table-cell>
          <table:table-cell table:formula="of:=SEARCH(&quot;/&quot;;[.A88];[.D88]+1)" office:value-type="float" office:value="46" calcext:value-type="float">
            <text:p>46</text:p>
          </table:table-cell>
          <table:table-cell table:formula="of:=SEARCH(&quot;/&quot;;[.A88];[.E88]+1)" office:value-type="float" office:value="58" calcext:value-type="float">
            <text:p>58</text:p>
          </table:table-cell>
          <table:table-cell table:formula="of:=SEARCH(&quot;/&quot;;[.A88];[.F88]+1)" office:value-type="float" office:value="70" calcext:value-type="float">
            <text:p>70</text:p>
          </table:table-cell>
          <table:table-cell table:formula="of:=IFERROR(SEARCH(&quot;/&quot;;[.A88];[.G88]+1);0)" office:value-type="float" office:value="75" calcext:value-type="float">
            <text:p>75</text:p>
          </table:table-cell>
          <table:table-cell table:formula="of:=MID([.A88];IF([.H88] = 0;[.G88]+1;[.H88]+1);LEN([.A88])-IF([.H88]=0;[.G88];[.H88])+1)" office:value-type="string" office:string-value="IMG_3094.JPG" calcext:value-type="string">
            <text:p>IMG_3094.JPG</text:p>
          </table:table-cell>
          <table:table-cell table:formula="of:=CONCATENATE(&quot;/home/inakiap/Imágenes/imgBlogRescatadas/&quot;;[.I88])" office:value-type="string" office:string-value="/home/inakiap/Imágenes/imgBlogRescatadas/IMG_3094.JPG" calcext:value-type="string">
            <text:p>/home/inakiap/Imágenes/imgBlogRescatadas/IMG_3094.JPG</text:p>
          </table:table-cell>
        </table:table-row>
        <table:table-row table:style-name="ro1">
          <table:table-cell office:value-type="string" calcext:value-type="string">
            <text:p>http://lh5.ggpht.com/_T4A4ZuM9WD8/STvMA8PKfLI/AAAAAAAAImg/2ilHFia5PHI/s288/IMG_3180.JPG</text:p>
          </table:table-cell>
          <table:table-cell table:formula="of:=SEARCH(&quot;/&quot;;[.A89];8)" office:value-type="float" office:value="21" calcext:value-type="float">
            <text:p>21</text:p>
          </table:table-cell>
          <table:table-cell table:formula="of:=MID([.A89];1;[.B89])" office:value-type="string" office:string-value="http://lh5.ggpht.com/" calcext:value-type="string">
            <text:p>http://lh5.ggpht.com/</text:p>
          </table:table-cell>
          <table:table-cell table:formula="of:=SEARCH(&quot;/&quot;;[.A89];[.B89]+1)" office:value-type="float" office:value="34" calcext:value-type="float">
            <text:p>34</text:p>
          </table:table-cell>
          <table:table-cell table:formula="of:=SEARCH(&quot;/&quot;;[.A89];[.D89]+1)" office:value-type="float" office:value="46" calcext:value-type="float">
            <text:p>46</text:p>
          </table:table-cell>
          <table:table-cell table:formula="of:=SEARCH(&quot;/&quot;;[.A89];[.E89]+1)" office:value-type="float" office:value="58" calcext:value-type="float">
            <text:p>58</text:p>
          </table:table-cell>
          <table:table-cell table:formula="of:=SEARCH(&quot;/&quot;;[.A89];[.F89]+1)" office:value-type="float" office:value="70" calcext:value-type="float">
            <text:p>70</text:p>
          </table:table-cell>
          <table:table-cell table:formula="of:=IFERROR(SEARCH(&quot;/&quot;;[.A89];[.G89]+1);0)" office:value-type="float" office:value="75" calcext:value-type="float">
            <text:p>75</text:p>
          </table:table-cell>
          <table:table-cell table:formula="of:=MID([.A89];IF([.H89] = 0;[.G89]+1;[.H89]+1);LEN([.A89])-IF([.H89]=0;[.G89];[.H89])+1)" office:value-type="string" office:string-value="IMG_3180.JPG" calcext:value-type="string">
            <text:p>IMG_3180.JPG</text:p>
          </table:table-cell>
          <table:table-cell table:formula="of:=CONCATENATE(&quot;/home/inakiap/Imágenes/imgBlogRescatadas/&quot;;[.I89])" office:value-type="string" office:string-value="/home/inakiap/Imágenes/imgBlogRescatadas/IMG_3180.JPG" calcext:value-type="string">
            <text:p>/home/inakiap/Imágenes/imgBlogRescatadas/IMG_3180.JPG</text:p>
          </table:table-cell>
        </table:table-row>
        <table:table-row table:style-name="ro1">
          <table:table-cell office:value-type="string" calcext:value-type="string">
            <text:p>http://lh3.ggpht.com/_T4A4ZuM9WD8/STvP3W3iu0I/AAAAAAAAIsk/yWIKl218cBQ/s288/IMG_3258.JPG</text:p>
          </table:table-cell>
          <table:table-cell table:formula="of:=SEARCH(&quot;/&quot;;[.A90];8)" office:value-type="float" office:value="21" calcext:value-type="float">
            <text:p>21</text:p>
          </table:table-cell>
          <table:table-cell table:formula="of:=MID([.A90];1;[.B90])" office:value-type="string" office:string-value="http://lh3.ggpht.com/" calcext:value-type="string">
            <text:p>http://lh3.ggpht.com/</text:p>
          </table:table-cell>
          <table:table-cell table:formula="of:=SEARCH(&quot;/&quot;;[.A90];[.B90]+1)" office:value-type="float" office:value="34" calcext:value-type="float">
            <text:p>34</text:p>
          </table:table-cell>
          <table:table-cell table:formula="of:=SEARCH(&quot;/&quot;;[.A90];[.D90]+1)" office:value-type="float" office:value="46" calcext:value-type="float">
            <text:p>46</text:p>
          </table:table-cell>
          <table:table-cell table:formula="of:=SEARCH(&quot;/&quot;;[.A90];[.E90]+1)" office:value-type="float" office:value="58" calcext:value-type="float">
            <text:p>58</text:p>
          </table:table-cell>
          <table:table-cell table:formula="of:=SEARCH(&quot;/&quot;;[.A90];[.F90]+1)" office:value-type="float" office:value="70" calcext:value-type="float">
            <text:p>70</text:p>
          </table:table-cell>
          <table:table-cell table:formula="of:=IFERROR(SEARCH(&quot;/&quot;;[.A90];[.G90]+1);0)" office:value-type="float" office:value="75" calcext:value-type="float">
            <text:p>75</text:p>
          </table:table-cell>
          <table:table-cell table:formula="of:=MID([.A90];IF([.H90] = 0;[.G90]+1;[.H90]+1);LEN([.A90])-IF([.H90]=0;[.G90];[.H90])+1)" office:value-type="string" office:string-value="IMG_3258.JPG" calcext:value-type="string">
            <text:p>IMG_3258.JPG</text:p>
          </table:table-cell>
          <table:table-cell table:formula="of:=CONCATENATE(&quot;/home/inakiap/Imágenes/imgBlogRescatadas/&quot;;[.I90])" office:value-type="string" office:string-value="/home/inakiap/Imágenes/imgBlogRescatadas/IMG_3258.JPG" calcext:value-type="string">
            <text:p>/home/inakiap/Imágenes/imgBlogRescatadas/IMG_3258.JPG</text:p>
          </table:table-cell>
        </table:table-row>
        <table:table-row table:style-name="ro1">
          <table:table-cell office:value-type="string" calcext:value-type="string">
            <text:p>http://lh6.ggpht.com/_T4A4ZuM9WD8/STvRd-kflPI/AAAAAAAAIvM/VTnyZt3ciy8/s400/IMG_3295.JPG</text:p>
          </table:table-cell>
          <table:table-cell table:formula="of:=SEARCH(&quot;/&quot;;[.A91];8)" office:value-type="float" office:value="21" calcext:value-type="float">
            <text:p>21</text:p>
          </table:table-cell>
          <table:table-cell table:formula="of:=MID([.A91];1;[.B91])" office:value-type="string" office:string-value="http://lh6.ggpht.com/" calcext:value-type="string">
            <text:p>http://lh6.ggpht.com/</text:p>
          </table:table-cell>
          <table:table-cell table:formula="of:=SEARCH(&quot;/&quot;;[.A91];[.B91]+1)" office:value-type="float" office:value="34" calcext:value-type="float">
            <text:p>34</text:p>
          </table:table-cell>
          <table:table-cell table:formula="of:=SEARCH(&quot;/&quot;;[.A91];[.D91]+1)" office:value-type="float" office:value="46" calcext:value-type="float">
            <text:p>46</text:p>
          </table:table-cell>
          <table:table-cell table:formula="of:=SEARCH(&quot;/&quot;;[.A91];[.E91]+1)" office:value-type="float" office:value="58" calcext:value-type="float">
            <text:p>58</text:p>
          </table:table-cell>
          <table:table-cell table:formula="of:=SEARCH(&quot;/&quot;;[.A91];[.F91]+1)" office:value-type="float" office:value="70" calcext:value-type="float">
            <text:p>70</text:p>
          </table:table-cell>
          <table:table-cell table:formula="of:=IFERROR(SEARCH(&quot;/&quot;;[.A91];[.G91]+1);0)" office:value-type="float" office:value="75" calcext:value-type="float">
            <text:p>75</text:p>
          </table:table-cell>
          <table:table-cell table:formula="of:=MID([.A91];IF([.H91] = 0;[.G91]+1;[.H91]+1);LEN([.A91])-IF([.H91]=0;[.G91];[.H91])+1)" office:value-type="string" office:string-value="IMG_3295.JPG" calcext:value-type="string">
            <text:p>IMG_3295.JPG</text:p>
          </table:table-cell>
          <table:table-cell table:formula="of:=CONCATENATE(&quot;/home/inakiap/Imágenes/imgBlogRescatadas/&quot;;[.I91])" office:value-type="string" office:string-value="/home/inakiap/Imágenes/imgBlogRescatadas/IMG_3295.JPG" calcext:value-type="string">
            <text:p>/home/inakiap/Imágenes/imgBlogRescatadas/IMG_3295.JPG</text:p>
          </table:table-cell>
        </table:table-row>
        <table:table-row table:style-name="ro1">
          <table:table-cell office:value-type="string" calcext:value-type="string">
            <text:p>http://lh4.ggpht.com/_T4A4ZuM9WD8/STvXrMoQH1I/AAAAAAAAI8I/RoLUrpVfB3o/IMG_3411.JPG</text:p>
          </table:table-cell>
          <table:table-cell table:formula="of:=SEARCH(&quot;/&quot;;[.A92];8)" office:value-type="float" office:value="21" calcext:value-type="float">
            <text:p>21</text:p>
          </table:table-cell>
          <table:table-cell table:formula="of:=MID([.A92];1;[.B92])" office:value-type="string" office:string-value="http://lh4.ggpht.com/" calcext:value-type="string">
            <text:p>http://lh4.ggpht.com/</text:p>
          </table:table-cell>
          <table:table-cell table:formula="of:=SEARCH(&quot;/&quot;;[.A92];[.B92]+1)" office:value-type="float" office:value="34" calcext:value-type="float">
            <text:p>34</text:p>
          </table:table-cell>
          <table:table-cell table:formula="of:=SEARCH(&quot;/&quot;;[.A92];[.D92]+1)" office:value-type="float" office:value="46" calcext:value-type="float">
            <text:p>46</text:p>
          </table:table-cell>
          <table:table-cell table:formula="of:=SEARCH(&quot;/&quot;;[.A92];[.E92]+1)" office:value-type="float" office:value="58" calcext:value-type="float">
            <text:p>58</text:p>
          </table:table-cell>
          <table:table-cell table:formula="of:=SEARCH(&quot;/&quot;;[.A92];[.F92]+1)" office:value-type="float" office:value="70" calcext:value-type="float">
            <text:p>70</text:p>
          </table:table-cell>
          <table:table-cell table:formula="of:=IFERROR(SEARCH(&quot;/&quot;;[.A92];[.G92]+1);0)" office:value-type="float" office:value="0" calcext:value-type="float">
            <text:p>0</text:p>
          </table:table-cell>
          <table:table-cell table:formula="of:=MID([.A92];IF([.H92] = 0;[.G92]+1;[.H92]+1);LEN([.A92])-IF([.H92]=0;[.G92];[.H92])+1)" office:value-type="string" office:string-value="IMG_3411.JPG" calcext:value-type="string">
            <text:p>IMG_3411.JPG</text:p>
          </table:table-cell>
          <table:table-cell table:formula="of:=CONCATENATE(&quot;/home/inakiap/Imágenes/imgBlogRescatadas/&quot;;[.I92])" office:value-type="string" office:string-value="/home/inakiap/Imágenes/imgBlogRescatadas/IMG_3411.JPG" calcext:value-type="string">
            <text:p>/home/inakiap/Imágenes/imgBlogRescatadas/IMG_3411.JPG</text:p>
          </table:table-cell>
        </table:table-row>
        <table:table-row table:style-name="ro1">
          <table:table-cell office:value-type="string" calcext:value-type="string">
            <text:p>http://lh5.ggpht.com/_T4A4ZuM9WD8/STvW6vBnxLI/AAAAAAAAI4M/brsd3_P0egU/s512/IMG_3380.JPG</text:p>
          </table:table-cell>
          <table:table-cell table:formula="of:=SEARCH(&quot;/&quot;;[.A93];8)" office:value-type="float" office:value="21" calcext:value-type="float">
            <text:p>21</text:p>
          </table:table-cell>
          <table:table-cell table:formula="of:=MID([.A93];1;[.B93])" office:value-type="string" office:string-value="http://lh5.ggpht.com/" calcext:value-type="string">
            <text:p>http://lh5.ggpht.com/</text:p>
          </table:table-cell>
          <table:table-cell table:formula="of:=SEARCH(&quot;/&quot;;[.A93];[.B93]+1)" office:value-type="float" office:value="34" calcext:value-type="float">
            <text:p>34</text:p>
          </table:table-cell>
          <table:table-cell table:formula="of:=SEARCH(&quot;/&quot;;[.A93];[.D93]+1)" office:value-type="float" office:value="46" calcext:value-type="float">
            <text:p>46</text:p>
          </table:table-cell>
          <table:table-cell table:formula="of:=SEARCH(&quot;/&quot;;[.A93];[.E93]+1)" office:value-type="float" office:value="58" calcext:value-type="float">
            <text:p>58</text:p>
          </table:table-cell>
          <table:table-cell table:formula="of:=SEARCH(&quot;/&quot;;[.A93];[.F93]+1)" office:value-type="float" office:value="70" calcext:value-type="float">
            <text:p>70</text:p>
          </table:table-cell>
          <table:table-cell table:formula="of:=IFERROR(SEARCH(&quot;/&quot;;[.A93];[.G93]+1);0)" office:value-type="float" office:value="75" calcext:value-type="float">
            <text:p>75</text:p>
          </table:table-cell>
          <table:table-cell table:formula="of:=MID([.A93];IF([.H93] = 0;[.G93]+1;[.H93]+1);LEN([.A93])-IF([.H93]=0;[.G93];[.H93])+1)" office:value-type="string" office:string-value="IMG_3380.JPG" calcext:value-type="string">
            <text:p>IMG_3380.JPG</text:p>
          </table:table-cell>
          <table:table-cell table:formula="of:=CONCATENATE(&quot;/home/inakiap/Imágenes/imgBlogRescatadas/&quot;;[.I93])" office:value-type="string" office:string-value="/home/inakiap/Imágenes/imgBlogRescatadas/IMG_3380.JPG" calcext:value-type="string">
            <text:p>/home/inakiap/Imágenes/imgBlogRescatadas/IMG_3380.JPG</text:p>
          </table:table-cell>
        </table:table-row>
        <table:table-row table:style-name="ro1">
          <table:table-cell office:value-type="string" calcext:value-type="string">
            <text:p>http://lh6.ggpht.com/_T4A4ZuM9WD8/ST04rHrwozI/AAAAAAAAJKA/VxVmz16i6yk/IMG_3452.JPG</text:p>
          </table:table-cell>
          <table:table-cell table:formula="of:=SEARCH(&quot;/&quot;;[.A94];8)" office:value-type="float" office:value="21" calcext:value-type="float">
            <text:p>21</text:p>
          </table:table-cell>
          <table:table-cell table:formula="of:=MID([.A94];1;[.B94])" office:value-type="string" office:string-value="http://lh6.ggpht.com/" calcext:value-type="string">
            <text:p>http://lh6.ggpht.com/</text:p>
          </table:table-cell>
          <table:table-cell table:formula="of:=SEARCH(&quot;/&quot;;[.A94];[.B94]+1)" office:value-type="float" office:value="34" calcext:value-type="float">
            <text:p>34</text:p>
          </table:table-cell>
          <table:table-cell table:formula="of:=SEARCH(&quot;/&quot;;[.A94];[.D94]+1)" office:value-type="float" office:value="46" calcext:value-type="float">
            <text:p>46</text:p>
          </table:table-cell>
          <table:table-cell table:formula="of:=SEARCH(&quot;/&quot;;[.A94];[.E94]+1)" office:value-type="float" office:value="58" calcext:value-type="float">
            <text:p>58</text:p>
          </table:table-cell>
          <table:table-cell table:formula="of:=SEARCH(&quot;/&quot;;[.A94];[.F94]+1)" office:value-type="float" office:value="70" calcext:value-type="float">
            <text:p>70</text:p>
          </table:table-cell>
          <table:table-cell table:formula="of:=IFERROR(SEARCH(&quot;/&quot;;[.A94];[.G94]+1);0)" office:value-type="float" office:value="0" calcext:value-type="float">
            <text:p>0</text:p>
          </table:table-cell>
          <table:table-cell table:formula="of:=MID([.A94];IF([.H94] = 0;[.G94]+1;[.H94]+1);LEN([.A94])-IF([.H94]=0;[.G94];[.H94])+1)" office:value-type="string" office:string-value="IMG_3452.JPG" calcext:value-type="string">
            <text:p>IMG_3452.JPG</text:p>
          </table:table-cell>
          <table:table-cell table:formula="of:=CONCATENATE(&quot;/home/inakiap/Imágenes/imgBlogRescatadas/&quot;;[.I94])" office:value-type="string" office:string-value="/home/inakiap/Imágenes/imgBlogRescatadas/IMG_3452.JPG" calcext:value-type="string">
            <text:p>/home/inakiap/Imágenes/imgBlogRescatadas/IMG_3452.JPG</text:p>
          </table:table-cell>
        </table:table-row>
        <table:table-row table:style-name="ro1">
          <table:table-cell office:value-type="string" calcext:value-type="string">
            <text:p>http://lh6.ggpht.com/_T4A4ZuM9WD8/SUZXcPAPCBI/AAAAAAAAKSY/hHHXb5iB2ZI/s512/IMG_3714.JPG</text:p>
          </table:table-cell>
          <table:table-cell table:formula="of:=SEARCH(&quot;/&quot;;[.A95];8)" office:value-type="float" office:value="21" calcext:value-type="float">
            <text:p>21</text:p>
          </table:table-cell>
          <table:table-cell table:formula="of:=MID([.A95];1;[.B95])" office:value-type="string" office:string-value="http://lh6.ggpht.com/" calcext:value-type="string">
            <text:p>http://lh6.ggpht.com/</text:p>
          </table:table-cell>
          <table:table-cell table:formula="of:=SEARCH(&quot;/&quot;;[.A95];[.B95]+1)" office:value-type="float" office:value="34" calcext:value-type="float">
            <text:p>34</text:p>
          </table:table-cell>
          <table:table-cell table:formula="of:=SEARCH(&quot;/&quot;;[.A95];[.D95]+1)" office:value-type="float" office:value="46" calcext:value-type="float">
            <text:p>46</text:p>
          </table:table-cell>
          <table:table-cell table:formula="of:=SEARCH(&quot;/&quot;;[.A95];[.E95]+1)" office:value-type="float" office:value="58" calcext:value-type="float">
            <text:p>58</text:p>
          </table:table-cell>
          <table:table-cell table:formula="of:=SEARCH(&quot;/&quot;;[.A95];[.F95]+1)" office:value-type="float" office:value="70" calcext:value-type="float">
            <text:p>70</text:p>
          </table:table-cell>
          <table:table-cell table:formula="of:=IFERROR(SEARCH(&quot;/&quot;;[.A95];[.G95]+1);0)" office:value-type="float" office:value="75" calcext:value-type="float">
            <text:p>75</text:p>
          </table:table-cell>
          <table:table-cell table:formula="of:=MID([.A95];IF([.H95] = 0;[.G95]+1;[.H95]+1);LEN([.A95])-IF([.H95]=0;[.G95];[.H95])+1)" office:value-type="string" office:string-value="IMG_3714.JPG" calcext:value-type="string">
            <text:p>IMG_3714.JPG</text:p>
          </table:table-cell>
          <table:table-cell table:formula="of:=CONCATENATE(&quot;/home/inakiap/Imágenes/imgBlogRescatadas/&quot;;[.I95])" office:value-type="string" office:string-value="/home/inakiap/Imágenes/imgBlogRescatadas/IMG_3714.JPG" calcext:value-type="string">
            <text:p>/home/inakiap/Imágenes/imgBlogRescatadas/IMG_3714.JPG</text:p>
          </table:table-cell>
        </table:table-row>
        <table:table-row table:style-name="ro1">
          <table:table-cell office:value-type="string" calcext:value-type="string">
            <text:p>http://lh6.ggpht.com/_T4A4ZuM9WD8/SUZan0aosjI/AAAAAAAAKnE/GUrRyGZ4Pvw/s512/IMG_3887.JPG</text:p>
          </table:table-cell>
          <table:table-cell table:formula="of:=SEARCH(&quot;/&quot;;[.A96];8)" office:value-type="float" office:value="21" calcext:value-type="float">
            <text:p>21</text:p>
          </table:table-cell>
          <table:table-cell table:formula="of:=MID([.A96];1;[.B96])" office:value-type="string" office:string-value="http://lh6.ggpht.com/" calcext:value-type="string">
            <text:p>http://lh6.ggpht.com/</text:p>
          </table:table-cell>
          <table:table-cell table:formula="of:=SEARCH(&quot;/&quot;;[.A96];[.B96]+1)" office:value-type="float" office:value="34" calcext:value-type="float">
            <text:p>34</text:p>
          </table:table-cell>
          <table:table-cell table:formula="of:=SEARCH(&quot;/&quot;;[.A96];[.D96]+1)" office:value-type="float" office:value="46" calcext:value-type="float">
            <text:p>46</text:p>
          </table:table-cell>
          <table:table-cell table:formula="of:=SEARCH(&quot;/&quot;;[.A96];[.E96]+1)" office:value-type="float" office:value="58" calcext:value-type="float">
            <text:p>58</text:p>
          </table:table-cell>
          <table:table-cell table:formula="of:=SEARCH(&quot;/&quot;;[.A96];[.F96]+1)" office:value-type="float" office:value="70" calcext:value-type="float">
            <text:p>70</text:p>
          </table:table-cell>
          <table:table-cell table:formula="of:=IFERROR(SEARCH(&quot;/&quot;;[.A96];[.G96]+1);0)" office:value-type="float" office:value="75" calcext:value-type="float">
            <text:p>75</text:p>
          </table:table-cell>
          <table:table-cell table:formula="of:=MID([.A96];IF([.H96] = 0;[.G96]+1;[.H96]+1);LEN([.A96])-IF([.H96]=0;[.G96];[.H96])+1)" office:value-type="string" office:string-value="IMG_3887.JPG" calcext:value-type="string">
            <text:p>IMG_3887.JPG</text:p>
          </table:table-cell>
          <table:table-cell table:formula="of:=CONCATENATE(&quot;/home/inakiap/Imágenes/imgBlogRescatadas/&quot;;[.I96])" office:value-type="string" office:string-value="/home/inakiap/Imágenes/imgBlogRescatadas/IMG_3887.JPG" calcext:value-type="string">
            <text:p>/home/inakiap/Imágenes/imgBlogRescatadas/IMG_3887.JPG</text:p>
          </table:table-cell>
        </table:table-row>
        <table:table-row table:style-name="ro1">
          <table:table-cell office:value-type="string" calcext:value-type="string">
            <text:p>http://lh4.ggpht.com/_T4A4ZuM9WD8/SUZia2vS80I/AAAAAAAAK7I/e6TO3vGvXXM/s144/DSC09191.JPG</text:p>
          </table:table-cell>
          <table:table-cell table:formula="of:=SEARCH(&quot;/&quot;;[.A97];8)" office:value-type="float" office:value="21" calcext:value-type="float">
            <text:p>21</text:p>
          </table:table-cell>
          <table:table-cell table:formula="of:=MID([.A97];1;[.B97])" office:value-type="string" office:string-value="http://lh4.ggpht.com/" calcext:value-type="string">
            <text:p>http://lh4.ggpht.com/</text:p>
          </table:table-cell>
          <table:table-cell table:formula="of:=SEARCH(&quot;/&quot;;[.A97];[.B97]+1)" office:value-type="float" office:value="34" calcext:value-type="float">
            <text:p>34</text:p>
          </table:table-cell>
          <table:table-cell table:formula="of:=SEARCH(&quot;/&quot;;[.A97];[.D97]+1)" office:value-type="float" office:value="46" calcext:value-type="float">
            <text:p>46</text:p>
          </table:table-cell>
          <table:table-cell table:formula="of:=SEARCH(&quot;/&quot;;[.A97];[.E97]+1)" office:value-type="float" office:value="58" calcext:value-type="float">
            <text:p>58</text:p>
          </table:table-cell>
          <table:table-cell table:formula="of:=SEARCH(&quot;/&quot;;[.A97];[.F97]+1)" office:value-type="float" office:value="70" calcext:value-type="float">
            <text:p>70</text:p>
          </table:table-cell>
          <table:table-cell table:formula="of:=IFERROR(SEARCH(&quot;/&quot;;[.A97];[.G97]+1);0)" office:value-type="float" office:value="75" calcext:value-type="float">
            <text:p>75</text:p>
          </table:table-cell>
          <table:table-cell table:formula="of:=MID([.A97];IF([.H97] = 0;[.G97]+1;[.H97]+1);LEN([.A97])-IF([.H97]=0;[.G97];[.H97])+1)" office:value-type="string" office:string-value="DSC09191.JPG" calcext:value-type="string">
            <text:p>DSC09191.JPG</text:p>
          </table:table-cell>
          <table:table-cell table:formula="of:=CONCATENATE(&quot;/home/inakiap/Imágenes/imgBlogRescatadas/&quot;;[.I97])" office:value-type="string" office:string-value="/home/inakiap/Imágenes/imgBlogRescatadas/DSC09191.JPG" calcext:value-type="string">
            <text:p>/home/inakiap/Imágenes/imgBlogRescatadas/DSC09191.JPG</text:p>
          </table:table-cell>
        </table:table-row>
        <table:table-row table:style-name="ro1">
          <table:table-cell office:value-type="string" calcext:value-type="string">
            <text:p>http://lh6.ggpht.com/_T4A4ZuM9WD8/SU41Fo6JmhI/AAAAAAAALME/tWCat4vA6fU/s512/IMG_4072.JPG</text:p>
          </table:table-cell>
          <table:table-cell table:formula="of:=SEARCH(&quot;/&quot;;[.A98];8)" office:value-type="float" office:value="21" calcext:value-type="float">
            <text:p>21</text:p>
          </table:table-cell>
          <table:table-cell table:formula="of:=MID([.A98];1;[.B98])" office:value-type="string" office:string-value="http://lh6.ggpht.com/" calcext:value-type="string">
            <text:p>http://lh6.ggpht.com/</text:p>
          </table:table-cell>
          <table:table-cell table:formula="of:=SEARCH(&quot;/&quot;;[.A98];[.B98]+1)" office:value-type="float" office:value="34" calcext:value-type="float">
            <text:p>34</text:p>
          </table:table-cell>
          <table:table-cell table:formula="of:=SEARCH(&quot;/&quot;;[.A98];[.D98]+1)" office:value-type="float" office:value="46" calcext:value-type="float">
            <text:p>46</text:p>
          </table:table-cell>
          <table:table-cell table:formula="of:=SEARCH(&quot;/&quot;;[.A98];[.E98]+1)" office:value-type="float" office:value="58" calcext:value-type="float">
            <text:p>58</text:p>
          </table:table-cell>
          <table:table-cell table:formula="of:=SEARCH(&quot;/&quot;;[.A98];[.F98]+1)" office:value-type="float" office:value="70" calcext:value-type="float">
            <text:p>70</text:p>
          </table:table-cell>
          <table:table-cell table:formula="of:=IFERROR(SEARCH(&quot;/&quot;;[.A98];[.G98]+1);0)" office:value-type="float" office:value="75" calcext:value-type="float">
            <text:p>75</text:p>
          </table:table-cell>
          <table:table-cell table:formula="of:=MID([.A98];IF([.H98] = 0;[.G98]+1;[.H98]+1);LEN([.A98])-IF([.H98]=0;[.G98];[.H98])+1)" office:value-type="string" office:string-value="IMG_4072.JPG" calcext:value-type="string">
            <text:p>IMG_4072.JPG</text:p>
          </table:table-cell>
          <table:table-cell table:formula="of:=CONCATENATE(&quot;/home/inakiap/Imágenes/imgBlogRescatadas/&quot;;[.I98])" office:value-type="string" office:string-value="/home/inakiap/Imágenes/imgBlogRescatadas/IMG_4072.JPG" calcext:value-type="string">
            <text:p>/home/inakiap/Imágenes/imgBlogRescatadas/IMG_4072.JPG</text:p>
          </table:table-cell>
        </table:table-row>
        <table:table-row table:style-name="ro1">
          <table:table-cell office:value-type="string" calcext:value-type="string">
            <text:p>http://lh5.ggpht.com/_T4A4ZuM9WD8/SU409Ss93gI/AAAAAAAALKU/LQBLg8p5-6A/s512/IMG_4058.JPG</text:p>
          </table:table-cell>
          <table:table-cell table:formula="of:=SEARCH(&quot;/&quot;;[.A99];8)" office:value-type="float" office:value="21" calcext:value-type="float">
            <text:p>21</text:p>
          </table:table-cell>
          <table:table-cell table:formula="of:=MID([.A99];1;[.B99])" office:value-type="string" office:string-value="http://lh5.ggpht.com/" calcext:value-type="string">
            <text:p>http://lh5.ggpht.com/</text:p>
          </table:table-cell>
          <table:table-cell table:formula="of:=SEARCH(&quot;/&quot;;[.A99];[.B99]+1)" office:value-type="float" office:value="34" calcext:value-type="float">
            <text:p>34</text:p>
          </table:table-cell>
          <table:table-cell table:formula="of:=SEARCH(&quot;/&quot;;[.A99];[.D99]+1)" office:value-type="float" office:value="46" calcext:value-type="float">
            <text:p>46</text:p>
          </table:table-cell>
          <table:table-cell table:formula="of:=SEARCH(&quot;/&quot;;[.A99];[.E99]+1)" office:value-type="float" office:value="58" calcext:value-type="float">
            <text:p>58</text:p>
          </table:table-cell>
          <table:table-cell table:formula="of:=SEARCH(&quot;/&quot;;[.A99];[.F99]+1)" office:value-type="float" office:value="70" calcext:value-type="float">
            <text:p>70</text:p>
          </table:table-cell>
          <table:table-cell table:formula="of:=IFERROR(SEARCH(&quot;/&quot;;[.A99];[.G99]+1);0)" office:value-type="float" office:value="75" calcext:value-type="float">
            <text:p>75</text:p>
          </table:table-cell>
          <table:table-cell table:formula="of:=MID([.A99];IF([.H99] = 0;[.G99]+1;[.H99]+1);LEN([.A99])-IF([.H99]=0;[.G99];[.H99])+1)" office:value-type="string" office:string-value="IMG_4058.JPG" calcext:value-type="string">
            <text:p>IMG_4058.JPG</text:p>
          </table:table-cell>
          <table:table-cell table:formula="of:=CONCATENATE(&quot;/home/inakiap/Imágenes/imgBlogRescatadas/&quot;;[.I99])" office:value-type="string" office:string-value="/home/inakiap/Imágenes/imgBlogRescatadas/IMG_4058.JPG" calcext:value-type="string">
            <text:p>/home/inakiap/Imágenes/imgBlogRescatadas/IMG_4058.JPG</text:p>
          </table:table-cell>
        </table:table-row>
        <table:table-row table:style-name="ro1">
          <table:table-cell office:value-type="string" calcext:value-type="string">
            <text:p>http://lh6.ggpht.com/_T4A4ZuM9WD8/SU41CuYJ96I/AAAAAAAALLU/mOfwHbbUABg/s512/IMG_4066.JPG</text:p>
          </table:table-cell>
          <table:table-cell table:formula="of:=SEARCH(&quot;/&quot;;[.A100];8)" office:value-type="float" office:value="21" calcext:value-type="float">
            <text:p>21</text:p>
          </table:table-cell>
          <table:table-cell table:formula="of:=MID([.A100];1;[.B100])" office:value-type="string" office:string-value="http://lh6.ggpht.com/" calcext:value-type="string">
            <text:p>http://lh6.ggpht.com/</text:p>
          </table:table-cell>
          <table:table-cell table:formula="of:=SEARCH(&quot;/&quot;;[.A100];[.B100]+1)" office:value-type="float" office:value="34" calcext:value-type="float">
            <text:p>34</text:p>
          </table:table-cell>
          <table:table-cell table:formula="of:=SEARCH(&quot;/&quot;;[.A100];[.D100]+1)" office:value-type="float" office:value="46" calcext:value-type="float">
            <text:p>46</text:p>
          </table:table-cell>
          <table:table-cell table:formula="of:=SEARCH(&quot;/&quot;;[.A100];[.E100]+1)" office:value-type="float" office:value="58" calcext:value-type="float">
            <text:p>58</text:p>
          </table:table-cell>
          <table:table-cell table:formula="of:=SEARCH(&quot;/&quot;;[.A100];[.F100]+1)" office:value-type="float" office:value="70" calcext:value-type="float">
            <text:p>70</text:p>
          </table:table-cell>
          <table:table-cell table:formula="of:=IFERROR(SEARCH(&quot;/&quot;;[.A100];[.G100]+1);0)" office:value-type="float" office:value="75" calcext:value-type="float">
            <text:p>75</text:p>
          </table:table-cell>
          <table:table-cell table:formula="of:=MID([.A100];IF([.H100] = 0;[.G100]+1;[.H100]+1);LEN([.A100])-IF([.H100]=0;[.G100];[.H100])+1)" office:value-type="string" office:string-value="IMG_4066.JPG" calcext:value-type="string">
            <text:p>IMG_4066.JPG</text:p>
          </table:table-cell>
          <table:table-cell table:formula="of:=CONCATENATE(&quot;/home/inakiap/Imágenes/imgBlogRescatadas/&quot;;[.I100])" office:value-type="string" office:string-value="/home/inakiap/Imágenes/imgBlogRescatadas/IMG_4066.JPG" calcext:value-type="string">
            <text:p>/home/inakiap/Imágenes/imgBlogRescatadas/IMG_4066.JPG</text:p>
          </table:table-cell>
        </table:table-row>
        <table:table-row table:style-name="ro1">
          <table:table-cell office:value-type="string" calcext:value-type="string">
            <text:p>http://lh3.ggpht.com/_T4A4ZuM9WD8/SU40_k0mVzI/AAAAAAAALK0/Q7SFnKLpH4s/s512/IMG_4062.JPG</text:p>
          </table:table-cell>
          <table:table-cell table:formula="of:=SEARCH(&quot;/&quot;;[.A101];8)" office:value-type="float" office:value="21" calcext:value-type="float">
            <text:p>21</text:p>
          </table:table-cell>
          <table:table-cell table:formula="of:=MID([.A101];1;[.B101])" office:value-type="string" office:string-value="http://lh3.ggpht.com/" calcext:value-type="string">
            <text:p>http://lh3.ggpht.com/</text:p>
          </table:table-cell>
          <table:table-cell table:formula="of:=SEARCH(&quot;/&quot;;[.A101];[.B101]+1)" office:value-type="float" office:value="34" calcext:value-type="float">
            <text:p>34</text:p>
          </table:table-cell>
          <table:table-cell table:formula="of:=SEARCH(&quot;/&quot;;[.A101];[.D101]+1)" office:value-type="float" office:value="46" calcext:value-type="float">
            <text:p>46</text:p>
          </table:table-cell>
          <table:table-cell table:formula="of:=SEARCH(&quot;/&quot;;[.A101];[.E101]+1)" office:value-type="float" office:value="58" calcext:value-type="float">
            <text:p>58</text:p>
          </table:table-cell>
          <table:table-cell table:formula="of:=SEARCH(&quot;/&quot;;[.A101];[.F101]+1)" office:value-type="float" office:value="70" calcext:value-type="float">
            <text:p>70</text:p>
          </table:table-cell>
          <table:table-cell table:formula="of:=IFERROR(SEARCH(&quot;/&quot;;[.A101];[.G101]+1);0)" office:value-type="float" office:value="75" calcext:value-type="float">
            <text:p>75</text:p>
          </table:table-cell>
          <table:table-cell table:formula="of:=MID([.A101];IF([.H101] = 0;[.G101]+1;[.H101]+1);LEN([.A101])-IF([.H101]=0;[.G101];[.H101])+1)" office:value-type="string" office:string-value="IMG_4062.JPG" calcext:value-type="string">
            <text:p>IMG_4062.JPG</text:p>
          </table:table-cell>
          <table:table-cell table:formula="of:=CONCATENATE(&quot;/home/inakiap/Imágenes/imgBlogRescatadas/&quot;;[.I101])" office:value-type="string" office:string-value="/home/inakiap/Imágenes/imgBlogRescatadas/IMG_4062.JPG" calcext:value-type="string">
            <text:p>/home/inakiap/Imágenes/imgBlogRescatadas/IMG_4062.JPG</text:p>
          </table:table-cell>
        </table:table-row>
        <table:table-row table:style-name="ro1">
          <table:table-cell office:value-type="string" calcext:value-type="string">
            <text:p>http://lh3.ggpht.com/_T4A4ZuM9WD8/SVY_eXW_DNI/AAAAAAAALxg/FEsqwWP93HQ/IMG_4385.jpg</text:p>
          </table:table-cell>
          <table:table-cell table:formula="of:=SEARCH(&quot;/&quot;;[.A102];8)" office:value-type="float" office:value="21" calcext:value-type="float">
            <text:p>21</text:p>
          </table:table-cell>
          <table:table-cell table:formula="of:=MID([.A102];1;[.B102])" office:value-type="string" office:string-value="http://lh3.ggpht.com/" calcext:value-type="string">
            <text:p>http://lh3.ggpht.com/</text:p>
          </table:table-cell>
          <table:table-cell table:formula="of:=SEARCH(&quot;/&quot;;[.A102];[.B102]+1)" office:value-type="float" office:value="34" calcext:value-type="float">
            <text:p>34</text:p>
          </table:table-cell>
          <table:table-cell table:formula="of:=SEARCH(&quot;/&quot;;[.A102];[.D102]+1)" office:value-type="float" office:value="46" calcext:value-type="float">
            <text:p>46</text:p>
          </table:table-cell>
          <table:table-cell table:formula="of:=SEARCH(&quot;/&quot;;[.A102];[.E102]+1)" office:value-type="float" office:value="58" calcext:value-type="float">
            <text:p>58</text:p>
          </table:table-cell>
          <table:table-cell table:formula="of:=SEARCH(&quot;/&quot;;[.A102];[.F102]+1)" office:value-type="float" office:value="70" calcext:value-type="float">
            <text:p>70</text:p>
          </table:table-cell>
          <table:table-cell table:formula="of:=IFERROR(SEARCH(&quot;/&quot;;[.A102];[.G102]+1);0)" office:value-type="float" office:value="0" calcext:value-type="float">
            <text:p>0</text:p>
          </table:table-cell>
          <table:table-cell table:formula="of:=MID([.A102];IF([.H102] = 0;[.G102]+1;[.H102]+1);LEN([.A102])-IF([.H102]=0;[.G102];[.H102])+1)" office:value-type="string" office:string-value="IMG_4385.jpg" calcext:value-type="string">
            <text:p>IMG_4385.jpg</text:p>
          </table:table-cell>
          <table:table-cell table:formula="of:=CONCATENATE(&quot;/home/inakiap/Imágenes/imgBlogRescatadas/&quot;;[.I102])" office:value-type="string" office:string-value="/home/inakiap/Imágenes/imgBlogRescatadas/IMG_4385.jpg" calcext:value-type="string">
            <text:p>/home/inakiap/Imágenes/imgBlogRescatadas/IMG_4385.jpg</text:p>
          </table:table-cell>
        </table:table-row>
        <table:table-row table:style-name="ro1">
          <table:table-cell office:value-type="string" calcext:value-type="string">
            <text:p>http://lh3.ggpht.com/_T4A4ZuM9WD8/SVZG5VhsTNE/AAAAAAAAMLY/SR0CwpFMMNg/s160-c/NepalSegUnErPapa.jpg</text:p>
          </table:table-cell>
          <table:table-cell table:formula="of:=SEARCH(&quot;/&quot;;[.A103];8)" office:value-type="float" office:value="21" calcext:value-type="float">
            <text:p>21</text:p>
          </table:table-cell>
          <table:table-cell table:formula="of:=MID([.A103];1;[.B103])" office:value-type="string" office:string-value="http://lh3.ggpht.com/" calcext:value-type="string">
            <text:p>http://lh3.ggpht.com/</text:p>
          </table:table-cell>
          <table:table-cell table:formula="of:=SEARCH(&quot;/&quot;;[.A103];[.B103]+1)" office:value-type="float" office:value="34" calcext:value-type="float">
            <text:p>34</text:p>
          </table:table-cell>
          <table:table-cell table:formula="of:=SEARCH(&quot;/&quot;;[.A103];[.D103]+1)" office:value-type="float" office:value="46" calcext:value-type="float">
            <text:p>46</text:p>
          </table:table-cell>
          <table:table-cell table:formula="of:=SEARCH(&quot;/&quot;;[.A103];[.E103]+1)" office:value-type="float" office:value="58" calcext:value-type="float">
            <text:p>58</text:p>
          </table:table-cell>
          <table:table-cell table:formula="of:=SEARCH(&quot;/&quot;;[.A103];[.F103]+1)" office:value-type="float" office:value="70" calcext:value-type="float">
            <text:p>70</text:p>
          </table:table-cell>
          <table:table-cell table:formula="of:=IFERROR(SEARCH(&quot;/&quot;;[.A103];[.G103]+1);0)" office:value-type="float" office:value="77" calcext:value-type="float">
            <text:p>77</text:p>
          </table:table-cell>
          <table:table-cell table:formula="of:=MID([.A103];IF([.H103] = 0;[.G103]+1;[.H103]+1);LEN([.A103])-IF([.H103]=0;[.G103];[.H103])+1)" office:value-type="string" office:string-value="NepalSegUnErPapa.jpg" calcext:value-type="string">
            <text:p>NepalSegUnErPapa.jpg</text:p>
          </table:table-cell>
          <table:table-cell table:formula="of:=CONCATENATE(&quot;/home/inakiap/Imágenes/imgBlogRescatadas/&quot;;[.I103])" office:value-type="string" office:string-value="/home/inakiap/Imágenes/imgBlogRescatadas/NepalSegUnErPapa.jpg" calcext:value-type="string">
            <text:p>/home/inakiap/Imágenes/imgBlogRescatadas/NepalSegUnErPapa.jpg</text:p>
          </table:table-cell>
        </table:table-row>
        <table:table-row table:style-name="ro1">
          <table:table-cell office:value-type="string" calcext:value-type="string">
            <text:p>http://lh6.ggpht.com/_T4A4ZuM9WD8/SV7nJF_fV0I/AAAAAAAAM48/uAQSfc1F5RU/s512/DSC09362.JPG</text:p>
          </table:table-cell>
          <table:table-cell table:formula="of:=SEARCH(&quot;/&quot;;[.A104];8)" office:value-type="float" office:value="21" calcext:value-type="float">
            <text:p>21</text:p>
          </table:table-cell>
          <table:table-cell table:formula="of:=MID([.A104];1;[.B104])" office:value-type="string" office:string-value="http://lh6.ggpht.com/" calcext:value-type="string">
            <text:p>http://lh6.ggpht.com/</text:p>
          </table:table-cell>
          <table:table-cell table:formula="of:=SEARCH(&quot;/&quot;;[.A104];[.B104]+1)" office:value-type="float" office:value="34" calcext:value-type="float">
            <text:p>34</text:p>
          </table:table-cell>
          <table:table-cell table:formula="of:=SEARCH(&quot;/&quot;;[.A104];[.D104]+1)" office:value-type="float" office:value="46" calcext:value-type="float">
            <text:p>46</text:p>
          </table:table-cell>
          <table:table-cell table:formula="of:=SEARCH(&quot;/&quot;;[.A104];[.E104]+1)" office:value-type="float" office:value="58" calcext:value-type="float">
            <text:p>58</text:p>
          </table:table-cell>
          <table:table-cell table:formula="of:=SEARCH(&quot;/&quot;;[.A104];[.F104]+1)" office:value-type="float" office:value="70" calcext:value-type="float">
            <text:p>70</text:p>
          </table:table-cell>
          <table:table-cell table:formula="of:=IFERROR(SEARCH(&quot;/&quot;;[.A104];[.G104]+1);0)" office:value-type="float" office:value="75" calcext:value-type="float">
            <text:p>75</text:p>
          </table:table-cell>
          <table:table-cell table:formula="of:=MID([.A104];IF([.H104] = 0;[.G104]+1;[.H104]+1);LEN([.A104])-IF([.H104]=0;[.G104];[.H104])+1)" office:value-type="string" office:string-value="DSC09362.JPG" calcext:value-type="string">
            <text:p>DSC09362.JPG</text:p>
          </table:table-cell>
          <table:table-cell table:formula="of:=CONCATENATE(&quot;/home/inakiap/Imágenes/imgBlogRescatadas/&quot;;[.I104])" office:value-type="string" office:string-value="/home/inakiap/Imágenes/imgBlogRescatadas/DSC09362.JPG" calcext:value-type="string">
            <text:p>/home/inakiap/Imágenes/imgBlogRescatadas/DSC09362.JPG</text:p>
          </table:table-cell>
        </table:table-row>
        <table:table-row table:style-name="ro1">
          <table:table-cell office:value-type="string" calcext:value-type="string">
            <text:p>http://lh4.ggpht.com/_T4A4ZuM9WD8/SVY_QMzJ6MI/AAAAAAAALwo/_MDXYBw8eF4/IMG_4378.JPG</text:p>
          </table:table-cell>
          <table:table-cell table:formula="of:=SEARCH(&quot;/&quot;;[.A105];8)" office:value-type="float" office:value="21" calcext:value-type="float">
            <text:p>21</text:p>
          </table:table-cell>
          <table:table-cell table:formula="of:=MID([.A105];1;[.B105])" office:value-type="string" office:string-value="http://lh4.ggpht.com/" calcext:value-type="string">
            <text:p>http://lh4.ggpht.com/</text:p>
          </table:table-cell>
          <table:table-cell table:formula="of:=SEARCH(&quot;/&quot;;[.A105];[.B105]+1)" office:value-type="float" office:value="34" calcext:value-type="float">
            <text:p>34</text:p>
          </table:table-cell>
          <table:table-cell table:formula="of:=SEARCH(&quot;/&quot;;[.A105];[.D105]+1)" office:value-type="float" office:value="46" calcext:value-type="float">
            <text:p>46</text:p>
          </table:table-cell>
          <table:table-cell table:formula="of:=SEARCH(&quot;/&quot;;[.A105];[.E105]+1)" office:value-type="float" office:value="58" calcext:value-type="float">
            <text:p>58</text:p>
          </table:table-cell>
          <table:table-cell table:formula="of:=SEARCH(&quot;/&quot;;[.A105];[.F105]+1)" office:value-type="float" office:value="70" calcext:value-type="float">
            <text:p>70</text:p>
          </table:table-cell>
          <table:table-cell table:formula="of:=IFERROR(SEARCH(&quot;/&quot;;[.A105];[.G105]+1);0)" office:value-type="float" office:value="0" calcext:value-type="float">
            <text:p>0</text:p>
          </table:table-cell>
          <table:table-cell table:formula="of:=MID([.A105];IF([.H105] = 0;[.G105]+1;[.H105]+1);LEN([.A105])-IF([.H105]=0;[.G105];[.H105])+1)" office:value-type="string" office:string-value="IMG_4378.JPG" calcext:value-type="string">
            <text:p>IMG_4378.JPG</text:p>
          </table:table-cell>
          <table:table-cell table:formula="of:=CONCATENATE(&quot;/home/inakiap/Imágenes/imgBlogRescatadas/&quot;;[.I105])" office:value-type="string" office:string-value="/home/inakiap/Imágenes/imgBlogRescatadas/IMG_4378.JPG" calcext:value-type="string">
            <text:p>/home/inakiap/Imágenes/imgBlogRescatadas/IMG_4378.JPG</text:p>
          </table:table-cell>
        </table:table-row>
        <table:table-row table:style-name="ro1">
          <table:table-cell office:value-type="string" calcext:value-type="string">
            <text:p>http://lh3.ggpht.com/_T4A4ZuM9WD8/SVY-liKy74I/AAAAAAAALtI/KYl-TyNRET4/IMG_4346.JPG</text:p>
          </table:table-cell>
          <table:table-cell table:formula="of:=SEARCH(&quot;/&quot;;[.A106];8)" office:value-type="float" office:value="21" calcext:value-type="float">
            <text:p>21</text:p>
          </table:table-cell>
          <table:table-cell table:formula="of:=MID([.A106];1;[.B106])" office:value-type="string" office:string-value="http://lh3.ggpht.com/" calcext:value-type="string">
            <text:p>http://lh3.ggpht.com/</text:p>
          </table:table-cell>
          <table:table-cell table:formula="of:=SEARCH(&quot;/&quot;;[.A106];[.B106]+1)" office:value-type="float" office:value="34" calcext:value-type="float">
            <text:p>34</text:p>
          </table:table-cell>
          <table:table-cell table:formula="of:=SEARCH(&quot;/&quot;;[.A106];[.D106]+1)" office:value-type="float" office:value="46" calcext:value-type="float">
            <text:p>46</text:p>
          </table:table-cell>
          <table:table-cell table:formula="of:=SEARCH(&quot;/&quot;;[.A106];[.E106]+1)" office:value-type="float" office:value="58" calcext:value-type="float">
            <text:p>58</text:p>
          </table:table-cell>
          <table:table-cell table:formula="of:=SEARCH(&quot;/&quot;;[.A106];[.F106]+1)" office:value-type="float" office:value="70" calcext:value-type="float">
            <text:p>70</text:p>
          </table:table-cell>
          <table:table-cell table:formula="of:=IFERROR(SEARCH(&quot;/&quot;;[.A106];[.G106]+1);0)" office:value-type="float" office:value="0" calcext:value-type="float">
            <text:p>0</text:p>
          </table:table-cell>
          <table:table-cell table:formula="of:=MID([.A106];IF([.H106] = 0;[.G106]+1;[.H106]+1);LEN([.A106])-IF([.H106]=0;[.G106];[.H106])+1)" office:value-type="string" office:string-value="IMG_4346.JPG" calcext:value-type="string">
            <text:p>IMG_4346.JPG</text:p>
          </table:table-cell>
          <table:table-cell table:formula="of:=CONCATENATE(&quot;/home/inakiap/Imágenes/imgBlogRescatadas/&quot;;[.I106])" office:value-type="string" office:string-value="/home/inakiap/Imágenes/imgBlogRescatadas/IMG_4346.JPG" calcext:value-type="string">
            <text:p>/home/inakiap/Imágenes/imgBlogRescatadas/IMG_4346.JPG</text:p>
          </table:table-cell>
        </table:table-row>
        <table:table-row table:style-name="ro1">
          <table:table-cell office:value-type="string" calcext:value-type="string">
            <text:p>http://lh3.ggpht.com/_T4A4ZuM9WD8/SVt1UUZm_oI/AAAAAAAAMck/rux28TL848M/s512/IMG_4601.JPG</text:p>
          </table:table-cell>
          <table:table-cell table:formula="of:=SEARCH(&quot;/&quot;;[.A107];8)" office:value-type="float" office:value="21" calcext:value-type="float">
            <text:p>21</text:p>
          </table:table-cell>
          <table:table-cell table:formula="of:=MID([.A107];1;[.B107])" office:value-type="string" office:string-value="http://lh3.ggpht.com/" calcext:value-type="string">
            <text:p>http://lh3.ggpht.com/</text:p>
          </table:table-cell>
          <table:table-cell table:formula="of:=SEARCH(&quot;/&quot;;[.A107];[.B107]+1)" office:value-type="float" office:value="34" calcext:value-type="float">
            <text:p>34</text:p>
          </table:table-cell>
          <table:table-cell table:formula="of:=SEARCH(&quot;/&quot;;[.A107];[.D107]+1)" office:value-type="float" office:value="46" calcext:value-type="float">
            <text:p>46</text:p>
          </table:table-cell>
          <table:table-cell table:formula="of:=SEARCH(&quot;/&quot;;[.A107];[.E107]+1)" office:value-type="float" office:value="58" calcext:value-type="float">
            <text:p>58</text:p>
          </table:table-cell>
          <table:table-cell table:formula="of:=SEARCH(&quot;/&quot;;[.A107];[.F107]+1)" office:value-type="float" office:value="70" calcext:value-type="float">
            <text:p>70</text:p>
          </table:table-cell>
          <table:table-cell table:formula="of:=IFERROR(SEARCH(&quot;/&quot;;[.A107];[.G107]+1);0)" office:value-type="float" office:value="75" calcext:value-type="float">
            <text:p>75</text:p>
          </table:table-cell>
          <table:table-cell table:formula="of:=MID([.A107];IF([.H107] = 0;[.G107]+1;[.H107]+1);LEN([.A107])-IF([.H107]=0;[.G107];[.H107])+1)" office:value-type="string" office:string-value="IMG_4601.JPG" calcext:value-type="string">
            <text:p>IMG_4601.JPG</text:p>
          </table:table-cell>
          <table:table-cell table:formula="of:=CONCATENATE(&quot;/home/inakiap/Imágenes/imgBlogRescatadas/&quot;;[.I107])" office:value-type="string" office:string-value="/home/inakiap/Imágenes/imgBlogRescatadas/IMG_4601.JPG" calcext:value-type="string">
            <text:p>/home/inakiap/Imágenes/imgBlogRescatadas/IMG_4601.JPG</text:p>
          </table:table-cell>
        </table:table-row>
        <table:table-row table:style-name="ro1">
          <table:table-cell office:value-type="string" calcext:value-type="string">
            <text:p>http://lh3.ggpht.com/_T4A4ZuM9WD8/SVt4Vk1t3vI/AAAAAAAAMjg/JhIgGDibKFo/s512/IMG_4658.JPG</text:p>
          </table:table-cell>
          <table:table-cell table:formula="of:=SEARCH(&quot;/&quot;;[.A108];8)" office:value-type="float" office:value="21" calcext:value-type="float">
            <text:p>21</text:p>
          </table:table-cell>
          <table:table-cell table:formula="of:=MID([.A108];1;[.B108])" office:value-type="string" office:string-value="http://lh3.ggpht.com/" calcext:value-type="string">
            <text:p>http://lh3.ggpht.com/</text:p>
          </table:table-cell>
          <table:table-cell table:formula="of:=SEARCH(&quot;/&quot;;[.A108];[.B108]+1)" office:value-type="float" office:value="34" calcext:value-type="float">
            <text:p>34</text:p>
          </table:table-cell>
          <table:table-cell table:formula="of:=SEARCH(&quot;/&quot;;[.A108];[.D108]+1)" office:value-type="float" office:value="46" calcext:value-type="float">
            <text:p>46</text:p>
          </table:table-cell>
          <table:table-cell table:formula="of:=SEARCH(&quot;/&quot;;[.A108];[.E108]+1)" office:value-type="float" office:value="58" calcext:value-type="float">
            <text:p>58</text:p>
          </table:table-cell>
          <table:table-cell table:formula="of:=SEARCH(&quot;/&quot;;[.A108];[.F108]+1)" office:value-type="float" office:value="70" calcext:value-type="float">
            <text:p>70</text:p>
          </table:table-cell>
          <table:table-cell table:formula="of:=IFERROR(SEARCH(&quot;/&quot;;[.A108];[.G108]+1);0)" office:value-type="float" office:value="75" calcext:value-type="float">
            <text:p>75</text:p>
          </table:table-cell>
          <table:table-cell table:formula="of:=MID([.A108];IF([.H108] = 0;[.G108]+1;[.H108]+1);LEN([.A108])-IF([.H108]=0;[.G108];[.H108])+1)" office:value-type="string" office:string-value="IMG_4658.JPG" calcext:value-type="string">
            <text:p>IMG_4658.JPG</text:p>
          </table:table-cell>
          <table:table-cell table:formula="of:=CONCATENATE(&quot;/home/inakiap/Imágenes/imgBlogRescatadas/&quot;;[.I108])" office:value-type="string" office:string-value="/home/inakiap/Imágenes/imgBlogRescatadas/IMG_4658.JPG" calcext:value-type="string">
            <text:p>/home/inakiap/Imágenes/imgBlogRescatadas/IMG_4658.JPG</text:p>
          </table:table-cell>
        </table:table-row>
        <table:table-row table:style-name="ro1">
          <table:table-cell office:value-type="string" calcext:value-type="string">
            <text:p>http://lh6.ggpht.com/_T4A4ZuM9WD8/SS2MlFXEmOI/AAAAAAAAFrE/sU7uQ88QGFM/IMG_1635.JPG</text:p>
          </table:table-cell>
          <table:table-cell table:formula="of:=SEARCH(&quot;/&quot;;[.A109];8)" office:value-type="float" office:value="21" calcext:value-type="float">
            <text:p>21</text:p>
          </table:table-cell>
          <table:table-cell table:formula="of:=MID([.A109];1;[.B109])" office:value-type="string" office:string-value="http://lh6.ggpht.com/" calcext:value-type="string">
            <text:p>http://lh6.ggpht.com/</text:p>
          </table:table-cell>
          <table:table-cell table:formula="of:=SEARCH(&quot;/&quot;;[.A109];[.B109]+1)" office:value-type="float" office:value="34" calcext:value-type="float">
            <text:p>34</text:p>
          </table:table-cell>
          <table:table-cell table:formula="of:=SEARCH(&quot;/&quot;;[.A109];[.D109]+1)" office:value-type="float" office:value="46" calcext:value-type="float">
            <text:p>46</text:p>
          </table:table-cell>
          <table:table-cell table:formula="of:=SEARCH(&quot;/&quot;;[.A109];[.E109]+1)" office:value-type="float" office:value="58" calcext:value-type="float">
            <text:p>58</text:p>
          </table:table-cell>
          <table:table-cell table:formula="of:=SEARCH(&quot;/&quot;;[.A109];[.F109]+1)" office:value-type="float" office:value="70" calcext:value-type="float">
            <text:p>70</text:p>
          </table:table-cell>
          <table:table-cell table:formula="of:=IFERROR(SEARCH(&quot;/&quot;;[.A109];[.G109]+1);0)" office:value-type="float" office:value="0" calcext:value-type="float">
            <text:p>0</text:p>
          </table:table-cell>
          <table:table-cell table:formula="of:=MID([.A109];IF([.H109] = 0;[.G109]+1;[.H109]+1);LEN([.A109])-IF([.H109]=0;[.G109];[.H109])+1)" office:value-type="string" office:string-value="IMG_1635.JPG" calcext:value-type="string">
            <text:p>IMG_1635.JPG</text:p>
          </table:table-cell>
          <table:table-cell table:formula="of:=CONCATENATE(&quot;/home/inakiap/Imágenes/imgBlogRescatadas/&quot;;[.I109])" office:value-type="string" office:string-value="/home/inakiap/Imágenes/imgBlogRescatadas/IMG_1635.JPG" calcext:value-type="string">
            <text:p>/home/inakiap/Imágenes/imgBlogRescatadas/IMG_1635.JPG</text:p>
          </table:table-cell>
        </table:table-row>
        <table:table-row table:style-name="ro1">
          <table:table-cell office:value-type="string" calcext:value-type="string">
            <text:p>http://lh4.ggpht.com/_T4A4ZuM9WD8/SWtZi0s5KFI/AAAAAAAAOHg/G-HxCvZJCGA/s512/IMG_5351.JPG</text:p>
          </table:table-cell>
          <table:table-cell table:formula="of:=SEARCH(&quot;/&quot;;[.A110];8)" office:value-type="float" office:value="21" calcext:value-type="float">
            <text:p>21</text:p>
          </table:table-cell>
          <table:table-cell table:formula="of:=MID([.A110];1;[.B110])" office:value-type="string" office:string-value="http://lh4.ggpht.com/" calcext:value-type="string">
            <text:p>http://lh4.ggpht.com/</text:p>
          </table:table-cell>
          <table:table-cell table:formula="of:=SEARCH(&quot;/&quot;;[.A110];[.B110]+1)" office:value-type="float" office:value="34" calcext:value-type="float">
            <text:p>34</text:p>
          </table:table-cell>
          <table:table-cell table:formula="of:=SEARCH(&quot;/&quot;;[.A110];[.D110]+1)" office:value-type="float" office:value="46" calcext:value-type="float">
            <text:p>46</text:p>
          </table:table-cell>
          <table:table-cell table:formula="of:=SEARCH(&quot;/&quot;;[.A110];[.E110]+1)" office:value-type="float" office:value="58" calcext:value-type="float">
            <text:p>58</text:p>
          </table:table-cell>
          <table:table-cell table:formula="of:=SEARCH(&quot;/&quot;;[.A110];[.F110]+1)" office:value-type="float" office:value="70" calcext:value-type="float">
            <text:p>70</text:p>
          </table:table-cell>
          <table:table-cell table:formula="of:=IFERROR(SEARCH(&quot;/&quot;;[.A110];[.G110]+1);0)" office:value-type="float" office:value="75" calcext:value-type="float">
            <text:p>75</text:p>
          </table:table-cell>
          <table:table-cell table:formula="of:=MID([.A110];IF([.H110] = 0;[.G110]+1;[.H110]+1);LEN([.A110])-IF([.H110]=0;[.G110];[.H110])+1)" office:value-type="string" office:string-value="IMG_5351.JPG" calcext:value-type="string">
            <text:p>IMG_5351.JPG</text:p>
          </table:table-cell>
          <table:table-cell table:formula="of:=CONCATENATE(&quot;/home/inakiap/Imágenes/imgBlogRescatadas/&quot;;[.I110])" office:value-type="string" office:string-value="/home/inakiap/Imágenes/imgBlogRescatadas/IMG_5351.JPG" calcext:value-type="string">
            <text:p>/home/inakiap/Imágenes/imgBlogRescatadas/IMG_5351.JPG</text:p>
          </table:table-cell>
        </table:table-row>
        <table:table-row table:style-name="ro1">
          <table:table-cell office:value-type="string" calcext:value-type="string">
            <text:p>http://lh5.ggpht.com/_T4A4ZuM9WD8/SW2PP374PmI/AAAAAAAAOkA/UVVcqn4EDAA/s512/DSC09503.JPG</text:p>
          </table:table-cell>
          <table:table-cell table:formula="of:=SEARCH(&quot;/&quot;;[.A111];8)" office:value-type="float" office:value="21" calcext:value-type="float">
            <text:p>21</text:p>
          </table:table-cell>
          <table:table-cell table:formula="of:=MID([.A111];1;[.B111])" office:value-type="string" office:string-value="http://lh5.ggpht.com/" calcext:value-type="string">
            <text:p>http://lh5.ggpht.com/</text:p>
          </table:table-cell>
          <table:table-cell table:formula="of:=SEARCH(&quot;/&quot;;[.A111];[.B111]+1)" office:value-type="float" office:value="34" calcext:value-type="float">
            <text:p>34</text:p>
          </table:table-cell>
          <table:table-cell table:formula="of:=SEARCH(&quot;/&quot;;[.A111];[.D111]+1)" office:value-type="float" office:value="46" calcext:value-type="float">
            <text:p>46</text:p>
          </table:table-cell>
          <table:table-cell table:formula="of:=SEARCH(&quot;/&quot;;[.A111];[.E111]+1)" office:value-type="float" office:value="58" calcext:value-type="float">
            <text:p>58</text:p>
          </table:table-cell>
          <table:table-cell table:formula="of:=SEARCH(&quot;/&quot;;[.A111];[.F111]+1)" office:value-type="float" office:value="70" calcext:value-type="float">
            <text:p>70</text:p>
          </table:table-cell>
          <table:table-cell table:formula="of:=IFERROR(SEARCH(&quot;/&quot;;[.A111];[.G111]+1);0)" office:value-type="float" office:value="75" calcext:value-type="float">
            <text:p>75</text:p>
          </table:table-cell>
          <table:table-cell table:formula="of:=MID([.A111];IF([.H111] = 0;[.G111]+1;[.H111]+1);LEN([.A111])-IF([.H111]=0;[.G111];[.H111])+1)" office:value-type="string" office:string-value="DSC09503.JPG" calcext:value-type="string">
            <text:p>DSC09503.JPG</text:p>
          </table:table-cell>
          <table:table-cell table:formula="of:=CONCATENATE(&quot;/home/inakiap/Imágenes/imgBlogRescatadas/&quot;;[.I111])" office:value-type="string" office:string-value="/home/inakiap/Imágenes/imgBlogRescatadas/DSC09503.JPG" calcext:value-type="string">
            <text:p>/home/inakiap/Imágenes/imgBlogRescatadas/DSC09503.JPG</text:p>
          </table:table-cell>
        </table:table-row>
        <table:table-row table:style-name="ro1">
          <table:table-cell office:value-type="string" calcext:value-type="string">
            <text:p>http://lh6.ggpht.com/_T4A4ZuM9WD8/SV7nx2rYuvI/AAAAAAAAM6U/gtSJAbi8Lz4/s512/DSC09210.JPG</text:p>
          </table:table-cell>
          <table:table-cell table:formula="of:=SEARCH(&quot;/&quot;;[.A112];8)" office:value-type="float" office:value="21" calcext:value-type="float">
            <text:p>21</text:p>
          </table:table-cell>
          <table:table-cell table:formula="of:=MID([.A112];1;[.B112])" office:value-type="string" office:string-value="http://lh6.ggpht.com/" calcext:value-type="string">
            <text:p>http://lh6.ggpht.com/</text:p>
          </table:table-cell>
          <table:table-cell table:formula="of:=SEARCH(&quot;/&quot;;[.A112];[.B112]+1)" office:value-type="float" office:value="34" calcext:value-type="float">
            <text:p>34</text:p>
          </table:table-cell>
          <table:table-cell table:formula="of:=SEARCH(&quot;/&quot;;[.A112];[.D112]+1)" office:value-type="float" office:value="46" calcext:value-type="float">
            <text:p>46</text:p>
          </table:table-cell>
          <table:table-cell table:formula="of:=SEARCH(&quot;/&quot;;[.A112];[.E112]+1)" office:value-type="float" office:value="58" calcext:value-type="float">
            <text:p>58</text:p>
          </table:table-cell>
          <table:table-cell table:formula="of:=SEARCH(&quot;/&quot;;[.A112];[.F112]+1)" office:value-type="float" office:value="70" calcext:value-type="float">
            <text:p>70</text:p>
          </table:table-cell>
          <table:table-cell table:formula="of:=IFERROR(SEARCH(&quot;/&quot;;[.A112];[.G112]+1);0)" office:value-type="float" office:value="75" calcext:value-type="float">
            <text:p>75</text:p>
          </table:table-cell>
          <table:table-cell table:formula="of:=MID([.A112];IF([.H112] = 0;[.G112]+1;[.H112]+1);LEN([.A112])-IF([.H112]=0;[.G112];[.H112])+1)" office:value-type="string" office:string-value="DSC09210.JPG" calcext:value-type="string">
            <text:p>DSC09210.JPG</text:p>
          </table:table-cell>
          <table:table-cell table:formula="of:=CONCATENATE(&quot;/home/inakiap/Imágenes/imgBlogRescatadas/&quot;;[.I112])" office:value-type="string" office:string-value="/home/inakiap/Imágenes/imgBlogRescatadas/DSC09210.JPG" calcext:value-type="string">
            <text:p>/home/inakiap/Imágenes/imgBlogRescatadas/DSC09210.JPG</text:p>
          </table:table-cell>
        </table:table-row>
        <table:table-row table:style-name="ro1">
          <table:table-cell office:value-type="string" calcext:value-type="string">
            <text:p>http://lh5.ggpht.com/_T4A4ZuM9WD8/SUZiJAn6fsI/AAAAAAAAK5s/IUFGxWJht5E/s400/DSC09182.JPG</text:p>
          </table:table-cell>
          <table:table-cell table:formula="of:=SEARCH(&quot;/&quot;;[.A113];8)" office:value-type="float" office:value="21" calcext:value-type="float">
            <text:p>21</text:p>
          </table:table-cell>
          <table:table-cell table:formula="of:=MID([.A113];1;[.B113])" office:value-type="string" office:string-value="http://lh5.ggpht.com/" calcext:value-type="string">
            <text:p>http://lh5.ggpht.com/</text:p>
          </table:table-cell>
          <table:table-cell table:formula="of:=SEARCH(&quot;/&quot;;[.A113];[.B113]+1)" office:value-type="float" office:value="34" calcext:value-type="float">
            <text:p>34</text:p>
          </table:table-cell>
          <table:table-cell table:formula="of:=SEARCH(&quot;/&quot;;[.A113];[.D113]+1)" office:value-type="float" office:value="46" calcext:value-type="float">
            <text:p>46</text:p>
          </table:table-cell>
          <table:table-cell table:formula="of:=SEARCH(&quot;/&quot;;[.A113];[.E113]+1)" office:value-type="float" office:value="58" calcext:value-type="float">
            <text:p>58</text:p>
          </table:table-cell>
          <table:table-cell table:formula="of:=SEARCH(&quot;/&quot;;[.A113];[.F113]+1)" office:value-type="float" office:value="70" calcext:value-type="float">
            <text:p>70</text:p>
          </table:table-cell>
          <table:table-cell table:formula="of:=IFERROR(SEARCH(&quot;/&quot;;[.A113];[.G113]+1);0)" office:value-type="float" office:value="75" calcext:value-type="float">
            <text:p>75</text:p>
          </table:table-cell>
          <table:table-cell table:formula="of:=MID([.A113];IF([.H113] = 0;[.G113]+1;[.H113]+1);LEN([.A113])-IF([.H113]=0;[.G113];[.H113])+1)" office:value-type="string" office:string-value="DSC09182.JPG" calcext:value-type="string">
            <text:p>DSC09182.JPG</text:p>
          </table:table-cell>
          <table:table-cell table:formula="of:=CONCATENATE(&quot;/home/inakiap/Imágenes/imgBlogRescatadas/&quot;;[.I113])" office:value-type="string" office:string-value="/home/inakiap/Imágenes/imgBlogRescatadas/DSC09182.JPG" calcext:value-type="string">
            <text:p>/home/inakiap/Imágenes/imgBlogRescatadas/DSC09182.JPG</text:p>
          </table:table-cell>
        </table:table-row>
        <table:table-row table:style-name="ro1">
          <table:table-cell office:value-type="string" calcext:value-type="string">
            <text:p>http://lh6.ggpht.com/_T4A4ZuM9WD8/SUZbT5Sg5rI/AAAAAAAAKrE/fZ_pLWCXoDw/s400/IMG_3967.JPG</text:p>
          </table:table-cell>
          <table:table-cell table:formula="of:=SEARCH(&quot;/&quot;;[.A114];8)" office:value-type="float" office:value="21" calcext:value-type="float">
            <text:p>21</text:p>
          </table:table-cell>
          <table:table-cell table:formula="of:=MID([.A114];1;[.B114])" office:value-type="string" office:string-value="http://lh6.ggpht.com/" calcext:value-type="string">
            <text:p>http://lh6.ggpht.com/</text:p>
          </table:table-cell>
          <table:table-cell table:formula="of:=SEARCH(&quot;/&quot;;[.A114];[.B114]+1)" office:value-type="float" office:value="34" calcext:value-type="float">
            <text:p>34</text:p>
          </table:table-cell>
          <table:table-cell table:formula="of:=SEARCH(&quot;/&quot;;[.A114];[.D114]+1)" office:value-type="float" office:value="46" calcext:value-type="float">
            <text:p>46</text:p>
          </table:table-cell>
          <table:table-cell table:formula="of:=SEARCH(&quot;/&quot;;[.A114];[.E114]+1)" office:value-type="float" office:value="58" calcext:value-type="float">
            <text:p>58</text:p>
          </table:table-cell>
          <table:table-cell table:formula="of:=SEARCH(&quot;/&quot;;[.A114];[.F114]+1)" office:value-type="float" office:value="70" calcext:value-type="float">
            <text:p>70</text:p>
          </table:table-cell>
          <table:table-cell table:formula="of:=IFERROR(SEARCH(&quot;/&quot;;[.A114];[.G114]+1);0)" office:value-type="float" office:value="75" calcext:value-type="float">
            <text:p>75</text:p>
          </table:table-cell>
          <table:table-cell table:formula="of:=MID([.A114];IF([.H114] = 0;[.G114]+1;[.H114]+1);LEN([.A114])-IF([.H114]=0;[.G114];[.H114])+1)" office:value-type="string" office:string-value="IMG_3967.JPG" calcext:value-type="string">
            <text:p>IMG_3967.JPG</text:p>
          </table:table-cell>
          <table:table-cell table:formula="of:=CONCATENATE(&quot;/home/inakiap/Imágenes/imgBlogRescatadas/&quot;;[.I114])" office:value-type="string" office:string-value="/home/inakiap/Imágenes/imgBlogRescatadas/IMG_3967.JPG" calcext:value-type="string">
            <text:p>/home/inakiap/Imágenes/imgBlogRescatadas/IMG_3967.JPG</text:p>
          </table:table-cell>
        </table:table-row>
        <table:table-row table:style-name="ro1">
          <table:table-cell office:value-type="string" calcext:value-type="string">
            <text:p>http://lh5.ggpht.com/_T4A4ZuM9WD8/SWzDgGOEX4I/AAAAAAAAOUs/e8j-l6AxmyE/s400/DSC09386.JPG</text:p>
          </table:table-cell>
          <table:table-cell table:formula="of:=SEARCH(&quot;/&quot;;[.A115];8)" office:value-type="float" office:value="21" calcext:value-type="float">
            <text:p>21</text:p>
          </table:table-cell>
          <table:table-cell table:formula="of:=MID([.A115];1;[.B115])" office:value-type="string" office:string-value="http://lh5.ggpht.com/" calcext:value-type="string">
            <text:p>http://lh5.ggpht.com/</text:p>
          </table:table-cell>
          <table:table-cell table:formula="of:=SEARCH(&quot;/&quot;;[.A115];[.B115]+1)" office:value-type="float" office:value="34" calcext:value-type="float">
            <text:p>34</text:p>
          </table:table-cell>
          <table:table-cell table:formula="of:=SEARCH(&quot;/&quot;;[.A115];[.D115]+1)" office:value-type="float" office:value="46" calcext:value-type="float">
            <text:p>46</text:p>
          </table:table-cell>
          <table:table-cell table:formula="of:=SEARCH(&quot;/&quot;;[.A115];[.E115]+1)" office:value-type="float" office:value="58" calcext:value-type="float">
            <text:p>58</text:p>
          </table:table-cell>
          <table:table-cell table:formula="of:=SEARCH(&quot;/&quot;;[.A115];[.F115]+1)" office:value-type="float" office:value="70" calcext:value-type="float">
            <text:p>70</text:p>
          </table:table-cell>
          <table:table-cell table:formula="of:=IFERROR(SEARCH(&quot;/&quot;;[.A115];[.G115]+1);0)" office:value-type="float" office:value="75" calcext:value-type="float">
            <text:p>75</text:p>
          </table:table-cell>
          <table:table-cell table:formula="of:=MID([.A115];IF([.H115] = 0;[.G115]+1;[.H115]+1);LEN([.A115])-IF([.H115]=0;[.G115];[.H115])+1)" office:value-type="string" office:string-value="DSC09386.JPG" calcext:value-type="string">
            <text:p>DSC09386.JPG</text:p>
          </table:table-cell>
          <table:table-cell table:formula="of:=CONCATENATE(&quot;/home/inakiap/Imágenes/imgBlogRescatadas/&quot;;[.I115])" office:value-type="string" office:string-value="/home/inakiap/Imágenes/imgBlogRescatadas/DSC09386.JPG" calcext:value-type="string">
            <text:p>/home/inakiap/Imágenes/imgBlogRescatadas/DSC09386.JPG</text:p>
          </table:table-cell>
        </table:table-row>
        <table:table-row table:style-name="ro1">
          <table:table-cell office:value-type="string" calcext:value-type="string">
            <text:p>http://lh3.ggpht.com/_T4A4ZuM9WD8/SVY_cWhHtmI/AAAAAAAALxY/ebFpqLOZn-M/s400/IMG_4384.jpg</text:p>
          </table:table-cell>
          <table:table-cell table:formula="of:=SEARCH(&quot;/&quot;;[.A116];8)" office:value-type="float" office:value="21" calcext:value-type="float">
            <text:p>21</text:p>
          </table:table-cell>
          <table:table-cell table:formula="of:=MID([.A116];1;[.B116])" office:value-type="string" office:string-value="http://lh3.ggpht.com/" calcext:value-type="string">
            <text:p>http://lh3.ggpht.com/</text:p>
          </table:table-cell>
          <table:table-cell table:formula="of:=SEARCH(&quot;/&quot;;[.A116];[.B116]+1)" office:value-type="float" office:value="34" calcext:value-type="float">
            <text:p>34</text:p>
          </table:table-cell>
          <table:table-cell table:formula="of:=SEARCH(&quot;/&quot;;[.A116];[.D116]+1)" office:value-type="float" office:value="46" calcext:value-type="float">
            <text:p>46</text:p>
          </table:table-cell>
          <table:table-cell table:formula="of:=SEARCH(&quot;/&quot;;[.A116];[.E116]+1)" office:value-type="float" office:value="58" calcext:value-type="float">
            <text:p>58</text:p>
          </table:table-cell>
          <table:table-cell table:formula="of:=SEARCH(&quot;/&quot;;[.A116];[.F116]+1)" office:value-type="float" office:value="70" calcext:value-type="float">
            <text:p>70</text:p>
          </table:table-cell>
          <table:table-cell table:formula="of:=IFERROR(SEARCH(&quot;/&quot;;[.A116];[.G116]+1);0)" office:value-type="float" office:value="75" calcext:value-type="float">
            <text:p>75</text:p>
          </table:table-cell>
          <table:table-cell table:formula="of:=MID([.A116];IF([.H116] = 0;[.G116]+1;[.H116]+1);LEN([.A116])-IF([.H116]=0;[.G116];[.H116])+1)" office:value-type="string" office:string-value="IMG_4384.jpg" calcext:value-type="string">
            <text:p>IMG_4384.jpg</text:p>
          </table:table-cell>
          <table:table-cell table:formula="of:=CONCATENATE(&quot;/home/inakiap/Imágenes/imgBlogRescatadas/&quot;;[.I116])" office:value-type="string" office:string-value="/home/inakiap/Imágenes/imgBlogRescatadas/IMG_4384.jpg" calcext:value-type="string">
            <text:p>/home/inakiap/Imágenes/imgBlogRescatadas/IMG_4384.jpg</text:p>
          </table:table-cell>
        </table:table-row>
        <table:table-row table:style-name="ro1">
          <table:table-cell office:value-type="string" calcext:value-type="string">
            <text:p>http://lh6.ggpht.com/_T4A4ZuM9WD8/SYL1clYRvyI/AAAAAAAAO7k/7qChRx9Rt3Y/s400/DSC09511.JPG</text:p>
          </table:table-cell>
          <table:table-cell table:formula="of:=SEARCH(&quot;/&quot;;[.A117];8)" office:value-type="float" office:value="21" calcext:value-type="float">
            <text:p>21</text:p>
          </table:table-cell>
          <table:table-cell table:formula="of:=MID([.A117];1;[.B117])" office:value-type="string" office:string-value="http://lh6.ggpht.com/" calcext:value-type="string">
            <text:p>http://lh6.ggpht.com/</text:p>
          </table:table-cell>
          <table:table-cell table:formula="of:=SEARCH(&quot;/&quot;;[.A117];[.B117]+1)" office:value-type="float" office:value="34" calcext:value-type="float">
            <text:p>34</text:p>
          </table:table-cell>
          <table:table-cell table:formula="of:=SEARCH(&quot;/&quot;;[.A117];[.D117]+1)" office:value-type="float" office:value="46" calcext:value-type="float">
            <text:p>46</text:p>
          </table:table-cell>
          <table:table-cell table:formula="of:=SEARCH(&quot;/&quot;;[.A117];[.E117]+1)" office:value-type="float" office:value="58" calcext:value-type="float">
            <text:p>58</text:p>
          </table:table-cell>
          <table:table-cell table:formula="of:=SEARCH(&quot;/&quot;;[.A117];[.F117]+1)" office:value-type="float" office:value="70" calcext:value-type="float">
            <text:p>70</text:p>
          </table:table-cell>
          <table:table-cell table:formula="of:=IFERROR(SEARCH(&quot;/&quot;;[.A117];[.G117]+1);0)" office:value-type="float" office:value="75" calcext:value-type="float">
            <text:p>75</text:p>
          </table:table-cell>
          <table:table-cell table:formula="of:=MID([.A117];IF([.H117] = 0;[.G117]+1;[.H117]+1);LEN([.A117])-IF([.H117]=0;[.G117];[.H117])+1)" office:value-type="string" office:string-value="DSC09511.JPG" calcext:value-type="string">
            <text:p>DSC09511.JPG</text:p>
          </table:table-cell>
          <table:table-cell table:formula="of:=CONCATENATE(&quot;/home/inakiap/Imágenes/imgBlogRescatadas/&quot;;[.I117])" office:value-type="string" office:string-value="/home/inakiap/Imágenes/imgBlogRescatadas/DSC09511.JPG" calcext:value-type="string">
            <text:p>/home/inakiap/Imágenes/imgBlogRescatadas/DSC09511.JPG</text:p>
          </table:table-cell>
        </table:table-row>
        <table:table-row table:style-name="ro1">
          <table:table-cell office:value-type="string" calcext:value-type="string">
            <text:p>http://lh4.ggpht.com/_T4A4ZuM9WD8/SZRHEznsRDI/AAAAAAAAP4I/HMmPiB93EsY/s800/IMG_5979.JPG</text:p>
          </table:table-cell>
          <table:table-cell table:formula="of:=SEARCH(&quot;/&quot;;[.A118];8)" office:value-type="float" office:value="21" calcext:value-type="float">
            <text:p>21</text:p>
          </table:table-cell>
          <table:table-cell table:formula="of:=MID([.A118];1;[.B118])" office:value-type="string" office:string-value="http://lh4.ggpht.com/" calcext:value-type="string">
            <text:p>http://lh4.ggpht.com/</text:p>
          </table:table-cell>
          <table:table-cell table:formula="of:=SEARCH(&quot;/&quot;;[.A118];[.B118]+1)" office:value-type="float" office:value="34" calcext:value-type="float">
            <text:p>34</text:p>
          </table:table-cell>
          <table:table-cell table:formula="of:=SEARCH(&quot;/&quot;;[.A118];[.D118]+1)" office:value-type="float" office:value="46" calcext:value-type="float">
            <text:p>46</text:p>
          </table:table-cell>
          <table:table-cell table:formula="of:=SEARCH(&quot;/&quot;;[.A118];[.E118]+1)" office:value-type="float" office:value="58" calcext:value-type="float">
            <text:p>58</text:p>
          </table:table-cell>
          <table:table-cell table:formula="of:=SEARCH(&quot;/&quot;;[.A118];[.F118]+1)" office:value-type="float" office:value="70" calcext:value-type="float">
            <text:p>70</text:p>
          </table:table-cell>
          <table:table-cell table:formula="of:=IFERROR(SEARCH(&quot;/&quot;;[.A118];[.G118]+1);0)" office:value-type="float" office:value="75" calcext:value-type="float">
            <text:p>75</text:p>
          </table:table-cell>
          <table:table-cell table:formula="of:=MID([.A118];IF([.H118] = 0;[.G118]+1;[.H118]+1);LEN([.A118])-IF([.H118]=0;[.G118];[.H118])+1)" office:value-type="string" office:string-value="IMG_5979.JPG" calcext:value-type="string">
            <text:p>IMG_5979.JPG</text:p>
          </table:table-cell>
          <table:table-cell table:formula="of:=CONCATENATE(&quot;/home/inakiap/Imágenes/imgBlogRescatadas/&quot;;[.I118])" office:value-type="string" office:string-value="/home/inakiap/Imágenes/imgBlogRescatadas/IMG_5979.JPG" calcext:value-type="string">
            <text:p>/home/inakiap/Imágenes/imgBlogRescatadas/IMG_5979.JPG</text:p>
          </table:table-cell>
        </table:table-row>
        <table:table-row table:style-name="ro1">
          <table:table-cell office:value-type="string" calcext:value-type="string">
            <text:p>http://lh3.ggpht.com/_T4A4ZuM9WD8/SZRGlEOjkgE/AAAAAAAAQSY/aS8OKlYp3ms/s160-c/PateadaVuelta.jpg</text:p>
          </table:table-cell>
          <table:table-cell table:formula="of:=SEARCH(&quot;/&quot;;[.A119];8)" office:value-type="float" office:value="21" calcext:value-type="float">
            <text:p>21</text:p>
          </table:table-cell>
          <table:table-cell table:formula="of:=MID([.A119];1;[.B119])" office:value-type="string" office:string-value="http://lh3.ggpht.com/" calcext:value-type="string">
            <text:p>http://lh3.ggpht.com/</text:p>
          </table:table-cell>
          <table:table-cell table:formula="of:=SEARCH(&quot;/&quot;;[.A119];[.B119]+1)" office:value-type="float" office:value="34" calcext:value-type="float">
            <text:p>34</text:p>
          </table:table-cell>
          <table:table-cell table:formula="of:=SEARCH(&quot;/&quot;;[.A119];[.D119]+1)" office:value-type="float" office:value="46" calcext:value-type="float">
            <text:p>46</text:p>
          </table:table-cell>
          <table:table-cell table:formula="of:=SEARCH(&quot;/&quot;;[.A119];[.E119]+1)" office:value-type="float" office:value="58" calcext:value-type="float">
            <text:p>58</text:p>
          </table:table-cell>
          <table:table-cell table:formula="of:=SEARCH(&quot;/&quot;;[.A119];[.F119]+1)" office:value-type="float" office:value="70" calcext:value-type="float">
            <text:p>70</text:p>
          </table:table-cell>
          <table:table-cell table:formula="of:=IFERROR(SEARCH(&quot;/&quot;;[.A119];[.G119]+1);0)" office:value-type="float" office:value="77" calcext:value-type="float">
            <text:p>77</text:p>
          </table:table-cell>
          <table:table-cell table:formula="of:=MID([.A119];IF([.H119] = 0;[.G119]+1;[.H119]+1);LEN([.A119])-IF([.H119]=0;[.G119];[.H119])+1)" office:value-type="string" office:string-value="PateadaVuelta.jpg" calcext:value-type="string">
            <text:p>PateadaVuelta.jpg</text:p>
          </table:table-cell>
          <table:table-cell table:formula="of:=CONCATENATE(&quot;/home/inakiap/Imágenes/imgBlogRescatadas/&quot;;[.I119])" office:value-type="string" office:string-value="/home/inakiap/Imágenes/imgBlogRescatadas/PateadaVuelta.jpg" calcext:value-type="string">
            <text:p>/home/inakiap/Imágenes/imgBlogRescatadas/PateadaVuelta.jpg</text:p>
          </table:table-cell>
        </table:table-row>
        <table:table-row table:style-name="ro1">
          <table:table-cell office:value-type="string" calcext:value-type="string">
            <text:p>http://lh4.ggpht.com/_T4A4ZuM9WD8/SZQ8hWPjMDE/AAAAAAAAQR0/mmpbJxoKggA/s160-c/PateadaIDA.jpg</text:p>
          </table:table-cell>
          <table:table-cell table:formula="of:=SEARCH(&quot;/&quot;;[.A120];8)" office:value-type="float" office:value="21" calcext:value-type="float">
            <text:p>21</text:p>
          </table:table-cell>
          <table:table-cell table:formula="of:=MID([.A120];1;[.B120])" office:value-type="string" office:string-value="http://lh4.ggpht.com/" calcext:value-type="string">
            <text:p>http://lh4.ggpht.com/</text:p>
          </table:table-cell>
          <table:table-cell table:formula="of:=SEARCH(&quot;/&quot;;[.A120];[.B120]+1)" office:value-type="float" office:value="34" calcext:value-type="float">
            <text:p>34</text:p>
          </table:table-cell>
          <table:table-cell table:formula="of:=SEARCH(&quot;/&quot;;[.A120];[.D120]+1)" office:value-type="float" office:value="46" calcext:value-type="float">
            <text:p>46</text:p>
          </table:table-cell>
          <table:table-cell table:formula="of:=SEARCH(&quot;/&quot;;[.A120];[.E120]+1)" office:value-type="float" office:value="58" calcext:value-type="float">
            <text:p>58</text:p>
          </table:table-cell>
          <table:table-cell table:formula="of:=SEARCH(&quot;/&quot;;[.A120];[.F120]+1)" office:value-type="float" office:value="70" calcext:value-type="float">
            <text:p>70</text:p>
          </table:table-cell>
          <table:table-cell table:formula="of:=IFERROR(SEARCH(&quot;/&quot;;[.A120];[.G120]+1);0)" office:value-type="float" office:value="77" calcext:value-type="float">
            <text:p>77</text:p>
          </table:table-cell>
          <table:table-cell table:formula="of:=MID([.A120];IF([.H120] = 0;[.G120]+1;[.H120]+1);LEN([.A120])-IF([.H120]=0;[.G120];[.H120])+1)" office:value-type="string" office:string-value="PateadaIDA.jpg" calcext:value-type="string">
            <text:p>PateadaIDA.jpg</text:p>
          </table:table-cell>
          <table:table-cell table:formula="of:=CONCATENATE(&quot;/home/inakiap/Imágenes/imgBlogRescatadas/&quot;;[.I120])" office:value-type="string" office:string-value="/home/inakiap/Imágenes/imgBlogRescatadas/PateadaIDA.jpg" calcext:value-type="string">
            <text:p>/home/inakiap/Imágenes/imgBlogRescatadas/PateadaIDA.jpg</text:p>
          </table:table-cell>
        </table:table-row>
        <table:table-row table:style-name="ro1">
          <table:table-cell office:value-type="string" calcext:value-type="string">
            <text:p>http://lh6.ggpht.com/_T4A4ZuM9WD8/SZRB1c_okUI/AAAAAAAAPVc/vuLz-CMyjME/s400/IMG_5687.JPG</text:p>
          </table:table-cell>
          <table:table-cell table:formula="of:=SEARCH(&quot;/&quot;;[.A121];8)" office:value-type="float" office:value="21" calcext:value-type="float">
            <text:p>21</text:p>
          </table:table-cell>
          <table:table-cell table:formula="of:=MID([.A121];1;[.B121])" office:value-type="string" office:string-value="http://lh6.ggpht.com/" calcext:value-type="string">
            <text:p>http://lh6.ggpht.com/</text:p>
          </table:table-cell>
          <table:table-cell table:formula="of:=SEARCH(&quot;/&quot;;[.A121];[.B121]+1)" office:value-type="float" office:value="34" calcext:value-type="float">
            <text:p>34</text:p>
          </table:table-cell>
          <table:table-cell table:formula="of:=SEARCH(&quot;/&quot;;[.A121];[.D121]+1)" office:value-type="float" office:value="46" calcext:value-type="float">
            <text:p>46</text:p>
          </table:table-cell>
          <table:table-cell table:formula="of:=SEARCH(&quot;/&quot;;[.A121];[.E121]+1)" office:value-type="float" office:value="58" calcext:value-type="float">
            <text:p>58</text:p>
          </table:table-cell>
          <table:table-cell table:formula="of:=SEARCH(&quot;/&quot;;[.A121];[.F121]+1)" office:value-type="float" office:value="70" calcext:value-type="float">
            <text:p>70</text:p>
          </table:table-cell>
          <table:table-cell table:formula="of:=IFERROR(SEARCH(&quot;/&quot;;[.A121];[.G121]+1);0)" office:value-type="float" office:value="75" calcext:value-type="float">
            <text:p>75</text:p>
          </table:table-cell>
          <table:table-cell table:formula="of:=MID([.A121];IF([.H121] = 0;[.G121]+1;[.H121]+1);LEN([.A121])-IF([.H121]=0;[.G121];[.H121])+1)" office:value-type="string" office:string-value="IMG_5687.JPG" calcext:value-type="string">
            <text:p>IMG_5687.JPG</text:p>
          </table:table-cell>
          <table:table-cell table:formula="of:=CONCATENATE(&quot;/home/inakiap/Imágenes/imgBlogRescatadas/&quot;;[.I121])" office:value-type="string" office:string-value="/home/inakiap/Imágenes/imgBlogRescatadas/IMG_5687.JPG" calcext:value-type="string">
            <text:p>/home/inakiap/Imágenes/imgBlogRescatadas/IMG_5687.JPG</text:p>
          </table:table-cell>
        </table:table-row>
        <table:table-row table:style-name="ro1">
          <table:table-cell office:value-type="string" calcext:value-type="string">
            <text:p>http://lh6.ggpht.com/_T4A4ZuM9WD8/SZRGCaiEODI/AAAAAAAAPvo/z41fu5I7W-Q/s400/IMG_5908.JPG</text:p>
          </table:table-cell>
          <table:table-cell table:formula="of:=SEARCH(&quot;/&quot;;[.A122];8)" office:value-type="float" office:value="21" calcext:value-type="float">
            <text:p>21</text:p>
          </table:table-cell>
          <table:table-cell table:formula="of:=MID([.A122];1;[.B122])" office:value-type="string" office:string-value="http://lh6.ggpht.com/" calcext:value-type="string">
            <text:p>http://lh6.ggpht.com/</text:p>
          </table:table-cell>
          <table:table-cell table:formula="of:=SEARCH(&quot;/&quot;;[.A122];[.B122]+1)" office:value-type="float" office:value="34" calcext:value-type="float">
            <text:p>34</text:p>
          </table:table-cell>
          <table:table-cell table:formula="of:=SEARCH(&quot;/&quot;;[.A122];[.D122]+1)" office:value-type="float" office:value="46" calcext:value-type="float">
            <text:p>46</text:p>
          </table:table-cell>
          <table:table-cell table:formula="of:=SEARCH(&quot;/&quot;;[.A122];[.E122]+1)" office:value-type="float" office:value="58" calcext:value-type="float">
            <text:p>58</text:p>
          </table:table-cell>
          <table:table-cell table:formula="of:=SEARCH(&quot;/&quot;;[.A122];[.F122]+1)" office:value-type="float" office:value="70" calcext:value-type="float">
            <text:p>70</text:p>
          </table:table-cell>
          <table:table-cell table:formula="of:=IFERROR(SEARCH(&quot;/&quot;;[.A122];[.G122]+1);0)" office:value-type="float" office:value="75" calcext:value-type="float">
            <text:p>75</text:p>
          </table:table-cell>
          <table:table-cell table:formula="of:=MID([.A122];IF([.H122] = 0;[.G122]+1;[.H122]+1);LEN([.A122])-IF([.H122]=0;[.G122];[.H122])+1)" office:value-type="string" office:string-value="IMG_5908.JPG" calcext:value-type="string">
            <text:p>IMG_5908.JPG</text:p>
          </table:table-cell>
          <table:table-cell table:formula="of:=CONCATENATE(&quot;/home/inakiap/Imágenes/imgBlogRescatadas/&quot;;[.I122])" office:value-type="string" office:string-value="/home/inakiap/Imágenes/imgBlogRescatadas/IMG_5908.JPG" calcext:value-type="string">
            <text:p>/home/inakiap/Imágenes/imgBlogRescatadas/IMG_5908.JPG</text:p>
          </table:table-cell>
        </table:table-row>
        <table:table-row table:style-name="ro1">
          <table:table-cell office:value-type="string" calcext:value-type="string">
            <text:p>http://lh4.ggpht.com/_T4A4ZuM9WD8/SZRFwYrOZEI/AAAAAAAAPtg/mvPpTssa9T8/s800/IMG_5890.JPG</text:p>
          </table:table-cell>
          <table:table-cell table:formula="of:=SEARCH(&quot;/&quot;;[.A123];8)" office:value-type="float" office:value="21" calcext:value-type="float">
            <text:p>21</text:p>
          </table:table-cell>
          <table:table-cell table:formula="of:=MID([.A123];1;[.B123])" office:value-type="string" office:string-value="http://lh4.ggpht.com/" calcext:value-type="string">
            <text:p>http://lh4.ggpht.com/</text:p>
          </table:table-cell>
          <table:table-cell table:formula="of:=SEARCH(&quot;/&quot;;[.A123];[.B123]+1)" office:value-type="float" office:value="34" calcext:value-type="float">
            <text:p>34</text:p>
          </table:table-cell>
          <table:table-cell table:formula="of:=SEARCH(&quot;/&quot;;[.A123];[.D123]+1)" office:value-type="float" office:value="46" calcext:value-type="float">
            <text:p>46</text:p>
          </table:table-cell>
          <table:table-cell table:formula="of:=SEARCH(&quot;/&quot;;[.A123];[.E123]+1)" office:value-type="float" office:value="58" calcext:value-type="float">
            <text:p>58</text:p>
          </table:table-cell>
          <table:table-cell table:formula="of:=SEARCH(&quot;/&quot;;[.A123];[.F123]+1)" office:value-type="float" office:value="70" calcext:value-type="float">
            <text:p>70</text:p>
          </table:table-cell>
          <table:table-cell table:formula="of:=IFERROR(SEARCH(&quot;/&quot;;[.A123];[.G123]+1);0)" office:value-type="float" office:value="75" calcext:value-type="float">
            <text:p>75</text:p>
          </table:table-cell>
          <table:table-cell table:formula="of:=MID([.A123];IF([.H123] = 0;[.G123]+1;[.H123]+1);LEN([.A123])-IF([.H123]=0;[.G123];[.H123])+1)" office:value-type="string" office:string-value="IMG_5890.JPG" calcext:value-type="string">
            <text:p>IMG_5890.JPG</text:p>
          </table:table-cell>
          <table:table-cell table:formula="of:=CONCATENATE(&quot;/home/inakiap/Imágenes/imgBlogRescatadas/&quot;;[.I123])" office:value-type="string" office:string-value="/home/inakiap/Imágenes/imgBlogRescatadas/IMG_5890.JPG" calcext:value-type="string">
            <text:p>/home/inakiap/Imágenes/imgBlogRescatadas/IMG_5890.JPG</text:p>
          </table:table-cell>
        </table:table-row>
        <table:table-row table:style-name="ro1">
          <table:table-cell office:value-type="string" calcext:value-type="string">
            <text:p>http://lh4.ggpht.com/_T4A4ZuM9WD8/SZQ-55nIyWI/AAAAAAAAPD8/Ue6cWh1sxk8/s400/IMG_5543.JPG</text:p>
          </table:table-cell>
          <table:table-cell table:formula="of:=SEARCH(&quot;/&quot;;[.A124];8)" office:value-type="float" office:value="21" calcext:value-type="float">
            <text:p>21</text:p>
          </table:table-cell>
          <table:table-cell table:formula="of:=MID([.A124];1;[.B124])" office:value-type="string" office:string-value="http://lh4.ggpht.com/" calcext:value-type="string">
            <text:p>http://lh4.ggpht.com/</text:p>
          </table:table-cell>
          <table:table-cell table:formula="of:=SEARCH(&quot;/&quot;;[.A124];[.B124]+1)" office:value-type="float" office:value="34" calcext:value-type="float">
            <text:p>34</text:p>
          </table:table-cell>
          <table:table-cell table:formula="of:=SEARCH(&quot;/&quot;;[.A124];[.D124]+1)" office:value-type="float" office:value="46" calcext:value-type="float">
            <text:p>46</text:p>
          </table:table-cell>
          <table:table-cell table:formula="of:=SEARCH(&quot;/&quot;;[.A124];[.E124]+1)" office:value-type="float" office:value="58" calcext:value-type="float">
            <text:p>58</text:p>
          </table:table-cell>
          <table:table-cell table:formula="of:=SEARCH(&quot;/&quot;;[.A124];[.F124]+1)" office:value-type="float" office:value="70" calcext:value-type="float">
            <text:p>70</text:p>
          </table:table-cell>
          <table:table-cell table:formula="of:=IFERROR(SEARCH(&quot;/&quot;;[.A124];[.G124]+1);0)" office:value-type="float" office:value="75" calcext:value-type="float">
            <text:p>75</text:p>
          </table:table-cell>
          <table:table-cell table:formula="of:=MID([.A124];IF([.H124] = 0;[.G124]+1;[.H124]+1);LEN([.A124])-IF([.H124]=0;[.G124];[.H124])+1)" office:value-type="string" office:string-value="IMG_5543.JPG" calcext:value-type="string">
            <text:p>IMG_5543.JPG</text:p>
          </table:table-cell>
          <table:table-cell table:formula="of:=CONCATENATE(&quot;/home/inakiap/Imágenes/imgBlogRescatadas/&quot;;[.I124])" office:value-type="string" office:string-value="/home/inakiap/Imágenes/imgBlogRescatadas/IMG_5543.JPG" calcext:value-type="string">
            <text:p>/home/inakiap/Imágenes/imgBlogRescatadas/IMG_5543.JPG</text:p>
          </table:table-cell>
        </table:table-row>
        <table:table-row table:style-name="ro1">
          <table:table-cell office:value-type="string" calcext:value-type="string">
            <text:p>http://lh5.ggpht.com/_T4A4ZuM9WD8/SZRB2FJ0JuI/AAAAAAAAPVk/w1QrMDVRitU/s288/IMG_5688.JPG</text:p>
          </table:table-cell>
          <table:table-cell table:formula="of:=SEARCH(&quot;/&quot;;[.A125];8)" office:value-type="float" office:value="21" calcext:value-type="float">
            <text:p>21</text:p>
          </table:table-cell>
          <table:table-cell table:formula="of:=MID([.A125];1;[.B125])" office:value-type="string" office:string-value="http://lh5.ggpht.com/" calcext:value-type="string">
            <text:p>http://lh5.ggpht.com/</text:p>
          </table:table-cell>
          <table:table-cell table:formula="of:=SEARCH(&quot;/&quot;;[.A125];[.B125]+1)" office:value-type="float" office:value="34" calcext:value-type="float">
            <text:p>34</text:p>
          </table:table-cell>
          <table:table-cell table:formula="of:=SEARCH(&quot;/&quot;;[.A125];[.D125]+1)" office:value-type="float" office:value="46" calcext:value-type="float">
            <text:p>46</text:p>
          </table:table-cell>
          <table:table-cell table:formula="of:=SEARCH(&quot;/&quot;;[.A125];[.E125]+1)" office:value-type="float" office:value="58" calcext:value-type="float">
            <text:p>58</text:p>
          </table:table-cell>
          <table:table-cell table:formula="of:=SEARCH(&quot;/&quot;;[.A125];[.F125]+1)" office:value-type="float" office:value="70" calcext:value-type="float">
            <text:p>70</text:p>
          </table:table-cell>
          <table:table-cell table:formula="of:=IFERROR(SEARCH(&quot;/&quot;;[.A125];[.G125]+1);0)" office:value-type="float" office:value="75" calcext:value-type="float">
            <text:p>75</text:p>
          </table:table-cell>
          <table:table-cell table:formula="of:=MID([.A125];IF([.H125] = 0;[.G125]+1;[.H125]+1);LEN([.A125])-IF([.H125]=0;[.G125];[.H125])+1)" office:value-type="string" office:string-value="IMG_5688.JPG" calcext:value-type="string">
            <text:p>IMG_5688.JPG</text:p>
          </table:table-cell>
          <table:table-cell table:formula="of:=CONCATENATE(&quot;/home/inakiap/Imágenes/imgBlogRescatadas/&quot;;[.I125])" office:value-type="string" office:string-value="/home/inakiap/Imágenes/imgBlogRescatadas/IMG_5688.JPG" calcext:value-type="string">
            <text:p>/home/inakiap/Imágenes/imgBlogRescatadas/IMG_5688.JPG</text:p>
          </table:table-cell>
        </table:table-row>
        <table:table-row table:style-name="ro1">
          <table:table-cell office:value-type="string" calcext:value-type="string">
            <text:p>http://lh4.ggpht.com/_T4A4ZuM9WD8/SZRC1400ZYI/AAAAAAAAPdA/IY-0ukLSyOY/s288/IMG_5750.JPG</text:p>
          </table:table-cell>
          <table:table-cell table:formula="of:=SEARCH(&quot;/&quot;;[.A126];8)" office:value-type="float" office:value="21" calcext:value-type="float">
            <text:p>21</text:p>
          </table:table-cell>
          <table:table-cell table:formula="of:=MID([.A126];1;[.B126])" office:value-type="string" office:string-value="http://lh4.ggpht.com/" calcext:value-type="string">
            <text:p>http://lh4.ggpht.com/</text:p>
          </table:table-cell>
          <table:table-cell table:formula="of:=SEARCH(&quot;/&quot;;[.A126];[.B126]+1)" office:value-type="float" office:value="34" calcext:value-type="float">
            <text:p>34</text:p>
          </table:table-cell>
          <table:table-cell table:formula="of:=SEARCH(&quot;/&quot;;[.A126];[.D126]+1)" office:value-type="float" office:value="46" calcext:value-type="float">
            <text:p>46</text:p>
          </table:table-cell>
          <table:table-cell table:formula="of:=SEARCH(&quot;/&quot;;[.A126];[.E126]+1)" office:value-type="float" office:value="58" calcext:value-type="float">
            <text:p>58</text:p>
          </table:table-cell>
          <table:table-cell table:formula="of:=SEARCH(&quot;/&quot;;[.A126];[.F126]+1)" office:value-type="float" office:value="70" calcext:value-type="float">
            <text:p>70</text:p>
          </table:table-cell>
          <table:table-cell table:formula="of:=IFERROR(SEARCH(&quot;/&quot;;[.A126];[.G126]+1);0)" office:value-type="float" office:value="75" calcext:value-type="float">
            <text:p>75</text:p>
          </table:table-cell>
          <table:table-cell table:formula="of:=MID([.A126];IF([.H126] = 0;[.G126]+1;[.H126]+1);LEN([.A126])-IF([.H126]=0;[.G126];[.H126])+1)" office:value-type="string" office:string-value="IMG_5750.JPG" calcext:value-type="string">
            <text:p>IMG_5750.JPG</text:p>
          </table:table-cell>
          <table:table-cell table:formula="of:=CONCATENATE(&quot;/home/inakiap/Imágenes/imgBlogRescatadas/&quot;;[.I126])" office:value-type="string" office:string-value="/home/inakiap/Imágenes/imgBlogRescatadas/IMG_5750.JPG" calcext:value-type="string">
            <text:p>/home/inakiap/Imágenes/imgBlogRescatadas/IMG_5750.JPG</text:p>
          </table:table-cell>
        </table:table-row>
        <table:table-row table:style-name="ro1">
          <table:table-cell office:value-type="string" calcext:value-type="string">
            <text:p>http://lh4.ggpht.com/_T4A4ZuM9WD8/SZRFI170t2I/AAAAAAAAPos/ssq7w1YKwOQ/s400/IMG_5855.JPG</text:p>
          </table:table-cell>
          <table:table-cell table:formula="of:=SEARCH(&quot;/&quot;;[.A127];8)" office:value-type="float" office:value="21" calcext:value-type="float">
            <text:p>21</text:p>
          </table:table-cell>
          <table:table-cell table:formula="of:=MID([.A127];1;[.B127])" office:value-type="string" office:string-value="http://lh4.ggpht.com/" calcext:value-type="string">
            <text:p>http://lh4.ggpht.com/</text:p>
          </table:table-cell>
          <table:table-cell table:formula="of:=SEARCH(&quot;/&quot;;[.A127];[.B127]+1)" office:value-type="float" office:value="34" calcext:value-type="float">
            <text:p>34</text:p>
          </table:table-cell>
          <table:table-cell table:formula="of:=SEARCH(&quot;/&quot;;[.A127];[.D127]+1)" office:value-type="float" office:value="46" calcext:value-type="float">
            <text:p>46</text:p>
          </table:table-cell>
          <table:table-cell table:formula="of:=SEARCH(&quot;/&quot;;[.A127];[.E127]+1)" office:value-type="float" office:value="58" calcext:value-type="float">
            <text:p>58</text:p>
          </table:table-cell>
          <table:table-cell table:formula="of:=SEARCH(&quot;/&quot;;[.A127];[.F127]+1)" office:value-type="float" office:value="70" calcext:value-type="float">
            <text:p>70</text:p>
          </table:table-cell>
          <table:table-cell table:formula="of:=IFERROR(SEARCH(&quot;/&quot;;[.A127];[.G127]+1);0)" office:value-type="float" office:value="75" calcext:value-type="float">
            <text:p>75</text:p>
          </table:table-cell>
          <table:table-cell table:formula="of:=MID([.A127];IF([.H127] = 0;[.G127]+1;[.H127]+1);LEN([.A127])-IF([.H127]=0;[.G127];[.H127])+1)" office:value-type="string" office:string-value="IMG_5855.JPG" calcext:value-type="string">
            <text:p>IMG_5855.JPG</text:p>
          </table:table-cell>
          <table:table-cell table:formula="of:=CONCATENATE(&quot;/home/inakiap/Imágenes/imgBlogRescatadas/&quot;;[.I127])" office:value-type="string" office:string-value="/home/inakiap/Imágenes/imgBlogRescatadas/IMG_5855.JPG" calcext:value-type="string">
            <text:p>/home/inakiap/Imágenes/imgBlogRescatadas/IMG_5855.JPG</text:p>
          </table:table-cell>
        </table:table-row>
        <table:table-row table:style-name="ro1">
          <table:table-cell office:value-type="string" calcext:value-type="string">
            <text:p>http://lh5.ggpht.com/_T4A4ZuM9WD8/SZRF4VBTOaI/AAAAAAAAPuo/SD6loQk8NZY/s400/IMG_5900.JPG</text:p>
          </table:table-cell>
          <table:table-cell table:formula="of:=SEARCH(&quot;/&quot;;[.A128];8)" office:value-type="float" office:value="21" calcext:value-type="float">
            <text:p>21</text:p>
          </table:table-cell>
          <table:table-cell table:formula="of:=MID([.A128];1;[.B128])" office:value-type="string" office:string-value="http://lh5.ggpht.com/" calcext:value-type="string">
            <text:p>http://lh5.ggpht.com/</text:p>
          </table:table-cell>
          <table:table-cell table:formula="of:=SEARCH(&quot;/&quot;;[.A128];[.B128]+1)" office:value-type="float" office:value="34" calcext:value-type="float">
            <text:p>34</text:p>
          </table:table-cell>
          <table:table-cell table:formula="of:=SEARCH(&quot;/&quot;;[.A128];[.D128]+1)" office:value-type="float" office:value="46" calcext:value-type="float">
            <text:p>46</text:p>
          </table:table-cell>
          <table:table-cell table:formula="of:=SEARCH(&quot;/&quot;;[.A128];[.E128]+1)" office:value-type="float" office:value="58" calcext:value-type="float">
            <text:p>58</text:p>
          </table:table-cell>
          <table:table-cell table:formula="of:=SEARCH(&quot;/&quot;;[.A128];[.F128]+1)" office:value-type="float" office:value="70" calcext:value-type="float">
            <text:p>70</text:p>
          </table:table-cell>
          <table:table-cell table:formula="of:=IFERROR(SEARCH(&quot;/&quot;;[.A128];[.G128]+1);0)" office:value-type="float" office:value="75" calcext:value-type="float">
            <text:p>75</text:p>
          </table:table-cell>
          <table:table-cell table:formula="of:=MID([.A128];IF([.H128] = 0;[.G128]+1;[.H128]+1);LEN([.A128])-IF([.H128]=0;[.G128];[.H128])+1)" office:value-type="string" office:string-value="IMG_5900.JPG" calcext:value-type="string">
            <text:p>IMG_5900.JPG</text:p>
          </table:table-cell>
          <table:table-cell table:formula="of:=CONCATENATE(&quot;/home/inakiap/Imágenes/imgBlogRescatadas/&quot;;[.I128])" office:value-type="string" office:string-value="/home/inakiap/Imágenes/imgBlogRescatadas/IMG_5900.JPG" calcext:value-type="string">
            <text:p>/home/inakiap/Imágenes/imgBlogRescatadas/IMG_5900.JPG</text:p>
          </table:table-cell>
        </table:table-row>
        <table:table-row table:style-name="ro1">
          <table:table-cell office:value-type="string" calcext:value-type="string">
            <text:p>http://lh4.ggpht.com/_T4A4ZuM9WD8/SZRHcVKmePI/AAAAAAAAP6U/1tCk5xYhmtc/s288/IMG_5996.JPG</text:p>
          </table:table-cell>
          <table:table-cell table:formula="of:=SEARCH(&quot;/&quot;;[.A129];8)" office:value-type="float" office:value="21" calcext:value-type="float">
            <text:p>21</text:p>
          </table:table-cell>
          <table:table-cell table:formula="of:=MID([.A129];1;[.B129])" office:value-type="string" office:string-value="http://lh4.ggpht.com/" calcext:value-type="string">
            <text:p>http://lh4.ggpht.com/</text:p>
          </table:table-cell>
          <table:table-cell table:formula="of:=SEARCH(&quot;/&quot;;[.A129];[.B129]+1)" office:value-type="float" office:value="34" calcext:value-type="float">
            <text:p>34</text:p>
          </table:table-cell>
          <table:table-cell table:formula="of:=SEARCH(&quot;/&quot;;[.A129];[.D129]+1)" office:value-type="float" office:value="46" calcext:value-type="float">
            <text:p>46</text:p>
          </table:table-cell>
          <table:table-cell table:formula="of:=SEARCH(&quot;/&quot;;[.A129];[.E129]+1)" office:value-type="float" office:value="58" calcext:value-type="float">
            <text:p>58</text:p>
          </table:table-cell>
          <table:table-cell table:formula="of:=SEARCH(&quot;/&quot;;[.A129];[.F129]+1)" office:value-type="float" office:value="70" calcext:value-type="float">
            <text:p>70</text:p>
          </table:table-cell>
          <table:table-cell table:formula="of:=IFERROR(SEARCH(&quot;/&quot;;[.A129];[.G129]+1);0)" office:value-type="float" office:value="75" calcext:value-type="float">
            <text:p>75</text:p>
          </table:table-cell>
          <table:table-cell table:formula="of:=MID([.A129];IF([.H129] = 0;[.G129]+1;[.H129]+1);LEN([.A129])-IF([.H129]=0;[.G129];[.H129])+1)" office:value-type="string" office:string-value="IMG_5996.JPG" calcext:value-type="string">
            <text:p>IMG_5996.JPG</text:p>
          </table:table-cell>
          <table:table-cell table:formula="of:=CONCATENATE(&quot;/home/inakiap/Imágenes/imgBlogRescatadas/&quot;;[.I129])" office:value-type="string" office:string-value="/home/inakiap/Imágenes/imgBlogRescatadas/IMG_5996.JPG" calcext:value-type="string">
            <text:p>/home/inakiap/Imágenes/imgBlogRescatadas/IMG_5996.JPG</text:p>
          </table:table-cell>
        </table:table-row>
        <table:table-row table:style-name="ro1">
          <table:table-cell office:value-type="string" calcext:value-type="string">
            <text:p>http://lh4.ggpht.com/_T4A4ZuM9WD8/SZRHr_kg-PI/AAAAAAAAP78/Se2d_WilKac/s288/IMG_6010.JPG</text:p>
          </table:table-cell>
          <table:table-cell table:formula="of:=SEARCH(&quot;/&quot;;[.A130];8)" office:value-type="float" office:value="21" calcext:value-type="float">
            <text:p>21</text:p>
          </table:table-cell>
          <table:table-cell table:formula="of:=MID([.A130];1;[.B130])" office:value-type="string" office:string-value="http://lh4.ggpht.com/" calcext:value-type="string">
            <text:p>http://lh4.ggpht.com/</text:p>
          </table:table-cell>
          <table:table-cell table:formula="of:=SEARCH(&quot;/&quot;;[.A130];[.B130]+1)" office:value-type="float" office:value="34" calcext:value-type="float">
            <text:p>34</text:p>
          </table:table-cell>
          <table:table-cell table:formula="of:=SEARCH(&quot;/&quot;;[.A130];[.D130]+1)" office:value-type="float" office:value="46" calcext:value-type="float">
            <text:p>46</text:p>
          </table:table-cell>
          <table:table-cell table:formula="of:=SEARCH(&quot;/&quot;;[.A130];[.E130]+1)" office:value-type="float" office:value="58" calcext:value-type="float">
            <text:p>58</text:p>
          </table:table-cell>
          <table:table-cell table:formula="of:=SEARCH(&quot;/&quot;;[.A130];[.F130]+1)" office:value-type="float" office:value="70" calcext:value-type="float">
            <text:p>70</text:p>
          </table:table-cell>
          <table:table-cell table:formula="of:=IFERROR(SEARCH(&quot;/&quot;;[.A130];[.G130]+1);0)" office:value-type="float" office:value="75" calcext:value-type="float">
            <text:p>75</text:p>
          </table:table-cell>
          <table:table-cell table:formula="of:=MID([.A130];IF([.H130] = 0;[.G130]+1;[.H130]+1);LEN([.A130])-IF([.H130]=0;[.G130];[.H130])+1)" office:value-type="string" office:string-value="IMG_6010.JPG" calcext:value-type="string">
            <text:p>IMG_6010.JPG</text:p>
          </table:table-cell>
          <table:table-cell table:formula="of:=CONCATENATE(&quot;/home/inakiap/Imágenes/imgBlogRescatadas/&quot;;[.I130])" office:value-type="string" office:string-value="/home/inakiap/Imágenes/imgBlogRescatadas/IMG_6010.JPG" calcext:value-type="string">
            <text:p>/home/inakiap/Imágenes/imgBlogRescatadas/IMG_6010.JPG</text:p>
          </table:table-cell>
        </table:table-row>
        <table:table-row table:style-name="ro1">
          <table:table-cell office:value-type="string" calcext:value-type="string">
            <text:p>http://lh6.ggpht.com/_T4A4ZuM9WD8/SZRKqkI_mmI/AAAAAAAAQKc/RhQeD5gFN7c/s288/IMG_6142.JPG</text:p>
          </table:table-cell>
          <table:table-cell table:formula="of:=SEARCH(&quot;/&quot;;[.A131];8)" office:value-type="float" office:value="21" calcext:value-type="float">
            <text:p>21</text:p>
          </table:table-cell>
          <table:table-cell table:formula="of:=MID([.A131];1;[.B131])" office:value-type="string" office:string-value="http://lh6.ggpht.com/" calcext:value-type="string">
            <text:p>http://lh6.ggpht.com/</text:p>
          </table:table-cell>
          <table:table-cell table:formula="of:=SEARCH(&quot;/&quot;;[.A131];[.B131]+1)" office:value-type="float" office:value="34" calcext:value-type="float">
            <text:p>34</text:p>
          </table:table-cell>
          <table:table-cell table:formula="of:=SEARCH(&quot;/&quot;;[.A131];[.D131]+1)" office:value-type="float" office:value="46" calcext:value-type="float">
            <text:p>46</text:p>
          </table:table-cell>
          <table:table-cell table:formula="of:=SEARCH(&quot;/&quot;;[.A131];[.E131]+1)" office:value-type="float" office:value="58" calcext:value-type="float">
            <text:p>58</text:p>
          </table:table-cell>
          <table:table-cell table:formula="of:=SEARCH(&quot;/&quot;;[.A131];[.F131]+1)" office:value-type="float" office:value="70" calcext:value-type="float">
            <text:p>70</text:p>
          </table:table-cell>
          <table:table-cell table:formula="of:=IFERROR(SEARCH(&quot;/&quot;;[.A131];[.G131]+1);0)" office:value-type="float" office:value="75" calcext:value-type="float">
            <text:p>75</text:p>
          </table:table-cell>
          <table:table-cell table:formula="of:=MID([.A131];IF([.H131] = 0;[.G131]+1;[.H131]+1);LEN([.A131])-IF([.H131]=0;[.G131];[.H131])+1)" office:value-type="string" office:string-value="IMG_6142.JPG" calcext:value-type="string">
            <text:p>IMG_6142.JPG</text:p>
          </table:table-cell>
          <table:table-cell table:formula="of:=CONCATENATE(&quot;/home/inakiap/Imágenes/imgBlogRescatadas/&quot;;[.I131])" office:value-type="string" office:string-value="/home/inakiap/Imágenes/imgBlogRescatadas/IMG_6142.JPG" calcext:value-type="string">
            <text:p>/home/inakiap/Imágenes/imgBlogRescatadas/IMG_6142.JPG</text:p>
          </table:table-cell>
        </table:table-row>
        <table:table-row table:style-name="ro1">
          <table:table-cell office:value-type="string" calcext:value-type="string">
            <text:p>http://lh6.ggpht.com/_T4A4ZuM9WD8/SZRL3v3HjfI/AAAAAAAAQPo/fMwr0sncXxI/s288/IMG_6178.JPG</text:p>
          </table:table-cell>
          <table:table-cell table:formula="of:=SEARCH(&quot;/&quot;;[.A132];8)" office:value-type="float" office:value="21" calcext:value-type="float">
            <text:p>21</text:p>
          </table:table-cell>
          <table:table-cell table:formula="of:=MID([.A132];1;[.B132])" office:value-type="string" office:string-value="http://lh6.ggpht.com/" calcext:value-type="string">
            <text:p>http://lh6.ggpht.com/</text:p>
          </table:table-cell>
          <table:table-cell table:formula="of:=SEARCH(&quot;/&quot;;[.A132];[.B132]+1)" office:value-type="float" office:value="34" calcext:value-type="float">
            <text:p>34</text:p>
          </table:table-cell>
          <table:table-cell table:formula="of:=SEARCH(&quot;/&quot;;[.A132];[.D132]+1)" office:value-type="float" office:value="46" calcext:value-type="float">
            <text:p>46</text:p>
          </table:table-cell>
          <table:table-cell table:formula="of:=SEARCH(&quot;/&quot;;[.A132];[.E132]+1)" office:value-type="float" office:value="58" calcext:value-type="float">
            <text:p>58</text:p>
          </table:table-cell>
          <table:table-cell table:formula="of:=SEARCH(&quot;/&quot;;[.A132];[.F132]+1)" office:value-type="float" office:value="70" calcext:value-type="float">
            <text:p>70</text:p>
          </table:table-cell>
          <table:table-cell table:formula="of:=IFERROR(SEARCH(&quot;/&quot;;[.A132];[.G132]+1);0)" office:value-type="float" office:value="75" calcext:value-type="float">
            <text:p>75</text:p>
          </table:table-cell>
          <table:table-cell table:formula="of:=MID([.A132];IF([.H132] = 0;[.G132]+1;[.H132]+1);LEN([.A132])-IF([.H132]=0;[.G132];[.H132])+1)" office:value-type="string" office:string-value="IMG_6178.JPG" calcext:value-type="string">
            <text:p>IMG_6178.JPG</text:p>
          </table:table-cell>
          <table:table-cell table:formula="of:=CONCATENATE(&quot;/home/inakiap/Imágenes/imgBlogRescatadas/&quot;;[.I132])" office:value-type="string" office:string-value="/home/inakiap/Imágenes/imgBlogRescatadas/IMG_6178.JPG" calcext:value-type="string">
            <text:p>/home/inakiap/Imágenes/imgBlogRescatadas/IMG_6178.JPG</text:p>
          </table:table-cell>
        </table:table-row>
        <table:table-row table:style-name="ro1">
          <table:table-cell office:value-type="string" calcext:value-type="string">
            <text:p>http://lh4.ggpht.com/_T4A4ZuM9WD8/SZRNnIBTwvI/AAAAAAAAQY0/v30zhM0CSC4/s400/IMG_6258.JPG</text:p>
          </table:table-cell>
          <table:table-cell table:formula="of:=SEARCH(&quot;/&quot;;[.A133];8)" office:value-type="float" office:value="21" calcext:value-type="float">
            <text:p>21</text:p>
          </table:table-cell>
          <table:table-cell table:formula="of:=MID([.A133];1;[.B133])" office:value-type="string" office:string-value="http://lh4.ggpht.com/" calcext:value-type="string">
            <text:p>http://lh4.ggpht.com/</text:p>
          </table:table-cell>
          <table:table-cell table:formula="of:=SEARCH(&quot;/&quot;;[.A133];[.B133]+1)" office:value-type="float" office:value="34" calcext:value-type="float">
            <text:p>34</text:p>
          </table:table-cell>
          <table:table-cell table:formula="of:=SEARCH(&quot;/&quot;;[.A133];[.D133]+1)" office:value-type="float" office:value="46" calcext:value-type="float">
            <text:p>46</text:p>
          </table:table-cell>
          <table:table-cell table:formula="of:=SEARCH(&quot;/&quot;;[.A133];[.E133]+1)" office:value-type="float" office:value="58" calcext:value-type="float">
            <text:p>58</text:p>
          </table:table-cell>
          <table:table-cell table:formula="of:=SEARCH(&quot;/&quot;;[.A133];[.F133]+1)" office:value-type="float" office:value="70" calcext:value-type="float">
            <text:p>70</text:p>
          </table:table-cell>
          <table:table-cell table:formula="of:=IFERROR(SEARCH(&quot;/&quot;;[.A133];[.G133]+1);0)" office:value-type="float" office:value="75" calcext:value-type="float">
            <text:p>75</text:p>
          </table:table-cell>
          <table:table-cell table:formula="of:=MID([.A133];IF([.H133] = 0;[.G133]+1;[.H133]+1);LEN([.A133])-IF([.H133]=0;[.G133];[.H133])+1)" office:value-type="string" office:string-value="IMG_6258.JPG" calcext:value-type="string">
            <text:p>IMG_6258.JPG</text:p>
          </table:table-cell>
          <table:table-cell table:formula="of:=CONCATENATE(&quot;/home/inakiap/Imágenes/imgBlogRescatadas/&quot;;[.I133])" office:value-type="string" office:string-value="/home/inakiap/Imágenes/imgBlogRescatadas/IMG_6258.JPG" calcext:value-type="string">
            <text:p>/home/inakiap/Imágenes/imgBlogRescatadas/IMG_6258.JPG</text:p>
          </table:table-cell>
        </table:table-row>
        <table:table-row table:style-name="ro1">
          <table:table-cell office:value-type="string" calcext:value-type="string">
            <text:p>http://lh5.ggpht.com/_T4A4ZuM9WD8/SaGBe0cwWaI/AAAAAAAARX8/WBaIySDj8EQ/s400/IMG_6315.JPG</text:p>
          </table:table-cell>
          <table:table-cell table:formula="of:=SEARCH(&quot;/&quot;;[.A134];8)" office:value-type="float" office:value="21" calcext:value-type="float">
            <text:p>21</text:p>
          </table:table-cell>
          <table:table-cell table:formula="of:=MID([.A134];1;[.B134])" office:value-type="string" office:string-value="http://lh5.ggpht.com/" calcext:value-type="string">
            <text:p>http://lh5.ggpht.com/</text:p>
          </table:table-cell>
          <table:table-cell table:formula="of:=SEARCH(&quot;/&quot;;[.A134];[.B134]+1)" office:value-type="float" office:value="34" calcext:value-type="float">
            <text:p>34</text:p>
          </table:table-cell>
          <table:table-cell table:formula="of:=SEARCH(&quot;/&quot;;[.A134];[.D134]+1)" office:value-type="float" office:value="46" calcext:value-type="float">
            <text:p>46</text:p>
          </table:table-cell>
          <table:table-cell table:formula="of:=SEARCH(&quot;/&quot;;[.A134];[.E134]+1)" office:value-type="float" office:value="58" calcext:value-type="float">
            <text:p>58</text:p>
          </table:table-cell>
          <table:table-cell table:formula="of:=SEARCH(&quot;/&quot;;[.A134];[.F134]+1)" office:value-type="float" office:value="70" calcext:value-type="float">
            <text:p>70</text:p>
          </table:table-cell>
          <table:table-cell table:formula="of:=IFERROR(SEARCH(&quot;/&quot;;[.A134];[.G134]+1);0)" office:value-type="float" office:value="75" calcext:value-type="float">
            <text:p>75</text:p>
          </table:table-cell>
          <table:table-cell table:formula="of:=MID([.A134];IF([.H134] = 0;[.G134]+1;[.H134]+1);LEN([.A134])-IF([.H134]=0;[.G134];[.H134])+1)" office:value-type="string" office:string-value="IMG_6315.JPG" calcext:value-type="string">
            <text:p>IMG_6315.JPG</text:p>
          </table:table-cell>
          <table:table-cell table:formula="of:=CONCATENATE(&quot;/home/inakiap/Imágenes/imgBlogRescatadas/&quot;;[.I134])" office:value-type="string" office:string-value="/home/inakiap/Imágenes/imgBlogRescatadas/IMG_6315.JPG" calcext:value-type="string">
            <text:p>/home/inakiap/Imágenes/imgBlogRescatadas/IMG_6315.JPG</text:p>
          </table:table-cell>
        </table:table-row>
        <table:table-row table:style-name="ro1">
          <table:table-cell office:value-type="string" calcext:value-type="string">
            <text:p>http://lh6.ggpht.com/_T4A4ZuM9WD8/SaGBz8mtPEI/AAAAAAAARac/TsdbfNtA6I8/s400/IMG_6343.JPG</text:p>
          </table:table-cell>
          <table:table-cell table:formula="of:=SEARCH(&quot;/&quot;;[.A135];8)" office:value-type="float" office:value="21" calcext:value-type="float">
            <text:p>21</text:p>
          </table:table-cell>
          <table:table-cell table:formula="of:=MID([.A135];1;[.B135])" office:value-type="string" office:string-value="http://lh6.ggpht.com/" calcext:value-type="string">
            <text:p>http://lh6.ggpht.com/</text:p>
          </table:table-cell>
          <table:table-cell table:formula="of:=SEARCH(&quot;/&quot;;[.A135];[.B135]+1)" office:value-type="float" office:value="34" calcext:value-type="float">
            <text:p>34</text:p>
          </table:table-cell>
          <table:table-cell table:formula="of:=SEARCH(&quot;/&quot;;[.A135];[.D135]+1)" office:value-type="float" office:value="46" calcext:value-type="float">
            <text:p>46</text:p>
          </table:table-cell>
          <table:table-cell table:formula="of:=SEARCH(&quot;/&quot;;[.A135];[.E135]+1)" office:value-type="float" office:value="58" calcext:value-type="float">
            <text:p>58</text:p>
          </table:table-cell>
          <table:table-cell table:formula="of:=SEARCH(&quot;/&quot;;[.A135];[.F135]+1)" office:value-type="float" office:value="70" calcext:value-type="float">
            <text:p>70</text:p>
          </table:table-cell>
          <table:table-cell table:formula="of:=IFERROR(SEARCH(&quot;/&quot;;[.A135];[.G135]+1);0)" office:value-type="float" office:value="75" calcext:value-type="float">
            <text:p>75</text:p>
          </table:table-cell>
          <table:table-cell table:formula="of:=MID([.A135];IF([.H135] = 0;[.G135]+1;[.H135]+1);LEN([.A135])-IF([.H135]=0;[.G135];[.H135])+1)" office:value-type="string" office:string-value="IMG_6343.JPG" calcext:value-type="string">
            <text:p>IMG_6343.JPG</text:p>
          </table:table-cell>
          <table:table-cell table:formula="of:=CONCATENATE(&quot;/home/inakiap/Imágenes/imgBlogRescatadas/&quot;;[.I135])" office:value-type="string" office:string-value="/home/inakiap/Imágenes/imgBlogRescatadas/IMG_6343.JPG" calcext:value-type="string">
            <text:p>/home/inakiap/Imágenes/imgBlogRescatadas/IMG_6343.JPG</text:p>
          </table:table-cell>
        </table:table-row>
        <table:table-row table:style-name="ro1">
          <table:table-cell office:value-type="string" calcext:value-type="string">
            <text:p>http://lh4.ggpht.com/_T4A4ZuM9WD8/SaAwyEyDwVI/AAAAAAAARBw/7bOm8Q1uICI/s400/DSC09622.JPG</text:p>
          </table:table-cell>
          <table:table-cell table:formula="of:=SEARCH(&quot;/&quot;;[.A136];8)" office:value-type="float" office:value="21" calcext:value-type="float">
            <text:p>21</text:p>
          </table:table-cell>
          <table:table-cell table:formula="of:=MID([.A136];1;[.B136])" office:value-type="string" office:string-value="http://lh4.ggpht.com/" calcext:value-type="string">
            <text:p>http://lh4.ggpht.com/</text:p>
          </table:table-cell>
          <table:table-cell table:formula="of:=SEARCH(&quot;/&quot;;[.A136];[.B136]+1)" office:value-type="float" office:value="34" calcext:value-type="float">
            <text:p>34</text:p>
          </table:table-cell>
          <table:table-cell table:formula="of:=SEARCH(&quot;/&quot;;[.A136];[.D136]+1)" office:value-type="float" office:value="46" calcext:value-type="float">
            <text:p>46</text:p>
          </table:table-cell>
          <table:table-cell table:formula="of:=SEARCH(&quot;/&quot;;[.A136];[.E136]+1)" office:value-type="float" office:value="58" calcext:value-type="float">
            <text:p>58</text:p>
          </table:table-cell>
          <table:table-cell table:formula="of:=SEARCH(&quot;/&quot;;[.A136];[.F136]+1)" office:value-type="float" office:value="70" calcext:value-type="float">
            <text:p>70</text:p>
          </table:table-cell>
          <table:table-cell table:formula="of:=IFERROR(SEARCH(&quot;/&quot;;[.A136];[.G136]+1);0)" office:value-type="float" office:value="75" calcext:value-type="float">
            <text:p>75</text:p>
          </table:table-cell>
          <table:table-cell table:formula="of:=MID([.A136];IF([.H136] = 0;[.G136]+1;[.H136]+1);LEN([.A136])-IF([.H136]=0;[.G136];[.H136])+1)" office:value-type="string" office:string-value="DSC09622.JPG" calcext:value-type="string">
            <text:p>DSC09622.JPG</text:p>
          </table:table-cell>
          <table:table-cell table:formula="of:=CONCATENATE(&quot;/home/inakiap/Imágenes/imgBlogRescatadas/&quot;;[.I136])" office:value-type="string" office:string-value="/home/inakiap/Imágenes/imgBlogRescatadas/DSC09622.JPG" calcext:value-type="string">
            <text:p>/home/inakiap/Imágenes/imgBlogRescatadas/DSC09622.JPG</text:p>
          </table:table-cell>
        </table:table-row>
        <table:table-row table:style-name="ro1">
          <table:table-cell office:value-type="string" calcext:value-type="string">
            <text:p>http://lh4.ggpht.com/_T4A4ZuM9WD8/SaAw8dqeIuI/AAAAAAAARDI/aYD-L6sGdf0/s288/DSC09633.JPG</text:p>
          </table:table-cell>
          <table:table-cell table:formula="of:=SEARCH(&quot;/&quot;;[.A137];8)" office:value-type="float" office:value="21" calcext:value-type="float">
            <text:p>21</text:p>
          </table:table-cell>
          <table:table-cell table:formula="of:=MID([.A137];1;[.B137])" office:value-type="string" office:string-value="http://lh4.ggpht.com/" calcext:value-type="string">
            <text:p>http://lh4.ggpht.com/</text:p>
          </table:table-cell>
          <table:table-cell table:formula="of:=SEARCH(&quot;/&quot;;[.A137];[.B137]+1)" office:value-type="float" office:value="34" calcext:value-type="float">
            <text:p>34</text:p>
          </table:table-cell>
          <table:table-cell table:formula="of:=SEARCH(&quot;/&quot;;[.A137];[.D137]+1)" office:value-type="float" office:value="46" calcext:value-type="float">
            <text:p>46</text:p>
          </table:table-cell>
          <table:table-cell table:formula="of:=SEARCH(&quot;/&quot;;[.A137];[.E137]+1)" office:value-type="float" office:value="58" calcext:value-type="float">
            <text:p>58</text:p>
          </table:table-cell>
          <table:table-cell table:formula="of:=SEARCH(&quot;/&quot;;[.A137];[.F137]+1)" office:value-type="float" office:value="70" calcext:value-type="float">
            <text:p>70</text:p>
          </table:table-cell>
          <table:table-cell table:formula="of:=IFERROR(SEARCH(&quot;/&quot;;[.A137];[.G137]+1);0)" office:value-type="float" office:value="75" calcext:value-type="float">
            <text:p>75</text:p>
          </table:table-cell>
          <table:table-cell table:formula="of:=MID([.A137];IF([.H137] = 0;[.G137]+1;[.H137]+1);LEN([.A137])-IF([.H137]=0;[.G137];[.H137])+1)" office:value-type="string" office:string-value="DSC09633.JPG" calcext:value-type="string">
            <text:p>DSC09633.JPG</text:p>
          </table:table-cell>
          <table:table-cell table:formula="of:=CONCATENATE(&quot;/home/inakiap/Imágenes/imgBlogRescatadas/&quot;;[.I137])" office:value-type="string" office:string-value="/home/inakiap/Imágenes/imgBlogRescatadas/DSC09633.JPG" calcext:value-type="string">
            <text:p>/home/inakiap/Imágenes/imgBlogRescatadas/DSC09633.JPG</text:p>
          </table:table-cell>
        </table:table-row>
        <table:table-row table:style-name="ro1">
          <table:table-cell office:value-type="string" calcext:value-type="string">
            <text:p>http://lh5.ggpht.com/_T4A4ZuM9WD8/SaAw_qmeS7I/AAAAAAAARDw/gyvcrFt8nE0/s288/DSC09638.JPG</text:p>
          </table:table-cell>
          <table:table-cell table:formula="of:=SEARCH(&quot;/&quot;;[.A138];8)" office:value-type="float" office:value="21" calcext:value-type="float">
            <text:p>21</text:p>
          </table:table-cell>
          <table:table-cell table:formula="of:=MID([.A138];1;[.B138])" office:value-type="string" office:string-value="http://lh5.ggpht.com/" calcext:value-type="string">
            <text:p>http://lh5.ggpht.com/</text:p>
          </table:table-cell>
          <table:table-cell table:formula="of:=SEARCH(&quot;/&quot;;[.A138];[.B138]+1)" office:value-type="float" office:value="34" calcext:value-type="float">
            <text:p>34</text:p>
          </table:table-cell>
          <table:table-cell table:formula="of:=SEARCH(&quot;/&quot;;[.A138];[.D138]+1)" office:value-type="float" office:value="46" calcext:value-type="float">
            <text:p>46</text:p>
          </table:table-cell>
          <table:table-cell table:formula="of:=SEARCH(&quot;/&quot;;[.A138];[.E138]+1)" office:value-type="float" office:value="58" calcext:value-type="float">
            <text:p>58</text:p>
          </table:table-cell>
          <table:table-cell table:formula="of:=SEARCH(&quot;/&quot;;[.A138];[.F138]+1)" office:value-type="float" office:value="70" calcext:value-type="float">
            <text:p>70</text:p>
          </table:table-cell>
          <table:table-cell table:formula="of:=IFERROR(SEARCH(&quot;/&quot;;[.A138];[.G138]+1);0)" office:value-type="float" office:value="75" calcext:value-type="float">
            <text:p>75</text:p>
          </table:table-cell>
          <table:table-cell table:formula="of:=MID([.A138];IF([.H138] = 0;[.G138]+1;[.H138]+1);LEN([.A138])-IF([.H138]=0;[.G138];[.H138])+1)" office:value-type="string" office:string-value="DSC09638.JPG" calcext:value-type="string">
            <text:p>DSC09638.JPG</text:p>
          </table:table-cell>
          <table:table-cell table:formula="of:=CONCATENATE(&quot;/home/inakiap/Imágenes/imgBlogRescatadas/&quot;;[.I138])" office:value-type="string" office:string-value="/home/inakiap/Imágenes/imgBlogRescatadas/DSC09638.JPG" calcext:value-type="string">
            <text:p>/home/inakiap/Imágenes/imgBlogRescatadas/DSC09638.JPG</text:p>
          </table:table-cell>
        </table:table-row>
        <table:table-row table:style-name="ro1">
          <table:table-cell office:value-type="string" calcext:value-type="string">
            <text:p>http://lh4.ggpht.com/_T4A4ZuM9WD8/SaAxFaruT0I/AAAAAAAAREw/6ZPBk6oY7og/s400/DSC09646.JPG</text:p>
          </table:table-cell>
          <table:table-cell table:formula="of:=SEARCH(&quot;/&quot;;[.A139];8)" office:value-type="float" office:value="21" calcext:value-type="float">
            <text:p>21</text:p>
          </table:table-cell>
          <table:table-cell table:formula="of:=MID([.A139];1;[.B139])" office:value-type="string" office:string-value="http://lh4.ggpht.com/" calcext:value-type="string">
            <text:p>http://lh4.ggpht.com/</text:p>
          </table:table-cell>
          <table:table-cell table:formula="of:=SEARCH(&quot;/&quot;;[.A139];[.B139]+1)" office:value-type="float" office:value="34" calcext:value-type="float">
            <text:p>34</text:p>
          </table:table-cell>
          <table:table-cell table:formula="of:=SEARCH(&quot;/&quot;;[.A139];[.D139]+1)" office:value-type="float" office:value="46" calcext:value-type="float">
            <text:p>46</text:p>
          </table:table-cell>
          <table:table-cell table:formula="of:=SEARCH(&quot;/&quot;;[.A139];[.E139]+1)" office:value-type="float" office:value="58" calcext:value-type="float">
            <text:p>58</text:p>
          </table:table-cell>
          <table:table-cell table:formula="of:=SEARCH(&quot;/&quot;;[.A139];[.F139]+1)" office:value-type="float" office:value="70" calcext:value-type="float">
            <text:p>70</text:p>
          </table:table-cell>
          <table:table-cell table:formula="of:=IFERROR(SEARCH(&quot;/&quot;;[.A139];[.G139]+1);0)" office:value-type="float" office:value="75" calcext:value-type="float">
            <text:p>75</text:p>
          </table:table-cell>
          <table:table-cell table:formula="of:=MID([.A139];IF([.H139] = 0;[.G139]+1;[.H139]+1);LEN([.A139])-IF([.H139]=0;[.G139];[.H139])+1)" office:value-type="string" office:string-value="DSC09646.JPG" calcext:value-type="string">
            <text:p>DSC09646.JPG</text:p>
          </table:table-cell>
          <table:table-cell table:formula="of:=CONCATENATE(&quot;/home/inakiap/Imágenes/imgBlogRescatadas/&quot;;[.I139])" office:value-type="string" office:string-value="/home/inakiap/Imágenes/imgBlogRescatadas/DSC09646.JPG" calcext:value-type="string">
            <text:p>/home/inakiap/Imágenes/imgBlogRescatadas/DSC09646.JPG</text:p>
          </table:table-cell>
        </table:table-row>
        <table:table-row table:style-name="ro1">
          <table:table-cell office:value-type="string" calcext:value-type="string">
            <text:p>http://lh6.ggpht.com/_T4A4ZuM9WD8/SaGB6R4fxpI/AAAAAAAARb0/Rin5TygLp2s/s400/IMG_6449.JPG</text:p>
          </table:table-cell>
          <table:table-cell table:formula="of:=SEARCH(&quot;/&quot;;[.A140];8)" office:value-type="float" office:value="21" calcext:value-type="float">
            <text:p>21</text:p>
          </table:table-cell>
          <table:table-cell table:formula="of:=MID([.A140];1;[.B140])" office:value-type="string" office:string-value="http://lh6.ggpht.com/" calcext:value-type="string">
            <text:p>http://lh6.ggpht.com/</text:p>
          </table:table-cell>
          <table:table-cell table:formula="of:=SEARCH(&quot;/&quot;;[.A140];[.B140]+1)" office:value-type="float" office:value="34" calcext:value-type="float">
            <text:p>34</text:p>
          </table:table-cell>
          <table:table-cell table:formula="of:=SEARCH(&quot;/&quot;;[.A140];[.D140]+1)" office:value-type="float" office:value="46" calcext:value-type="float">
            <text:p>46</text:p>
          </table:table-cell>
          <table:table-cell table:formula="of:=SEARCH(&quot;/&quot;;[.A140];[.E140]+1)" office:value-type="float" office:value="58" calcext:value-type="float">
            <text:p>58</text:p>
          </table:table-cell>
          <table:table-cell table:formula="of:=SEARCH(&quot;/&quot;;[.A140];[.F140]+1)" office:value-type="float" office:value="70" calcext:value-type="float">
            <text:p>70</text:p>
          </table:table-cell>
          <table:table-cell table:formula="of:=IFERROR(SEARCH(&quot;/&quot;;[.A140];[.G140]+1);0)" office:value-type="float" office:value="75" calcext:value-type="float">
            <text:p>75</text:p>
          </table:table-cell>
          <table:table-cell table:formula="of:=MID([.A140];IF([.H140] = 0;[.G140]+1;[.H140]+1);LEN([.A140])-IF([.H140]=0;[.G140];[.H140])+1)" office:value-type="string" office:string-value="IMG_6449.JPG" calcext:value-type="string">
            <text:p>IMG_6449.JPG</text:p>
          </table:table-cell>
          <table:table-cell table:formula="of:=CONCATENATE(&quot;/home/inakiap/Imágenes/imgBlogRescatadas/&quot;;[.I140])" office:value-type="string" office:string-value="/home/inakiap/Imágenes/imgBlogRescatadas/IMG_6449.JPG" calcext:value-type="string">
            <text:p>/home/inakiap/Imágenes/imgBlogRescatadas/IMG_6449.JPG</text:p>
          </table:table-cell>
        </table:table-row>
        <table:table-row table:style-name="ro1">
          <table:table-cell office:value-type="string" calcext:value-type="string">
            <text:p>http://lh5.ggpht.com/_T4A4ZuM9WD8/SaAWewCZQ9I/AAAAAAAAQ3U/0PxqjaVJdXQ/s400/IMG_6385.JPG</text:p>
          </table:table-cell>
          <table:table-cell table:formula="of:=SEARCH(&quot;/&quot;;[.A141];8)" office:value-type="float" office:value="21" calcext:value-type="float">
            <text:p>21</text:p>
          </table:table-cell>
          <table:table-cell table:formula="of:=MID([.A141];1;[.B141])" office:value-type="string" office:string-value="http://lh5.ggpht.com/" calcext:value-type="string">
            <text:p>http://lh5.ggpht.com/</text:p>
          </table:table-cell>
          <table:table-cell table:formula="of:=SEARCH(&quot;/&quot;;[.A141];[.B141]+1)" office:value-type="float" office:value="34" calcext:value-type="float">
            <text:p>34</text:p>
          </table:table-cell>
          <table:table-cell table:formula="of:=SEARCH(&quot;/&quot;;[.A141];[.D141]+1)" office:value-type="float" office:value="46" calcext:value-type="float">
            <text:p>46</text:p>
          </table:table-cell>
          <table:table-cell table:formula="of:=SEARCH(&quot;/&quot;;[.A141];[.E141]+1)" office:value-type="float" office:value="58" calcext:value-type="float">
            <text:p>58</text:p>
          </table:table-cell>
          <table:table-cell table:formula="of:=SEARCH(&quot;/&quot;;[.A141];[.F141]+1)" office:value-type="float" office:value="70" calcext:value-type="float">
            <text:p>70</text:p>
          </table:table-cell>
          <table:table-cell table:formula="of:=IFERROR(SEARCH(&quot;/&quot;;[.A141];[.G141]+1);0)" office:value-type="float" office:value="75" calcext:value-type="float">
            <text:p>75</text:p>
          </table:table-cell>
          <table:table-cell table:formula="of:=MID([.A141];IF([.H141] = 0;[.G141]+1;[.H141]+1);LEN([.A141])-IF([.H141]=0;[.G141];[.H141])+1)" office:value-type="string" office:string-value="IMG_6385.JPG" calcext:value-type="string">
            <text:p>IMG_6385.JPG</text:p>
          </table:table-cell>
          <table:table-cell table:formula="of:=CONCATENATE(&quot;/home/inakiap/Imágenes/imgBlogRescatadas/&quot;;[.I141])" office:value-type="string" office:string-value="/home/inakiap/Imágenes/imgBlogRescatadas/IMG_6385.JPG" calcext:value-type="string">
            <text:p>/home/inakiap/Imágenes/imgBlogRescatadas/IMG_6385.JPG</text:p>
          </table:table-cell>
        </table:table-row>
        <table:table-row table:style-name="ro1">
          <table:table-cell office:value-type="string" calcext:value-type="string">
            <text:p>http://lh3.ggpht.com/_T4A4ZuM9WD8/SaqWNhGaoTI/AAAAAAAARvA/NoAMWxdhS-4/s288/DSC09652.JPG</text:p>
          </table:table-cell>
          <table:table-cell table:formula="of:=SEARCH(&quot;/&quot;;[.A142];8)" office:value-type="float" office:value="21" calcext:value-type="float">
            <text:p>21</text:p>
          </table:table-cell>
          <table:table-cell table:formula="of:=MID([.A142];1;[.B142])" office:value-type="string" office:string-value="http://lh3.ggpht.com/" calcext:value-type="string">
            <text:p>http://lh3.ggpht.com/</text:p>
          </table:table-cell>
          <table:table-cell table:formula="of:=SEARCH(&quot;/&quot;;[.A142];[.B142]+1)" office:value-type="float" office:value="34" calcext:value-type="float">
            <text:p>34</text:p>
          </table:table-cell>
          <table:table-cell table:formula="of:=SEARCH(&quot;/&quot;;[.A142];[.D142]+1)" office:value-type="float" office:value="46" calcext:value-type="float">
            <text:p>46</text:p>
          </table:table-cell>
          <table:table-cell table:formula="of:=SEARCH(&quot;/&quot;;[.A142];[.E142]+1)" office:value-type="float" office:value="58" calcext:value-type="float">
            <text:p>58</text:p>
          </table:table-cell>
          <table:table-cell table:formula="of:=SEARCH(&quot;/&quot;;[.A142];[.F142]+1)" office:value-type="float" office:value="70" calcext:value-type="float">
            <text:p>70</text:p>
          </table:table-cell>
          <table:table-cell table:formula="of:=IFERROR(SEARCH(&quot;/&quot;;[.A142];[.G142]+1);0)" office:value-type="float" office:value="75" calcext:value-type="float">
            <text:p>75</text:p>
          </table:table-cell>
          <table:table-cell table:formula="of:=MID([.A142];IF([.H142] = 0;[.G142]+1;[.H142]+1);LEN([.A142])-IF([.H142]=0;[.G142];[.H142])+1)" office:value-type="string" office:string-value="DSC09652.JPG" calcext:value-type="string">
            <text:p>DSC09652.JPG</text:p>
          </table:table-cell>
          <table:table-cell table:formula="of:=CONCATENATE(&quot;/home/inakiap/Imágenes/imgBlogRescatadas/&quot;;[.I142])" office:value-type="string" office:string-value="/home/inakiap/Imágenes/imgBlogRescatadas/DSC09652.JPG" calcext:value-type="string">
            <text:p>/home/inakiap/Imágenes/imgBlogRescatadas/DSC09652.JPG</text:p>
          </table:table-cell>
        </table:table-row>
        <table:table-row table:style-name="ro1">
          <table:table-cell office:value-type="string" calcext:value-type="string">
            <text:p>http://lh3.ggpht.com/_T4A4ZuM9WD8/SaqXukVSVCI/AAAAAAAARvk/Ff2-4vwnCBA/s288/DSC09656.JPG</text:p>
          </table:table-cell>
          <table:table-cell table:formula="of:=SEARCH(&quot;/&quot;;[.A143];8)" office:value-type="float" office:value="21" calcext:value-type="float">
            <text:p>21</text:p>
          </table:table-cell>
          <table:table-cell table:formula="of:=MID([.A143];1;[.B143])" office:value-type="string" office:string-value="http://lh3.ggpht.com/" calcext:value-type="string">
            <text:p>http://lh3.ggpht.com/</text:p>
          </table:table-cell>
          <table:table-cell table:formula="of:=SEARCH(&quot;/&quot;;[.A143];[.B143]+1)" office:value-type="float" office:value="34" calcext:value-type="float">
            <text:p>34</text:p>
          </table:table-cell>
          <table:table-cell table:formula="of:=SEARCH(&quot;/&quot;;[.A143];[.D143]+1)" office:value-type="float" office:value="46" calcext:value-type="float">
            <text:p>46</text:p>
          </table:table-cell>
          <table:table-cell table:formula="of:=SEARCH(&quot;/&quot;;[.A143];[.E143]+1)" office:value-type="float" office:value="58" calcext:value-type="float">
            <text:p>58</text:p>
          </table:table-cell>
          <table:table-cell table:formula="of:=SEARCH(&quot;/&quot;;[.A143];[.F143]+1)" office:value-type="float" office:value="70" calcext:value-type="float">
            <text:p>70</text:p>
          </table:table-cell>
          <table:table-cell table:formula="of:=IFERROR(SEARCH(&quot;/&quot;;[.A143];[.G143]+1);0)" office:value-type="float" office:value="75" calcext:value-type="float">
            <text:p>75</text:p>
          </table:table-cell>
          <table:table-cell table:formula="of:=MID([.A143];IF([.H143] = 0;[.G143]+1;[.H143]+1);LEN([.A143])-IF([.H143]=0;[.G143];[.H143])+1)" office:value-type="string" office:string-value="DSC09656.JPG" calcext:value-type="string">
            <text:p>DSC09656.JPG</text:p>
          </table:table-cell>
          <table:table-cell table:formula="of:=CONCATENATE(&quot;/home/inakiap/Imágenes/imgBlogRescatadas/&quot;;[.I143])" office:value-type="string" office:string-value="/home/inakiap/Imágenes/imgBlogRescatadas/DSC09656.JPG" calcext:value-type="string">
            <text:p>/home/inakiap/Imágenes/imgBlogRescatadas/DSC09656.JPG</text:p>
          </table:table-cell>
        </table:table-row>
        <table:table-row table:style-name="ro1">
          <table:table-cell office:value-type="string" calcext:value-type="string">
            <text:p>http://lh3.ggpht.com/_T4A4ZuM9WD8/SaqYB1rVW7I/AAAAAAAARyE/fJUlNe94owM/s288/IMG_6524.JPG</text:p>
          </table:table-cell>
          <table:table-cell table:formula="of:=SEARCH(&quot;/&quot;;[.A144];8)" office:value-type="float" office:value="21" calcext:value-type="float">
            <text:p>21</text:p>
          </table:table-cell>
          <table:table-cell table:formula="of:=MID([.A144];1;[.B144])" office:value-type="string" office:string-value="http://lh3.ggpht.com/" calcext:value-type="string">
            <text:p>http://lh3.ggpht.com/</text:p>
          </table:table-cell>
          <table:table-cell table:formula="of:=SEARCH(&quot;/&quot;;[.A144];[.B144]+1)" office:value-type="float" office:value="34" calcext:value-type="float">
            <text:p>34</text:p>
          </table:table-cell>
          <table:table-cell table:formula="of:=SEARCH(&quot;/&quot;;[.A144];[.D144]+1)" office:value-type="float" office:value="46" calcext:value-type="float">
            <text:p>46</text:p>
          </table:table-cell>
          <table:table-cell table:formula="of:=SEARCH(&quot;/&quot;;[.A144];[.E144]+1)" office:value-type="float" office:value="58" calcext:value-type="float">
            <text:p>58</text:p>
          </table:table-cell>
          <table:table-cell table:formula="of:=SEARCH(&quot;/&quot;;[.A144];[.F144]+1)" office:value-type="float" office:value="70" calcext:value-type="float">
            <text:p>70</text:p>
          </table:table-cell>
          <table:table-cell table:formula="of:=IFERROR(SEARCH(&quot;/&quot;;[.A144];[.G144]+1);0)" office:value-type="float" office:value="75" calcext:value-type="float">
            <text:p>75</text:p>
          </table:table-cell>
          <table:table-cell table:formula="of:=MID([.A144];IF([.H144] = 0;[.G144]+1;[.H144]+1);LEN([.A144])-IF([.H144]=0;[.G144];[.H144])+1)" office:value-type="string" office:string-value="IMG_6524.JPG" calcext:value-type="string">
            <text:p>IMG_6524.JPG</text:p>
          </table:table-cell>
          <table:table-cell table:formula="of:=CONCATENATE(&quot;/home/inakiap/Imágenes/imgBlogRescatadas/&quot;;[.I144])" office:value-type="string" office:string-value="/home/inakiap/Imágenes/imgBlogRescatadas/IMG_6524.JPG" calcext:value-type="string">
            <text:p>/home/inakiap/Imágenes/imgBlogRescatadas/IMG_6524.JPG</text:p>
          </table:table-cell>
        </table:table-row>
        <table:table-row table:style-name="ro1">
          <table:table-cell office:value-type="string" calcext:value-type="string">
            <text:p>http://lh5.ggpht.com/_T4A4ZuM9WD8/SaqYbzFXt7I/AAAAAAAAR0Y/IRP9qL4i2ck/s400/IMG_6537.JPG</text:p>
          </table:table-cell>
          <table:table-cell table:formula="of:=SEARCH(&quot;/&quot;;[.A145];8)" office:value-type="float" office:value="21" calcext:value-type="float">
            <text:p>21</text:p>
          </table:table-cell>
          <table:table-cell table:formula="of:=MID([.A145];1;[.B145])" office:value-type="string" office:string-value="http://lh5.ggpht.com/" calcext:value-type="string">
            <text:p>http://lh5.ggpht.com/</text:p>
          </table:table-cell>
          <table:table-cell table:formula="of:=SEARCH(&quot;/&quot;;[.A145];[.B145]+1)" office:value-type="float" office:value="34" calcext:value-type="float">
            <text:p>34</text:p>
          </table:table-cell>
          <table:table-cell table:formula="of:=SEARCH(&quot;/&quot;;[.A145];[.D145]+1)" office:value-type="float" office:value="46" calcext:value-type="float">
            <text:p>46</text:p>
          </table:table-cell>
          <table:table-cell table:formula="of:=SEARCH(&quot;/&quot;;[.A145];[.E145]+1)" office:value-type="float" office:value="58" calcext:value-type="float">
            <text:p>58</text:p>
          </table:table-cell>
          <table:table-cell table:formula="of:=SEARCH(&quot;/&quot;;[.A145];[.F145]+1)" office:value-type="float" office:value="70" calcext:value-type="float">
            <text:p>70</text:p>
          </table:table-cell>
          <table:table-cell table:formula="of:=IFERROR(SEARCH(&quot;/&quot;;[.A145];[.G145]+1);0)" office:value-type="float" office:value="75" calcext:value-type="float">
            <text:p>75</text:p>
          </table:table-cell>
          <table:table-cell table:formula="of:=MID([.A145];IF([.H145] = 0;[.G145]+1;[.H145]+1);LEN([.A145])-IF([.H145]=0;[.G145];[.H145])+1)" office:value-type="string" office:string-value="IMG_6537.JPG" calcext:value-type="string">
            <text:p>IMG_6537.JPG</text:p>
          </table:table-cell>
          <table:table-cell table:formula="of:=CONCATENATE(&quot;/home/inakiap/Imágenes/imgBlogRescatadas/&quot;;[.I145])" office:value-type="string" office:string-value="/home/inakiap/Imágenes/imgBlogRescatadas/IMG_6537.JPG" calcext:value-type="string">
            <text:p>/home/inakiap/Imágenes/imgBlogRescatadas/IMG_6537.JPG</text:p>
          </table:table-cell>
        </table:table-row>
        <table:table-row table:style-name="ro1">
          <table:table-cell office:value-type="string" calcext:value-type="string">
            <text:p>http://lh6.ggpht.com/_T4A4ZuM9WD8/SaqYj89obNI/AAAAAAAAR1Q/OHo3VYywrTg/s288/IMG_6545.JPG</text:p>
          </table:table-cell>
          <table:table-cell table:formula="of:=SEARCH(&quot;/&quot;;[.A146];8)" office:value-type="float" office:value="21" calcext:value-type="float">
            <text:p>21</text:p>
          </table:table-cell>
          <table:table-cell table:formula="of:=MID([.A146];1;[.B146])" office:value-type="string" office:string-value="http://lh6.ggpht.com/" calcext:value-type="string">
            <text:p>http://lh6.ggpht.com/</text:p>
          </table:table-cell>
          <table:table-cell table:formula="of:=SEARCH(&quot;/&quot;;[.A146];[.B146]+1)" office:value-type="float" office:value="34" calcext:value-type="float">
            <text:p>34</text:p>
          </table:table-cell>
          <table:table-cell table:formula="of:=SEARCH(&quot;/&quot;;[.A146];[.D146]+1)" office:value-type="float" office:value="46" calcext:value-type="float">
            <text:p>46</text:p>
          </table:table-cell>
          <table:table-cell table:formula="of:=SEARCH(&quot;/&quot;;[.A146];[.E146]+1)" office:value-type="float" office:value="58" calcext:value-type="float">
            <text:p>58</text:p>
          </table:table-cell>
          <table:table-cell table:formula="of:=SEARCH(&quot;/&quot;;[.A146];[.F146]+1)" office:value-type="float" office:value="70" calcext:value-type="float">
            <text:p>70</text:p>
          </table:table-cell>
          <table:table-cell table:formula="of:=IFERROR(SEARCH(&quot;/&quot;;[.A146];[.G146]+1);0)" office:value-type="float" office:value="75" calcext:value-type="float">
            <text:p>75</text:p>
          </table:table-cell>
          <table:table-cell table:formula="of:=MID([.A146];IF([.H146] = 0;[.G146]+1;[.H146]+1);LEN([.A146])-IF([.H146]=0;[.G146];[.H146])+1)" office:value-type="string" office:string-value="IMG_6545.JPG" calcext:value-type="string">
            <text:p>IMG_6545.JPG</text:p>
          </table:table-cell>
          <table:table-cell table:formula="of:=CONCATENATE(&quot;/home/inakiap/Imágenes/imgBlogRescatadas/&quot;;[.I146])" office:value-type="string" office:string-value="/home/inakiap/Imágenes/imgBlogRescatadas/IMG_6545.JPG" calcext:value-type="string">
            <text:p>/home/inakiap/Imágenes/imgBlogRescatadas/IMG_6545.JPG</text:p>
          </table:table-cell>
        </table:table-row>
        <table:table-row table:style-name="ro1">
          <table:table-cell office:value-type="string" calcext:value-type="string">
            <text:p>http://lh4.ggpht.com/_T4A4ZuM9WD8/SaqZS7SG-PI/AAAAAAAAR5s/zndqDC0iIls/s288/IMG_6580.JPG</text:p>
          </table:table-cell>
          <table:table-cell table:formula="of:=SEARCH(&quot;/&quot;;[.A147];8)" office:value-type="float" office:value="21" calcext:value-type="float">
            <text:p>21</text:p>
          </table:table-cell>
          <table:table-cell table:formula="of:=MID([.A147];1;[.B147])" office:value-type="string" office:string-value="http://lh4.ggpht.com/" calcext:value-type="string">
            <text:p>http://lh4.ggpht.com/</text:p>
          </table:table-cell>
          <table:table-cell table:formula="of:=SEARCH(&quot;/&quot;;[.A147];[.B147]+1)" office:value-type="float" office:value="34" calcext:value-type="float">
            <text:p>34</text:p>
          </table:table-cell>
          <table:table-cell table:formula="of:=SEARCH(&quot;/&quot;;[.A147];[.D147]+1)" office:value-type="float" office:value="46" calcext:value-type="float">
            <text:p>46</text:p>
          </table:table-cell>
          <table:table-cell table:formula="of:=SEARCH(&quot;/&quot;;[.A147];[.E147]+1)" office:value-type="float" office:value="58" calcext:value-type="float">
            <text:p>58</text:p>
          </table:table-cell>
          <table:table-cell table:formula="of:=SEARCH(&quot;/&quot;;[.A147];[.F147]+1)" office:value-type="float" office:value="70" calcext:value-type="float">
            <text:p>70</text:p>
          </table:table-cell>
          <table:table-cell table:formula="of:=IFERROR(SEARCH(&quot;/&quot;;[.A147];[.G147]+1);0)" office:value-type="float" office:value="75" calcext:value-type="float">
            <text:p>75</text:p>
          </table:table-cell>
          <table:table-cell table:formula="of:=MID([.A147];IF([.H147] = 0;[.G147]+1;[.H147]+1);LEN([.A147])-IF([.H147]=0;[.G147];[.H147])+1)" office:value-type="string" office:string-value="IMG_6580.JPG" calcext:value-type="string">
            <text:p>IMG_6580.JPG</text:p>
          </table:table-cell>
          <table:table-cell table:formula="of:=CONCATENATE(&quot;/home/inakiap/Imágenes/imgBlogRescatadas/&quot;;[.I147])" office:value-type="string" office:string-value="/home/inakiap/Imágenes/imgBlogRescatadas/IMG_6580.JPG" calcext:value-type="string">
            <text:p>/home/inakiap/Imágenes/imgBlogRescatadas/IMG_6580.JPG</text:p>
          </table:table-cell>
        </table:table-row>
        <table:table-row table:style-name="ro1">
          <table:table-cell office:value-type="string" calcext:value-type="string">
            <text:p>http://lh4.ggpht.com/_4J04oTPkQoI/Sa4LbvRbcNI/AAAAAAAAAkc/EVBnrZHLvMI/s288/DSC00011.JPG</text:p>
          </table:table-cell>
          <table:table-cell table:formula="of:=SEARCH(&quot;/&quot;;[.A148];8)" office:value-type="float" office:value="21" calcext:value-type="float">
            <text:p>21</text:p>
          </table:table-cell>
          <table:table-cell table:formula="of:=MID([.A148];1;[.B148])" office:value-type="string" office:string-value="http://lh4.ggpht.com/" calcext:value-type="string">
            <text:p>http://lh4.ggpht.com/</text:p>
          </table:table-cell>
          <table:table-cell table:formula="of:=SEARCH(&quot;/&quot;;[.A148];[.B148]+1)" office:value-type="float" office:value="34" calcext:value-type="float">
            <text:p>34</text:p>
          </table:table-cell>
          <table:table-cell table:formula="of:=SEARCH(&quot;/&quot;;[.A148];[.D148]+1)" office:value-type="float" office:value="46" calcext:value-type="float">
            <text:p>46</text:p>
          </table:table-cell>
          <table:table-cell table:formula="of:=SEARCH(&quot;/&quot;;[.A148];[.E148]+1)" office:value-type="float" office:value="58" calcext:value-type="float">
            <text:p>58</text:p>
          </table:table-cell>
          <table:table-cell table:formula="of:=SEARCH(&quot;/&quot;;[.A148];[.F148]+1)" office:value-type="float" office:value="70" calcext:value-type="float">
            <text:p>70</text:p>
          </table:table-cell>
          <table:table-cell table:formula="of:=IFERROR(SEARCH(&quot;/&quot;;[.A148];[.G148]+1);0)" office:value-type="float" office:value="75" calcext:value-type="float">
            <text:p>75</text:p>
          </table:table-cell>
          <table:table-cell table:formula="of:=MID([.A148];IF([.H148] = 0;[.G148]+1;[.H148]+1);LEN([.A148])-IF([.H148]=0;[.G148];[.H148])+1)" office:value-type="string" office:string-value="DSC00011.JPG" calcext:value-type="string">
            <text:p>DSC00011.JPG</text:p>
          </table:table-cell>
          <table:table-cell table:formula="of:=CONCATENATE(&quot;/home/inakiap/Imágenes/imgBlogRescatadas/&quot;;[.I148])" office:value-type="string" office:string-value="/home/inakiap/Imágenes/imgBlogRescatadas/DSC00011.JPG" calcext:value-type="string">
            <text:p>/home/inakiap/Imágenes/imgBlogRescatadas/DSC00011.JPG</text:p>
          </table:table-cell>
        </table:table-row>
        <table:table-row table:style-name="ro1">
          <table:table-cell office:value-type="string" calcext:value-type="string">
            <text:p>http://lh3.ggpht.com/_4J04oTPkQoI/Sa4ObBqQOOI/AAAAAAAAAuQ/kAYWnCYicOc/s288/IMG_6702.JPG</text:p>
          </table:table-cell>
          <table:table-cell table:formula="of:=SEARCH(&quot;/&quot;;[.A149];8)" office:value-type="float" office:value="21" calcext:value-type="float">
            <text:p>21</text:p>
          </table:table-cell>
          <table:table-cell table:formula="of:=MID([.A149];1;[.B149])" office:value-type="string" office:string-value="http://lh3.ggpht.com/" calcext:value-type="string">
            <text:p>http://lh3.ggpht.com/</text:p>
          </table:table-cell>
          <table:table-cell table:formula="of:=SEARCH(&quot;/&quot;;[.A149];[.B149]+1)" office:value-type="float" office:value="34" calcext:value-type="float">
            <text:p>34</text:p>
          </table:table-cell>
          <table:table-cell table:formula="of:=SEARCH(&quot;/&quot;;[.A149];[.D149]+1)" office:value-type="float" office:value="46" calcext:value-type="float">
            <text:p>46</text:p>
          </table:table-cell>
          <table:table-cell table:formula="of:=SEARCH(&quot;/&quot;;[.A149];[.E149]+1)" office:value-type="float" office:value="58" calcext:value-type="float">
            <text:p>58</text:p>
          </table:table-cell>
          <table:table-cell table:formula="of:=SEARCH(&quot;/&quot;;[.A149];[.F149]+1)" office:value-type="float" office:value="70" calcext:value-type="float">
            <text:p>70</text:p>
          </table:table-cell>
          <table:table-cell table:formula="of:=IFERROR(SEARCH(&quot;/&quot;;[.A149];[.G149]+1);0)" office:value-type="float" office:value="75" calcext:value-type="float">
            <text:p>75</text:p>
          </table:table-cell>
          <table:table-cell table:formula="of:=MID([.A149];IF([.H149] = 0;[.G149]+1;[.H149]+1);LEN([.A149])-IF([.H149]=0;[.G149];[.H149])+1)" office:value-type="string" office:string-value="IMG_6702.JPG" calcext:value-type="string">
            <text:p>IMG_6702.JPG</text:p>
          </table:table-cell>
          <table:table-cell table:formula="of:=CONCATENATE(&quot;/home/inakiap/Imágenes/imgBlogRescatadas/&quot;;[.I149])" office:value-type="string" office:string-value="/home/inakiap/Imágenes/imgBlogRescatadas/IMG_6702.JPG" calcext:value-type="string">
            <text:p>/home/inakiap/Imágenes/imgBlogRescatadas/IMG_6702.JPG</text:p>
          </table:table-cell>
        </table:table-row>
        <table:table-row table:style-name="ro1">
          <table:table-cell office:value-type="string" calcext:value-type="string">
            <text:p>http://lh6.ggpht.com/_4J04oTPkQoI/Sa4OyogxslI/AAAAAAAAAvI/Tef5APit-p4/s288/IMG_6709.JPG</text:p>
          </table:table-cell>
          <table:table-cell table:formula="of:=SEARCH(&quot;/&quot;;[.A150];8)" office:value-type="float" office:value="21" calcext:value-type="float">
            <text:p>21</text:p>
          </table:table-cell>
          <table:table-cell table:formula="of:=MID([.A150];1;[.B150])" office:value-type="string" office:string-value="http://lh6.ggpht.com/" calcext:value-type="string">
            <text:p>http://lh6.ggpht.com/</text:p>
          </table:table-cell>
          <table:table-cell table:formula="of:=SEARCH(&quot;/&quot;;[.A150];[.B150]+1)" office:value-type="float" office:value="34" calcext:value-type="float">
            <text:p>34</text:p>
          </table:table-cell>
          <table:table-cell table:formula="of:=SEARCH(&quot;/&quot;;[.A150];[.D150]+1)" office:value-type="float" office:value="46" calcext:value-type="float">
            <text:p>46</text:p>
          </table:table-cell>
          <table:table-cell table:formula="of:=SEARCH(&quot;/&quot;;[.A150];[.E150]+1)" office:value-type="float" office:value="58" calcext:value-type="float">
            <text:p>58</text:p>
          </table:table-cell>
          <table:table-cell table:formula="of:=SEARCH(&quot;/&quot;;[.A150];[.F150]+1)" office:value-type="float" office:value="70" calcext:value-type="float">
            <text:p>70</text:p>
          </table:table-cell>
          <table:table-cell table:formula="of:=IFERROR(SEARCH(&quot;/&quot;;[.A150];[.G150]+1);0)" office:value-type="float" office:value="75" calcext:value-type="float">
            <text:p>75</text:p>
          </table:table-cell>
          <table:table-cell table:formula="of:=MID([.A150];IF([.H150] = 0;[.G150]+1;[.H150]+1);LEN([.A150])-IF([.H150]=0;[.G150];[.H150])+1)" office:value-type="string" office:string-value="IMG_6709.JPG" calcext:value-type="string">
            <text:p>IMG_6709.JPG</text:p>
          </table:table-cell>
          <table:table-cell table:formula="of:=CONCATENATE(&quot;/home/inakiap/Imágenes/imgBlogRescatadas/&quot;;[.I150])" office:value-type="string" office:string-value="/home/inakiap/Imágenes/imgBlogRescatadas/IMG_6709.JPG" calcext:value-type="string">
            <text:p>/home/inakiap/Imágenes/imgBlogRescatadas/IMG_6709.JPG</text:p>
          </table:table-cell>
        </table:table-row>
        <table:table-row table:style-name="ro1">
          <table:table-cell office:value-type="string" calcext:value-type="string">
            <text:p>http://lh5.ggpht.com/_T4A4ZuM9WD8/SaqZONWSGaI/AAAAAAAAR5E/c3EyNN77k80/s288/IMG_6575.JPG</text:p>
          </table:table-cell>
          <table:table-cell table:formula="of:=SEARCH(&quot;/&quot;;[.A151];8)" office:value-type="float" office:value="21" calcext:value-type="float">
            <text:p>21</text:p>
          </table:table-cell>
          <table:table-cell table:formula="of:=MID([.A151];1;[.B151])" office:value-type="string" office:string-value="http://lh5.ggpht.com/" calcext:value-type="string">
            <text:p>http://lh5.ggpht.com/</text:p>
          </table:table-cell>
          <table:table-cell table:formula="of:=SEARCH(&quot;/&quot;;[.A151];[.B151]+1)" office:value-type="float" office:value="34" calcext:value-type="float">
            <text:p>34</text:p>
          </table:table-cell>
          <table:table-cell table:formula="of:=SEARCH(&quot;/&quot;;[.A151];[.D151]+1)" office:value-type="float" office:value="46" calcext:value-type="float">
            <text:p>46</text:p>
          </table:table-cell>
          <table:table-cell table:formula="of:=SEARCH(&quot;/&quot;;[.A151];[.E151]+1)" office:value-type="float" office:value="58" calcext:value-type="float">
            <text:p>58</text:p>
          </table:table-cell>
          <table:table-cell table:formula="of:=SEARCH(&quot;/&quot;;[.A151];[.F151]+1)" office:value-type="float" office:value="70" calcext:value-type="float">
            <text:p>70</text:p>
          </table:table-cell>
          <table:table-cell table:formula="of:=IFERROR(SEARCH(&quot;/&quot;;[.A151];[.G151]+1);0)" office:value-type="float" office:value="75" calcext:value-type="float">
            <text:p>75</text:p>
          </table:table-cell>
          <table:table-cell table:formula="of:=MID([.A151];IF([.H151] = 0;[.G151]+1;[.H151]+1);LEN([.A151])-IF([.H151]=0;[.G151];[.H151])+1)" office:value-type="string" office:string-value="IMG_6575.JPG" calcext:value-type="string">
            <text:p>IMG_6575.JPG</text:p>
          </table:table-cell>
          <table:table-cell table:formula="of:=CONCATENATE(&quot;/home/inakiap/Imágenes/imgBlogRescatadas/&quot;;[.I151])" office:value-type="string" office:string-value="/home/inakiap/Imágenes/imgBlogRescatadas/IMG_6575.JPG" calcext:value-type="string">
            <text:p>/home/inakiap/Imágenes/imgBlogRescatadas/IMG_6575.JPG</text:p>
          </table:table-cell>
        </table:table-row>
        <table:table-row table:style-name="ro1">
          <table:table-cell office:value-type="string" calcext:value-type="string">
            <text:p>http://lh4.ggpht.com/_4J04oTPkQoI/Sbh5HFvPtyI/AAAAAAAABfU/TUDJwaIGoSA/s400/DSC00087.JPG</text:p>
          </table:table-cell>
          <table:table-cell table:formula="of:=SEARCH(&quot;/&quot;;[.A152];8)" office:value-type="float" office:value="21" calcext:value-type="float">
            <text:p>21</text:p>
          </table:table-cell>
          <table:table-cell table:formula="of:=MID([.A152];1;[.B152])" office:value-type="string" office:string-value="http://lh4.ggpht.com/" calcext:value-type="string">
            <text:p>http://lh4.ggpht.com/</text:p>
          </table:table-cell>
          <table:table-cell table:formula="of:=SEARCH(&quot;/&quot;;[.A152];[.B152]+1)" office:value-type="float" office:value="34" calcext:value-type="float">
            <text:p>34</text:p>
          </table:table-cell>
          <table:table-cell table:formula="of:=SEARCH(&quot;/&quot;;[.A152];[.D152]+1)" office:value-type="float" office:value="46" calcext:value-type="float">
            <text:p>46</text:p>
          </table:table-cell>
          <table:table-cell table:formula="of:=SEARCH(&quot;/&quot;;[.A152];[.E152]+1)" office:value-type="float" office:value="58" calcext:value-type="float">
            <text:p>58</text:p>
          </table:table-cell>
          <table:table-cell table:formula="of:=SEARCH(&quot;/&quot;;[.A152];[.F152]+1)" office:value-type="float" office:value="70" calcext:value-type="float">
            <text:p>70</text:p>
          </table:table-cell>
          <table:table-cell table:formula="of:=IFERROR(SEARCH(&quot;/&quot;;[.A152];[.G152]+1);0)" office:value-type="float" office:value="75" calcext:value-type="float">
            <text:p>75</text:p>
          </table:table-cell>
          <table:table-cell table:formula="of:=MID([.A152];IF([.H152] = 0;[.G152]+1;[.H152]+1);LEN([.A152])-IF([.H152]=0;[.G152];[.H152])+1)" office:value-type="string" office:string-value="DSC00087.JPG" calcext:value-type="string">
            <text:p>DSC00087.JPG</text:p>
          </table:table-cell>
          <table:table-cell table:formula="of:=CONCATENATE(&quot;/home/inakiap/Imágenes/imgBlogRescatadas/&quot;;[.I152])" office:value-type="string" office:string-value="/home/inakiap/Imágenes/imgBlogRescatadas/DSC00087.JPG" calcext:value-type="string">
            <text:p>/home/inakiap/Imágenes/imgBlogRescatadas/DSC00087.JPG</text:p>
          </table:table-cell>
        </table:table-row>
        <table:table-row table:style-name="ro1">
          <table:table-cell office:value-type="string" calcext:value-type="string">
            <text:p>http://lh4.ggpht.com/_4J04oTPkQoI/SbDMY4ZAZbI/AAAAAAAABMI/pDhPaAIDvA8/s288/IMG_6907.JPG</text:p>
          </table:table-cell>
          <table:table-cell table:formula="of:=SEARCH(&quot;/&quot;;[.A153];8)" office:value-type="float" office:value="21" calcext:value-type="float">
            <text:p>21</text:p>
          </table:table-cell>
          <table:table-cell table:formula="of:=MID([.A153];1;[.B153])" office:value-type="string" office:string-value="http://lh4.ggpht.com/" calcext:value-type="string">
            <text:p>http://lh4.ggpht.com/</text:p>
          </table:table-cell>
          <table:table-cell table:formula="of:=SEARCH(&quot;/&quot;;[.A153];[.B153]+1)" office:value-type="float" office:value="34" calcext:value-type="float">
            <text:p>34</text:p>
          </table:table-cell>
          <table:table-cell table:formula="of:=SEARCH(&quot;/&quot;;[.A153];[.D153]+1)" office:value-type="float" office:value="46" calcext:value-type="float">
            <text:p>46</text:p>
          </table:table-cell>
          <table:table-cell table:formula="of:=SEARCH(&quot;/&quot;;[.A153];[.E153]+1)" office:value-type="float" office:value="58" calcext:value-type="float">
            <text:p>58</text:p>
          </table:table-cell>
          <table:table-cell table:formula="of:=SEARCH(&quot;/&quot;;[.A153];[.F153]+1)" office:value-type="float" office:value="70" calcext:value-type="float">
            <text:p>70</text:p>
          </table:table-cell>
          <table:table-cell table:formula="of:=IFERROR(SEARCH(&quot;/&quot;;[.A153];[.G153]+1);0)" office:value-type="float" office:value="75" calcext:value-type="float">
            <text:p>75</text:p>
          </table:table-cell>
          <table:table-cell table:formula="of:=MID([.A153];IF([.H153] = 0;[.G153]+1;[.H153]+1);LEN([.A153])-IF([.H153]=0;[.G153];[.H153])+1)" office:value-type="string" office:string-value="IMG_6907.JPG" calcext:value-type="string">
            <text:p>IMG_6907.JPG</text:p>
          </table:table-cell>
          <table:table-cell table:formula="of:=CONCATENATE(&quot;/home/inakiap/Imágenes/imgBlogRescatadas/&quot;;[.I153])" office:value-type="string" office:string-value="/home/inakiap/Imágenes/imgBlogRescatadas/IMG_6907.JPG" calcext:value-type="string">
            <text:p>/home/inakiap/Imágenes/imgBlogRescatadas/IMG_6907.JPG</text:p>
          </table:table-cell>
        </table:table-row>
        <table:table-row table:style-name="ro1">
          <table:table-cell office:value-type="string" calcext:value-type="string">
            <text:p>http://lh4.ggpht.com/_T4A4ZuM9WD8/SaqYKtmXbJI/AAAAAAAARzE/JNxek9wrxIQ/s288/IMG_6535.JPG</text:p>
          </table:table-cell>
          <table:table-cell table:formula="of:=SEARCH(&quot;/&quot;;[.A154];8)" office:value-type="float" office:value="21" calcext:value-type="float">
            <text:p>21</text:p>
          </table:table-cell>
          <table:table-cell table:formula="of:=MID([.A154];1;[.B154])" office:value-type="string" office:string-value="http://lh4.ggpht.com/" calcext:value-type="string">
            <text:p>http://lh4.ggpht.com/</text:p>
          </table:table-cell>
          <table:table-cell table:formula="of:=SEARCH(&quot;/&quot;;[.A154];[.B154]+1)" office:value-type="float" office:value="34" calcext:value-type="float">
            <text:p>34</text:p>
          </table:table-cell>
          <table:table-cell table:formula="of:=SEARCH(&quot;/&quot;;[.A154];[.D154]+1)" office:value-type="float" office:value="46" calcext:value-type="float">
            <text:p>46</text:p>
          </table:table-cell>
          <table:table-cell table:formula="of:=SEARCH(&quot;/&quot;;[.A154];[.E154]+1)" office:value-type="float" office:value="58" calcext:value-type="float">
            <text:p>58</text:p>
          </table:table-cell>
          <table:table-cell table:formula="of:=SEARCH(&quot;/&quot;;[.A154];[.F154]+1)" office:value-type="float" office:value="70" calcext:value-type="float">
            <text:p>70</text:p>
          </table:table-cell>
          <table:table-cell table:formula="of:=IFERROR(SEARCH(&quot;/&quot;;[.A154];[.G154]+1);0)" office:value-type="float" office:value="75" calcext:value-type="float">
            <text:p>75</text:p>
          </table:table-cell>
          <table:table-cell table:formula="of:=MID([.A154];IF([.H154] = 0;[.G154]+1;[.H154]+1);LEN([.A154])-IF([.H154]=0;[.G154];[.H154])+1)" office:value-type="string" office:string-value="IMG_6535.JPG" calcext:value-type="string">
            <text:p>IMG_6535.JPG</text:p>
          </table:table-cell>
          <table:table-cell table:formula="of:=CONCATENATE(&quot;/home/inakiap/Imágenes/imgBlogRescatadas/&quot;;[.I154])" office:value-type="string" office:string-value="/home/inakiap/Imágenes/imgBlogRescatadas/IMG_6535.JPG" calcext:value-type="string">
            <text:p>/home/inakiap/Imágenes/imgBlogRescatadas/IMG_6535.JPG</text:p>
          </table:table-cell>
        </table:table-row>
        <table:table-row table:style-name="ro1">
          <table:table-cell office:value-type="string" calcext:value-type="string">
            <text:p>http://lh6.ggpht.com/_T4A4ZuM9WD8/SaFjYIH8VxI/AAAAAAAARJo/n8_I4ct8C38/s288/IMG_6478.JPG</text:p>
          </table:table-cell>
          <table:table-cell table:formula="of:=SEARCH(&quot;/&quot;;[.A155];8)" office:value-type="float" office:value="21" calcext:value-type="float">
            <text:p>21</text:p>
          </table:table-cell>
          <table:table-cell table:formula="of:=MID([.A155];1;[.B155])" office:value-type="string" office:string-value="http://lh6.ggpht.com/" calcext:value-type="string">
            <text:p>http://lh6.ggpht.com/</text:p>
          </table:table-cell>
          <table:table-cell table:formula="of:=SEARCH(&quot;/&quot;;[.A155];[.B155]+1)" office:value-type="float" office:value="34" calcext:value-type="float">
            <text:p>34</text:p>
          </table:table-cell>
          <table:table-cell table:formula="of:=SEARCH(&quot;/&quot;;[.A155];[.D155]+1)" office:value-type="float" office:value="46" calcext:value-type="float">
            <text:p>46</text:p>
          </table:table-cell>
          <table:table-cell table:formula="of:=SEARCH(&quot;/&quot;;[.A155];[.E155]+1)" office:value-type="float" office:value="58" calcext:value-type="float">
            <text:p>58</text:p>
          </table:table-cell>
          <table:table-cell table:formula="of:=SEARCH(&quot;/&quot;;[.A155];[.F155]+1)" office:value-type="float" office:value="70" calcext:value-type="float">
            <text:p>70</text:p>
          </table:table-cell>
          <table:table-cell table:formula="of:=IFERROR(SEARCH(&quot;/&quot;;[.A155];[.G155]+1);0)" office:value-type="float" office:value="75" calcext:value-type="float">
            <text:p>75</text:p>
          </table:table-cell>
          <table:table-cell table:formula="of:=MID([.A155];IF([.H155] = 0;[.G155]+1;[.H155]+1);LEN([.A155])-IF([.H155]=0;[.G155];[.H155])+1)" office:value-type="string" office:string-value="IMG_6478.JPG" calcext:value-type="string">
            <text:p>IMG_6478.JPG</text:p>
          </table:table-cell>
          <table:table-cell table:formula="of:=CONCATENATE(&quot;/home/inakiap/Imágenes/imgBlogRescatadas/&quot;;[.I155])" office:value-type="string" office:string-value="/home/inakiap/Imágenes/imgBlogRescatadas/IMG_6478.JPG" calcext:value-type="string">
            <text:p>/home/inakiap/Imágenes/imgBlogRescatadas/IMG_6478.JPG</text:p>
          </table:table-cell>
        </table:table-row>
        <table:table-row table:style-name="ro1">
          <table:table-cell office:value-type="string" calcext:value-type="string">
            <text:p>http://lh3.ggpht.com/_4J04oTPkQoI/SbjimpYUiRI/AAAAAAAABiU/7sXdE07RrH4/s800/DSC00065.JPG</text:p>
          </table:table-cell>
          <table:table-cell table:formula="of:=SEARCH(&quot;/&quot;;[.A156];8)" office:value-type="float" office:value="21" calcext:value-type="float">
            <text:p>21</text:p>
          </table:table-cell>
          <table:table-cell table:formula="of:=MID([.A156];1;[.B156])" office:value-type="string" office:string-value="http://lh3.ggpht.com/" calcext:value-type="string">
            <text:p>http://lh3.ggpht.com/</text:p>
          </table:table-cell>
          <table:table-cell table:formula="of:=SEARCH(&quot;/&quot;;[.A156];[.B156]+1)" office:value-type="float" office:value="34" calcext:value-type="float">
            <text:p>34</text:p>
          </table:table-cell>
          <table:table-cell table:formula="of:=SEARCH(&quot;/&quot;;[.A156];[.D156]+1)" office:value-type="float" office:value="46" calcext:value-type="float">
            <text:p>46</text:p>
          </table:table-cell>
          <table:table-cell table:formula="of:=SEARCH(&quot;/&quot;;[.A156];[.E156]+1)" office:value-type="float" office:value="58" calcext:value-type="float">
            <text:p>58</text:p>
          </table:table-cell>
          <table:table-cell table:formula="of:=SEARCH(&quot;/&quot;;[.A156];[.F156]+1)" office:value-type="float" office:value="70" calcext:value-type="float">
            <text:p>70</text:p>
          </table:table-cell>
          <table:table-cell table:formula="of:=IFERROR(SEARCH(&quot;/&quot;;[.A156];[.G156]+1);0)" office:value-type="float" office:value="75" calcext:value-type="float">
            <text:p>75</text:p>
          </table:table-cell>
          <table:table-cell table:formula="of:=MID([.A156];IF([.H156] = 0;[.G156]+1;[.H156]+1);LEN([.A156])-IF([.H156]=0;[.G156];[.H156])+1)" office:value-type="string" office:string-value="DSC00065.JPG" calcext:value-type="string">
            <text:p>DSC00065.JPG</text:p>
          </table:table-cell>
          <table:table-cell table:formula="of:=CONCATENATE(&quot;/home/inakiap/Imágenes/imgBlogRescatadas/&quot;;[.I156])" office:value-type="string" office:string-value="/home/inakiap/Imágenes/imgBlogRescatadas/DSC00065.JPG" calcext:value-type="string">
            <text:p>/home/inakiap/Imágenes/imgBlogRescatadas/DSC00065.JPG</text:p>
          </table:table-cell>
        </table:table-row>
        <table:table-row table:style-name="ro1">
          <table:table-cell office:value-type="string" calcext:value-type="string">
            <text:p>http://lh3.ggpht.com/_4J04oTPkQoI/ScKBcfKjwzI/AAAAAAAAClo/s35ZzxRl77Y/s400/IMG_7173.JPG</text:p>
          </table:table-cell>
          <table:table-cell table:formula="of:=SEARCH(&quot;/&quot;;[.A157];8)" office:value-type="float" office:value="21" calcext:value-type="float">
            <text:p>21</text:p>
          </table:table-cell>
          <table:table-cell table:formula="of:=MID([.A157];1;[.B157])" office:value-type="string" office:string-value="http://lh3.ggpht.com/" calcext:value-type="string">
            <text:p>http://lh3.ggpht.com/</text:p>
          </table:table-cell>
          <table:table-cell table:formula="of:=SEARCH(&quot;/&quot;;[.A157];[.B157]+1)" office:value-type="float" office:value="34" calcext:value-type="float">
            <text:p>34</text:p>
          </table:table-cell>
          <table:table-cell table:formula="of:=SEARCH(&quot;/&quot;;[.A157];[.D157]+1)" office:value-type="float" office:value="46" calcext:value-type="float">
            <text:p>46</text:p>
          </table:table-cell>
          <table:table-cell table:formula="of:=SEARCH(&quot;/&quot;;[.A157];[.E157]+1)" office:value-type="float" office:value="58" calcext:value-type="float">
            <text:p>58</text:p>
          </table:table-cell>
          <table:table-cell table:formula="of:=SEARCH(&quot;/&quot;;[.A157];[.F157]+1)" office:value-type="float" office:value="70" calcext:value-type="float">
            <text:p>70</text:p>
          </table:table-cell>
          <table:table-cell table:formula="of:=IFERROR(SEARCH(&quot;/&quot;;[.A157];[.G157]+1);0)" office:value-type="float" office:value="75" calcext:value-type="float">
            <text:p>75</text:p>
          </table:table-cell>
          <table:table-cell table:formula="of:=MID([.A157];IF([.H157] = 0;[.G157]+1;[.H157]+1);LEN([.A157])-IF([.H157]=0;[.G157];[.H157])+1)" office:value-type="string" office:string-value="IMG_7173.JPG" calcext:value-type="string">
            <text:p>IMG_7173.JPG</text:p>
          </table:table-cell>
          <table:table-cell table:formula="of:=CONCATENATE(&quot;/home/inakiap/Imágenes/imgBlogRescatadas/&quot;;[.I157])" office:value-type="string" office:string-value="/home/inakiap/Imágenes/imgBlogRescatadas/IMG_7173.JPG" calcext:value-type="string">
            <text:p>/home/inakiap/Imágenes/imgBlogRescatadas/IMG_7173.JPG</text:p>
          </table:table-cell>
        </table:table-row>
        <table:table-row table:style-name="ro1">
          <table:table-cell office:value-type="string" calcext:value-type="string">
            <text:p>http://lh5.ggpht.com/_4J04oTPkQoI/SbSlVz5RyMI/AAAAAAAABTI/GqXzKL2indw/s288/IMG_6957.JPG</text:p>
          </table:table-cell>
          <table:table-cell table:formula="of:=SEARCH(&quot;/&quot;;[.A158];8)" office:value-type="float" office:value="21" calcext:value-type="float">
            <text:p>21</text:p>
          </table:table-cell>
          <table:table-cell table:formula="of:=MID([.A158];1;[.B158])" office:value-type="string" office:string-value="http://lh5.ggpht.com/" calcext:value-type="string">
            <text:p>http://lh5.ggpht.com/</text:p>
          </table:table-cell>
          <table:table-cell table:formula="of:=SEARCH(&quot;/&quot;;[.A158];[.B158]+1)" office:value-type="float" office:value="34" calcext:value-type="float">
            <text:p>34</text:p>
          </table:table-cell>
          <table:table-cell table:formula="of:=SEARCH(&quot;/&quot;;[.A158];[.D158]+1)" office:value-type="float" office:value="46" calcext:value-type="float">
            <text:p>46</text:p>
          </table:table-cell>
          <table:table-cell table:formula="of:=SEARCH(&quot;/&quot;;[.A158];[.E158]+1)" office:value-type="float" office:value="58" calcext:value-type="float">
            <text:p>58</text:p>
          </table:table-cell>
          <table:table-cell table:formula="of:=SEARCH(&quot;/&quot;;[.A158];[.F158]+1)" office:value-type="float" office:value="70" calcext:value-type="float">
            <text:p>70</text:p>
          </table:table-cell>
          <table:table-cell table:formula="of:=IFERROR(SEARCH(&quot;/&quot;;[.A158];[.G158]+1);0)" office:value-type="float" office:value="75" calcext:value-type="float">
            <text:p>75</text:p>
          </table:table-cell>
          <table:table-cell table:formula="of:=MID([.A158];IF([.H158] = 0;[.G158]+1;[.H158]+1);LEN([.A158])-IF([.H158]=0;[.G158];[.H158])+1)" office:value-type="string" office:string-value="IMG_6957.JPG" calcext:value-type="string">
            <text:p>IMG_6957.JPG</text:p>
          </table:table-cell>
          <table:table-cell table:formula="of:=CONCATENATE(&quot;/home/inakiap/Imágenes/imgBlogRescatadas/&quot;;[.I158])" office:value-type="string" office:string-value="/home/inakiap/Imágenes/imgBlogRescatadas/IMG_6957.JPG" calcext:value-type="string">
            <text:p>/home/inakiap/Imágenes/imgBlogRescatadas/IMG_6957.JPG</text:p>
          </table:table-cell>
        </table:table-row>
        <table:table-row table:style-name="ro1">
          <table:table-cell office:value-type="string" calcext:value-type="string">
            <text:p>http://lh4.ggpht.com/_4J04oTPkQoI/SbpOpd145bI/AAAAAAAACGw/Xe1x1I7k8ok/s288/DSC00167.JPG</text:p>
          </table:table-cell>
          <table:table-cell table:formula="of:=SEARCH(&quot;/&quot;;[.A159];8)" office:value-type="float" office:value="21" calcext:value-type="float">
            <text:p>21</text:p>
          </table:table-cell>
          <table:table-cell table:formula="of:=MID([.A159];1;[.B159])" office:value-type="string" office:string-value="http://lh4.ggpht.com/" calcext:value-type="string">
            <text:p>http://lh4.ggpht.com/</text:p>
          </table:table-cell>
          <table:table-cell table:formula="of:=SEARCH(&quot;/&quot;;[.A159];[.B159]+1)" office:value-type="float" office:value="34" calcext:value-type="float">
            <text:p>34</text:p>
          </table:table-cell>
          <table:table-cell table:formula="of:=SEARCH(&quot;/&quot;;[.A159];[.D159]+1)" office:value-type="float" office:value="46" calcext:value-type="float">
            <text:p>46</text:p>
          </table:table-cell>
          <table:table-cell table:formula="of:=SEARCH(&quot;/&quot;;[.A159];[.E159]+1)" office:value-type="float" office:value="58" calcext:value-type="float">
            <text:p>58</text:p>
          </table:table-cell>
          <table:table-cell table:formula="of:=SEARCH(&quot;/&quot;;[.A159];[.F159]+1)" office:value-type="float" office:value="70" calcext:value-type="float">
            <text:p>70</text:p>
          </table:table-cell>
          <table:table-cell table:formula="of:=IFERROR(SEARCH(&quot;/&quot;;[.A159];[.G159]+1);0)" office:value-type="float" office:value="75" calcext:value-type="float">
            <text:p>75</text:p>
          </table:table-cell>
          <table:table-cell table:formula="of:=MID([.A159];IF([.H159] = 0;[.G159]+1;[.H159]+1);LEN([.A159])-IF([.H159]=0;[.G159];[.H159])+1)" office:value-type="string" office:string-value="DSC00167.JPG" calcext:value-type="string">
            <text:p>DSC00167.JPG</text:p>
          </table:table-cell>
          <table:table-cell table:formula="of:=CONCATENATE(&quot;/home/inakiap/Imágenes/imgBlogRescatadas/&quot;;[.I159])" office:value-type="string" office:string-value="/home/inakiap/Imágenes/imgBlogRescatadas/DSC00167.JPG" calcext:value-type="string">
            <text:p>/home/inakiap/Imágenes/imgBlogRescatadas/DSC00167.JPG</text:p>
          </table:table-cell>
        </table:table-row>
        <table:table-row table:style-name="ro1">
          <table:table-cell office:value-type="string" calcext:value-type="string">
            <text:p>http://lh5.ggpht.com/_4J04oTPkQoI/SbSk13_Bm9I/AAAAAAAABQM/5s4OhwTAMUo/s288/IMG_6931.JPG</text:p>
          </table:table-cell>
          <table:table-cell table:formula="of:=SEARCH(&quot;/&quot;;[.A160];8)" office:value-type="float" office:value="21" calcext:value-type="float">
            <text:p>21</text:p>
          </table:table-cell>
          <table:table-cell table:formula="of:=MID([.A160];1;[.B160])" office:value-type="string" office:string-value="http://lh5.ggpht.com/" calcext:value-type="string">
            <text:p>http://lh5.ggpht.com/</text:p>
          </table:table-cell>
          <table:table-cell table:formula="of:=SEARCH(&quot;/&quot;;[.A160];[.B160]+1)" office:value-type="float" office:value="34" calcext:value-type="float">
            <text:p>34</text:p>
          </table:table-cell>
          <table:table-cell table:formula="of:=SEARCH(&quot;/&quot;;[.A160];[.D160]+1)" office:value-type="float" office:value="46" calcext:value-type="float">
            <text:p>46</text:p>
          </table:table-cell>
          <table:table-cell table:formula="of:=SEARCH(&quot;/&quot;;[.A160];[.E160]+1)" office:value-type="float" office:value="58" calcext:value-type="float">
            <text:p>58</text:p>
          </table:table-cell>
          <table:table-cell table:formula="of:=SEARCH(&quot;/&quot;;[.A160];[.F160]+1)" office:value-type="float" office:value="70" calcext:value-type="float">
            <text:p>70</text:p>
          </table:table-cell>
          <table:table-cell table:formula="of:=IFERROR(SEARCH(&quot;/&quot;;[.A160];[.G160]+1);0)" office:value-type="float" office:value="75" calcext:value-type="float">
            <text:p>75</text:p>
          </table:table-cell>
          <table:table-cell table:formula="of:=MID([.A160];IF([.H160] = 0;[.G160]+1;[.H160]+1);LEN([.A160])-IF([.H160]=0;[.G160];[.H160])+1)" office:value-type="string" office:string-value="IMG_6931.JPG" calcext:value-type="string">
            <text:p>IMG_6931.JPG</text:p>
          </table:table-cell>
          <table:table-cell table:formula="of:=CONCATENATE(&quot;/home/inakiap/Imágenes/imgBlogRescatadas/&quot;;[.I160])" office:value-type="string" office:string-value="/home/inakiap/Imágenes/imgBlogRescatadas/IMG_6931.JPG" calcext:value-type="string">
            <text:p>/home/inakiap/Imágenes/imgBlogRescatadas/IMG_6931.JPG</text:p>
          </table:table-cell>
        </table:table-row>
        <table:table-row table:style-name="ro1">
          <table:table-cell office:value-type="string" calcext:value-type="string">
            <text:p>http://lh6.ggpht.com/_4J04oTPkQoI/ScKA5WiKf1I/AAAAAAAACik/zqCVzP_Sr8o/s400/DSC00175.JPG</text:p>
          </table:table-cell>
          <table:table-cell table:formula="of:=SEARCH(&quot;/&quot;;[.A161];8)" office:value-type="float" office:value="21" calcext:value-type="float">
            <text:p>21</text:p>
          </table:table-cell>
          <table:table-cell table:formula="of:=MID([.A161];1;[.B161])" office:value-type="string" office:string-value="http://lh6.ggpht.com/" calcext:value-type="string">
            <text:p>http://lh6.ggpht.com/</text:p>
          </table:table-cell>
          <table:table-cell table:formula="of:=SEARCH(&quot;/&quot;;[.A161];[.B161]+1)" office:value-type="float" office:value="34" calcext:value-type="float">
            <text:p>34</text:p>
          </table:table-cell>
          <table:table-cell table:formula="of:=SEARCH(&quot;/&quot;;[.A161];[.D161]+1)" office:value-type="float" office:value="46" calcext:value-type="float">
            <text:p>46</text:p>
          </table:table-cell>
          <table:table-cell table:formula="of:=SEARCH(&quot;/&quot;;[.A161];[.E161]+1)" office:value-type="float" office:value="58" calcext:value-type="float">
            <text:p>58</text:p>
          </table:table-cell>
          <table:table-cell table:formula="of:=SEARCH(&quot;/&quot;;[.A161];[.F161]+1)" office:value-type="float" office:value="70" calcext:value-type="float">
            <text:p>70</text:p>
          </table:table-cell>
          <table:table-cell table:formula="of:=IFERROR(SEARCH(&quot;/&quot;;[.A161];[.G161]+1);0)" office:value-type="float" office:value="75" calcext:value-type="float">
            <text:p>75</text:p>
          </table:table-cell>
          <table:table-cell table:formula="of:=MID([.A161];IF([.H161] = 0;[.G161]+1;[.H161]+1);LEN([.A161])-IF([.H161]=0;[.G161];[.H161])+1)" office:value-type="string" office:string-value="DSC00175.JPG" calcext:value-type="string">
            <text:p>DSC00175.JPG</text:p>
          </table:table-cell>
          <table:table-cell table:formula="of:=CONCATENATE(&quot;/home/inakiap/Imágenes/imgBlogRescatadas/&quot;;[.I161])" office:value-type="string" office:string-value="/home/inakiap/Imágenes/imgBlogRescatadas/DSC00175.JPG" calcext:value-type="string">
            <text:p>/home/inakiap/Imágenes/imgBlogRescatadas/DSC00175.JPG</text:p>
          </table:table-cell>
        </table:table-row>
        <table:table-row table:style-name="ro1">
          <table:table-cell office:value-type="string" calcext:value-type="string">
            <text:p>http://lh6.ggpht.com/_4J04oTPkQoI/SdTdfB7VXlI/AAAAAAAAEXE/ZAo4jqHTR48/s400/DSC00465.JPG</text:p>
          </table:table-cell>
          <table:table-cell table:formula="of:=SEARCH(&quot;/&quot;;[.A162];8)" office:value-type="float" office:value="21" calcext:value-type="float">
            <text:p>21</text:p>
          </table:table-cell>
          <table:table-cell table:formula="of:=MID([.A162];1;[.B162])" office:value-type="string" office:string-value="http://lh6.ggpht.com/" calcext:value-type="string">
            <text:p>http://lh6.ggpht.com/</text:p>
          </table:table-cell>
          <table:table-cell table:formula="of:=SEARCH(&quot;/&quot;;[.A162];[.B162]+1)" office:value-type="float" office:value="34" calcext:value-type="float">
            <text:p>34</text:p>
          </table:table-cell>
          <table:table-cell table:formula="of:=SEARCH(&quot;/&quot;;[.A162];[.D162]+1)" office:value-type="float" office:value="46" calcext:value-type="float">
            <text:p>46</text:p>
          </table:table-cell>
          <table:table-cell table:formula="of:=SEARCH(&quot;/&quot;;[.A162];[.E162]+1)" office:value-type="float" office:value="58" calcext:value-type="float">
            <text:p>58</text:p>
          </table:table-cell>
          <table:table-cell table:formula="of:=SEARCH(&quot;/&quot;;[.A162];[.F162]+1)" office:value-type="float" office:value="70" calcext:value-type="float">
            <text:p>70</text:p>
          </table:table-cell>
          <table:table-cell table:formula="of:=IFERROR(SEARCH(&quot;/&quot;;[.A162];[.G162]+1);0)" office:value-type="float" office:value="75" calcext:value-type="float">
            <text:p>75</text:p>
          </table:table-cell>
          <table:table-cell table:formula="of:=MID([.A162];IF([.H162] = 0;[.G162]+1;[.H162]+1);LEN([.A162])-IF([.H162]=0;[.G162];[.H162])+1)" office:value-type="string" office:string-value="DSC00465.JPG" calcext:value-type="string">
            <text:p>DSC00465.JPG</text:p>
          </table:table-cell>
          <table:table-cell table:formula="of:=CONCATENATE(&quot;/home/inakiap/Imágenes/imgBlogRescatadas/&quot;;[.I162])" office:value-type="string" office:string-value="/home/inakiap/Imágenes/imgBlogRescatadas/DSC00465.JPG" calcext:value-type="string">
            <text:p>/home/inakiap/Imágenes/imgBlogRescatadas/DSC00465.JPG</text:p>
          </table:table-cell>
        </table:table-row>
        <table:table-row table:style-name="ro1">
          <table:table-cell office:value-type="string" calcext:value-type="string">
            <text:p>http://lh3.ggpht.com/_4J04oTPkQoI/SdTdbjPINrI/AAAAAAAAEWk/8PFzemIIH3s/s400/DSC00432.JPG</text:p>
          </table:table-cell>
          <table:table-cell table:formula="of:=SEARCH(&quot;/&quot;;[.A163];8)" office:value-type="float" office:value="21" calcext:value-type="float">
            <text:p>21</text:p>
          </table:table-cell>
          <table:table-cell table:formula="of:=MID([.A163];1;[.B163])" office:value-type="string" office:string-value="http://lh3.ggpht.com/" calcext:value-type="string">
            <text:p>http://lh3.ggpht.com/</text:p>
          </table:table-cell>
          <table:table-cell table:formula="of:=SEARCH(&quot;/&quot;;[.A163];[.B163]+1)" office:value-type="float" office:value="34" calcext:value-type="float">
            <text:p>34</text:p>
          </table:table-cell>
          <table:table-cell table:formula="of:=SEARCH(&quot;/&quot;;[.A163];[.D163]+1)" office:value-type="float" office:value="46" calcext:value-type="float">
            <text:p>46</text:p>
          </table:table-cell>
          <table:table-cell table:formula="of:=SEARCH(&quot;/&quot;;[.A163];[.E163]+1)" office:value-type="float" office:value="58" calcext:value-type="float">
            <text:p>58</text:p>
          </table:table-cell>
          <table:table-cell table:formula="of:=SEARCH(&quot;/&quot;;[.A163];[.F163]+1)" office:value-type="float" office:value="70" calcext:value-type="float">
            <text:p>70</text:p>
          </table:table-cell>
          <table:table-cell table:formula="of:=IFERROR(SEARCH(&quot;/&quot;;[.A163];[.G163]+1);0)" office:value-type="float" office:value="75" calcext:value-type="float">
            <text:p>75</text:p>
          </table:table-cell>
          <table:table-cell table:formula="of:=MID([.A163];IF([.H163] = 0;[.G163]+1;[.H163]+1);LEN([.A163])-IF([.H163]=0;[.G163];[.H163])+1)" office:value-type="string" office:string-value="DSC00432.JPG" calcext:value-type="string">
            <text:p>DSC00432.JPG</text:p>
          </table:table-cell>
          <table:table-cell table:formula="of:=CONCATENATE(&quot;/home/inakiap/Imágenes/imgBlogRescatadas/&quot;;[.I163])" office:value-type="string" office:string-value="/home/inakiap/Imágenes/imgBlogRescatadas/DSC00432.JPG" calcext:value-type="string">
            <text:p>/home/inakiap/Imágenes/imgBlogRescatadas/DSC00432.JPG</text:p>
          </table:table-cell>
        </table:table-row>
        <table:table-row table:style-name="ro1">
          <table:table-cell office:value-type="string" calcext:value-type="string">
            <text:p>http://lh6.ggpht.com/_4J04oTPkQoI/SdTd6_lyKEI/AAAAAAAAEXQ/Si9gYqJLnh0/s400/DSC00433.JPG</text:p>
          </table:table-cell>
          <table:table-cell table:formula="of:=SEARCH(&quot;/&quot;;[.A164];8)" office:value-type="float" office:value="21" calcext:value-type="float">
            <text:p>21</text:p>
          </table:table-cell>
          <table:table-cell table:formula="of:=MID([.A164];1;[.B164])" office:value-type="string" office:string-value="http://lh6.ggpht.com/" calcext:value-type="string">
            <text:p>http://lh6.ggpht.com/</text:p>
          </table:table-cell>
          <table:table-cell table:formula="of:=SEARCH(&quot;/&quot;;[.A164];[.B164]+1)" office:value-type="float" office:value="34" calcext:value-type="float">
            <text:p>34</text:p>
          </table:table-cell>
          <table:table-cell table:formula="of:=SEARCH(&quot;/&quot;;[.A164];[.D164]+1)" office:value-type="float" office:value="46" calcext:value-type="float">
            <text:p>46</text:p>
          </table:table-cell>
          <table:table-cell table:formula="of:=SEARCH(&quot;/&quot;;[.A164];[.E164]+1)" office:value-type="float" office:value="58" calcext:value-type="float">
            <text:p>58</text:p>
          </table:table-cell>
          <table:table-cell table:formula="of:=SEARCH(&quot;/&quot;;[.A164];[.F164]+1)" office:value-type="float" office:value="70" calcext:value-type="float">
            <text:p>70</text:p>
          </table:table-cell>
          <table:table-cell table:formula="of:=IFERROR(SEARCH(&quot;/&quot;;[.A164];[.G164]+1);0)" office:value-type="float" office:value="75" calcext:value-type="float">
            <text:p>75</text:p>
          </table:table-cell>
          <table:table-cell table:formula="of:=MID([.A164];IF([.H164] = 0;[.G164]+1;[.H164]+1);LEN([.A164])-IF([.H164]=0;[.G164];[.H164])+1)" office:value-type="string" office:string-value="DSC00433.JPG" calcext:value-type="string">
            <text:p>DSC00433.JPG</text:p>
          </table:table-cell>
          <table:table-cell table:formula="of:=CONCATENATE(&quot;/home/inakiap/Imágenes/imgBlogRescatadas/&quot;;[.I164])" office:value-type="string" office:string-value="/home/inakiap/Imágenes/imgBlogRescatadas/DSC00433.JPG" calcext:value-type="string">
            <text:p>/home/inakiap/Imágenes/imgBlogRescatadas/DSC00433.JPG</text:p>
          </table:table-cell>
        </table:table-row>
        <table:table-row table:style-name="ro1">
          <table:table-cell office:value-type="string" calcext:value-type="string">
            <text:p>http://lh6.ggpht.com/_4J04oTPkQoI/Sdo4YvFxnSI/AAAAAAAAEe4/K25RcGyg_Og/IMG_7740.JPG</text:p>
          </table:table-cell>
          <table:table-cell table:formula="of:=SEARCH(&quot;/&quot;;[.A165];8)" office:value-type="float" office:value="21" calcext:value-type="float">
            <text:p>21</text:p>
          </table:table-cell>
          <table:table-cell table:formula="of:=MID([.A165];1;[.B165])" office:value-type="string" office:string-value="http://lh6.ggpht.com/" calcext:value-type="string">
            <text:p>http://lh6.ggpht.com/</text:p>
          </table:table-cell>
          <table:table-cell table:formula="of:=SEARCH(&quot;/&quot;;[.A165];[.B165]+1)" office:value-type="float" office:value="34" calcext:value-type="float">
            <text:p>34</text:p>
          </table:table-cell>
          <table:table-cell table:formula="of:=SEARCH(&quot;/&quot;;[.A165];[.D165]+1)" office:value-type="float" office:value="46" calcext:value-type="float">
            <text:p>46</text:p>
          </table:table-cell>
          <table:table-cell table:formula="of:=SEARCH(&quot;/&quot;;[.A165];[.E165]+1)" office:value-type="float" office:value="58" calcext:value-type="float">
            <text:p>58</text:p>
          </table:table-cell>
          <table:table-cell table:formula="of:=SEARCH(&quot;/&quot;;[.A165];[.F165]+1)" office:value-type="float" office:value="70" calcext:value-type="float">
            <text:p>70</text:p>
          </table:table-cell>
          <table:table-cell table:formula="of:=IFERROR(SEARCH(&quot;/&quot;;[.A165];[.G165]+1);0)" office:value-type="float" office:value="0" calcext:value-type="float">
            <text:p>0</text:p>
          </table:table-cell>
          <table:table-cell table:formula="of:=MID([.A165];IF([.H165] = 0;[.G165]+1;[.H165]+1);LEN([.A165])-IF([.H165]=0;[.G165];[.H165])+1)" office:value-type="string" office:string-value="IMG_7740.JPG" calcext:value-type="string">
            <text:p>IMG_7740.JPG</text:p>
          </table:table-cell>
          <table:table-cell table:formula="of:=CONCATENATE(&quot;/home/inakiap/Imágenes/imgBlogRescatadas/&quot;;[.I165])" office:value-type="string" office:string-value="/home/inakiap/Imágenes/imgBlogRescatadas/IMG_7740.JPG" calcext:value-type="string">
            <text:p>/home/inakiap/Imágenes/imgBlogRescatadas/IMG_7740.JPG</text:p>
          </table:table-cell>
        </table:table-row>
        <table:table-row table:style-name="ro1">
          <table:table-cell office:value-type="string" calcext:value-type="string">
            <text:p>http://lh5.ggpht.com/_4J04oTPkQoI/Sdo4zEq-zMI/AAAAAAAAEiI/LtF_2Jl7lIo/s288/IMG_7767.JPG</text:p>
          </table:table-cell>
          <table:table-cell table:formula="of:=SEARCH(&quot;/&quot;;[.A166];8)" office:value-type="float" office:value="21" calcext:value-type="float">
            <text:p>21</text:p>
          </table:table-cell>
          <table:table-cell table:formula="of:=MID([.A166];1;[.B166])" office:value-type="string" office:string-value="http://lh5.ggpht.com/" calcext:value-type="string">
            <text:p>http://lh5.ggpht.com/</text:p>
          </table:table-cell>
          <table:table-cell table:formula="of:=SEARCH(&quot;/&quot;;[.A166];[.B166]+1)" office:value-type="float" office:value="34" calcext:value-type="float">
            <text:p>34</text:p>
          </table:table-cell>
          <table:table-cell table:formula="of:=SEARCH(&quot;/&quot;;[.A166];[.D166]+1)" office:value-type="float" office:value="46" calcext:value-type="float">
            <text:p>46</text:p>
          </table:table-cell>
          <table:table-cell table:formula="of:=SEARCH(&quot;/&quot;;[.A166];[.E166]+1)" office:value-type="float" office:value="58" calcext:value-type="float">
            <text:p>58</text:p>
          </table:table-cell>
          <table:table-cell table:formula="of:=SEARCH(&quot;/&quot;;[.A166];[.F166]+1)" office:value-type="float" office:value="70" calcext:value-type="float">
            <text:p>70</text:p>
          </table:table-cell>
          <table:table-cell table:formula="of:=IFERROR(SEARCH(&quot;/&quot;;[.A166];[.G166]+1);0)" office:value-type="float" office:value="75" calcext:value-type="float">
            <text:p>75</text:p>
          </table:table-cell>
          <table:table-cell table:formula="of:=MID([.A166];IF([.H166] = 0;[.G166]+1;[.H166]+1);LEN([.A166])-IF([.H166]=0;[.G166];[.H166])+1)" office:value-type="string" office:string-value="IMG_7767.JPG" calcext:value-type="string">
            <text:p>IMG_7767.JPG</text:p>
          </table:table-cell>
          <table:table-cell table:formula="of:=CONCATENATE(&quot;/home/inakiap/Imágenes/imgBlogRescatadas/&quot;;[.I166])" office:value-type="string" office:string-value="/home/inakiap/Imágenes/imgBlogRescatadas/IMG_7767.JPG" calcext:value-type="string">
            <text:p>/home/inakiap/Imágenes/imgBlogRescatadas/IMG_7767.JPG</text:p>
          </table:table-cell>
        </table:table-row>
        <table:table-row table:style-name="ro1">
          <table:table-cell office:value-type="string" calcext:value-type="string">
            <text:p>http://lh4.ggpht.com/_4J04oTPkQoI/Sdo4PTRABmI/AAAAAAAAEdk/GYD-nEbnHYs/s288/IMG_7729.JPG</text:p>
          </table:table-cell>
          <table:table-cell table:formula="of:=SEARCH(&quot;/&quot;;[.A167];8)" office:value-type="float" office:value="21" calcext:value-type="float">
            <text:p>21</text:p>
          </table:table-cell>
          <table:table-cell table:formula="of:=MID([.A167];1;[.B167])" office:value-type="string" office:string-value="http://lh4.ggpht.com/" calcext:value-type="string">
            <text:p>http://lh4.ggpht.com/</text:p>
          </table:table-cell>
          <table:table-cell table:formula="of:=SEARCH(&quot;/&quot;;[.A167];[.B167]+1)" office:value-type="float" office:value="34" calcext:value-type="float">
            <text:p>34</text:p>
          </table:table-cell>
          <table:table-cell table:formula="of:=SEARCH(&quot;/&quot;;[.A167];[.D167]+1)" office:value-type="float" office:value="46" calcext:value-type="float">
            <text:p>46</text:p>
          </table:table-cell>
          <table:table-cell table:formula="of:=SEARCH(&quot;/&quot;;[.A167];[.E167]+1)" office:value-type="float" office:value="58" calcext:value-type="float">
            <text:p>58</text:p>
          </table:table-cell>
          <table:table-cell table:formula="of:=SEARCH(&quot;/&quot;;[.A167];[.F167]+1)" office:value-type="float" office:value="70" calcext:value-type="float">
            <text:p>70</text:p>
          </table:table-cell>
          <table:table-cell table:formula="of:=IFERROR(SEARCH(&quot;/&quot;;[.A167];[.G167]+1);0)" office:value-type="float" office:value="75" calcext:value-type="float">
            <text:p>75</text:p>
          </table:table-cell>
          <table:table-cell table:formula="of:=MID([.A167];IF([.H167] = 0;[.G167]+1;[.H167]+1);LEN([.A167])-IF([.H167]=0;[.G167];[.H167])+1)" office:value-type="string" office:string-value="IMG_7729.JPG" calcext:value-type="string">
            <text:p>IMG_7729.JPG</text:p>
          </table:table-cell>
          <table:table-cell table:formula="of:=CONCATENATE(&quot;/home/inakiap/Imágenes/imgBlogRescatadas/&quot;;[.I167])" office:value-type="string" office:string-value="/home/inakiap/Imágenes/imgBlogRescatadas/IMG_7729.JPG" calcext:value-type="string">
            <text:p>/home/inakiap/Imágenes/imgBlogRescatadas/IMG_7729.JPG</text:p>
          </table:table-cell>
        </table:table-row>
        <table:table-row table:style-name="ro1">
          <table:table-cell office:value-type="string" calcext:value-type="string">
            <text:p>http://lh5.ggpht.com/_4J04oTPkQoI/Sd1FMSrSjhI/AAAAAAAAEn0/IYONnppsKVk/s400/IMG_7796.JPG</text:p>
          </table:table-cell>
          <table:table-cell table:formula="of:=SEARCH(&quot;/&quot;;[.A168];8)" office:value-type="float" office:value="21" calcext:value-type="float">
            <text:p>21</text:p>
          </table:table-cell>
          <table:table-cell table:formula="of:=MID([.A168];1;[.B168])" office:value-type="string" office:string-value="http://lh5.ggpht.com/" calcext:value-type="string">
            <text:p>http://lh5.ggpht.com/</text:p>
          </table:table-cell>
          <table:table-cell table:formula="of:=SEARCH(&quot;/&quot;;[.A168];[.B168]+1)" office:value-type="float" office:value="34" calcext:value-type="float">
            <text:p>34</text:p>
          </table:table-cell>
          <table:table-cell table:formula="of:=SEARCH(&quot;/&quot;;[.A168];[.D168]+1)" office:value-type="float" office:value="46" calcext:value-type="float">
            <text:p>46</text:p>
          </table:table-cell>
          <table:table-cell table:formula="of:=SEARCH(&quot;/&quot;;[.A168];[.E168]+1)" office:value-type="float" office:value="58" calcext:value-type="float">
            <text:p>58</text:p>
          </table:table-cell>
          <table:table-cell table:formula="of:=SEARCH(&quot;/&quot;;[.A168];[.F168]+1)" office:value-type="float" office:value="70" calcext:value-type="float">
            <text:p>70</text:p>
          </table:table-cell>
          <table:table-cell table:formula="of:=IFERROR(SEARCH(&quot;/&quot;;[.A168];[.G168]+1);0)" office:value-type="float" office:value="75" calcext:value-type="float">
            <text:p>75</text:p>
          </table:table-cell>
          <table:table-cell table:formula="of:=MID([.A168];IF([.H168] = 0;[.G168]+1;[.H168]+1);LEN([.A168])-IF([.H168]=0;[.G168];[.H168])+1)" office:value-type="string" office:string-value="IMG_7796.JPG" calcext:value-type="string">
            <text:p>IMG_7796.JPG</text:p>
          </table:table-cell>
          <table:table-cell table:formula="of:=CONCATENATE(&quot;/home/inakiap/Imágenes/imgBlogRescatadas/&quot;;[.I168])" office:value-type="string" office:string-value="/home/inakiap/Imágenes/imgBlogRescatadas/IMG_7796.JPG" calcext:value-type="string">
            <text:p>/home/inakiap/Imágenes/imgBlogRescatadas/IMG_7796.JPG</text:p>
          </table:table-cell>
        </table:table-row>
        <table:table-row table:style-name="ro1">
          <table:table-cell office:value-type="string" calcext:value-type="string">
            <text:p>http://lh4.ggpht.com/_4J04oTPkQoI/SenoTp448PI/AAAAAAAAE_E/DfH6BTzEw4M/s400/IMG_7990.JPG</text:p>
          </table:table-cell>
          <table:table-cell table:formula="of:=SEARCH(&quot;/&quot;;[.A169];8)" office:value-type="float" office:value="21" calcext:value-type="float">
            <text:p>21</text:p>
          </table:table-cell>
          <table:table-cell table:formula="of:=MID([.A169];1;[.B169])" office:value-type="string" office:string-value="http://lh4.ggpht.com/" calcext:value-type="string">
            <text:p>http://lh4.ggpht.com/</text:p>
          </table:table-cell>
          <table:table-cell table:formula="of:=SEARCH(&quot;/&quot;;[.A169];[.B169]+1)" office:value-type="float" office:value="34" calcext:value-type="float">
            <text:p>34</text:p>
          </table:table-cell>
          <table:table-cell table:formula="of:=SEARCH(&quot;/&quot;;[.A169];[.D169]+1)" office:value-type="float" office:value="46" calcext:value-type="float">
            <text:p>46</text:p>
          </table:table-cell>
          <table:table-cell table:formula="of:=SEARCH(&quot;/&quot;;[.A169];[.E169]+1)" office:value-type="float" office:value="58" calcext:value-type="float">
            <text:p>58</text:p>
          </table:table-cell>
          <table:table-cell table:formula="of:=SEARCH(&quot;/&quot;;[.A169];[.F169]+1)" office:value-type="float" office:value="70" calcext:value-type="float">
            <text:p>70</text:p>
          </table:table-cell>
          <table:table-cell table:formula="of:=IFERROR(SEARCH(&quot;/&quot;;[.A169];[.G169]+1);0)" office:value-type="float" office:value="75" calcext:value-type="float">
            <text:p>75</text:p>
          </table:table-cell>
          <table:table-cell table:formula="of:=MID([.A169];IF([.H169] = 0;[.G169]+1;[.H169]+1);LEN([.A169])-IF([.H169]=0;[.G169];[.H169])+1)" office:value-type="string" office:string-value="IMG_7990.JPG" calcext:value-type="string">
            <text:p>IMG_7990.JPG</text:p>
          </table:table-cell>
          <table:table-cell table:formula="of:=CONCATENATE(&quot;/home/inakiap/Imágenes/imgBlogRescatadas/&quot;;[.I169])" office:value-type="string" office:string-value="/home/inakiap/Imágenes/imgBlogRescatadas/IMG_7990.JPG" calcext:value-type="string">
            <text:p>/home/inakiap/Imágenes/imgBlogRescatadas/IMG_7990.JPG</text:p>
          </table:table-cell>
        </table:table-row>
        <table:table-row table:style-name="ro1">
          <table:table-cell office:value-type="string" calcext:value-type="string">
            <text:p>http://lh5.ggpht.com/_4J04oTPkQoI/Senq1qgRr_I/AAAAAAAAFOs/kyDZdxRPcGw/s400/IMG_8119.JPG</text:p>
          </table:table-cell>
          <table:table-cell table:formula="of:=SEARCH(&quot;/&quot;;[.A170];8)" office:value-type="float" office:value="21" calcext:value-type="float">
            <text:p>21</text:p>
          </table:table-cell>
          <table:table-cell table:formula="of:=MID([.A170];1;[.B170])" office:value-type="string" office:string-value="http://lh5.ggpht.com/" calcext:value-type="string">
            <text:p>http://lh5.ggpht.com/</text:p>
          </table:table-cell>
          <table:table-cell table:formula="of:=SEARCH(&quot;/&quot;;[.A170];[.B170]+1)" office:value-type="float" office:value="34" calcext:value-type="float">
            <text:p>34</text:p>
          </table:table-cell>
          <table:table-cell table:formula="of:=SEARCH(&quot;/&quot;;[.A170];[.D170]+1)" office:value-type="float" office:value="46" calcext:value-type="float">
            <text:p>46</text:p>
          </table:table-cell>
          <table:table-cell table:formula="of:=SEARCH(&quot;/&quot;;[.A170];[.E170]+1)" office:value-type="float" office:value="58" calcext:value-type="float">
            <text:p>58</text:p>
          </table:table-cell>
          <table:table-cell table:formula="of:=SEARCH(&quot;/&quot;;[.A170];[.F170]+1)" office:value-type="float" office:value="70" calcext:value-type="float">
            <text:p>70</text:p>
          </table:table-cell>
          <table:table-cell table:formula="of:=IFERROR(SEARCH(&quot;/&quot;;[.A170];[.G170]+1);0)" office:value-type="float" office:value="75" calcext:value-type="float">
            <text:p>75</text:p>
          </table:table-cell>
          <table:table-cell table:formula="of:=MID([.A170];IF([.H170] = 0;[.G170]+1;[.H170]+1);LEN([.A170])-IF([.H170]=0;[.G170];[.H170])+1)" office:value-type="string" office:string-value="IMG_8119.JPG" calcext:value-type="string">
            <text:p>IMG_8119.JPG</text:p>
          </table:table-cell>
          <table:table-cell table:formula="of:=CONCATENATE(&quot;/home/inakiap/Imágenes/imgBlogRescatadas/&quot;;[.I170])" office:value-type="string" office:string-value="/home/inakiap/Imágenes/imgBlogRescatadas/IMG_8119.JPG" calcext:value-type="string">
            <text:p>/home/inakiap/Imágenes/imgBlogRescatadas/IMG_8119.JPG</text:p>
          </table:table-cell>
        </table:table-row>
        <table:table-row table:style-name="ro1">
          <table:table-cell office:value-type="string" calcext:value-type="string">
            <text:p>http://lh5.ggpht.com/_4J04oTPkQoI/SensooZlUvI/AAAAAAAAFXc/XlAyDePnd9o/s400/IMG_8198.JPG</text:p>
          </table:table-cell>
          <table:table-cell table:formula="of:=SEARCH(&quot;/&quot;;[.A171];8)" office:value-type="float" office:value="21" calcext:value-type="float">
            <text:p>21</text:p>
          </table:table-cell>
          <table:table-cell table:formula="of:=MID([.A171];1;[.B171])" office:value-type="string" office:string-value="http://lh5.ggpht.com/" calcext:value-type="string">
            <text:p>http://lh5.ggpht.com/</text:p>
          </table:table-cell>
          <table:table-cell table:formula="of:=SEARCH(&quot;/&quot;;[.A171];[.B171]+1)" office:value-type="float" office:value="34" calcext:value-type="float">
            <text:p>34</text:p>
          </table:table-cell>
          <table:table-cell table:formula="of:=SEARCH(&quot;/&quot;;[.A171];[.D171]+1)" office:value-type="float" office:value="46" calcext:value-type="float">
            <text:p>46</text:p>
          </table:table-cell>
          <table:table-cell table:formula="of:=SEARCH(&quot;/&quot;;[.A171];[.E171]+1)" office:value-type="float" office:value="58" calcext:value-type="float">
            <text:p>58</text:p>
          </table:table-cell>
          <table:table-cell table:formula="of:=SEARCH(&quot;/&quot;;[.A171];[.F171]+1)" office:value-type="float" office:value="70" calcext:value-type="float">
            <text:p>70</text:p>
          </table:table-cell>
          <table:table-cell table:formula="of:=IFERROR(SEARCH(&quot;/&quot;;[.A171];[.G171]+1);0)" office:value-type="float" office:value="75" calcext:value-type="float">
            <text:p>75</text:p>
          </table:table-cell>
          <table:table-cell table:formula="of:=MID([.A171];IF([.H171] = 0;[.G171]+1;[.H171]+1);LEN([.A171])-IF([.H171]=0;[.G171];[.H171])+1)" office:value-type="string" office:string-value="IMG_8198.JPG" calcext:value-type="string">
            <text:p>IMG_8198.JPG</text:p>
          </table:table-cell>
          <table:table-cell table:formula="of:=CONCATENATE(&quot;/home/inakiap/Imágenes/imgBlogRescatadas/&quot;;[.I171])" office:value-type="string" office:string-value="/home/inakiap/Imágenes/imgBlogRescatadas/IMG_8198.JPG" calcext:value-type="string">
            <text:p>/home/inakiap/Imágenes/imgBlogRescatadas/IMG_8198.JPG</text:p>
          </table:table-cell>
        </table:table-row>
        <table:table-row table:style-name="ro1">
          <table:table-cell office:value-type="string" calcext:value-type="string">
            <text:p>http://lh5.ggpht.com/_4J04oTPkQoI/SdTeVo_uMUI/AAAAAAAAEZQ/vbF_UsS3gAk/s800/DSC00449.JPG</text:p>
          </table:table-cell>
          <table:table-cell table:formula="of:=SEARCH(&quot;/&quot;;[.A172];8)" office:value-type="float" office:value="21" calcext:value-type="float">
            <text:p>21</text:p>
          </table:table-cell>
          <table:table-cell table:formula="of:=MID([.A172];1;[.B172])" office:value-type="string" office:string-value="http://lh5.ggpht.com/" calcext:value-type="string">
            <text:p>http://lh5.ggpht.com/</text:p>
          </table:table-cell>
          <table:table-cell table:formula="of:=SEARCH(&quot;/&quot;;[.A172];[.B172]+1)" office:value-type="float" office:value="34" calcext:value-type="float">
            <text:p>34</text:p>
          </table:table-cell>
          <table:table-cell table:formula="of:=SEARCH(&quot;/&quot;;[.A172];[.D172]+1)" office:value-type="float" office:value="46" calcext:value-type="float">
            <text:p>46</text:p>
          </table:table-cell>
          <table:table-cell table:formula="of:=SEARCH(&quot;/&quot;;[.A172];[.E172]+1)" office:value-type="float" office:value="58" calcext:value-type="float">
            <text:p>58</text:p>
          </table:table-cell>
          <table:table-cell table:formula="of:=SEARCH(&quot;/&quot;;[.A172];[.F172]+1)" office:value-type="float" office:value="70" calcext:value-type="float">
            <text:p>70</text:p>
          </table:table-cell>
          <table:table-cell table:formula="of:=IFERROR(SEARCH(&quot;/&quot;;[.A172];[.G172]+1);0)" office:value-type="float" office:value="75" calcext:value-type="float">
            <text:p>75</text:p>
          </table:table-cell>
          <table:table-cell table:formula="of:=MID([.A172];IF([.H172] = 0;[.G172]+1;[.H172]+1);LEN([.A172])-IF([.H172]=0;[.G172];[.H172])+1)" office:value-type="string" office:string-value="DSC00449.JPG" calcext:value-type="string">
            <text:p>DSC00449.JPG</text:p>
          </table:table-cell>
          <table:table-cell table:formula="of:=CONCATENATE(&quot;/home/inakiap/Imágenes/imgBlogRescatadas/&quot;;[.I172])" office:value-type="string" office:string-value="/home/inakiap/Imágenes/imgBlogRescatadas/DSC00449.JPG" calcext:value-type="string">
            <text:p>/home/inakiap/Imágenes/imgBlogRescatadas/DSC00449.JPG</text:p>
          </table:table-cell>
        </table:table-row>
        <table:table-row table:style-name="ro1">
          <table:table-cell office:value-type="string" calcext:value-type="string">
            <text:p>http://lh5.ggpht.com/_4J04oTPkQoI/SfWvGOfHrTI/AAAAAAAAG1s/88y9gKyk_uc/s400/DSC00640.JPG</text:p>
          </table:table-cell>
          <table:table-cell table:formula="of:=SEARCH(&quot;/&quot;;[.A173];8)" office:value-type="float" office:value="21" calcext:value-type="float">
            <text:p>21</text:p>
          </table:table-cell>
          <table:table-cell table:formula="of:=MID([.A173];1;[.B173])" office:value-type="string" office:string-value="http://lh5.ggpht.com/" calcext:value-type="string">
            <text:p>http://lh5.ggpht.com/</text:p>
          </table:table-cell>
          <table:table-cell table:formula="of:=SEARCH(&quot;/&quot;;[.A173];[.B173]+1)" office:value-type="float" office:value="34" calcext:value-type="float">
            <text:p>34</text:p>
          </table:table-cell>
          <table:table-cell table:formula="of:=SEARCH(&quot;/&quot;;[.A173];[.D173]+1)" office:value-type="float" office:value="46" calcext:value-type="float">
            <text:p>46</text:p>
          </table:table-cell>
          <table:table-cell table:formula="of:=SEARCH(&quot;/&quot;;[.A173];[.E173]+1)" office:value-type="float" office:value="58" calcext:value-type="float">
            <text:p>58</text:p>
          </table:table-cell>
          <table:table-cell table:formula="of:=SEARCH(&quot;/&quot;;[.A173];[.F173]+1)" office:value-type="float" office:value="70" calcext:value-type="float">
            <text:p>70</text:p>
          </table:table-cell>
          <table:table-cell table:formula="of:=IFERROR(SEARCH(&quot;/&quot;;[.A173];[.G173]+1);0)" office:value-type="float" office:value="75" calcext:value-type="float">
            <text:p>75</text:p>
          </table:table-cell>
          <table:table-cell table:formula="of:=MID([.A173];IF([.H173] = 0;[.G173]+1;[.H173]+1);LEN([.A173])-IF([.H173]=0;[.G173];[.H173])+1)" office:value-type="string" office:string-value="DSC00640.JPG" calcext:value-type="string">
            <text:p>DSC00640.JPG</text:p>
          </table:table-cell>
          <table:table-cell table:formula="of:=CONCATENATE(&quot;/home/inakiap/Imágenes/imgBlogRescatadas/&quot;;[.I173])" office:value-type="string" office:string-value="/home/inakiap/Imágenes/imgBlogRescatadas/DSC00640.JPG" calcext:value-type="string">
            <text:p>/home/inakiap/Imágenes/imgBlogRescatadas/DSC00640.JPG</text:p>
          </table:table-cell>
        </table:table-row>
        <table:table-row table:style-name="ro1">
          <table:table-cell office:value-type="string" calcext:value-type="string">
            <text:p>http://lh3.ggpht.com/_4J04oTPkQoI/SfWvv93OZzI/AAAAAAAAG2U/N8tS7-aENvg/s400/DSC00645.JPG</text:p>
          </table:table-cell>
          <table:table-cell table:formula="of:=SEARCH(&quot;/&quot;;[.A174];8)" office:value-type="float" office:value="21" calcext:value-type="float">
            <text:p>21</text:p>
          </table:table-cell>
          <table:table-cell table:formula="of:=MID([.A174];1;[.B174])" office:value-type="string" office:string-value="http://lh3.ggpht.com/" calcext:value-type="string">
            <text:p>http://lh3.ggpht.com/</text:p>
          </table:table-cell>
          <table:table-cell table:formula="of:=SEARCH(&quot;/&quot;;[.A174];[.B174]+1)" office:value-type="float" office:value="34" calcext:value-type="float">
            <text:p>34</text:p>
          </table:table-cell>
          <table:table-cell table:formula="of:=SEARCH(&quot;/&quot;;[.A174];[.D174]+1)" office:value-type="float" office:value="46" calcext:value-type="float">
            <text:p>46</text:p>
          </table:table-cell>
          <table:table-cell table:formula="of:=SEARCH(&quot;/&quot;;[.A174];[.E174]+1)" office:value-type="float" office:value="58" calcext:value-type="float">
            <text:p>58</text:p>
          </table:table-cell>
          <table:table-cell table:formula="of:=SEARCH(&quot;/&quot;;[.A174];[.F174]+1)" office:value-type="float" office:value="70" calcext:value-type="float">
            <text:p>70</text:p>
          </table:table-cell>
          <table:table-cell table:formula="of:=IFERROR(SEARCH(&quot;/&quot;;[.A174];[.G174]+1);0)" office:value-type="float" office:value="75" calcext:value-type="float">
            <text:p>75</text:p>
          </table:table-cell>
          <table:table-cell table:formula="of:=MID([.A174];IF([.H174] = 0;[.G174]+1;[.H174]+1);LEN([.A174])-IF([.H174]=0;[.G174];[.H174])+1)" office:value-type="string" office:string-value="DSC00645.JPG" calcext:value-type="string">
            <text:p>DSC00645.JPG</text:p>
          </table:table-cell>
          <table:table-cell table:formula="of:=CONCATENATE(&quot;/home/inakiap/Imágenes/imgBlogRescatadas/&quot;;[.I174])" office:value-type="string" office:string-value="/home/inakiap/Imágenes/imgBlogRescatadas/DSC00645.JPG" calcext:value-type="string">
            <text:p>/home/inakiap/Imágenes/imgBlogRescatadas/DSC00645.JPG</text:p>
          </table:table-cell>
        </table:table-row>
        <table:table-row table:style-name="ro1">
          <table:table-cell office:value-type="string" calcext:value-type="string">
            <text:p>http://lh3.ggpht.com/_4J04oTPkQoI/Sffz9ncxRaI/AAAAAAAAHqI/4pimw6jbhLs/s800/IMG_8889.JPG</text:p>
          </table:table-cell>
          <table:table-cell table:formula="of:=SEARCH(&quot;/&quot;;[.A175];8)" office:value-type="float" office:value="21" calcext:value-type="float">
            <text:p>21</text:p>
          </table:table-cell>
          <table:table-cell table:formula="of:=MID([.A175];1;[.B175])" office:value-type="string" office:string-value="http://lh3.ggpht.com/" calcext:value-type="string">
            <text:p>http://lh3.ggpht.com/</text:p>
          </table:table-cell>
          <table:table-cell table:formula="of:=SEARCH(&quot;/&quot;;[.A175];[.B175]+1)" office:value-type="float" office:value="34" calcext:value-type="float">
            <text:p>34</text:p>
          </table:table-cell>
          <table:table-cell table:formula="of:=SEARCH(&quot;/&quot;;[.A175];[.D175]+1)" office:value-type="float" office:value="46" calcext:value-type="float">
            <text:p>46</text:p>
          </table:table-cell>
          <table:table-cell table:formula="of:=SEARCH(&quot;/&quot;;[.A175];[.E175]+1)" office:value-type="float" office:value="58" calcext:value-type="float">
            <text:p>58</text:p>
          </table:table-cell>
          <table:table-cell table:formula="of:=SEARCH(&quot;/&quot;;[.A175];[.F175]+1)" office:value-type="float" office:value="70" calcext:value-type="float">
            <text:p>70</text:p>
          </table:table-cell>
          <table:table-cell table:formula="of:=IFERROR(SEARCH(&quot;/&quot;;[.A175];[.G175]+1);0)" office:value-type="float" office:value="75" calcext:value-type="float">
            <text:p>75</text:p>
          </table:table-cell>
          <table:table-cell table:formula="of:=MID([.A175];IF([.H175] = 0;[.G175]+1;[.H175]+1);LEN([.A175])-IF([.H175]=0;[.G175];[.H175])+1)" office:value-type="string" office:string-value="IMG_8889.JPG" calcext:value-type="string">
            <text:p>IMG_8889.JPG</text:p>
          </table:table-cell>
          <table:table-cell table:formula="of:=CONCATENATE(&quot;/home/inakiap/Imágenes/imgBlogRescatadas/&quot;;[.I175])" office:value-type="string" office:string-value="/home/inakiap/Imágenes/imgBlogRescatadas/IMG_8889.JPG" calcext:value-type="string">
            <text:p>/home/inakiap/Imágenes/imgBlogRescatadas/IMG_8889.JPG</text:p>
          </table:table-cell>
        </table:table-row>
        <table:table-row table:style-name="ro1">
          <table:table-cell office:value-type="string" calcext:value-type="string">
            <text:p>http://lh5.ggpht.com/_4J04oTPkQoI/Sgg9VUKTJGI/AAAAAAAAIbg/NirEP3UH7BI/s400/DSCF0447.JPG</text:p>
          </table:table-cell>
          <table:table-cell table:formula="of:=SEARCH(&quot;/&quot;;[.A176];8)" office:value-type="float" office:value="21" calcext:value-type="float">
            <text:p>21</text:p>
          </table:table-cell>
          <table:table-cell table:formula="of:=MID([.A176];1;[.B176])" office:value-type="string" office:string-value="http://lh5.ggpht.com/" calcext:value-type="string">
            <text:p>http://lh5.ggpht.com/</text:p>
          </table:table-cell>
          <table:table-cell table:formula="of:=SEARCH(&quot;/&quot;;[.A176];[.B176]+1)" office:value-type="float" office:value="34" calcext:value-type="float">
            <text:p>34</text:p>
          </table:table-cell>
          <table:table-cell table:formula="of:=SEARCH(&quot;/&quot;;[.A176];[.D176]+1)" office:value-type="float" office:value="46" calcext:value-type="float">
            <text:p>46</text:p>
          </table:table-cell>
          <table:table-cell table:formula="of:=SEARCH(&quot;/&quot;;[.A176];[.E176]+1)" office:value-type="float" office:value="58" calcext:value-type="float">
            <text:p>58</text:p>
          </table:table-cell>
          <table:table-cell table:formula="of:=SEARCH(&quot;/&quot;;[.A176];[.F176]+1)" office:value-type="float" office:value="70" calcext:value-type="float">
            <text:p>70</text:p>
          </table:table-cell>
          <table:table-cell table:formula="of:=IFERROR(SEARCH(&quot;/&quot;;[.A176];[.G176]+1);0)" office:value-type="float" office:value="75" calcext:value-type="float">
            <text:p>75</text:p>
          </table:table-cell>
          <table:table-cell table:formula="of:=MID([.A176];IF([.H176] = 0;[.G176]+1;[.H176]+1);LEN([.A176])-IF([.H176]=0;[.G176];[.H176])+1)" office:value-type="string" office:string-value="DSCF0447.JPG" calcext:value-type="string">
            <text:p>DSCF0447.JPG</text:p>
          </table:table-cell>
          <table:table-cell table:formula="of:=CONCATENATE(&quot;/home/inakiap/Imágenes/imgBlogRescatadas/&quot;;[.I176])" office:value-type="string" office:string-value="/home/inakiap/Imágenes/imgBlogRescatadas/DSCF0447.JPG" calcext:value-type="string">
            <text:p>/home/inakiap/Imágenes/imgBlogRescatadas/DSCF0447.JPG</text:p>
          </table:table-cell>
        </table:table-row>
        <table:table-row table:style-name="ro1">
          <table:table-cell office:value-type="string" calcext:value-type="string">
            <text:p>http://lh6.ggpht.com/_4J04oTPkQoI/SfWzmsoWhwI/AAAAAAAAG7Y/Mn_HWMeADzo/s400/DSC00541.JPG</text:p>
          </table:table-cell>
          <table:table-cell table:formula="of:=SEARCH(&quot;/&quot;;[.A177];8)" office:value-type="float" office:value="21" calcext:value-type="float">
            <text:p>21</text:p>
          </table:table-cell>
          <table:table-cell table:formula="of:=MID([.A177];1;[.B177])" office:value-type="string" office:string-value="http://lh6.ggpht.com/" calcext:value-type="string">
            <text:p>http://lh6.ggpht.com/</text:p>
          </table:table-cell>
          <table:table-cell table:formula="of:=SEARCH(&quot;/&quot;;[.A177];[.B177]+1)" office:value-type="float" office:value="34" calcext:value-type="float">
            <text:p>34</text:p>
          </table:table-cell>
          <table:table-cell table:formula="of:=SEARCH(&quot;/&quot;;[.A177];[.D177]+1)" office:value-type="float" office:value="46" calcext:value-type="float">
            <text:p>46</text:p>
          </table:table-cell>
          <table:table-cell table:formula="of:=SEARCH(&quot;/&quot;;[.A177];[.E177]+1)" office:value-type="float" office:value="58" calcext:value-type="float">
            <text:p>58</text:p>
          </table:table-cell>
          <table:table-cell table:formula="of:=SEARCH(&quot;/&quot;;[.A177];[.F177]+1)" office:value-type="float" office:value="70" calcext:value-type="float">
            <text:p>70</text:p>
          </table:table-cell>
          <table:table-cell table:formula="of:=IFERROR(SEARCH(&quot;/&quot;;[.A177];[.G177]+1);0)" office:value-type="float" office:value="75" calcext:value-type="float">
            <text:p>75</text:p>
          </table:table-cell>
          <table:table-cell table:formula="of:=MID([.A177];IF([.H177] = 0;[.G177]+1;[.H177]+1);LEN([.A177])-IF([.H177]=0;[.G177];[.H177])+1)" office:value-type="string" office:string-value="DSC00541.JPG" calcext:value-type="string">
            <text:p>DSC00541.JPG</text:p>
          </table:table-cell>
          <table:table-cell table:formula="of:=CONCATENATE(&quot;/home/inakiap/Imágenes/imgBlogRescatadas/&quot;;[.I177])" office:value-type="string" office:string-value="/home/inakiap/Imágenes/imgBlogRescatadas/DSC00541.JPG" calcext:value-type="string">
            <text:p>/home/inakiap/Imágenes/imgBlogRescatadas/DSC00541.JPG</text:p>
          </table:table-cell>
        </table:table-row>
        <table:table-row table:style-name="ro1">
          <table:table-cell office:value-type="string" calcext:value-type="string">
            <text:p>http://lh5.ggpht.com/_4J04oTPkQoI/SenxogGho4I/AAAAAAAAF2I/2BpHHnSU_-I/s400/IMG_8428.JPG</text:p>
          </table:table-cell>
          <table:table-cell table:formula="of:=SEARCH(&quot;/&quot;;[.A178];8)" office:value-type="float" office:value="21" calcext:value-type="float">
            <text:p>21</text:p>
          </table:table-cell>
          <table:table-cell table:formula="of:=MID([.A178];1;[.B178])" office:value-type="string" office:string-value="http://lh5.ggpht.com/" calcext:value-type="string">
            <text:p>http://lh5.ggpht.com/</text:p>
          </table:table-cell>
          <table:table-cell table:formula="of:=SEARCH(&quot;/&quot;;[.A178];[.B178]+1)" office:value-type="float" office:value="34" calcext:value-type="float">
            <text:p>34</text:p>
          </table:table-cell>
          <table:table-cell table:formula="of:=SEARCH(&quot;/&quot;;[.A178];[.D178]+1)" office:value-type="float" office:value="46" calcext:value-type="float">
            <text:p>46</text:p>
          </table:table-cell>
          <table:table-cell table:formula="of:=SEARCH(&quot;/&quot;;[.A178];[.E178]+1)" office:value-type="float" office:value="58" calcext:value-type="float">
            <text:p>58</text:p>
          </table:table-cell>
          <table:table-cell table:formula="of:=SEARCH(&quot;/&quot;;[.A178];[.F178]+1)" office:value-type="float" office:value="70" calcext:value-type="float">
            <text:p>70</text:p>
          </table:table-cell>
          <table:table-cell table:formula="of:=IFERROR(SEARCH(&quot;/&quot;;[.A178];[.G178]+1);0)" office:value-type="float" office:value="75" calcext:value-type="float">
            <text:p>75</text:p>
          </table:table-cell>
          <table:table-cell table:formula="of:=MID([.A178];IF([.H178] = 0;[.G178]+1;[.H178]+1);LEN([.A178])-IF([.H178]=0;[.G178];[.H178])+1)" office:value-type="string" office:string-value="IMG_8428.JPG" calcext:value-type="string">
            <text:p>IMG_8428.JPG</text:p>
          </table:table-cell>
          <table:table-cell table:formula="of:=CONCATENATE(&quot;/home/inakiap/Imágenes/imgBlogRescatadas/&quot;;[.I178])" office:value-type="string" office:string-value="/home/inakiap/Imágenes/imgBlogRescatadas/IMG_8428.JPG" calcext:value-type="string">
            <text:p>/home/inakiap/Imágenes/imgBlogRescatadas/IMG_8428.JPG</text:p>
          </table:table-cell>
        </table:table-row>
        <table:table-row table:style-name="ro1">
          <table:table-cell office:value-type="string" calcext:value-type="string">
            <text:p>http://lh5.ggpht.com/_4J04oTPkQoI/Sen0GDGzLVI/AAAAAAAAGEA/RHxK5qYXgYg/s800/IMG_8550.JPG</text:p>
          </table:table-cell>
          <table:table-cell table:formula="of:=SEARCH(&quot;/&quot;;[.A179];8)" office:value-type="float" office:value="21" calcext:value-type="float">
            <text:p>21</text:p>
          </table:table-cell>
          <table:table-cell table:formula="of:=MID([.A179];1;[.B179])" office:value-type="string" office:string-value="http://lh5.ggpht.com/" calcext:value-type="string">
            <text:p>http://lh5.ggpht.com/</text:p>
          </table:table-cell>
          <table:table-cell table:formula="of:=SEARCH(&quot;/&quot;;[.A179];[.B179]+1)" office:value-type="float" office:value="34" calcext:value-type="float">
            <text:p>34</text:p>
          </table:table-cell>
          <table:table-cell table:formula="of:=SEARCH(&quot;/&quot;;[.A179];[.D179]+1)" office:value-type="float" office:value="46" calcext:value-type="float">
            <text:p>46</text:p>
          </table:table-cell>
          <table:table-cell table:formula="of:=SEARCH(&quot;/&quot;;[.A179];[.E179]+1)" office:value-type="float" office:value="58" calcext:value-type="float">
            <text:p>58</text:p>
          </table:table-cell>
          <table:table-cell table:formula="of:=SEARCH(&quot;/&quot;;[.A179];[.F179]+1)" office:value-type="float" office:value="70" calcext:value-type="float">
            <text:p>70</text:p>
          </table:table-cell>
          <table:table-cell table:formula="of:=IFERROR(SEARCH(&quot;/&quot;;[.A179];[.G179]+1);0)" office:value-type="float" office:value="75" calcext:value-type="float">
            <text:p>75</text:p>
          </table:table-cell>
          <table:table-cell table:formula="of:=MID([.A179];IF([.H179] = 0;[.G179]+1;[.H179]+1);LEN([.A179])-IF([.H179]=0;[.G179];[.H179])+1)" office:value-type="string" office:string-value="IMG_8550.JPG" calcext:value-type="string">
            <text:p>IMG_8550.JPG</text:p>
          </table:table-cell>
          <table:table-cell table:formula="of:=CONCATENATE(&quot;/home/inakiap/Imágenes/imgBlogRescatadas/&quot;;[.I179])" office:value-type="string" office:string-value="/home/inakiap/Imágenes/imgBlogRescatadas/IMG_8550.JPG" calcext:value-type="string">
            <text:p>/home/inakiap/Imágenes/imgBlogRescatadas/IMG_8550.JPG</text:p>
          </table:table-cell>
        </table:table-row>
        <table:table-row table:style-name="ro1">
          <table:table-cell office:value-type="string" calcext:value-type="string">
            <text:p>http://lh6.ggpht.com/_4J04oTPkQoI/SfVBP8cVvnI/AAAAAAAAGoY/zM9ooX5uwiM/s400/IMG_8835.JPG</text:p>
          </table:table-cell>
          <table:table-cell table:formula="of:=SEARCH(&quot;/&quot;;[.A180];8)" office:value-type="float" office:value="21" calcext:value-type="float">
            <text:p>21</text:p>
          </table:table-cell>
          <table:table-cell table:formula="of:=MID([.A180];1;[.B180])" office:value-type="string" office:string-value="http://lh6.ggpht.com/" calcext:value-type="string">
            <text:p>http://lh6.ggpht.com/</text:p>
          </table:table-cell>
          <table:table-cell table:formula="of:=SEARCH(&quot;/&quot;;[.A180];[.B180]+1)" office:value-type="float" office:value="34" calcext:value-type="float">
            <text:p>34</text:p>
          </table:table-cell>
          <table:table-cell table:formula="of:=SEARCH(&quot;/&quot;;[.A180];[.D180]+1)" office:value-type="float" office:value="46" calcext:value-type="float">
            <text:p>46</text:p>
          </table:table-cell>
          <table:table-cell table:formula="of:=SEARCH(&quot;/&quot;;[.A180];[.E180]+1)" office:value-type="float" office:value="58" calcext:value-type="float">
            <text:p>58</text:p>
          </table:table-cell>
          <table:table-cell table:formula="of:=SEARCH(&quot;/&quot;;[.A180];[.F180]+1)" office:value-type="float" office:value="70" calcext:value-type="float">
            <text:p>70</text:p>
          </table:table-cell>
          <table:table-cell table:formula="of:=IFERROR(SEARCH(&quot;/&quot;;[.A180];[.G180]+1);0)" office:value-type="float" office:value="75" calcext:value-type="float">
            <text:p>75</text:p>
          </table:table-cell>
          <table:table-cell table:formula="of:=MID([.A180];IF([.H180] = 0;[.G180]+1;[.H180]+1);LEN([.A180])-IF([.H180]=0;[.G180];[.H180])+1)" office:value-type="string" office:string-value="IMG_8835.JPG" calcext:value-type="string">
            <text:p>IMG_8835.JPG</text:p>
          </table:table-cell>
          <table:table-cell table:formula="of:=CONCATENATE(&quot;/home/inakiap/Imágenes/imgBlogRescatadas/&quot;;[.I180])" office:value-type="string" office:string-value="/home/inakiap/Imágenes/imgBlogRescatadas/IMG_8835.JPG" calcext:value-type="string">
            <text:p>/home/inakiap/Imágenes/imgBlogRescatadas/IMG_8835.JPG</text:p>
          </table:table-cell>
        </table:table-row>
        <table:table-row table:style-name="ro1">
          <table:table-cell office:value-type="string" calcext:value-type="string">
            <text:p>http://lh5.ggpht.com/_4J04oTPkQoI/SfWv4YnGjaI/AAAAAAAAG2c/yFP7m5LBG3s/s800/DSC00646.JPG</text:p>
          </table:table-cell>
          <table:table-cell table:formula="of:=SEARCH(&quot;/&quot;;[.A181];8)" office:value-type="float" office:value="21" calcext:value-type="float">
            <text:p>21</text:p>
          </table:table-cell>
          <table:table-cell table:formula="of:=MID([.A181];1;[.B181])" office:value-type="string" office:string-value="http://lh5.ggpht.com/" calcext:value-type="string">
            <text:p>http://lh5.ggpht.com/</text:p>
          </table:table-cell>
          <table:table-cell table:formula="of:=SEARCH(&quot;/&quot;;[.A181];[.B181]+1)" office:value-type="float" office:value="34" calcext:value-type="float">
            <text:p>34</text:p>
          </table:table-cell>
          <table:table-cell table:formula="of:=SEARCH(&quot;/&quot;;[.A181];[.D181]+1)" office:value-type="float" office:value="46" calcext:value-type="float">
            <text:p>46</text:p>
          </table:table-cell>
          <table:table-cell table:formula="of:=SEARCH(&quot;/&quot;;[.A181];[.E181]+1)" office:value-type="float" office:value="58" calcext:value-type="float">
            <text:p>58</text:p>
          </table:table-cell>
          <table:table-cell table:formula="of:=SEARCH(&quot;/&quot;;[.A181];[.F181]+1)" office:value-type="float" office:value="70" calcext:value-type="float">
            <text:p>70</text:p>
          </table:table-cell>
          <table:table-cell table:formula="of:=IFERROR(SEARCH(&quot;/&quot;;[.A181];[.G181]+1);0)" office:value-type="float" office:value="75" calcext:value-type="float">
            <text:p>75</text:p>
          </table:table-cell>
          <table:table-cell table:formula="of:=MID([.A181];IF([.H181] = 0;[.G181]+1;[.H181]+1);LEN([.A181])-IF([.H181]=0;[.G181];[.H181])+1)" office:value-type="string" office:string-value="DSC00646.JPG" calcext:value-type="string">
            <text:p>DSC00646.JPG</text:p>
          </table:table-cell>
          <table:table-cell table:formula="of:=CONCATENATE(&quot;/home/inakiap/Imágenes/imgBlogRescatadas/&quot;;[.I181])" office:value-type="string" office:string-value="/home/inakiap/Imágenes/imgBlogRescatadas/DSC00646.JPG" calcext:value-type="string">
            <text:p>/home/inakiap/Imágenes/imgBlogRescatadas/DSC00646.JPG</text:p>
          </table:table-cell>
        </table:table-row>
        <table:table-row table:style-name="ro1">
          <table:table-cell office:value-type="string" calcext:value-type="string">
            <text:p>http://lh4.ggpht.com/_4J04oTPkQoI/SfWugvyoNLI/AAAAAAAAG1U/WcxrpcwVvio/s400/IMG_8959.JPG</text:p>
          </table:table-cell>
          <table:table-cell table:formula="of:=SEARCH(&quot;/&quot;;[.A182];8)" office:value-type="float" office:value="21" calcext:value-type="float">
            <text:p>21</text:p>
          </table:table-cell>
          <table:table-cell table:formula="of:=MID([.A182];1;[.B182])" office:value-type="string" office:string-value="http://lh4.ggpht.com/" calcext:value-type="string">
            <text:p>http://lh4.ggpht.com/</text:p>
          </table:table-cell>
          <table:table-cell table:formula="of:=SEARCH(&quot;/&quot;;[.A182];[.B182]+1)" office:value-type="float" office:value="34" calcext:value-type="float">
            <text:p>34</text:p>
          </table:table-cell>
          <table:table-cell table:formula="of:=SEARCH(&quot;/&quot;;[.A182];[.D182]+1)" office:value-type="float" office:value="46" calcext:value-type="float">
            <text:p>46</text:p>
          </table:table-cell>
          <table:table-cell table:formula="of:=SEARCH(&quot;/&quot;;[.A182];[.E182]+1)" office:value-type="float" office:value="58" calcext:value-type="float">
            <text:p>58</text:p>
          </table:table-cell>
          <table:table-cell table:formula="of:=SEARCH(&quot;/&quot;;[.A182];[.F182]+1)" office:value-type="float" office:value="70" calcext:value-type="float">
            <text:p>70</text:p>
          </table:table-cell>
          <table:table-cell table:formula="of:=IFERROR(SEARCH(&quot;/&quot;;[.A182];[.G182]+1);0)" office:value-type="float" office:value="75" calcext:value-type="float">
            <text:p>75</text:p>
          </table:table-cell>
          <table:table-cell table:formula="of:=MID([.A182];IF([.H182] = 0;[.G182]+1;[.H182]+1);LEN([.A182])-IF([.H182]=0;[.G182];[.H182])+1)" office:value-type="string" office:string-value="IMG_8959.JPG" calcext:value-type="string">
            <text:p>IMG_8959.JPG</text:p>
          </table:table-cell>
          <table:table-cell table:formula="of:=CONCATENATE(&quot;/home/inakiap/Imágenes/imgBlogRescatadas/&quot;;[.I182])" office:value-type="string" office:string-value="/home/inakiap/Imágenes/imgBlogRescatadas/IMG_8959.JPG" calcext:value-type="string">
            <text:p>/home/inakiap/Imágenes/imgBlogRescatadas/IMG_8959.JPG</text:p>
          </table:table-cell>
        </table:table-row>
        <table:table-row table:style-name="ro1">
          <table:table-cell office:value-type="string" calcext:value-type="string">
            <text:p>http://lh5.ggpht.com/_4J04oTPkQoI/Sgzc52M9zwI/AAAAAAAAIoM/VrHO7aQcmnQ/s400/IMG_8976.JPG</text:p>
          </table:table-cell>
          <table:table-cell table:formula="of:=SEARCH(&quot;/&quot;;[.A183];8)" office:value-type="float" office:value="21" calcext:value-type="float">
            <text:p>21</text:p>
          </table:table-cell>
          <table:table-cell table:formula="of:=MID([.A183];1;[.B183])" office:value-type="string" office:string-value="http://lh5.ggpht.com/" calcext:value-type="string">
            <text:p>http://lh5.ggpht.com/</text:p>
          </table:table-cell>
          <table:table-cell table:formula="of:=SEARCH(&quot;/&quot;;[.A183];[.B183]+1)" office:value-type="float" office:value="34" calcext:value-type="float">
            <text:p>34</text:p>
          </table:table-cell>
          <table:table-cell table:formula="of:=SEARCH(&quot;/&quot;;[.A183];[.D183]+1)" office:value-type="float" office:value="46" calcext:value-type="float">
            <text:p>46</text:p>
          </table:table-cell>
          <table:table-cell table:formula="of:=SEARCH(&quot;/&quot;;[.A183];[.E183]+1)" office:value-type="float" office:value="58" calcext:value-type="float">
            <text:p>58</text:p>
          </table:table-cell>
          <table:table-cell table:formula="of:=SEARCH(&quot;/&quot;;[.A183];[.F183]+1)" office:value-type="float" office:value="70" calcext:value-type="float">
            <text:p>70</text:p>
          </table:table-cell>
          <table:table-cell table:formula="of:=IFERROR(SEARCH(&quot;/&quot;;[.A183];[.G183]+1);0)" office:value-type="float" office:value="75" calcext:value-type="float">
            <text:p>75</text:p>
          </table:table-cell>
          <table:table-cell table:formula="of:=MID([.A183];IF([.H183] = 0;[.G183]+1;[.H183]+1);LEN([.A183])-IF([.H183]=0;[.G183];[.H183])+1)" office:value-type="string" office:string-value="IMG_8976.JPG" calcext:value-type="string">
            <text:p>IMG_8976.JPG</text:p>
          </table:table-cell>
          <table:table-cell table:formula="of:=CONCATENATE(&quot;/home/inakiap/Imágenes/imgBlogRescatadas/&quot;;[.I183])" office:value-type="string" office:string-value="/home/inakiap/Imágenes/imgBlogRescatadas/IMG_8976.JPG" calcext:value-type="string">
            <text:p>/home/inakiap/Imágenes/imgBlogRescatadas/IMG_8976.JPG</text:p>
          </table:table-cell>
        </table:table-row>
        <table:table-row table:style-name="ro1">
          <table:table-cell office:value-type="string" calcext:value-type="string">
            <text:p>http://lh3.ggpht.com/_4J04oTPkQoI/Sg72klSOXUI/AAAAAAAAI0k/xSYrknxedNk/s400/IMG_9046.JPG</text:p>
          </table:table-cell>
          <table:table-cell table:formula="of:=SEARCH(&quot;/&quot;;[.A184];8)" office:value-type="float" office:value="21" calcext:value-type="float">
            <text:p>21</text:p>
          </table:table-cell>
          <table:table-cell table:formula="of:=MID([.A184];1;[.B184])" office:value-type="string" office:string-value="http://lh3.ggpht.com/" calcext:value-type="string">
            <text:p>http://lh3.ggpht.com/</text:p>
          </table:table-cell>
          <table:table-cell table:formula="of:=SEARCH(&quot;/&quot;;[.A184];[.B184]+1)" office:value-type="float" office:value="34" calcext:value-type="float">
            <text:p>34</text:p>
          </table:table-cell>
          <table:table-cell table:formula="of:=SEARCH(&quot;/&quot;;[.A184];[.D184]+1)" office:value-type="float" office:value="46" calcext:value-type="float">
            <text:p>46</text:p>
          </table:table-cell>
          <table:table-cell table:formula="of:=SEARCH(&quot;/&quot;;[.A184];[.E184]+1)" office:value-type="float" office:value="58" calcext:value-type="float">
            <text:p>58</text:p>
          </table:table-cell>
          <table:table-cell table:formula="of:=SEARCH(&quot;/&quot;;[.A184];[.F184]+1)" office:value-type="float" office:value="70" calcext:value-type="float">
            <text:p>70</text:p>
          </table:table-cell>
          <table:table-cell table:formula="of:=IFERROR(SEARCH(&quot;/&quot;;[.A184];[.G184]+1);0)" office:value-type="float" office:value="75" calcext:value-type="float">
            <text:p>75</text:p>
          </table:table-cell>
          <table:table-cell table:formula="of:=MID([.A184];IF([.H184] = 0;[.G184]+1;[.H184]+1);LEN([.A184])-IF([.H184]=0;[.G184];[.H184])+1)" office:value-type="string" office:string-value="IMG_9046.JPG" calcext:value-type="string">
            <text:p>IMG_9046.JPG</text:p>
          </table:table-cell>
          <table:table-cell table:formula="of:=CONCATENATE(&quot;/home/inakiap/Imágenes/imgBlogRescatadas/&quot;;[.I184])" office:value-type="string" office:string-value="/home/inakiap/Imágenes/imgBlogRescatadas/IMG_9046.JPG" calcext:value-type="string">
            <text:p>/home/inakiap/Imágenes/imgBlogRescatadas/IMG_9046.JPG</text:p>
          </table:table-cell>
        </table:table-row>
        <table:table-row table:style-name="ro1" table:visibility="filter">
          <table:table-cell office:value-type="string" calcext:value-type="string">
            <text:p>http://www.paradelmundoquenosbajamos.com/wp-content/uploads/2009/06/tetas-nocturnas-300x17.jpg</text:p>
          </table:table-cell>
          <table:table-cell table:formula="of:=SEARCH(&quot;/&quot;;[.A185];8)" office:value-type="float" office:value="41" calcext:value-type="float">
            <text:p>41</text:p>
          </table:table-cell>
          <table:table-cell table:formula="of:=MID([.A185];1;[.B185])" office:value-type="string" office:string-value="http://www.paradelmundoquenosbajamos.com/" calcext:value-type="string">
            <text:p>http://www.paradelmundoquenosbajamos.com/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ttp://lh3.ggpht.com/_4J04oTPkQoI/Sj6G3HE0_sI/AAAAAAAAJSk/_Ju8Tqww_cE/s400/IMG_9887.JPG</text:p>
          </table:table-cell>
          <table:table-cell table:formula="of:=SEARCH(&quot;/&quot;;[.A186];8)" office:value-type="float" office:value="21" calcext:value-type="float">
            <text:p>21</text:p>
          </table:table-cell>
          <table:table-cell table:formula="of:=MID([.A186];1;[.B186])" office:value-type="string" office:string-value="http://lh3.ggpht.com/" calcext:value-type="string">
            <text:p>http://lh3.ggpht.com/</text:p>
          </table:table-cell>
          <table:table-cell table:formula="of:=SEARCH(&quot;/&quot;;[.A186];[.B186]+1)" office:value-type="float" office:value="34" calcext:value-type="float">
            <text:p>34</text:p>
          </table:table-cell>
          <table:table-cell table:formula="of:=SEARCH(&quot;/&quot;;[.A186];[.D186]+1)" office:value-type="float" office:value="46" calcext:value-type="float">
            <text:p>46</text:p>
          </table:table-cell>
          <table:table-cell table:formula="of:=SEARCH(&quot;/&quot;;[.A186];[.E186]+1)" office:value-type="float" office:value="58" calcext:value-type="float">
            <text:p>58</text:p>
          </table:table-cell>
          <table:table-cell table:formula="of:=SEARCH(&quot;/&quot;;[.A186];[.F186]+1)" office:value-type="float" office:value="70" calcext:value-type="float">
            <text:p>70</text:p>
          </table:table-cell>
          <table:table-cell table:formula="of:=IFERROR(SEARCH(&quot;/&quot;;[.A186];[.G186]+1);0)" office:value-type="float" office:value="75" calcext:value-type="float">
            <text:p>75</text:p>
          </table:table-cell>
          <table:table-cell table:formula="of:=MID([.A186];IF([.H186] = 0;[.G186]+1;[.H186]+1);LEN([.A186])-IF([.H186]=0;[.G186];[.H186])+1)" office:value-type="string" office:string-value="IMG_9887.JPG" calcext:value-type="string">
            <text:p>IMG_9887.JPG</text:p>
          </table:table-cell>
          <table:table-cell table:formula="of:=CONCATENATE(&quot;/home/inakiap/Imágenes/imgBlogRescatadas/&quot;;[.I186])" office:value-type="string" office:string-value="/home/inakiap/Imágenes/imgBlogRescatadas/IMG_9887.JPG" calcext:value-type="string">
            <text:p>/home/inakiap/Imágenes/imgBlogRescatadas/IMG_9887.JPG</text:p>
          </table:table-cell>
        </table:table-row>
        <table:table-row table:style-name="ro1">
          <table:table-cell office:value-type="string" calcext:value-type="string">
            <text:p>http://lh4.ggpht.com/_4J04oTPkQoI/Sk1ByrhgqRI/AAAAAAAAKHg/rSz-R1lme_I/s400/IMG_0632.JPG</text:p>
          </table:table-cell>
          <table:table-cell table:formula="of:=SEARCH(&quot;/&quot;;[.A187];8)" office:value-type="float" office:value="21" calcext:value-type="float">
            <text:p>21</text:p>
          </table:table-cell>
          <table:table-cell table:formula="of:=MID([.A187];1;[.B187])" office:value-type="string" office:string-value="http://lh4.ggpht.com/" calcext:value-type="string">
            <text:p>http://lh4.ggpht.com/</text:p>
          </table:table-cell>
          <table:table-cell table:formula="of:=SEARCH(&quot;/&quot;;[.A187];[.B187]+1)" office:value-type="float" office:value="34" calcext:value-type="float">
            <text:p>34</text:p>
          </table:table-cell>
          <table:table-cell table:formula="of:=SEARCH(&quot;/&quot;;[.A187];[.D187]+1)" office:value-type="float" office:value="46" calcext:value-type="float">
            <text:p>46</text:p>
          </table:table-cell>
          <table:table-cell table:formula="of:=SEARCH(&quot;/&quot;;[.A187];[.E187]+1)" office:value-type="float" office:value="58" calcext:value-type="float">
            <text:p>58</text:p>
          </table:table-cell>
          <table:table-cell table:formula="of:=SEARCH(&quot;/&quot;;[.A187];[.F187]+1)" office:value-type="float" office:value="70" calcext:value-type="float">
            <text:p>70</text:p>
          </table:table-cell>
          <table:table-cell table:formula="of:=IFERROR(SEARCH(&quot;/&quot;;[.A187];[.G187]+1);0)" office:value-type="float" office:value="75" calcext:value-type="float">
            <text:p>75</text:p>
          </table:table-cell>
          <table:table-cell table:formula="of:=MID([.A187];IF([.H187] = 0;[.G187]+1;[.H187]+1);LEN([.A187])-IF([.H187]=0;[.G187];[.H187])+1)" office:value-type="string" office:string-value="IMG_0632.JPG" calcext:value-type="string">
            <text:p>IMG_0632.JPG</text:p>
          </table:table-cell>
          <table:table-cell table:formula="of:=CONCATENATE(&quot;/home/inakiap/Imágenes/imgBlogRescatadas/&quot;;[.I187])" office:value-type="string" office:string-value="/home/inakiap/Imágenes/imgBlogRescatadas/IMG_0632.JPG" calcext:value-type="string">
            <text:p>/home/inakiap/Imágenes/imgBlogRescatadas/IMG_0632.JPG</text:p>
          </table:table-cell>
        </table:table-row>
        <table:table-row table:style-name="ro1">
          <table:table-cell office:value-type="string" calcext:value-type="string">
            <text:p>http://lh6.ggpht.com/_4J04oTPkQoI/Sk1DXkvyYhI/AAAAAAAAKQI/I1-aXMvwkxs/s288/IMG_0791.JPG</text:p>
          </table:table-cell>
          <table:table-cell table:formula="of:=SEARCH(&quot;/&quot;;[.A188];8)" office:value-type="float" office:value="21" calcext:value-type="float">
            <text:p>21</text:p>
          </table:table-cell>
          <table:table-cell table:formula="of:=MID([.A188];1;[.B188])" office:value-type="string" office:string-value="http://lh6.ggpht.com/" calcext:value-type="string">
            <text:p>http://lh6.ggpht.com/</text:p>
          </table:table-cell>
          <table:table-cell table:formula="of:=SEARCH(&quot;/&quot;;[.A188];[.B188]+1)" office:value-type="float" office:value="34" calcext:value-type="float">
            <text:p>34</text:p>
          </table:table-cell>
          <table:table-cell table:formula="of:=SEARCH(&quot;/&quot;;[.A188];[.D188]+1)" office:value-type="float" office:value="46" calcext:value-type="float">
            <text:p>46</text:p>
          </table:table-cell>
          <table:table-cell table:formula="of:=SEARCH(&quot;/&quot;;[.A188];[.E188]+1)" office:value-type="float" office:value="58" calcext:value-type="float">
            <text:p>58</text:p>
          </table:table-cell>
          <table:table-cell table:formula="of:=SEARCH(&quot;/&quot;;[.A188];[.F188]+1)" office:value-type="float" office:value="70" calcext:value-type="float">
            <text:p>70</text:p>
          </table:table-cell>
          <table:table-cell table:formula="of:=IFERROR(SEARCH(&quot;/&quot;;[.A188];[.G188]+1);0)" office:value-type="float" office:value="75" calcext:value-type="float">
            <text:p>75</text:p>
          </table:table-cell>
          <table:table-cell table:formula="of:=MID([.A188];IF([.H188] = 0;[.G188]+1;[.H188]+1);LEN([.A188])-IF([.H188]=0;[.G188];[.H188])+1)" office:value-type="string" office:string-value="IMG_0791.JPG" calcext:value-type="string">
            <text:p>IMG_0791.JPG</text:p>
          </table:table-cell>
          <table:table-cell table:formula="of:=CONCATENATE(&quot;/home/inakiap/Imágenes/imgBlogRescatadas/&quot;;[.I188])" office:value-type="string" office:string-value="/home/inakiap/Imágenes/imgBlogRescatadas/IMG_0791.JPG" calcext:value-type="string">
            <text:p>/home/inakiap/Imágenes/imgBlogRescatadas/IMG_0791.JPG</text:p>
          </table:table-cell>
        </table:table-row>
        <table:table-row table:style-name="ro1">
          <table:table-cell office:value-type="string" calcext:value-type="string">
            <text:p>http://lh6.ggpht.com/_4J04oTPkQoI/SlpUfNXjHII/AAAAAAAAPzM/yAZu1oq-swg/s800/IMG_0959.JPG</text:p>
          </table:table-cell>
          <table:table-cell table:formula="of:=SEARCH(&quot;/&quot;;[.A189];8)" office:value-type="float" office:value="21" calcext:value-type="float">
            <text:p>21</text:p>
          </table:table-cell>
          <table:table-cell table:formula="of:=MID([.A189];1;[.B189])" office:value-type="string" office:string-value="http://lh6.ggpht.com/" calcext:value-type="string">
            <text:p>http://lh6.ggpht.com/</text:p>
          </table:table-cell>
          <table:table-cell table:formula="of:=SEARCH(&quot;/&quot;;[.A189];[.B189]+1)" office:value-type="float" office:value="34" calcext:value-type="float">
            <text:p>34</text:p>
          </table:table-cell>
          <table:table-cell table:formula="of:=SEARCH(&quot;/&quot;;[.A189];[.D189]+1)" office:value-type="float" office:value="46" calcext:value-type="float">
            <text:p>46</text:p>
          </table:table-cell>
          <table:table-cell table:formula="of:=SEARCH(&quot;/&quot;;[.A189];[.E189]+1)" office:value-type="float" office:value="58" calcext:value-type="float">
            <text:p>58</text:p>
          </table:table-cell>
          <table:table-cell table:formula="of:=SEARCH(&quot;/&quot;;[.A189];[.F189]+1)" office:value-type="float" office:value="70" calcext:value-type="float">
            <text:p>70</text:p>
          </table:table-cell>
          <table:table-cell table:formula="of:=IFERROR(SEARCH(&quot;/&quot;;[.A189];[.G189]+1);0)" office:value-type="float" office:value="75" calcext:value-type="float">
            <text:p>75</text:p>
          </table:table-cell>
          <table:table-cell table:formula="of:=MID([.A189];IF([.H189] = 0;[.G189]+1;[.H189]+1);LEN([.A189])-IF([.H189]=0;[.G189];[.H189])+1)" office:value-type="string" office:string-value="IMG_0959.JPG" calcext:value-type="string">
            <text:p>IMG_0959.JPG</text:p>
          </table:table-cell>
          <table:table-cell table:formula="of:=CONCATENATE(&quot;/home/inakiap/Imágenes/imgBlogRescatadas/&quot;;[.I189])" office:value-type="string" office:string-value="/home/inakiap/Imágenes/imgBlogRescatadas/IMG_0959.JPG" calcext:value-type="string">
            <text:p>/home/inakiap/Imágenes/imgBlogRescatadas/IMG_0959.JPG</text:p>
          </table:table-cell>
        </table:table-row>
        <table:table-row table:style-name="ro1">
          <table:table-cell office:value-type="string" calcext:value-type="string">
            <text:p>http://lh3.ggpht.com/_4J04oTPkQoI/SlpVWj6mWNI/AAAAAAAAP2U/NbfuUryUofg/s288/DSC00718.JPG</text:p>
          </table:table-cell>
          <table:table-cell table:formula="of:=SEARCH(&quot;/&quot;;[.A190];8)" office:value-type="float" office:value="21" calcext:value-type="float">
            <text:p>21</text:p>
          </table:table-cell>
          <table:table-cell table:formula="of:=MID([.A190];1;[.B190])" office:value-type="string" office:string-value="http://lh3.ggpht.com/" calcext:value-type="string">
            <text:p>http://lh3.ggpht.com/</text:p>
          </table:table-cell>
          <table:table-cell table:formula="of:=SEARCH(&quot;/&quot;;[.A190];[.B190]+1)" office:value-type="float" office:value="34" calcext:value-type="float">
            <text:p>34</text:p>
          </table:table-cell>
          <table:table-cell table:formula="of:=SEARCH(&quot;/&quot;;[.A190];[.D190]+1)" office:value-type="float" office:value="46" calcext:value-type="float">
            <text:p>46</text:p>
          </table:table-cell>
          <table:table-cell table:formula="of:=SEARCH(&quot;/&quot;;[.A190];[.E190]+1)" office:value-type="float" office:value="58" calcext:value-type="float">
            <text:p>58</text:p>
          </table:table-cell>
          <table:table-cell table:formula="of:=SEARCH(&quot;/&quot;;[.A190];[.F190]+1)" office:value-type="float" office:value="70" calcext:value-type="float">
            <text:p>70</text:p>
          </table:table-cell>
          <table:table-cell table:formula="of:=IFERROR(SEARCH(&quot;/&quot;;[.A190];[.G190]+1);0)" office:value-type="float" office:value="75" calcext:value-type="float">
            <text:p>75</text:p>
          </table:table-cell>
          <table:table-cell table:formula="of:=MID([.A190];IF([.H190] = 0;[.G190]+1;[.H190]+1);LEN([.A190])-IF([.H190]=0;[.G190];[.H190])+1)" office:value-type="string" office:string-value="DSC00718.JPG" calcext:value-type="string">
            <text:p>DSC00718.JPG</text:p>
          </table:table-cell>
          <table:table-cell table:formula="of:=CONCATENATE(&quot;/home/inakiap/Imágenes/imgBlogRescatadas/&quot;;[.I190])" office:value-type="string" office:string-value="/home/inakiap/Imágenes/imgBlogRescatadas/DSC00718.JPG" calcext:value-type="string">
            <text:p>/home/inakiap/Imágenes/imgBlogRescatadas/DSC00718.JPG</text:p>
          </table:table-cell>
        </table:table-row>
        <table:table-row table:style-name="ro1">
          <table:table-cell office:value-type="string" calcext:value-type="string">
            <text:p>http://lh5.ggpht.com/_4J04oTPkQoI/SlpViNNe5FI/AAAAAAAAP20/4ui0Lc5iGBI/s288/IMG_1016.JPG</text:p>
          </table:table-cell>
          <table:table-cell table:formula="of:=SEARCH(&quot;/&quot;;[.A191];8)" office:value-type="float" office:value="21" calcext:value-type="float">
            <text:p>21</text:p>
          </table:table-cell>
          <table:table-cell table:formula="of:=MID([.A191];1;[.B191])" office:value-type="string" office:string-value="http://lh5.ggpht.com/" calcext:value-type="string">
            <text:p>http://lh5.ggpht.com/</text:p>
          </table:table-cell>
          <table:table-cell table:formula="of:=SEARCH(&quot;/&quot;;[.A191];[.B191]+1)" office:value-type="float" office:value="34" calcext:value-type="float">
            <text:p>34</text:p>
          </table:table-cell>
          <table:table-cell table:formula="of:=SEARCH(&quot;/&quot;;[.A191];[.D191]+1)" office:value-type="float" office:value="46" calcext:value-type="float">
            <text:p>46</text:p>
          </table:table-cell>
          <table:table-cell table:formula="of:=SEARCH(&quot;/&quot;;[.A191];[.E191]+1)" office:value-type="float" office:value="58" calcext:value-type="float">
            <text:p>58</text:p>
          </table:table-cell>
          <table:table-cell table:formula="of:=SEARCH(&quot;/&quot;;[.A191];[.F191]+1)" office:value-type="float" office:value="70" calcext:value-type="float">
            <text:p>70</text:p>
          </table:table-cell>
          <table:table-cell table:formula="of:=IFERROR(SEARCH(&quot;/&quot;;[.A191];[.G191]+1);0)" office:value-type="float" office:value="75" calcext:value-type="float">
            <text:p>75</text:p>
          </table:table-cell>
          <table:table-cell table:formula="of:=MID([.A191];IF([.H191] = 0;[.G191]+1;[.H191]+1);LEN([.A191])-IF([.H191]=0;[.G191];[.H191])+1)" office:value-type="string" office:string-value="IMG_1016.JPG" calcext:value-type="string">
            <text:p>IMG_1016.JPG</text:p>
          </table:table-cell>
          <table:table-cell table:formula="of:=CONCATENATE(&quot;/home/inakiap/Imágenes/imgBlogRescatadas/&quot;;[.I191])" office:value-type="string" office:string-value="/home/inakiap/Imágenes/imgBlogRescatadas/IMG_1016.JPG" calcext:value-type="string">
            <text:p>/home/inakiap/Imágenes/imgBlogRescatadas/IMG_1016.JPG</text:p>
          </table:table-cell>
        </table:table-row>
        <table:table-row table:style-name="ro1">
          <table:table-cell office:value-type="string" calcext:value-type="string">
            <text:p>http://lh3.ggpht.com/_4J04oTPkQoI/SlpVR7691VI/AAAAAAAAP18/UQpwIixB2Z4/s400/IMG_1004.JPG</text:p>
          </table:table-cell>
          <table:table-cell table:formula="of:=SEARCH(&quot;/&quot;;[.A192];8)" office:value-type="float" office:value="21" calcext:value-type="float">
            <text:p>21</text:p>
          </table:table-cell>
          <table:table-cell table:formula="of:=MID([.A192];1;[.B192])" office:value-type="string" office:string-value="http://lh3.ggpht.com/" calcext:value-type="string">
            <text:p>http://lh3.ggpht.com/</text:p>
          </table:table-cell>
          <table:table-cell table:formula="of:=SEARCH(&quot;/&quot;;[.A192];[.B192]+1)" office:value-type="float" office:value="34" calcext:value-type="float">
            <text:p>34</text:p>
          </table:table-cell>
          <table:table-cell table:formula="of:=SEARCH(&quot;/&quot;;[.A192];[.D192]+1)" office:value-type="float" office:value="46" calcext:value-type="float">
            <text:p>46</text:p>
          </table:table-cell>
          <table:table-cell table:formula="of:=SEARCH(&quot;/&quot;;[.A192];[.E192]+1)" office:value-type="float" office:value="58" calcext:value-type="float">
            <text:p>58</text:p>
          </table:table-cell>
          <table:table-cell table:formula="of:=SEARCH(&quot;/&quot;;[.A192];[.F192]+1)" office:value-type="float" office:value="70" calcext:value-type="float">
            <text:p>70</text:p>
          </table:table-cell>
          <table:table-cell table:formula="of:=IFERROR(SEARCH(&quot;/&quot;;[.A192];[.G192]+1);0)" office:value-type="float" office:value="75" calcext:value-type="float">
            <text:p>75</text:p>
          </table:table-cell>
          <table:table-cell table:formula="of:=MID([.A192];IF([.H192] = 0;[.G192]+1;[.H192]+1);LEN([.A192])-IF([.H192]=0;[.G192];[.H192])+1)" office:value-type="string" office:string-value="IMG_1004.JPG" calcext:value-type="string">
            <text:p>IMG_1004.JPG</text:p>
          </table:table-cell>
          <table:table-cell table:formula="of:=CONCATENATE(&quot;/home/inakiap/Imágenes/imgBlogRescatadas/&quot;;[.I192])" office:value-type="string" office:string-value="/home/inakiap/Imágenes/imgBlogRescatadas/IMG_1004.JPG" calcext:value-type="string">
            <text:p>/home/inakiap/Imágenes/imgBlogRescatadas/IMG_1004.JPG</text:p>
          </table:table-cell>
        </table:table-row>
        <table:table-row table:style-name="ro1">
          <table:table-cell office:value-type="string" calcext:value-type="string">
            <text:p>http://lh4.ggpht.com/_4J04oTPkQoI/SlpV1ml3DCI/AAAAAAAAP34/Jk6PDtxSAv4/s800/IMG_1034.JPG</text:p>
          </table:table-cell>
          <table:table-cell table:formula="of:=SEARCH(&quot;/&quot;;[.A193];8)" office:value-type="float" office:value="21" calcext:value-type="float">
            <text:p>21</text:p>
          </table:table-cell>
          <table:table-cell table:formula="of:=MID([.A193];1;[.B193])" office:value-type="string" office:string-value="http://lh4.ggpht.com/" calcext:value-type="string">
            <text:p>http://lh4.ggpht.com/</text:p>
          </table:table-cell>
          <table:table-cell table:formula="of:=SEARCH(&quot;/&quot;;[.A193];[.B193]+1)" office:value-type="float" office:value="34" calcext:value-type="float">
            <text:p>34</text:p>
          </table:table-cell>
          <table:table-cell table:formula="of:=SEARCH(&quot;/&quot;;[.A193];[.D193]+1)" office:value-type="float" office:value="46" calcext:value-type="float">
            <text:p>46</text:p>
          </table:table-cell>
          <table:table-cell table:formula="of:=SEARCH(&quot;/&quot;;[.A193];[.E193]+1)" office:value-type="float" office:value="58" calcext:value-type="float">
            <text:p>58</text:p>
          </table:table-cell>
          <table:table-cell table:formula="of:=SEARCH(&quot;/&quot;;[.A193];[.F193]+1)" office:value-type="float" office:value="70" calcext:value-type="float">
            <text:p>70</text:p>
          </table:table-cell>
          <table:table-cell table:formula="of:=IFERROR(SEARCH(&quot;/&quot;;[.A193];[.G193]+1);0)" office:value-type="float" office:value="75" calcext:value-type="float">
            <text:p>75</text:p>
          </table:table-cell>
          <table:table-cell table:formula="of:=MID([.A193];IF([.H193] = 0;[.G193]+1;[.H193]+1);LEN([.A193])-IF([.H193]=0;[.G193];[.H193])+1)" office:value-type="string" office:string-value="IMG_1034.JPG" calcext:value-type="string">
            <text:p>IMG_1034.JPG</text:p>
          </table:table-cell>
          <table:table-cell table:formula="of:=CONCATENATE(&quot;/home/inakiap/Imágenes/imgBlogRescatadas/&quot;;[.I193])" office:value-type="string" office:string-value="/home/inakiap/Imágenes/imgBlogRescatadas/IMG_1034.JPG" calcext:value-type="string">
            <text:p>/home/inakiap/Imágenes/imgBlogRescatadas/IMG_1034.JPG</text:p>
          </table:table-cell>
        </table:table-row>
        <table:table-row table:style-name="ro1">
          <table:table-cell office:value-type="string" calcext:value-type="string">
            <text:p>http://lh6.ggpht.com/_4J04oTPkQoI/SlpWE5L037I/AAAAAAAAP48/bB0tYTbYyJY/s288/IMG_1053.JPG</text:p>
          </table:table-cell>
          <table:table-cell table:formula="of:=SEARCH(&quot;/&quot;;[.A194];8)" office:value-type="float" office:value="21" calcext:value-type="float">
            <text:p>21</text:p>
          </table:table-cell>
          <table:table-cell table:formula="of:=MID([.A194];1;[.B194])" office:value-type="string" office:string-value="http://lh6.ggpht.com/" calcext:value-type="string">
            <text:p>http://lh6.ggpht.com/</text:p>
          </table:table-cell>
          <table:table-cell table:formula="of:=SEARCH(&quot;/&quot;;[.A194];[.B194]+1)" office:value-type="float" office:value="34" calcext:value-type="float">
            <text:p>34</text:p>
          </table:table-cell>
          <table:table-cell table:formula="of:=SEARCH(&quot;/&quot;;[.A194];[.D194]+1)" office:value-type="float" office:value="46" calcext:value-type="float">
            <text:p>46</text:p>
          </table:table-cell>
          <table:table-cell table:formula="of:=SEARCH(&quot;/&quot;;[.A194];[.E194]+1)" office:value-type="float" office:value="58" calcext:value-type="float">
            <text:p>58</text:p>
          </table:table-cell>
          <table:table-cell table:formula="of:=SEARCH(&quot;/&quot;;[.A194];[.F194]+1)" office:value-type="float" office:value="70" calcext:value-type="float">
            <text:p>70</text:p>
          </table:table-cell>
          <table:table-cell table:formula="of:=IFERROR(SEARCH(&quot;/&quot;;[.A194];[.G194]+1);0)" office:value-type="float" office:value="75" calcext:value-type="float">
            <text:p>75</text:p>
          </table:table-cell>
          <table:table-cell table:formula="of:=MID([.A194];IF([.H194] = 0;[.G194]+1;[.H194]+1);LEN([.A194])-IF([.H194]=0;[.G194];[.H194])+1)" office:value-type="string" office:string-value="IMG_1053.JPG" calcext:value-type="string">
            <text:p>IMG_1053.JPG</text:p>
          </table:table-cell>
          <table:table-cell table:formula="of:=CONCATENATE(&quot;/home/inakiap/Imágenes/imgBlogRescatadas/&quot;;[.I194])" office:value-type="string" office:string-value="/home/inakiap/Imágenes/imgBlogRescatadas/IMG_1053.JPG" calcext:value-type="string">
            <text:p>/home/inakiap/Imágenes/imgBlogRescatadas/IMG_1053.JPG</text:p>
          </table:table-cell>
        </table:table-row>
        <table:table-row table:style-name="ro1">
          <table:table-cell office:value-type="string" calcext:value-type="string">
            <text:p>http://lh4.ggpht.com/_4J04oTPkQoI/SlpWp_teJeI/AAAAAAAAP7k/Stp-KkSC90E/s288/IMG_1114.JPG</text:p>
          </table:table-cell>
          <table:table-cell table:formula="of:=SEARCH(&quot;/&quot;;[.A195];8)" office:value-type="float" office:value="21" calcext:value-type="float">
            <text:p>21</text:p>
          </table:table-cell>
          <table:table-cell table:formula="of:=MID([.A195];1;[.B195])" office:value-type="string" office:string-value="http://lh4.ggpht.com/" calcext:value-type="string">
            <text:p>http://lh4.ggpht.com/</text:p>
          </table:table-cell>
          <table:table-cell table:formula="of:=SEARCH(&quot;/&quot;;[.A195];[.B195]+1)" office:value-type="float" office:value="34" calcext:value-type="float">
            <text:p>34</text:p>
          </table:table-cell>
          <table:table-cell table:formula="of:=SEARCH(&quot;/&quot;;[.A195];[.D195]+1)" office:value-type="float" office:value="46" calcext:value-type="float">
            <text:p>46</text:p>
          </table:table-cell>
          <table:table-cell table:formula="of:=SEARCH(&quot;/&quot;;[.A195];[.E195]+1)" office:value-type="float" office:value="58" calcext:value-type="float">
            <text:p>58</text:p>
          </table:table-cell>
          <table:table-cell table:formula="of:=SEARCH(&quot;/&quot;;[.A195];[.F195]+1)" office:value-type="float" office:value="70" calcext:value-type="float">
            <text:p>70</text:p>
          </table:table-cell>
          <table:table-cell table:formula="of:=IFERROR(SEARCH(&quot;/&quot;;[.A195];[.G195]+1);0)" office:value-type="float" office:value="75" calcext:value-type="float">
            <text:p>75</text:p>
          </table:table-cell>
          <table:table-cell table:formula="of:=MID([.A195];IF([.H195] = 0;[.G195]+1;[.H195]+1);LEN([.A195])-IF([.H195]=0;[.G195];[.H195])+1)" office:value-type="string" office:string-value="IMG_1114.JPG" calcext:value-type="string">
            <text:p>IMG_1114.JPG</text:p>
          </table:table-cell>
          <table:table-cell table:formula="of:=CONCATENATE(&quot;/home/inakiap/Imágenes/imgBlogRescatadas/&quot;;[.I195])" office:value-type="string" office:string-value="/home/inakiap/Imágenes/imgBlogRescatadas/IMG_1114.JPG" calcext:value-type="string">
            <text:p>/home/inakiap/Imágenes/imgBlogRescatadas/IMG_1114.JPG</text:p>
          </table:table-cell>
        </table:table-row>
        <table:table-row table:style-name="ro1">
          <table:table-cell office:value-type="string" calcext:value-type="string">
            <text:p>http://lh4.ggpht.com/_4J04oTPkQoI/SlpX5WA048I/AAAAAAAAQBI/gAQlRANQetQ/s400/IMG_1271.JPG</text:p>
          </table:table-cell>
          <table:table-cell table:formula="of:=SEARCH(&quot;/&quot;;[.A196];8)" office:value-type="float" office:value="21" calcext:value-type="float">
            <text:p>21</text:p>
          </table:table-cell>
          <table:table-cell table:formula="of:=MID([.A196];1;[.B196])" office:value-type="string" office:string-value="http://lh4.ggpht.com/" calcext:value-type="string">
            <text:p>http://lh4.ggpht.com/</text:p>
          </table:table-cell>
          <table:table-cell table:formula="of:=SEARCH(&quot;/&quot;;[.A196];[.B196]+1)" office:value-type="float" office:value="34" calcext:value-type="float">
            <text:p>34</text:p>
          </table:table-cell>
          <table:table-cell table:formula="of:=SEARCH(&quot;/&quot;;[.A196];[.D196]+1)" office:value-type="float" office:value="46" calcext:value-type="float">
            <text:p>46</text:p>
          </table:table-cell>
          <table:table-cell table:formula="of:=SEARCH(&quot;/&quot;;[.A196];[.E196]+1)" office:value-type="float" office:value="58" calcext:value-type="float">
            <text:p>58</text:p>
          </table:table-cell>
          <table:table-cell table:formula="of:=SEARCH(&quot;/&quot;;[.A196];[.F196]+1)" office:value-type="float" office:value="70" calcext:value-type="float">
            <text:p>70</text:p>
          </table:table-cell>
          <table:table-cell table:formula="of:=IFERROR(SEARCH(&quot;/&quot;;[.A196];[.G196]+1);0)" office:value-type="float" office:value="75" calcext:value-type="float">
            <text:p>75</text:p>
          </table:table-cell>
          <table:table-cell table:formula="of:=MID([.A196];IF([.H196] = 0;[.G196]+1;[.H196]+1);LEN([.A196])-IF([.H196]=0;[.G196];[.H196])+1)" office:value-type="string" office:string-value="IMG_1271.JPG" calcext:value-type="string">
            <text:p>IMG_1271.JPG</text:p>
          </table:table-cell>
          <table:table-cell table:formula="of:=CONCATENATE(&quot;/home/inakiap/Imágenes/imgBlogRescatadas/&quot;;[.I196])" office:value-type="string" office:string-value="/home/inakiap/Imágenes/imgBlogRescatadas/IMG_1271.JPG" calcext:value-type="string">
            <text:p>/home/inakiap/Imágenes/imgBlogRescatadas/IMG_1271.JPG</text:p>
          </table:table-cell>
        </table:table-row>
        <table:table-row table:style-name="ro1">
          <table:table-cell office:value-type="string" calcext:value-type="string">
            <text:p>http://lh3.ggpht.com/_4J04oTPkQoI/SltZKaHmORI/AAAAAAAARzg/Kg0eaTOLy-g/s800/IMG_1304.JPG</text:p>
          </table:table-cell>
          <table:table-cell table:formula="of:=SEARCH(&quot;/&quot;;[.A197];8)" office:value-type="float" office:value="21" calcext:value-type="float">
            <text:p>21</text:p>
          </table:table-cell>
          <table:table-cell table:formula="of:=MID([.A197];1;[.B197])" office:value-type="string" office:string-value="http://lh3.ggpht.com/" calcext:value-type="string">
            <text:p>http://lh3.ggpht.com/</text:p>
          </table:table-cell>
          <table:table-cell table:formula="of:=SEARCH(&quot;/&quot;;[.A197];[.B197]+1)" office:value-type="float" office:value="34" calcext:value-type="float">
            <text:p>34</text:p>
          </table:table-cell>
          <table:table-cell table:formula="of:=SEARCH(&quot;/&quot;;[.A197];[.D197]+1)" office:value-type="float" office:value="46" calcext:value-type="float">
            <text:p>46</text:p>
          </table:table-cell>
          <table:table-cell table:formula="of:=SEARCH(&quot;/&quot;;[.A197];[.E197]+1)" office:value-type="float" office:value="58" calcext:value-type="float">
            <text:p>58</text:p>
          </table:table-cell>
          <table:table-cell table:formula="of:=SEARCH(&quot;/&quot;;[.A197];[.F197]+1)" office:value-type="float" office:value="70" calcext:value-type="float">
            <text:p>70</text:p>
          </table:table-cell>
          <table:table-cell table:formula="of:=IFERROR(SEARCH(&quot;/&quot;;[.A197];[.G197]+1);0)" office:value-type="float" office:value="75" calcext:value-type="float">
            <text:p>75</text:p>
          </table:table-cell>
          <table:table-cell table:formula="of:=MID([.A197];IF([.H197] = 0;[.G197]+1;[.H197]+1);LEN([.A197])-IF([.H197]=0;[.G197];[.H197])+1)" office:value-type="string" office:string-value="IMG_1304.JPG" calcext:value-type="string">
            <text:p>IMG_1304.JPG</text:p>
          </table:table-cell>
          <table:table-cell table:formula="of:=CONCATENATE(&quot;/home/inakiap/Imágenes/imgBlogRescatadas/&quot;;[.I197])" office:value-type="string" office:string-value="/home/inakiap/Imágenes/imgBlogRescatadas/IMG_1304.JPG" calcext:value-type="string">
            <text:p>/home/inakiap/Imágenes/imgBlogRescatadas/IMG_1304.JPG</text:p>
          </table:table-cell>
        </table:table-row>
        <table:table-row table:style-name="ro1">
          <table:table-cell office:value-type="string" calcext:value-type="string">
            <text:p>http://lh5.ggpht.com/_4J04oTPkQoI/ScKWF6CvaqI/AAAAAAAACow/CUF_Ol993k8/s800/DSC00216.JPG</text:p>
          </table:table-cell>
          <table:table-cell table:formula="of:=SEARCH(&quot;/&quot;;[.A198];8)" office:value-type="float" office:value="21" calcext:value-type="float">
            <text:p>21</text:p>
          </table:table-cell>
          <table:table-cell table:formula="of:=MID([.A198];1;[.B198])" office:value-type="string" office:string-value="http://lh5.ggpht.com/" calcext:value-type="string">
            <text:p>http://lh5.ggpht.com/</text:p>
          </table:table-cell>
          <table:table-cell table:formula="of:=SEARCH(&quot;/&quot;;[.A198];[.B198]+1)" office:value-type="float" office:value="34" calcext:value-type="float">
            <text:p>34</text:p>
          </table:table-cell>
          <table:table-cell table:formula="of:=SEARCH(&quot;/&quot;;[.A198];[.D198]+1)" office:value-type="float" office:value="46" calcext:value-type="float">
            <text:p>46</text:p>
          </table:table-cell>
          <table:table-cell table:formula="of:=SEARCH(&quot;/&quot;;[.A198];[.E198]+1)" office:value-type="float" office:value="58" calcext:value-type="float">
            <text:p>58</text:p>
          </table:table-cell>
          <table:table-cell table:formula="of:=SEARCH(&quot;/&quot;;[.A198];[.F198]+1)" office:value-type="float" office:value="70" calcext:value-type="float">
            <text:p>70</text:p>
          </table:table-cell>
          <table:table-cell table:formula="of:=IFERROR(SEARCH(&quot;/&quot;;[.A198];[.G198]+1);0)" office:value-type="float" office:value="75" calcext:value-type="float">
            <text:p>75</text:p>
          </table:table-cell>
          <table:table-cell table:formula="of:=MID([.A198];IF([.H198] = 0;[.G198]+1;[.H198]+1);LEN([.A198])-IF([.H198]=0;[.G198];[.H198])+1)" office:value-type="string" office:string-value="DSC00216.JPG" calcext:value-type="string">
            <text:p>DSC00216.JPG</text:p>
          </table:table-cell>
          <table:table-cell table:formula="of:=CONCATENATE(&quot;/home/inakiap/Imágenes/imgBlogRescatadas/&quot;;[.I198])" office:value-type="string" office:string-value="/home/inakiap/Imágenes/imgBlogRescatadas/DSC00216.JPG" calcext:value-type="string">
            <text:p>/home/inakiap/Imágenes/imgBlogRescatadas/DSC00216.JPG</text:p>
          </table:table-cell>
        </table:table-row>
        <table:table-row table:style-name="ro1">
          <table:table-cell office:value-type="string" calcext:value-type="string">
            <text:p>http://lh4.ggpht.com/_T4A4ZuM9WD8/Susu9RRP8yI/AAAAAAAAadI/VtvEbCqZJXY/s800/TranviaHDR.jpg</text:p>
          </table:table-cell>
          <table:table-cell table:formula="of:=SEARCH(&quot;/&quot;;[.A199];8)" office:value-type="float" office:value="21" calcext:value-type="float">
            <text:p>21</text:p>
          </table:table-cell>
          <table:table-cell table:formula="of:=MID([.A199];1;[.B199])" office:value-type="string" office:string-value="http://lh4.ggpht.com/" calcext:value-type="string">
            <text:p>http://lh4.ggpht.com/</text:p>
          </table:table-cell>
          <table:table-cell table:formula="of:=SEARCH(&quot;/&quot;;[.A199];[.B199]+1)" office:value-type="float" office:value="34" calcext:value-type="float">
            <text:p>34</text:p>
          </table:table-cell>
          <table:table-cell table:formula="of:=SEARCH(&quot;/&quot;;[.A199];[.D199]+1)" office:value-type="float" office:value="46" calcext:value-type="float">
            <text:p>46</text:p>
          </table:table-cell>
          <table:table-cell table:formula="of:=SEARCH(&quot;/&quot;;[.A199];[.E199]+1)" office:value-type="float" office:value="58" calcext:value-type="float">
            <text:p>58</text:p>
          </table:table-cell>
          <table:table-cell table:formula="of:=SEARCH(&quot;/&quot;;[.A199];[.F199]+1)" office:value-type="float" office:value="70" calcext:value-type="float">
            <text:p>70</text:p>
          </table:table-cell>
          <table:table-cell table:formula="of:=IFERROR(SEARCH(&quot;/&quot;;[.A199];[.G199]+1);0)" office:value-type="float" office:value="75" calcext:value-type="float">
            <text:p>75</text:p>
          </table:table-cell>
          <table:table-cell table:formula="of:=MID([.A199];IF([.H199] = 0;[.G199]+1;[.H199]+1);LEN([.A199])-IF([.H199]=0;[.G199];[.H199])+1)" office:value-type="string" office:string-value="TranviaHDR.jpg" calcext:value-type="string">
            <text:p>TranviaHDR.jpg</text:p>
          </table:table-cell>
          <table:table-cell table:formula="of:=CONCATENATE(&quot;/home/inakiap/Imágenes/imgBlogRescatadas/&quot;;[.I199])" office:value-type="string" office:string-value="/home/inakiap/Imágenes/imgBlogRescatadas/TranviaHDR.jpg" calcext:value-type="string">
            <text:p>/home/inakiap/Imágenes/imgBlogRescatadas/TranviaHDR.jpg</text:p>
          </table:table-cell>
        </table:table-row>
        <table:table-row table:style-name="ro1">
          <table:table-cell office:value-type="string" calcext:value-type="string">
            <text:p>http://lh3.ggpht.com/_T4A4ZuM9WD8/SuYCPKZkvDI/AAAAAAAAakw/vv0hBpZa4-o/s400/img_2024.jpg</text:p>
          </table:table-cell>
          <table:table-cell table:formula="of:=SEARCH(&quot;/&quot;;[.A200];8)" office:value-type="float" office:value="21" calcext:value-type="float">
            <text:p>21</text:p>
          </table:table-cell>
          <table:table-cell table:formula="of:=MID([.A200];1;[.B200])" office:value-type="string" office:string-value="http://lh3.ggpht.com/" calcext:value-type="string">
            <text:p>http://lh3.ggpht.com/</text:p>
          </table:table-cell>
          <table:table-cell table:formula="of:=SEARCH(&quot;/&quot;;[.A200];[.B200]+1)" office:value-type="float" office:value="34" calcext:value-type="float">
            <text:p>34</text:p>
          </table:table-cell>
          <table:table-cell table:formula="of:=SEARCH(&quot;/&quot;;[.A200];[.D200]+1)" office:value-type="float" office:value="46" calcext:value-type="float">
            <text:p>46</text:p>
          </table:table-cell>
          <table:table-cell table:formula="of:=SEARCH(&quot;/&quot;;[.A200];[.E200]+1)" office:value-type="float" office:value="58" calcext:value-type="float">
            <text:p>58</text:p>
          </table:table-cell>
          <table:table-cell table:formula="of:=SEARCH(&quot;/&quot;;[.A200];[.F200]+1)" office:value-type="float" office:value="70" calcext:value-type="float">
            <text:p>70</text:p>
          </table:table-cell>
          <table:table-cell table:formula="of:=IFERROR(SEARCH(&quot;/&quot;;[.A200];[.G200]+1);0)" office:value-type="float" office:value="75" calcext:value-type="float">
            <text:p>75</text:p>
          </table:table-cell>
          <table:table-cell table:formula="of:=MID([.A200];IF([.H200] = 0;[.G200]+1;[.H200]+1);LEN([.A200])-IF([.H200]=0;[.G200];[.H200])+1)" office:value-type="string" office:string-value="img_2024.jpg" calcext:value-type="string">
            <text:p>img_2024.jpg</text:p>
          </table:table-cell>
          <table:table-cell table:formula="of:=CONCATENATE(&quot;/home/inakiap/Imágenes/imgBlogRescatadas/&quot;;[.I200])" office:value-type="string" office:string-value="/home/inakiap/Imágenes/imgBlogRescatadas/img_2024.jpg" calcext:value-type="string">
            <text:p>/home/inakiap/Imágenes/imgBlogRescatadas/img_2024.jpg</text:p>
          </table:table-cell>
        </table:table-row>
        <table:table-row table:style-name="ro1">
          <table:table-cell office:value-type="string" calcext:value-type="string">
            <text:p>http://lh4.ggpht.com/_T4A4ZuM9WD8/SyubWL_E9TI/AAAAAAAAauo/aoSohUU4qzo/s800/salon.jpg</text:p>
          </table:table-cell>
          <table:table-cell table:formula="of:=SEARCH(&quot;/&quot;;[.A201];8)" office:value-type="float" office:value="21" calcext:value-type="float">
            <text:p>21</text:p>
          </table:table-cell>
          <table:table-cell table:formula="of:=MID([.A201];1;[.B201])" office:value-type="string" office:string-value="http://lh4.ggpht.com/" calcext:value-type="string">
            <text:p>http://lh4.ggpht.com/</text:p>
          </table:table-cell>
          <table:table-cell table:formula="of:=SEARCH(&quot;/&quot;;[.A201];[.B201]+1)" office:value-type="float" office:value="34" calcext:value-type="float">
            <text:p>34</text:p>
          </table:table-cell>
          <table:table-cell table:formula="of:=SEARCH(&quot;/&quot;;[.A201];[.D201]+1)" office:value-type="float" office:value="46" calcext:value-type="float">
            <text:p>46</text:p>
          </table:table-cell>
          <table:table-cell table:formula="of:=SEARCH(&quot;/&quot;;[.A201];[.E201]+1)" office:value-type="float" office:value="58" calcext:value-type="float">
            <text:p>58</text:p>
          </table:table-cell>
          <table:table-cell table:formula="of:=SEARCH(&quot;/&quot;;[.A201];[.F201]+1)" office:value-type="float" office:value="70" calcext:value-type="float">
            <text:p>70</text:p>
          </table:table-cell>
          <table:table-cell table:formula="of:=IFERROR(SEARCH(&quot;/&quot;;[.A201];[.G201]+1);0)" office:value-type="float" office:value="75" calcext:value-type="float">
            <text:p>75</text:p>
          </table:table-cell>
          <table:table-cell table:formula="of:=MID([.A201];IF([.H201] = 0;[.G201]+1;[.H201]+1);LEN([.A201])-IF([.H201]=0;[.G201];[.H201])+1)" office:value-type="string" office:string-value="salon.jpg" calcext:value-type="string">
            <text:p>salon.jpg</text:p>
          </table:table-cell>
          <table:table-cell table:formula="of:=CONCATENATE(&quot;/home/inakiap/Imágenes/imgBlogRescatadas/&quot;;[.I201])" office:value-type="string" office:string-value="/home/inakiap/Imágenes/imgBlogRescatadas/salon.jpg" calcext:value-type="string">
            <text:p>/home/inakiap/Imágenes/imgBlogRescatadas/salon.jpg</text:p>
          </table:table-cell>
        </table:table-row>
        <table:table-row table:style-name="ro1">
          <table:table-cell office:value-type="string" calcext:value-type="string">
            <text:p>http://lh3.ggpht.com/_T4A4ZuM9WD8/Syube4ooVxI/AAAAAAAAauw/9r9KavnuZRk/s400/DSC00776.JPG</text:p>
          </table:table-cell>
          <table:table-cell table:formula="of:=SEARCH(&quot;/&quot;;[.A202];8)" office:value-type="float" office:value="21" calcext:value-type="float">
            <text:p>21</text:p>
          </table:table-cell>
          <table:table-cell table:formula="of:=MID([.A202];1;[.B202])" office:value-type="string" office:string-value="http://lh3.ggpht.com/" calcext:value-type="string">
            <text:p>http://lh3.ggpht.com/</text:p>
          </table:table-cell>
          <table:table-cell table:formula="of:=SEARCH(&quot;/&quot;;[.A202];[.B202]+1)" office:value-type="float" office:value="34" calcext:value-type="float">
            <text:p>34</text:p>
          </table:table-cell>
          <table:table-cell table:formula="of:=SEARCH(&quot;/&quot;;[.A202];[.D202]+1)" office:value-type="float" office:value="46" calcext:value-type="float">
            <text:p>46</text:p>
          </table:table-cell>
          <table:table-cell table:formula="of:=SEARCH(&quot;/&quot;;[.A202];[.E202]+1)" office:value-type="float" office:value="58" calcext:value-type="float">
            <text:p>58</text:p>
          </table:table-cell>
          <table:table-cell table:formula="of:=SEARCH(&quot;/&quot;;[.A202];[.F202]+1)" office:value-type="float" office:value="70" calcext:value-type="float">
            <text:p>70</text:p>
          </table:table-cell>
          <table:table-cell table:formula="of:=IFERROR(SEARCH(&quot;/&quot;;[.A202];[.G202]+1);0)" office:value-type="float" office:value="75" calcext:value-type="float">
            <text:p>75</text:p>
          </table:table-cell>
          <table:table-cell table:formula="of:=MID([.A202];IF([.H202] = 0;[.G202]+1;[.H202]+1);LEN([.A202])-IF([.H202]=0;[.G202];[.H202])+1)" office:value-type="string" office:string-value="DSC00776.JPG" calcext:value-type="string">
            <text:p>DSC00776.JPG</text:p>
          </table:table-cell>
          <table:table-cell table:formula="of:=CONCATENATE(&quot;/home/inakiap/Imágenes/imgBlogRescatadas/&quot;;[.I202])" office:value-type="string" office:string-value="/home/inakiap/Imágenes/imgBlogRescatadas/DSC00776.JPG" calcext:value-type="string">
            <text:p>/home/inakiap/Imágenes/imgBlogRescatadas/DSC00776.JPG</text:p>
          </table:table-cell>
        </table:table-row>
        <table:table-row table:style-name="ro1">
          <table:table-cell office:value-type="string" calcext:value-type="string">
            <text:p>http://lh5.ggpht.com/_T4A4ZuM9WD8/S5QMs9Dxg6I/AAAAAAAAaxo/_DKa4jRbE8c/s400/IMG_2509.jpg</text:p>
          </table:table-cell>
          <table:table-cell table:formula="of:=SEARCH(&quot;/&quot;;[.A203];8)" office:value-type="float" office:value="21" calcext:value-type="float">
            <text:p>21</text:p>
          </table:table-cell>
          <table:table-cell table:formula="of:=MID([.A203];1;[.B203])" office:value-type="string" office:string-value="http://lh5.ggpht.com/" calcext:value-type="string">
            <text:p>http://lh5.ggpht.com/</text:p>
          </table:table-cell>
          <table:table-cell table:formula="of:=SEARCH(&quot;/&quot;;[.A203];[.B203]+1)" office:value-type="float" office:value="34" calcext:value-type="float">
            <text:p>34</text:p>
          </table:table-cell>
          <table:table-cell table:formula="of:=SEARCH(&quot;/&quot;;[.A203];[.D203]+1)" office:value-type="float" office:value="46" calcext:value-type="float">
            <text:p>46</text:p>
          </table:table-cell>
          <table:table-cell table:formula="of:=SEARCH(&quot;/&quot;;[.A203];[.E203]+1)" office:value-type="float" office:value="58" calcext:value-type="float">
            <text:p>58</text:p>
          </table:table-cell>
          <table:table-cell table:formula="of:=SEARCH(&quot;/&quot;;[.A203];[.F203]+1)" office:value-type="float" office:value="70" calcext:value-type="float">
            <text:p>70</text:p>
          </table:table-cell>
          <table:table-cell table:formula="of:=IFERROR(SEARCH(&quot;/&quot;;[.A203];[.G203]+1);0)" office:value-type="float" office:value="75" calcext:value-type="float">
            <text:p>75</text:p>
          </table:table-cell>
          <table:table-cell table:formula="of:=MID([.A203];IF([.H203] = 0;[.G203]+1;[.H203]+1);LEN([.A203])-IF([.H203]=0;[.G203];[.H203])+1)" office:value-type="string" office:string-value="IMG_2509.jpg" calcext:value-type="string">
            <text:p>IMG_2509.jpg</text:p>
          </table:table-cell>
          <table:table-cell table:formula="of:=CONCATENATE(&quot;/home/inakiap/Imágenes/imgBlogRescatadas/&quot;;[.I203])" office:value-type="string" office:string-value="/home/inakiap/Imágenes/imgBlogRescatadas/IMG_2509.jpg" calcext:value-type="string">
            <text:p>/home/inakiap/Imágenes/imgBlogRescatadas/IMG_2509.jpg</text:p>
          </table:table-cell>
        </table:table-row>
        <table:table-row table:style-name="ro1">
          <table:table-cell office:value-type="string" calcext:value-type="string">
            <text:p>http://lh3.ggpht.com/_T4A4ZuM9WD8/S5QMhBbeySI/AAAAAAAAaxk/jT-S5RsOsUg/s288/IMG_2507.jpg</text:p>
          </table:table-cell>
          <table:table-cell table:formula="of:=SEARCH(&quot;/&quot;;[.A204];8)" office:value-type="float" office:value="21" calcext:value-type="float">
            <text:p>21</text:p>
          </table:table-cell>
          <table:table-cell table:formula="of:=MID([.A204];1;[.B204])" office:value-type="string" office:string-value="http://lh3.ggpht.com/" calcext:value-type="string">
            <text:p>http://lh3.ggpht.com/</text:p>
          </table:table-cell>
          <table:table-cell table:formula="of:=SEARCH(&quot;/&quot;;[.A204];[.B204]+1)" office:value-type="float" office:value="34" calcext:value-type="float">
            <text:p>34</text:p>
          </table:table-cell>
          <table:table-cell table:formula="of:=SEARCH(&quot;/&quot;;[.A204];[.D204]+1)" office:value-type="float" office:value="46" calcext:value-type="float">
            <text:p>46</text:p>
          </table:table-cell>
          <table:table-cell table:formula="of:=SEARCH(&quot;/&quot;;[.A204];[.E204]+1)" office:value-type="float" office:value="58" calcext:value-type="float">
            <text:p>58</text:p>
          </table:table-cell>
          <table:table-cell table:formula="of:=SEARCH(&quot;/&quot;;[.A204];[.F204]+1)" office:value-type="float" office:value="70" calcext:value-type="float">
            <text:p>70</text:p>
          </table:table-cell>
          <table:table-cell table:formula="of:=IFERROR(SEARCH(&quot;/&quot;;[.A204];[.G204]+1);0)" office:value-type="float" office:value="75" calcext:value-type="float">
            <text:p>75</text:p>
          </table:table-cell>
          <table:table-cell table:formula="of:=MID([.A204];IF([.H204] = 0;[.G204]+1;[.H204]+1);LEN([.A204])-IF([.H204]=0;[.G204];[.H204])+1)" office:value-type="string" office:string-value="IMG_2507.jpg" calcext:value-type="string">
            <text:p>IMG_2507.jpg</text:p>
          </table:table-cell>
          <table:table-cell table:formula="of:=CONCATENATE(&quot;/home/inakiap/Imágenes/imgBlogRescatadas/&quot;;[.I204])" office:value-type="string" office:string-value="/home/inakiap/Imágenes/imgBlogRescatadas/IMG_2507.jpg" calcext:value-type="string">
            <text:p>/home/inakiap/Imágenes/imgBlogRescatadas/IMG_2507.jpg</text:p>
          </table:table-cell>
        </table:table-row>
        <table:table-row table:style-name="ro1">
          <table:table-cell office:value-type="string" calcext:value-type="string">
            <text:p>http://lh3.ggpht.com/_T4A4ZuM9WD8/S5QOHNtW_dI/AAAAAAAAayE/ZOBNsnlCeX0/s400/IMG_2518.jpg</text:p>
          </table:table-cell>
          <table:table-cell table:formula="of:=SEARCH(&quot;/&quot;;[.A205];8)" office:value-type="float" office:value="21" calcext:value-type="float">
            <text:p>21</text:p>
          </table:table-cell>
          <table:table-cell table:formula="of:=MID([.A205];1;[.B205])" office:value-type="string" office:string-value="http://lh3.ggpht.com/" calcext:value-type="string">
            <text:p>http://lh3.ggpht.com/</text:p>
          </table:table-cell>
          <table:table-cell table:formula="of:=SEARCH(&quot;/&quot;;[.A205];[.B205]+1)" office:value-type="float" office:value="34" calcext:value-type="float">
            <text:p>34</text:p>
          </table:table-cell>
          <table:table-cell table:formula="of:=SEARCH(&quot;/&quot;;[.A205];[.D205]+1)" office:value-type="float" office:value="46" calcext:value-type="float">
            <text:p>46</text:p>
          </table:table-cell>
          <table:table-cell table:formula="of:=SEARCH(&quot;/&quot;;[.A205];[.E205]+1)" office:value-type="float" office:value="58" calcext:value-type="float">
            <text:p>58</text:p>
          </table:table-cell>
          <table:table-cell table:formula="of:=SEARCH(&quot;/&quot;;[.A205];[.F205]+1)" office:value-type="float" office:value="70" calcext:value-type="float">
            <text:p>70</text:p>
          </table:table-cell>
          <table:table-cell table:formula="of:=IFERROR(SEARCH(&quot;/&quot;;[.A205];[.G205]+1);0)" office:value-type="float" office:value="75" calcext:value-type="float">
            <text:p>75</text:p>
          </table:table-cell>
          <table:table-cell table:formula="of:=MID([.A205];IF([.H205] = 0;[.G205]+1;[.H205]+1);LEN([.A205])-IF([.H205]=0;[.G205];[.H205])+1)" office:value-type="string" office:string-value="IMG_2518.jpg" calcext:value-type="string">
            <text:p>IMG_2518.jpg</text:p>
          </table:table-cell>
          <table:table-cell table:formula="of:=CONCATENATE(&quot;/home/inakiap/Imágenes/imgBlogRescatadas/&quot;;[.I205])" office:value-type="string" office:string-value="/home/inakiap/Imágenes/imgBlogRescatadas/IMG_2518.jpg" calcext:value-type="string">
            <text:p>/home/inakiap/Imágenes/imgBlogRescatadas/IMG_2518.jpg</text:p>
          </table:table-cell>
        </table:table-row>
        <table:table-row table:style-name="ro1">
          <table:table-cell office:value-type="string" calcext:value-type="string">
            <text:p>http://lh3.ggpht.com/_T4A4ZuM9WD8/S69rXYw2-nI/AAAAAAAAa0w/0l_PC-BmBsI/s800/IMG_2545.jpg</text:p>
          </table:table-cell>
          <table:table-cell table:formula="of:=SEARCH(&quot;/&quot;;[.A206];8)" office:value-type="float" office:value="21" calcext:value-type="float">
            <text:p>21</text:p>
          </table:table-cell>
          <table:table-cell table:formula="of:=MID([.A206];1;[.B206])" office:value-type="string" office:string-value="http://lh3.ggpht.com/" calcext:value-type="string">
            <text:p>http://lh3.ggpht.com/</text:p>
          </table:table-cell>
          <table:table-cell table:formula="of:=SEARCH(&quot;/&quot;;[.A206];[.B206]+1)" office:value-type="float" office:value="34" calcext:value-type="float">
            <text:p>34</text:p>
          </table:table-cell>
          <table:table-cell table:formula="of:=SEARCH(&quot;/&quot;;[.A206];[.D206]+1)" office:value-type="float" office:value="46" calcext:value-type="float">
            <text:p>46</text:p>
          </table:table-cell>
          <table:table-cell table:formula="of:=SEARCH(&quot;/&quot;;[.A206];[.E206]+1)" office:value-type="float" office:value="58" calcext:value-type="float">
            <text:p>58</text:p>
          </table:table-cell>
          <table:table-cell table:formula="of:=SEARCH(&quot;/&quot;;[.A206];[.F206]+1)" office:value-type="float" office:value="70" calcext:value-type="float">
            <text:p>70</text:p>
          </table:table-cell>
          <table:table-cell table:formula="of:=IFERROR(SEARCH(&quot;/&quot;;[.A206];[.G206]+1);0)" office:value-type="float" office:value="75" calcext:value-type="float">
            <text:p>75</text:p>
          </table:table-cell>
          <table:table-cell table:formula="of:=MID([.A206];IF([.H206] = 0;[.G206]+1;[.H206]+1);LEN([.A206])-IF([.H206]=0;[.G206];[.H206])+1)" office:value-type="string" office:string-value="IMG_2545.jpg" calcext:value-type="string">
            <text:p>IMG_2545.jpg</text:p>
          </table:table-cell>
          <table:table-cell table:formula="of:=CONCATENATE(&quot;/home/inakiap/Imágenes/imgBlogRescatadas/&quot;;[.I206])" office:value-type="string" office:string-value="/home/inakiap/Imágenes/imgBlogRescatadas/IMG_2545.jpg" calcext:value-type="string">
            <text:p>/home/inakiap/Imágenes/imgBlogRescatadas/IMG_2545.jpg</text:p>
          </table:table-cell>
        </table:table-row>
        <table:table-row table:style-name="ro1" table:visibility="filter">
          <table:table-cell office:value-type="string" calcext:value-type="string">
            <text:p>http://www.weltwissen-berlin.de/system/html/101028002_72dpi-63bf1a1e.jpg</text:p>
          </table:table-cell>
          <table:table-cell table:formula="of:=SEARCH(&quot;/&quot;;[.A207];8)" office:value-type="float" office:value="32" calcext:value-type="float">
            <text:p>32</text:p>
          </table:table-cell>
          <table:table-cell table:formula="of:=MID([.A207];1;[.B207])" office:value-type="string" office:string-value="http://www.weltwissen-berlin.de/" calcext:value-type="string">
            <text:p>http://www.weltwissen-berlin.de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www.clubcultura.com/clubliteratura/clubescritores/sampedro/img/sampedroinicio.gif</text:p>
          </table:table-cell>
          <table:table-cell table:formula="of:=SEARCH(&quot;/&quot;;[.A208];8)" office:value-type="float" office:value="27" calcext:value-type="float">
            <text:p>27</text:p>
          </table:table-cell>
          <table:table-cell table:formula="of:=MID([.A208];1;[.B208])" office:value-type="string" office:string-value="http://www.clubcultura.com/" calcext:value-type="string">
            <text:p>http://www.clubcultura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www.paradelmundoquenosbajamos.com/wp-content/uploads/2011/01/dsc00076-300x225.jpg</text:p>
          </table:table-cell>
          <table:table-cell table:formula="of:=SEARCH(&quot;/&quot;;[.A209];8)" office:value-type="float" office:value="41" calcext:value-type="float">
            <text:p>41</text:p>
          </table:table-cell>
          <table:table-cell table:formula="of:=MID([.A209];1;[.B209])" office:value-type="string" office:string-value="http://www.paradelmundoquenosbajamos.com/" calcext:value-type="string">
            <text:p>http://www.paradelmundoquenosbajamos.com/</text:p>
          </table:table-cell>
          <table:table-cell table:style-name="Default"/>
          <table:table-cell table:number-columns-repeated="6"/>
        </table:table-row>
        <table:table-row table:style-name="ro1" table:visibility="filter">
          <table:table-cell office:value-type="string" calcext:value-type="string">
            <text:p>http://www.paradelmundoquenosbajamos.com/wp-content/uploads/2011/01/dsc00139-225x300.jpg</text:p>
          </table:table-cell>
          <table:table-cell table:formula="of:=SEARCH(&quot;/&quot;;[.A210];8)" office:value-type="float" office:value="41" calcext:value-type="float">
            <text:p>41</text:p>
          </table:table-cell>
          <table:table-cell table:formula="of:=MID([.A210];1;[.B210])" office:value-type="string" office:string-value="http://www.paradelmundoquenosbajamos.com/" calcext:value-type="string">
            <text:p>http://www.paradelmundoquenosbajamos.com/</text:p>
          </table:table-cell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IMG_1176.JPG</text:p>
          </table:table-cell>
        </table:table-row>
        <table:table-row table:style-name="ro1">
          <table:table-cell office:value-type="string" calcext:value-type="string">
            <text:p>DSC08676.JPG</text:p>
          </table:table-cell>
        </table:table-row>
        <table:table-row table:style-name="ro1">
          <table:table-cell office:value-type="string" calcext:value-type="string">
            <text:p>IMG_1179.JPG</text:p>
          </table:table-cell>
        </table:table-row>
        <table:table-row table:style-name="ro1">
          <table:table-cell office:value-type="string" calcext:value-type="string">
            <text:p>IMG_1182.JPG</text:p>
          </table:table-cell>
        </table:table-row>
        <table:table-row table:style-name="ro1">
          <table:table-cell office:value-type="string" calcext:value-type="string">
            <text:p>IMG_1184.JPG</text:p>
          </table:table-cell>
        </table:table-row>
        <table:table-row table:style-name="ro1">
          <table:table-cell office:value-type="string" calcext:value-type="string">
            <text:p>DSC08649.JPG</text:p>
          </table:table-cell>
        </table:table-row>
        <table:table-row table:style-name="ro1">
          <table:table-cell office:value-type="string" calcext:value-type="string">
            <text:p>IMG_1274.JPG</text:p>
          </table:table-cell>
        </table:table-row>
        <table:table-row table:style-name="ro1">
          <table:table-cell office:value-type="string" calcext:value-type="string">
            <text:p>IMG_1335.JPG</text:p>
          </table:table-cell>
        </table:table-row>
        <table:table-row table:style-name="ro1">
          <table:table-cell office:value-type="string" calcext:value-type="string">
            <text:p>IMG_1330.JPG</text:p>
          </table:table-cell>
        </table:table-row>
        <table:table-row table:style-name="ro1">
          <table:table-cell office:value-type="string" calcext:value-type="string">
            <text:p>IMG_1315.JPG</text:p>
          </table:table-cell>
        </table:table-row>
        <table:table-row table:style-name="ro1">
          <table:table-cell office:value-type="string" calcext:value-type="string">
            <text:p>IMG_1266.JPG</text:p>
          </table:table-cell>
        </table:table-row>
        <table:table-row table:style-name="ro1">
          <table:table-cell office:value-type="string" calcext:value-type="string">
            <text:p>IMG_1220.JPG</text:p>
          </table:table-cell>
        </table:table-row>
        <table:table-row table:style-name="ro1">
          <table:table-cell office:value-type="string" calcext:value-type="string">
            <text:p>IMG_1232.JPG</text:p>
          </table:table-cell>
        </table:table-row>
        <table:table-row table:style-name="ro1">
          <table:table-cell office:value-type="string" calcext:value-type="string">
            <text:p>IMG_1271.JPG</text:p>
          </table:table-cell>
        </table:table-row>
        <table:table-row table:style-name="ro1">
          <table:table-cell office:value-type="string" calcext:value-type="string">
            <text:p>IMG_1300.JPG</text:p>
          </table:table-cell>
        </table:table-row>
        <table:table-row table:style-name="ro1">
          <table:table-cell office:value-type="string" calcext:value-type="string">
            <text:p>IMG_1284.JPG</text:p>
          </table:table-cell>
        </table:table-row>
        <table:table-row table:style-name="ro1">
          <table:table-cell office:value-type="string" calcext:value-type="string">
            <text:p>DSC08701.JPG</text:p>
          </table:table-cell>
        </table:table-row>
        <table:table-row table:style-name="ro1">
          <table:table-cell office:value-type="string" calcext:value-type="string">
            <text:p>DSC08697.JPG</text:p>
          </table:table-cell>
        </table:table-row>
        <table:table-row table:style-name="ro1">
          <table:table-cell office:value-type="string" calcext:value-type="string">
            <text:p>IMG_1280.JPG</text:p>
          </table:table-cell>
        </table:table-row>
        <table:table-row table:style-name="ro1">
          <table:table-cell office:value-type="string" calcext:value-type="string">
            <text:p>IMG_1651.JPG</text:p>
          </table:table-cell>
        </table:table-row>
        <table:table-row table:style-name="ro1">
          <table:table-cell office:value-type="string" calcext:value-type="string">
            <text:p>IMG_1168.JPG</text:p>
          </table:table-cell>
        </table:table-row>
        <table:table-row table:style-name="ro1">
          <table:table-cell office:value-type="string" calcext:value-type="string">
            <text:p>IMG_1668.JPG</text:p>
          </table:table-cell>
        </table:table-row>
        <table:table-row table:style-name="ro1">
          <table:table-cell office:value-type="string" calcext:value-type="string">
            <text:p>IMG_1434.JPG</text:p>
          </table:table-cell>
        </table:table-row>
        <table:table-row table:style-name="ro1">
          <table:table-cell office:value-type="string" calcext:value-type="string">
            <text:p>DSC08709.JPG</text:p>
          </table:table-cell>
        </table:table-row>
        <table:table-row table:style-name="ro1">
          <table:table-cell office:value-type="string" calcext:value-type="string">
            <text:p>IMG_1550.JPG</text:p>
          </table:table-cell>
        </table:table-row>
        <table:table-row table:style-name="ro1">
          <table:table-cell office:value-type="string" calcext:value-type="string">
            <text:p>IMG_1577.JPG</text:p>
          </table:table-cell>
        </table:table-row>
        <table:table-row table:style-name="ro1">
          <table:table-cell office:value-type="string" calcext:value-type="string">
            <text:p>IMG_1608.JPG</text:p>
          </table:table-cell>
        </table:table-row>
        <table:table-row table:style-name="ro1">
          <table:table-cell office:value-type="string" calcext:value-type="string">
            <text:p>IMG_1630.JPG</text:p>
          </table:table-cell>
        </table:table-row>
        <table:table-row table:style-name="ro1">
          <table:table-cell office:value-type="string" calcext:value-type="string">
            <text:p>IMG_1657.JPG</text:p>
          </table:table-cell>
        </table:table-row>
        <table:table-row table:style-name="ro1">
          <table:table-cell office:value-type="string" calcext:value-type="string">
            <text:p>DSC08918.JPG</text:p>
          </table:table-cell>
        </table:table-row>
        <table:table-row table:style-name="ro1">
          <table:table-cell office:value-type="string" calcext:value-type="string">
            <text:p>DSC08946.JPG</text:p>
          </table:table-cell>
        </table:table-row>
        <table:table-row table:style-name="ro1">
          <table:table-cell office:value-type="string" calcext:value-type="string">
            <text:p>IMG_1918.JPG</text:p>
          </table:table-cell>
        </table:table-row>
        <table:table-row table:style-name="ro1">
          <table:table-cell office:value-type="string" calcext:value-type="string">
            <text:p>DSC08890.JPG</text:p>
          </table:table-cell>
        </table:table-row>
        <table:table-row table:style-name="ro1">
          <table:table-cell office:value-type="string" calcext:value-type="string">
            <text:p>DSC08893.JPG</text:p>
          </table:table-cell>
        </table:table-row>
        <table:table-row table:style-name="ro1">
          <table:table-cell office:value-type="string" calcext:value-type="string">
            <text:p>DSC08897.JPG</text:p>
          </table:table-cell>
        </table:table-row>
        <table:table-row table:style-name="ro1">
          <table:table-cell office:value-type="string" calcext:value-type="string">
            <text:p>IMG_1790.JPG</text:p>
          </table:table-cell>
        </table:table-row>
        <table:table-row table:style-name="ro1">
          <table:table-cell office:value-type="string" calcext:value-type="string">
            <text:p>IMG_1713.JPG</text:p>
          </table:table-cell>
        </table:table-row>
        <table:table-row table:style-name="ro1">
          <table:table-cell office:value-type="string" calcext:value-type="string">
            <text:p>DSC08866.JPG</text:p>
          </table:table-cell>
        </table:table-row>
        <table:table-row table:style-name="ro1">
          <table:table-cell office:value-type="string" calcext:value-type="string">
            <text:p>IMG_1724.JPG</text:p>
          </table:table-cell>
        </table:table-row>
        <table:table-row table:style-name="ro1">
          <table:table-cell office:value-type="string" calcext:value-type="string">
            <text:p>DSC08904.JPG</text:p>
          </table:table-cell>
        </table:table-row>
        <table:table-row table:style-name="ro1">
          <table:table-cell office:value-type="string" calcext:value-type="string">
            <text:p>IMG_1516.JPG</text:p>
          </table:table-cell>
        </table:table-row>
        <table:table-row table:style-name="ro1">
          <table:table-cell office:value-type="string" calcext:value-type="string">
            <text:p>IMG_1508.JPG</text:p>
          </table:table-cell>
        </table:table-row>
        <table:table-row table:style-name="ro1">
          <table:table-cell office:value-type="string" calcext:value-type="string">
            <text:p>IMG_1797.JPG</text:p>
          </table:table-cell>
        </table:table-row>
        <table:table-row table:style-name="ro1">
          <table:table-cell office:value-type="string" calcext:value-type="string">
            <text:p>autobus%20a%20Badami.JPG</text:p>
          </table:table-cell>
        </table:table-row>
        <table:table-row table:style-name="ro1">
          <table:table-cell office:value-type="string" calcext:value-type="string">
            <text:p>IMG_2174.JPG</text:p>
          </table:table-cell>
        </table:table-row>
        <table:table-row table:style-name="ro1">
          <table:table-cell office:value-type="string" calcext:value-type="string">
            <text:p>IMG_1904.JPG</text:p>
          </table:table-cell>
        </table:table-row>
        <table:table-row table:style-name="ro1">
          <table:table-cell office:value-type="string" calcext:value-type="string">
            <text:p>IMG_1951.JPG</text:p>
          </table:table-cell>
        </table:table-row>
        <table:table-row table:style-name="ro1">
          <table:table-cell office:value-type="string" calcext:value-type="string">
            <text:p>IMG_2057.JPG</text:p>
          </table:table-cell>
        </table:table-row>
        <table:table-row table:style-name="ro1">
          <table:table-cell office:value-type="string" calcext:value-type="string">
            <text:p>IMG_2336.JPG</text:p>
          </table:table-cell>
        </table:table-row>
        <table:table-row table:style-name="ro1">
          <table:table-cell office:value-type="string" calcext:value-type="string">
            <text:p>IMG_2258.JPG</text:p>
          </table:table-cell>
        </table:table-row>
        <table:table-row table:style-name="ro1">
          <table:table-cell office:value-type="string" calcext:value-type="string">
            <text:p>IMG_2295.JPG</text:p>
          </table:table-cell>
        </table:table-row>
        <table:table-row table:style-name="ro1">
          <table:table-cell office:value-type="string" calcext:value-type="string">
            <text:p>IMG_2488.JPG</text:p>
          </table:table-cell>
        </table:table-row>
        <table:table-row table:style-name="ro1">
          <table:table-cell office:value-type="string" calcext:value-type="string">
            <text:p>IMG_2507.JPG</text:p>
          </table:table-cell>
        </table:table-row>
        <table:table-row table:style-name="ro1">
          <table:table-cell office:value-type="string" calcext:value-type="string">
            <text:p>IMG_2492.JPG</text:p>
          </table:table-cell>
        </table:table-row>
        <table:table-row table:style-name="ro1">
          <table:table-cell office:value-type="string" calcext:value-type="string">
            <text:p>IMG_2671.JPG</text:p>
          </table:table-cell>
        </table:table-row>
        <table:table-row table:style-name="ro1">
          <table:table-cell office:value-type="string" calcext:value-type="string">
            <text:p>IMG_2567.JPG</text:p>
          </table:table-cell>
        </table:table-row>
        <table:table-row table:style-name="ro1">
          <table:table-cell office:value-type="string" calcext:value-type="string">
            <text:p>IMG_2409.JPG</text:p>
          </table:table-cell>
        </table:table-row>
        <table:table-row table:style-name="ro1">
          <table:table-cell office:value-type="string" calcext:value-type="string">
            <text:p>IMG_2627.JPG</text:p>
          </table:table-cell>
        </table:table-row>
        <table:table-row table:style-name="ro1">
          <table:table-cell office:value-type="string" calcext:value-type="string">
            <text:p>IMG_2632.JPG</text:p>
          </table:table-cell>
        </table:table-row>
        <table:table-row table:style-name="ro1">
          <table:table-cell office:value-type="string" calcext:value-type="string">
            <text:p>IMG_3031.JPG</text:p>
          </table:table-cell>
        </table:table-row>
        <table:table-row table:style-name="ro1">
          <table:table-cell office:value-type="string" calcext:value-type="string">
            <text:p>IMG_3040.JPG</text:p>
          </table:table-cell>
        </table:table-row>
        <table:table-row table:style-name="ro1">
          <table:table-cell office:value-type="string" calcext:value-type="string">
            <text:p>IMG_3043.JPG</text:p>
          </table:table-cell>
        </table:table-row>
        <table:table-row table:style-name="ro1">
          <table:table-cell office:value-type="string" calcext:value-type="string">
            <text:p>IMG_3046.JPG</text:p>
          </table:table-cell>
        </table:table-row>
        <table:table-row table:style-name="ro1">
          <table:table-cell office:value-type="string" calcext:value-type="string">
            <text:p>IMG_3337.JPG</text:p>
          </table:table-cell>
        </table:table-row>
        <table:table-row table:style-name="ro1">
          <table:table-cell office:value-type="string" calcext:value-type="string">
            <text:p>IMG_3103.JPG</text:p>
          </table:table-cell>
        </table:table-row>
        <table:table-row table:style-name="ro1">
          <table:table-cell office:value-type="string" calcext:value-type="string">
            <text:p>IMG_3094.JPG</text:p>
          </table:table-cell>
        </table:table-row>
        <table:table-row table:style-name="ro1">
          <table:table-cell office:value-type="string" calcext:value-type="string">
            <text:p>IMG_3180.JPG</text:p>
          </table:table-cell>
        </table:table-row>
        <table:table-row table:style-name="ro1">
          <table:table-cell office:value-type="string" calcext:value-type="string">
            <text:p>IMG_3258.JPG</text:p>
          </table:table-cell>
        </table:table-row>
        <table:table-row table:style-name="ro1">
          <table:table-cell office:value-type="string" calcext:value-type="string">
            <text:p>IMG_3295.JPG</text:p>
          </table:table-cell>
        </table:table-row>
        <table:table-row table:style-name="ro1">
          <table:table-cell office:value-type="string" calcext:value-type="string">
            <text:p>IMG_3411.JPG</text:p>
          </table:table-cell>
        </table:table-row>
        <table:table-row table:style-name="ro1">
          <table:table-cell office:value-type="string" calcext:value-type="string">
            <text:p>IMG_3380.JPG</text:p>
          </table:table-cell>
        </table:table-row>
        <table:table-row table:style-name="ro1">
          <table:table-cell office:value-type="string" calcext:value-type="string">
            <text:p>IMG_3452.JPG</text:p>
          </table:table-cell>
        </table:table-row>
        <table:table-row table:style-name="ro1">
          <table:table-cell office:value-type="string" calcext:value-type="string">
            <text:p>IMG_3714.JPG</text:p>
          </table:table-cell>
        </table:table-row>
        <table:table-row table:style-name="ro1">
          <table:table-cell office:value-type="string" calcext:value-type="string">
            <text:p>IMG_3887.JPG</text:p>
          </table:table-cell>
        </table:table-row>
        <table:table-row table:style-name="ro1">
          <table:table-cell office:value-type="string" calcext:value-type="string">
            <text:p>DSC09191.JPG</text:p>
          </table:table-cell>
        </table:table-row>
        <table:table-row table:style-name="ro1">
          <table:table-cell office:value-type="string" calcext:value-type="string">
            <text:p>IMG_4072.JPG</text:p>
          </table:table-cell>
        </table:table-row>
        <table:table-row table:style-name="ro1">
          <table:table-cell office:value-type="string" calcext:value-type="string">
            <text:p>IMG_4058.JPG</text:p>
          </table:table-cell>
        </table:table-row>
        <table:table-row table:style-name="ro1">
          <table:table-cell office:value-type="string" calcext:value-type="string">
            <text:p>IMG_4066.JPG</text:p>
          </table:table-cell>
        </table:table-row>
        <table:table-row table:style-name="ro1">
          <table:table-cell office:value-type="string" calcext:value-type="string">
            <text:p>IMG_4062.JPG</text:p>
          </table:table-cell>
        </table:table-row>
        <table:table-row table:style-name="ro1">
          <table:table-cell office:value-type="string" calcext:value-type="string">
            <text:p>IMG_4385.jpg</text:p>
          </table:table-cell>
        </table:table-row>
        <table:table-row table:style-name="ro1">
          <table:table-cell office:value-type="string" calcext:value-type="string">
            <text:p>NepalSegUnErPapa.jpg</text:p>
          </table:table-cell>
        </table:table-row>
        <table:table-row table:style-name="ro1">
          <table:table-cell office:value-type="string" calcext:value-type="string">
            <text:p>DSC09362.JPG</text:p>
          </table:table-cell>
        </table:table-row>
        <table:table-row table:style-name="ro1">
          <table:table-cell office:value-type="string" calcext:value-type="string">
            <text:p>IMG_4378.JPG</text:p>
          </table:table-cell>
        </table:table-row>
        <table:table-row table:style-name="ro1">
          <table:table-cell office:value-type="string" calcext:value-type="string">
            <text:p>IMG_4346.JPG</text:p>
          </table:table-cell>
        </table:table-row>
        <table:table-row table:style-name="ro1">
          <table:table-cell office:value-type="string" calcext:value-type="string">
            <text:p>IMG_4601.JPG</text:p>
          </table:table-cell>
        </table:table-row>
        <table:table-row table:style-name="ro1">
          <table:table-cell office:value-type="string" calcext:value-type="string">
            <text:p>IMG_4658.JPG</text:p>
          </table:table-cell>
        </table:table-row>
        <table:table-row table:style-name="ro1">
          <table:table-cell office:value-type="string" calcext:value-type="string">
            <text:p>IMG_1635.JPG</text:p>
          </table:table-cell>
        </table:table-row>
        <table:table-row table:style-name="ro1">
          <table:table-cell office:value-type="string" calcext:value-type="string">
            <text:p>IMG_5351.JPG</text:p>
          </table:table-cell>
        </table:table-row>
        <table:table-row table:style-name="ro1">
          <table:table-cell office:value-type="string" calcext:value-type="string">
            <text:p>DSC09503.JPG</text:p>
          </table:table-cell>
        </table:table-row>
        <table:table-row table:style-name="ro1">
          <table:table-cell office:value-type="string" calcext:value-type="string">
            <text:p>DSC09210.JPG</text:p>
          </table:table-cell>
        </table:table-row>
        <table:table-row table:style-name="ro1">
          <table:table-cell office:value-type="string" calcext:value-type="string">
            <text:p>DSC09182.JPG</text:p>
          </table:table-cell>
        </table:table-row>
        <table:table-row table:style-name="ro1">
          <table:table-cell office:value-type="string" calcext:value-type="string">
            <text:p>IMG_3967.JPG</text:p>
          </table:table-cell>
        </table:table-row>
        <table:table-row table:style-name="ro1">
          <table:table-cell office:value-type="string" calcext:value-type="string">
            <text:p>DSC09386.JPG</text:p>
          </table:table-cell>
        </table:table-row>
        <table:table-row table:style-name="ro1">
          <table:table-cell office:value-type="string" calcext:value-type="string">
            <text:p>IMG_4384.jpg</text:p>
          </table:table-cell>
        </table:table-row>
        <table:table-row table:style-name="ro1">
          <table:table-cell office:value-type="string" calcext:value-type="string">
            <text:p>DSC09511.JPG</text:p>
          </table:table-cell>
        </table:table-row>
        <table:table-row table:style-name="ro1">
          <table:table-cell office:value-type="string" calcext:value-type="string">
            <text:p>IMG_5979.JPG</text:p>
          </table:table-cell>
        </table:table-row>
        <table:table-row table:style-name="ro1">
          <table:table-cell office:value-type="string" calcext:value-type="string">
            <text:p>PateadaVuelta.jpg</text:p>
          </table:table-cell>
        </table:table-row>
        <table:table-row table:style-name="ro1">
          <table:table-cell office:value-type="string" calcext:value-type="string">
            <text:p>PateadaIDA.jpg</text:p>
          </table:table-cell>
        </table:table-row>
        <table:table-row table:style-name="ro1">
          <table:table-cell office:value-type="string" calcext:value-type="string">
            <text:p>IMG_5687.JPG</text:p>
          </table:table-cell>
        </table:table-row>
        <table:table-row table:style-name="ro1">
          <table:table-cell office:value-type="string" calcext:value-type="string">
            <text:p>IMG_5908.JPG</text:p>
          </table:table-cell>
        </table:table-row>
        <table:table-row table:style-name="ro1">
          <table:table-cell office:value-type="string" calcext:value-type="string">
            <text:p>IMG_5890.JPG</text:p>
          </table:table-cell>
        </table:table-row>
        <table:table-row table:style-name="ro1">
          <table:table-cell office:value-type="string" calcext:value-type="string">
            <text:p>IMG_5543.JPG</text:p>
          </table:table-cell>
        </table:table-row>
        <table:table-row table:style-name="ro1">
          <table:table-cell office:value-type="string" calcext:value-type="string">
            <text:p>IMG_5688.JPG</text:p>
          </table:table-cell>
        </table:table-row>
        <table:table-row table:style-name="ro1">
          <table:table-cell office:value-type="string" calcext:value-type="string">
            <text:p>IMG_5750.JPG</text:p>
          </table:table-cell>
        </table:table-row>
        <table:table-row table:style-name="ro1">
          <table:table-cell office:value-type="string" calcext:value-type="string">
            <text:p>IMG_5855.JPG</text:p>
          </table:table-cell>
        </table:table-row>
        <table:table-row table:style-name="ro1">
          <table:table-cell office:value-type="string" calcext:value-type="string">
            <text:p>IMG_5900.JPG</text:p>
          </table:table-cell>
        </table:table-row>
        <table:table-row table:style-name="ro1">
          <table:table-cell office:value-type="string" calcext:value-type="string">
            <text:p>IMG_5996.JPG</text:p>
          </table:table-cell>
        </table:table-row>
        <table:table-row table:style-name="ro1">
          <table:table-cell office:value-type="string" calcext:value-type="string">
            <text:p>IMG_6010.JPG</text:p>
          </table:table-cell>
        </table:table-row>
        <table:table-row table:style-name="ro1">
          <table:table-cell office:value-type="string" calcext:value-type="string">
            <text:p>IMG_6142.JPG</text:p>
          </table:table-cell>
        </table:table-row>
        <table:table-row table:style-name="ro1">
          <table:table-cell office:value-type="string" calcext:value-type="string">
            <text:p>IMG_6178.JPG</text:p>
          </table:table-cell>
        </table:table-row>
        <table:table-row table:style-name="ro1">
          <table:table-cell office:value-type="string" calcext:value-type="string">
            <text:p>IMG_6258.JPG</text:p>
          </table:table-cell>
        </table:table-row>
        <table:table-row table:style-name="ro1">
          <table:table-cell office:value-type="string" calcext:value-type="string">
            <text:p>IMG_6315.JPG</text:p>
          </table:table-cell>
        </table:table-row>
        <table:table-row table:style-name="ro1">
          <table:table-cell office:value-type="string" calcext:value-type="string">
            <text:p>IMG_6343.JPG</text:p>
          </table:table-cell>
        </table:table-row>
        <table:table-row table:style-name="ro1">
          <table:table-cell office:value-type="string" calcext:value-type="string">
            <text:p>DSC09622.JPG</text:p>
          </table:table-cell>
        </table:table-row>
        <table:table-row table:style-name="ro1">
          <table:table-cell office:value-type="string" calcext:value-type="string">
            <text:p>DSC09633.JPG</text:p>
          </table:table-cell>
        </table:table-row>
        <table:table-row table:style-name="ro1">
          <table:table-cell office:value-type="string" calcext:value-type="string">
            <text:p>DSC09638.JPG</text:p>
          </table:table-cell>
        </table:table-row>
        <table:table-row table:style-name="ro1">
          <table:table-cell office:value-type="string" calcext:value-type="string">
            <text:p>DSC09646.JPG</text:p>
          </table:table-cell>
        </table:table-row>
        <table:table-row table:style-name="ro1">
          <table:table-cell office:value-type="string" calcext:value-type="string">
            <text:p>IMG_6449.JPG</text:p>
          </table:table-cell>
        </table:table-row>
        <table:table-row table:style-name="ro1">
          <table:table-cell office:value-type="string" calcext:value-type="string">
            <text:p>IMG_6385.JPG</text:p>
          </table:table-cell>
        </table:table-row>
        <table:table-row table:style-name="ro1">
          <table:table-cell office:value-type="string" calcext:value-type="string">
            <text:p>DSC09652.JPG</text:p>
          </table:table-cell>
        </table:table-row>
        <table:table-row table:style-name="ro1">
          <table:table-cell office:value-type="string" calcext:value-type="string">
            <text:p>DSC09656.JPG</text:p>
          </table:table-cell>
        </table:table-row>
        <table:table-row table:style-name="ro1">
          <table:table-cell office:value-type="string" calcext:value-type="string">
            <text:p>IMG_6524.JPG</text:p>
          </table:table-cell>
        </table:table-row>
        <table:table-row table:style-name="ro1">
          <table:table-cell office:value-type="string" calcext:value-type="string">
            <text:p>IMG_6537.JPG</text:p>
          </table:table-cell>
        </table:table-row>
        <table:table-row table:style-name="ro1">
          <table:table-cell office:value-type="string" calcext:value-type="string">
            <text:p>IMG_6545.JPG</text:p>
          </table:table-cell>
        </table:table-row>
        <table:table-row table:style-name="ro1">
          <table:table-cell office:value-type="string" calcext:value-type="string">
            <text:p>IMG_6580.JPG</text:p>
          </table:table-cell>
        </table:table-row>
        <table:table-row table:style-name="ro1">
          <table:table-cell office:value-type="string" calcext:value-type="string">
            <text:p>DSC00011.JPG</text:p>
          </table:table-cell>
        </table:table-row>
        <table:table-row table:style-name="ro1">
          <table:table-cell office:value-type="string" calcext:value-type="string">
            <text:p>IMG_6702.JPG</text:p>
          </table:table-cell>
        </table:table-row>
        <table:table-row table:style-name="ro1">
          <table:table-cell office:value-type="string" calcext:value-type="string">
            <text:p>IMG_6709.JPG</text:p>
          </table:table-cell>
        </table:table-row>
        <table:table-row table:style-name="ro1">
          <table:table-cell office:value-type="string" calcext:value-type="string">
            <text:p>IMG_6575.JPG</text:p>
          </table:table-cell>
        </table:table-row>
        <table:table-row table:style-name="ro1">
          <table:table-cell office:value-type="string" calcext:value-type="string">
            <text:p>DSC00087.JPG</text:p>
          </table:table-cell>
        </table:table-row>
        <table:table-row table:style-name="ro1">
          <table:table-cell office:value-type="string" calcext:value-type="string">
            <text:p>IMG_6907.JPG</text:p>
          </table:table-cell>
        </table:table-row>
        <table:table-row table:style-name="ro1">
          <table:table-cell office:value-type="string" calcext:value-type="string">
            <text:p>IMG_6535.JPG</text:p>
          </table:table-cell>
        </table:table-row>
        <table:table-row table:style-name="ro1">
          <table:table-cell office:value-type="string" calcext:value-type="string">
            <text:p>IMG_6478.JPG</text:p>
          </table:table-cell>
        </table:table-row>
        <table:table-row table:style-name="ro1">
          <table:table-cell office:value-type="string" calcext:value-type="string">
            <text:p>DSC00065.JPG</text:p>
          </table:table-cell>
        </table:table-row>
        <table:table-row table:style-name="ro1">
          <table:table-cell office:value-type="string" calcext:value-type="string">
            <text:p>IMG_7173.JPG</text:p>
          </table:table-cell>
        </table:table-row>
        <table:table-row table:style-name="ro1">
          <table:table-cell office:value-type="string" calcext:value-type="string">
            <text:p>IMG_6957.JPG</text:p>
          </table:table-cell>
        </table:table-row>
        <table:table-row table:style-name="ro1">
          <table:table-cell office:value-type="string" calcext:value-type="string">
            <text:p>DSC00167.JPG</text:p>
          </table:table-cell>
        </table:table-row>
        <table:table-row table:style-name="ro1">
          <table:table-cell office:value-type="string" calcext:value-type="string">
            <text:p>IMG_6931.JPG</text:p>
          </table:table-cell>
        </table:table-row>
        <table:table-row table:style-name="ro1">
          <table:table-cell office:value-type="string" calcext:value-type="string">
            <text:p>DSC00175.JPG</text:p>
          </table:table-cell>
        </table:table-row>
        <table:table-row table:style-name="ro1">
          <table:table-cell office:value-type="string" calcext:value-type="string">
            <text:p>DSC00465.JPG</text:p>
          </table:table-cell>
        </table:table-row>
        <table:table-row table:style-name="ro1">
          <table:table-cell office:value-type="string" calcext:value-type="string">
            <text:p>DSC00432.JPG</text:p>
          </table:table-cell>
        </table:table-row>
        <table:table-row table:style-name="ro1">
          <table:table-cell office:value-type="string" calcext:value-type="string">
            <text:p>DSC00433.JPG</text:p>
          </table:table-cell>
        </table:table-row>
        <table:table-row table:style-name="ro1">
          <table:table-cell office:value-type="string" calcext:value-type="string">
            <text:p>IMG_7740.JPG</text:p>
          </table:table-cell>
        </table:table-row>
        <table:table-row table:style-name="ro1">
          <table:table-cell office:value-type="string" calcext:value-type="string">
            <text:p>IMG_7767.JPG</text:p>
          </table:table-cell>
        </table:table-row>
        <table:table-row table:style-name="ro1">
          <table:table-cell office:value-type="string" calcext:value-type="string">
            <text:p>IMG_7729.JPG</text:p>
          </table:table-cell>
        </table:table-row>
        <table:table-row table:style-name="ro1">
          <table:table-cell office:value-type="string" calcext:value-type="string">
            <text:p>IMG_7796.JPG</text:p>
          </table:table-cell>
        </table:table-row>
        <table:table-row table:style-name="ro1">
          <table:table-cell office:value-type="string" calcext:value-type="string">
            <text:p>IMG_7990.JPG</text:p>
          </table:table-cell>
        </table:table-row>
        <table:table-row table:style-name="ro1">
          <table:table-cell office:value-type="string" calcext:value-type="string">
            <text:p>IMG_8119.JPG</text:p>
          </table:table-cell>
        </table:table-row>
        <table:table-row table:style-name="ro1">
          <table:table-cell office:value-type="string" calcext:value-type="string">
            <text:p>IMG_8198.JPG</text:p>
          </table:table-cell>
        </table:table-row>
        <table:table-row table:style-name="ro1">
          <table:table-cell office:value-type="string" calcext:value-type="string">
            <text:p>DSC00449.JPG</text:p>
          </table:table-cell>
        </table:table-row>
        <table:table-row table:style-name="ro1">
          <table:table-cell office:value-type="string" calcext:value-type="string">
            <text:p>DSC00640.JPG</text:p>
          </table:table-cell>
        </table:table-row>
        <table:table-row table:style-name="ro1">
          <table:table-cell office:value-type="string" calcext:value-type="string">
            <text:p>DSC00645.JPG</text:p>
          </table:table-cell>
        </table:table-row>
        <table:table-row table:style-name="ro1">
          <table:table-cell office:value-type="string" calcext:value-type="string">
            <text:p>IMG_8889.JPG</text:p>
          </table:table-cell>
        </table:table-row>
        <table:table-row table:style-name="ro1">
          <table:table-cell office:value-type="string" calcext:value-type="string">
            <text:p>DSCF0447.JPG</text:p>
          </table:table-cell>
        </table:table-row>
        <table:table-row table:style-name="ro1">
          <table:table-cell office:value-type="string" calcext:value-type="string">
            <text:p>DSC00541.JPG</text:p>
          </table:table-cell>
        </table:table-row>
        <table:table-row table:style-name="ro1">
          <table:table-cell office:value-type="string" calcext:value-type="string">
            <text:p>IMG_8428.JPG</text:p>
          </table:table-cell>
        </table:table-row>
        <table:table-row table:style-name="ro1">
          <table:table-cell office:value-type="string" calcext:value-type="string">
            <text:p>IMG_8550.JPG</text:p>
          </table:table-cell>
        </table:table-row>
        <table:table-row table:style-name="ro1">
          <table:table-cell office:value-type="string" calcext:value-type="string">
            <text:p>IMG_8835.JPG</text:p>
          </table:table-cell>
        </table:table-row>
        <table:table-row table:style-name="ro1">
          <table:table-cell office:value-type="string" calcext:value-type="string">
            <text:p>DSC00646.JPG</text:p>
          </table:table-cell>
        </table:table-row>
        <table:table-row table:style-name="ro1">
          <table:table-cell office:value-type="string" calcext:value-type="string">
            <text:p>IMG_8959.JPG</text:p>
          </table:table-cell>
        </table:table-row>
        <table:table-row table:style-name="ro1">
          <table:table-cell office:value-type="string" calcext:value-type="string">
            <text:p>IMG_8976.JPG</text:p>
          </table:table-cell>
        </table:table-row>
        <table:table-row table:style-name="ro1">
          <table:table-cell office:value-type="string" calcext:value-type="string">
            <text:p>IMG_9046.JPG</text:p>
          </table:table-cell>
        </table:table-row>
        <table:table-row table:style-name="ro1">
          <table:table-cell office:value-type="string" calcext:value-type="string">
            <text:p>IMG_9887.JPG</text:p>
          </table:table-cell>
        </table:table-row>
        <table:table-row table:style-name="ro1">
          <table:table-cell office:value-type="string" calcext:value-type="string">
            <text:p>IMG_0632.JPG</text:p>
          </table:table-cell>
        </table:table-row>
        <table:table-row table:style-name="ro1">
          <table:table-cell office:value-type="string" calcext:value-type="string">
            <text:p>IMG_0791.JPG</text:p>
          </table:table-cell>
        </table:table-row>
        <table:table-row table:style-name="ro1">
          <table:table-cell office:value-type="string" calcext:value-type="string">
            <text:p>IMG_0959.JPG</text:p>
          </table:table-cell>
        </table:table-row>
        <table:table-row table:style-name="ro1">
          <table:table-cell office:value-type="string" calcext:value-type="string">
            <text:p>DSC00718.JPG</text:p>
          </table:table-cell>
        </table:table-row>
        <table:table-row table:style-name="ro1">
          <table:table-cell office:value-type="string" calcext:value-type="string">
            <text:p>IMG_1016.JPG</text:p>
          </table:table-cell>
        </table:table-row>
        <table:table-row table:style-name="ro1">
          <table:table-cell office:value-type="string" calcext:value-type="string">
            <text:p>IMG_1004.JPG</text:p>
          </table:table-cell>
        </table:table-row>
        <table:table-row table:style-name="ro1">
          <table:table-cell office:value-type="string" calcext:value-type="string">
            <text:p>IMG_1034.JPG</text:p>
          </table:table-cell>
        </table:table-row>
        <table:table-row table:style-name="ro1">
          <table:table-cell office:value-type="string" calcext:value-type="string">
            <text:p>IMG_1053.JPG</text:p>
          </table:table-cell>
        </table:table-row>
        <table:table-row table:style-name="ro1">
          <table:table-cell office:value-type="string" calcext:value-type="string">
            <text:p>IMG_1114.JPG</text:p>
          </table:table-cell>
        </table:table-row>
        <table:table-row table:style-name="ro1">
          <table:table-cell office:value-type="string" calcext:value-type="string">
            <text:p>IMG_1271.JPG</text:p>
          </table:table-cell>
        </table:table-row>
        <table:table-row table:style-name="ro1">
          <table:table-cell office:value-type="string" calcext:value-type="string">
            <text:p>IMG_1304.JPG</text:p>
          </table:table-cell>
        </table:table-row>
        <table:table-row table:style-name="ro1">
          <table:table-cell office:value-type="string" calcext:value-type="string">
            <text:p>DSC00216.JPG</text:p>
          </table:table-cell>
        </table:table-row>
        <table:table-row table:style-name="ro1">
          <table:table-cell office:value-type="string" calcext:value-type="string">
            <text:p>TranviaHDR.jpg</text:p>
          </table:table-cell>
        </table:table-row>
        <table:table-row table:style-name="ro1">
          <table:table-cell office:value-type="string" calcext:value-type="string">
            <text:p>img_2024.jpg</text:p>
          </table:table-cell>
        </table:table-row>
        <table:table-row table:style-name="ro1">
          <table:table-cell office:value-type="string" calcext:value-type="string">
            <text:p>salon.jpg</text:p>
          </table:table-cell>
        </table:table-row>
        <table:table-row table:style-name="ro1">
          <table:table-cell office:value-type="string" calcext:value-type="string">
            <text:p>DSC00776.JPG</text:p>
          </table:table-cell>
        </table:table-row>
        <table:table-row table:style-name="ro1">
          <table:table-cell office:value-type="string" calcext:value-type="string">
            <text:p>IMG_2509.jpg</text:p>
          </table:table-cell>
        </table:table-row>
        <table:table-row table:style-name="ro1">
          <table:table-cell office:value-type="string" calcext:value-type="string">
            <text:p>IMG_2507.jpg</text:p>
          </table:table-cell>
        </table:table-row>
        <table:table-row table:style-name="ro1">
          <table:table-cell office:value-type="string" calcext:value-type="string">
            <text:p>IMG_2518.jpg</text:p>
          </table:table-cell>
        </table:table-row>
        <table:table-row table:style-name="ro1">
          <table:table-cell office:value-type="string" calcext:value-type="string">
            <text:p>IMG_2545.jpg</text:p>
          </table:table-cell>
        </table:table-row>
      </table:table>
      <table:named-expressions/>
      <table:database-ranges>
        <table:database-range table:name="__Anonymous_Sheet_DB__0" table:target-range-address="Sheet1.A1:Sheet1.C210" table:display-filter-buttons="true" table:orientation="column">
          <table:filter>
            <table:filter-and>
              <table:filter-condition table:field-number="2" table:value="http://lh3.ggpht.com/" table:operator="=">
                <table:filter-set-item table:value="http://lh3.ggpht.com/"/>
                <table:filter-set-item table:value="http://lh4.ggpht.com/"/>
                <table:filter-set-item table:value="http://lh5.ggpht.com/"/>
                <table:filter-set-item table:value="http://lh6.ggpht.com/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3:09:45.551940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8:44:28.708398186</meta:creation-date>
    <meta:editing-duration>PT30M40S</meta:editing-duration>
    <meta:editing-cycles>3</meta:editing-cycles>
    <meta:generator>LibreOffice/6.0.7.3$Linux_X86_64 LibreOffice_project/00m0$Build-3</meta:generator>
    <dc:date>2021-05-31T01:32:10.348247252</dc:date>
    <meta:document-statistic meta:table-count="2" meta:cell-count="2100" meta:object-count="0"/>
  </office:meta>
</office:document-meta>
</file>